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eeeeee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-bottom="none" fo:background-color="#eeeeee" fo:border-left="1.56pt double #000000" style:border-line-width-left="0.026cm 0.026cm 0.002cm" fo:border-right="none" fo:border-top="none"/>
    </style:style>
    <style:style style:name="ce5" style:family="table-cell" style:parent-style-name="Default">
      <style:table-cell-properties fo:border-bottom="1.56pt double #000000" style:border-line-width-bottom="0.026cm 0.026cm 0.002cm" fo:background-color="#eeeeee" fo:border-left="1.56pt double #000000" style:border-line-width-left="0.026cm 0.026cm 0.002cm" fo:border-right="none" fo:border-top="none"/>
    </style:style>
    <style:style style:name="ce6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#eeeeee" fo:border-left="none" fo:border-right="none" fo:border-top="1.56pt double #000000" style:border-line-width-top="0.026cm 0.026cm 0.002cm"/>
    </style:style>
    <style:style style:name="ce8" style:family="table-cell" style:parent-style-name="Default">
      <style:table-cell-properties fo:border-bottom="1.56pt double #000000" style:border-line-width-bottom="0.026cm 0.026cm 0.002cm" fo:background-color="#eeeeee" fo:border-left="none" fo:border-right="none" fo:border-top="none"/>
    </style:style>
    <style:style style:name="ce9" style:family="table-cell" style:parent-style-name="Default" style:data-style-name="N39">
      <style:table-cell-properties fo:background-color="#eeeeee"/>
    </style:style>
    <style:style style:name="ce10" style:family="table-cell" style:parent-style-name="Default" style:data-style-name="N39">
      <style:table-cell-properties fo:border-bottom="none" fo:background-color="#eeeeee" fo:border-left="none" fo:border-right="none" fo:border-top="0.06pt solid #000000"/>
    </style:style>
    <style:style style:name="ce11" style:family="table-cell" style:parent-style-name="Default" style:data-style-name="N39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9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/>
    </style:style>
    <style:style style:name="ce13" style:family="table-cell" style:parent-style-name="Default" style:data-style-name="N39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/>
    </style:style>
    <style:style style:name="ce14" style:family="table-cell" style:parent-style-name="Default" style:data-style-name="N39">
      <style:table-cell-properties fo:border-bottom="none" fo:background-color="#ffcccc" style:text-align-source="fix" style:repeat-content="false" fo:border-left="0.06pt solid #000000" fo:border-right="none" fo:border-top="none"/>
      <style:paragraph-properties fo:text-align="center"/>
    </style:style>
    <style:style style:name="ce15" style:family="table-cell" style:parent-style-name="Default" style:data-style-name="N39">
      <style:table-cell-properties fo:border-bottom="0.06pt solid #000000" fo:background-color="#ffcccc" style:text-align-source="fix" style:repeat-content="false" fo:border-left="0.06pt solid #000000" fo:border-right="none" fo:border-top="none"/>
      <style:paragraph-properties fo:text-align="center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/>
    </style:style>
    <style:style style:name="ce19" style:family="table-cell" style:parent-style-name="Default">
      <style:table-cell-properties fo:background-color="#ffcccc" style:text-align-source="fix" style:repeat-content="false"/>
      <style:paragraph-properties fo:text-align="center"/>
    </style:style>
    <style:style style:name="ce20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4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5" style:family="table-cell" style:parent-style-name="Default">
      <style:table-cell-properties fo:border-bottom="0.06pt solid #000000" fo:background-color="#ffcccc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style:vertical-align="automatic"/>
      <style:paragraph-properties fo:text-align="center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automatic"/>
      <style:paragraph-properties fo:text-align="center"/>
    </style:style>
    <style:style style:name="ce29" style:family="table-cell" style:parent-style-name="Default">
      <style:table-cell-properties fo:background-color="#ffcccc" style:text-align-source="fix" style:repeat-content="false" style:vertical-align="automatic"/>
      <style:paragraph-properties fo:text-align="center"/>
    </style:style>
    <style:style style:name="ce30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 style:vertical-align="automatic"/>
      <style:paragraph-properties fo:text-align="center"/>
    </style:style>
    <style:style style:name="ce31" style:family="table-cell" style:parent-style-name="Default">
      <style:table-cell-properties fo:background-color="#eeeeee" style:text-align-source="fix" style:repeat-content="false" style:vertical-align="automatic"/>
      <style:paragraph-properties fo:text-align="center"/>
    </style:style>
    <style:style style:name="ce32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5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6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7" style:family="table-cell" style:parent-style-name="Default">
      <style:table-cell-properties fo:border-bottom="0.06pt solid #000000" fo:background-color="#ffcccc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/>
    </style:style>
    <style:style style:name="ce4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</style:style>
    <style:style style:name="ce44" style:family="table-cell" style:parent-style-name="Default">
      <style:table-cell-properties fo:border-bottom="none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49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52" style:family="table-cell" style:parent-style-name="Default" style:data-style-name="N10">
      <style:table-cell-properties fo:background-color="#eeeeee"/>
    </style:style>
    <style:style style:name="ce53" style:family="table-cell" style:parent-style-name="Default" style:data-style-name="N10">
      <style:table-cell-properties fo:border-bottom="0.06pt solid #000000" fo:background-color="#eeeeee" fo:border-left="none" fo:border-right="none" fo:border-top="none"/>
    </style:style>
    <style:style style:name="ce54" style:family="table-cell" style:parent-style-name="Default" style:data-style-name="N84">
      <style:table-cell-properties fo:border-bottom="none" fo:background-color="#eeeeee" fo:border-left="none" fo:border-right="0.06pt solid #000000" fo:border-top="none"/>
    </style:style>
    <style:style style:name="ce55" style:family="table-cell" style:parent-style-name="Default" style:data-style-name="N84">
      <style:table-cell-properties fo:border-bottom="0.06pt solid #000000" fo:background-color="#eeeeee" fo:border-left="none" fo:border-right="0.06pt solid #000000" fo:border-top="none"/>
    </style:style>
    <style:style style:name="ce56" style:family="table-cell" style:parent-style-name="Default" style:data-style-name="N111">
      <style:table-cell-properties fo:background-color="#eeeeee" style:text-align-source="fix" style:repeat-content="false"/>
      <style:paragraph-properties fo:text-align="center"/>
    </style:style>
    <style:style style:name="ce57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visibility="collapse" table:default-cell-style-name="ce1"/>
        <table:table-column table:style-name="co4" table:default-cell-style-name="ce9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6" table:default-cell-style-name="ce1"/>
        <table:table-column table:style-name="co3" table:number-columns-repeated="1009" table:default-cell-style-name="ce1"/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table:style-name="ce2"/>
          <table:table-cell table:style-name="ce6"/>
          <table:table-cell table:style-name="ce10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F2]+1" office:value-type="float" office:value="2" calcext:value-type="float">
            <text:p>2</text:p>
          </table:table-cell>
          <table:table-cell table:style-name="ce6" table:formula="of:=[.G2]+1" office:value-type="float" office:value="3" calcext:value-type="float">
            <text:p>3</text:p>
          </table:table-cell>
          <table:table-cell table:style-name="ce6" table:formula="of:=[.H2]+1" office:value-type="float" office:value="4" calcext:value-type="float">
            <text:p>4</text:p>
          </table:table-cell>
          <table:table-cell table:style-name="ce6" table:formula="of:=[.I2]+1" office:value-type="float" office:value="5" calcext:value-type="float">
            <text:p>5</text:p>
          </table:table-cell>
          <table:table-cell table:style-name="ce32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ycle</text:p>
          </table:table-cell>
          <table:table-cell table:style-name="ce7" office:value-type="string" calcext:value-type="string">
            <text:p>Week</text:p>
          </table:table-cell>
          <table:table-cell table:style-name="ce11" office:value-type="string" calcext:value-type="string">
            <text:p>Date</text:p>
          </table:table-cell>
          <table:table-cell table:style-name="ce16" office:value-type="string" calcext:value-type="string">
            <text:p>Session</text:p>
          </table:table-cell>
          <table:table-cell table:style-name="ce21" table:formula="of:=[.O18]" office:value-type="string" office:string-value="Squat" calcext:value-type="string">
            <text:p>Squat</text:p>
          </table:table-cell>
          <table:table-cell table:style-name="ce26" table:formula="of:=[.P18]" office:value-type="string" office:string-value="Bench" calcext:value-type="string">
            <text:p>Bench</text:p>
          </table:table-cell>
          <table:table-cell table:style-name="ce26" table:formula="of:=[.Q18]" office:value-type="string" office:string-value="Deadlift" calcext:value-type="string">
            <text:p>Deadlift</text:p>
          </table:table-cell>
          <table:table-cell table:style-name="ce26" table:formula="of:=[.R18]" office:value-type="string" office:string-value="Clean" calcext:value-type="string">
            <text:p>Clean</text:p>
          </table:table-cell>
          <table:table-cell table:style-name="ce26" table:formula="of:=[.S18]" office:value-type="string" office:string-value="Overhead" calcext:value-type="string">
            <text:p>Overhead</text:p>
          </table:table-cell>
          <table:table-cell table:style-name="ce33" office:value-type="string" calcext:value-type="string">
            <text:p>Assistance</text:p>
          </table:table-cell>
          <table:table-cell/>
          <table:table-cell table:style-name="ce38" office:value-type="string" calcext:value-type="string">
            <text:p>Lifts</text:p>
          </table:table-cell>
          <table:table-cell table:style-name="ce44" office:value-type="string" calcext:value-type="string">
            <text:p>100 KG</text:p>
          </table:table-cell>
          <table:table-cell table:style-name="ce49" office:value-type="string" calcext:value-type="string">
            <text:p>1110 KG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5-07-04" calcext:value-type="date">
            <text:p>4 Jul 15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IF(OR([.$E4]=1;[.$E4]=3);CONCATENATE(TEXT(ROUND(VLOOKUP([.$B4];Dated1RM; [.F$2]+1)*VLOOKUP([.$C4];PercentageAndReps;3)/2.5)*2.5; &quot;0.0&quot;);  &quot; x &quot;; TEXT(VLOOKUP([.$C4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4]=1;[.$E4]=3);CONCATENATE(TEXT(ROUND(VLOOKUP([.$B4];Dated1RM; [.G$2]+1)*VLOOKUP([.$C4];PercentageAndReps;3)/2.5)*2.5; &quot;0.0&quot;);  &quot; x &quot;; TEXT(VLOOKUP([.$C4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[.$E4]=2;CONCATENATE(TEXT(ROUND(VLOOKUP([.$B4];Dated1RM; [.H$2]+1)*VLOOKUP([.$C4];PercentageAndReps;3)/2.5)*2.5; &quot;0.0&quot;);  &quot; x &quot;; TEXT(VLOOKUP([.$C4];PercentageAndReps;4); &quot;0&quot;));&quot;&quot;)">
            <text:p/>
          </table:table-cell>
          <table:table-cell table:style-name="ce27" table:formula="of:=IF(OR([.$E4]=1;[.$E4]=2);CONCATENATE(TEXT(ROUND(VLOOKUP([.$B4];Dated1RM; [.I$2]+1)*VLOOKUP([.$C4];PercentageAndReps;3)/2.5)*2.5; &quot;0.0&quot;);  &quot; x &quot;; TEXT(VLOOKUP([.$C4];PercentageAndReps;4); &quot;0&quot;));&quot;&quot;)" office:value-type="string" office:string-value="37.5 x 5" calcext:value-type="string">
            <text:p>37.5 x 5</text:p>
          </table:table-cell>
          <table:table-cell table:style-name="ce27" table:formula="of:=IF(OR([.$E4]=2;[.$E4]=3);CONCATENATE(TEXT(ROUND(VLOOKUP([.$B4];Dated1RM; [.J$2]+1)*VLOOKUP([.$C4];PercentageAndReps;3)/2.5)*2.5; &quot;0.0&quot;);  &quot; x &quot;; TEXT(VLOOKUP([.$C4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39"/>
          <table:table-cell/>
          <table:table-cell table:style-name="ce50"/>
          <table:table-cell table:number-columns-repeated="1009"/>
        </table:table-row>
        <table:table-row table:style-name="ro1">
          <table:table-cell/>
          <table:table-cell table:style-name="ce4" table:formula="of:=IF(AND([.C4]=4; [.E4]=3); [.B4]+1; [.B4])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style-name="ce12"/>
          <table:table-cell table:style-name="ce17" table:formula="of:=IF([.E4]=3; 1; [.E4]+1)" office:value-type="float" office:value="2" calcext:value-type="float">
            <text:p>2</text:p>
          </table:table-cell>
          <table:table-cell table:style-name="ce22" table:formula="of:=IF(OR([.$E5]=1;[.$E5]=3);CONCATENATE(TEXT(ROUND(VLOOKUP([.$B5];Dated1RM; [.F$2]+1)*VLOOKUP([.$C5];PercentageAndReps;3)/2.5)*2.5; &quot;0.0&quot;);  &quot; x &quot;; TEXT(VLOOKUP([.$C5];PercentageAndReps;4); &quot;0&quot;));&quot;&quot;)">
            <text:p/>
          </table:table-cell>
          <table:table-cell table:style-name="ce27" table:formula="of:=IF(OR([.$E5]=1;[.$E5]=3);CONCATENATE(TEXT(ROUND(VLOOKUP([.$B5];Dated1RM; [.G$2]+1)*VLOOKUP([.$C5];PercentageAndReps;3)/2.5)*2.5; &quot;0.0&quot;);  &quot; x &quot;; TEXT(VLOOKUP([.$C5];PercentageAndReps;4); &quot;0&quot;));&quot;&quot;)">
            <text:p/>
          </table:table-cell>
          <table:table-cell table:style-name="ce27" table:formula="of:=IF([.$E5]=2;CONCATENATE(TEXT(ROUND(VLOOKUP([.$B5];Dated1RM; [.H$2]+1)*VLOOKUP([.$C5];PercentageAndReps;3)/2.5)*2.5; &quot;0.0&quot;);  &quot; x &quot;; TEXT(VLOOKUP([.$C5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OR([.$E5]=1;[.$E5]=2);CONCATENATE(TEXT(ROUND(VLOOKUP([.$B5];Dated1RM; [.I$2]+1)*VLOOKUP([.$C5];PercentageAndReps;3)/2.5)*2.5; &quot;0.0&quot;);  &quot; x &quot;; TEXT(VLOOKUP([.$C5];PercentageAndReps;4); &quot;0&quot;));&quot;&quot;)" office:value-type="string" office:string-value="37.5 x 5" calcext:value-type="string">
            <text:p>37.5 x 5</text:p>
          </table:table-cell>
          <table:table-cell table:style-name="ce27" table:formula="of:=IF(OR([.$E5]=2;[.$E5]=3);CONCATENATE(TEXT(ROUND(VLOOKUP([.$B5];Dated1RM; [.J$2]+1)*VLOOKUP([.$C5];PercentageAndReps;3)/2.5)*2.5; &quot;0.0&quot;);  &quot; x &quot;; TEXT(VLOOKUP([.$C5];PercentageAndReps;4); &quot;0&quot;));&quot;&quot;)" office:value-type="string" office:string-value="30.0 x 5" calcext:value-type="string">
            <text:p>30.0 x 5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39" office:value-type="string" calcext:value-type="string">
            <text:p>Squat</text:p>
          </table:table-cell>
          <table:table-cell office:value-type="float" office:value="165" calcext:value-type="float">
            <text:p>165</text:p>
          </table:table-cell>
          <table:table-cell table:style-name="ce50"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5]=4; [.E5]=3); [.B5]+1; [.B5])" office:value-type="float" office:value="1" calcext:value-type="float">
            <text:p>1</text:p>
          </table:table-cell>
          <table:table-cell table:formula="of:=[.C5]" office:value-type="float" office:value="1" calcext:value-type="float">
            <text:p>1</text:p>
          </table:table-cell>
          <table:table-cell table:style-name="ce12"/>
          <table:table-cell table:style-name="ce17" table:formula="of:=IF([.E5]=3; 1; [.E5]+1)" office:value-type="float" office:value="3" calcext:value-type="float">
            <text:p>3</text:p>
          </table:table-cell>
          <table:table-cell table:style-name="ce22" table:formula="of:=IF(OR([.$E6]=1;[.$E6]=3);CONCATENATE(TEXT(ROUND(VLOOKUP([.$B6];Dated1RM; [.F$2]+1)*VLOOKUP([.$C6];PercentageAndReps;3)/2.5)*2.5; &quot;0.0&quot;);  &quot; x &quot;; TEXT(VLOOKUP([.$C6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6]=1;[.$E6]=3);CONCATENATE(TEXT(ROUND(VLOOKUP([.$B6];Dated1RM; [.G$2]+1)*VLOOKUP([.$C6];PercentageAndReps;3)/2.5)*2.5; &quot;0.0&quot;);  &quot; x &quot;; TEXT(VLOOKUP([.$C6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[.$E6]=2;CONCATENATE(TEXT(ROUND(VLOOKUP([.$B6];Dated1RM; [.H$2]+1)*VLOOKUP([.$C6];PercentageAndReps;3)/2.5)*2.5; &quot;0.0&quot;);  &quot; x &quot;; TEXT(VLOOKUP([.$C6];PercentageAndReps;4); &quot;0&quot;));&quot;&quot;)">
            <text:p/>
          </table:table-cell>
          <table:table-cell table:style-name="ce27" table:formula="of:=IF(OR([.$E6]=1;[.$E6]=2);CONCATENATE(TEXT(ROUND(VLOOKUP([.$B6];Dated1RM; [.I$2]+1)*VLOOKUP([.$C6];PercentageAndReps;3)/2.5)*2.5; &quot;0.0&quot;);  &quot; x &quot;; TEXT(VLOOKUP([.$C6];PercentageAndReps;4); &quot;0&quot;));&quot;&quot;)">
            <text:p/>
          </table:table-cell>
          <table:table-cell table:style-name="ce27" table:formula="of:=IF(OR([.$E6]=2;[.$E6]=3);CONCATENATE(TEXT(ROUND(VLOOKUP([.$B6];Dated1RM; [.J$2]+1)*VLOOKUP([.$C6];PercentageAndReps;3)/2.5)*2.5; &quot;0.0&quot;);  &quot; x &quot;; TEXT(VLOOKUP([.$C6];PercentageAndReps;4); &quot;0&quot;));&quot;&quot;)" office:value-type="string" office:string-value="30.0 x 5" calcext:value-type="string">
            <text:p>30.0 x 5</text:p>
          </table:table-cell>
          <table:table-cell table:style-name="ce34" office:value-type="string" calcext:value-type="string">
            <text:p>K, S</text:p>
          </table:table-cell>
          <table:table-cell/>
          <table:table-cell table:style-name="ce39" office:value-type="string" calcext:value-type="string">
            <text:p>Bench</text:p>
          </table:table-cell>
          <table:table-cell office:value-type="float" office:value="115" calcext:value-type="float">
            <text:p>115</text:p>
          </table:table-cell>
          <table:table-cell table:style-name="ce5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6]=4; [.E6]=3); [.B6]+1; [.B6])" office:value-type="float" office:value="1" calcext:value-type="float">
            <text:p>1</text:p>
          </table:table-cell>
          <table:table-cell table:formula="of:=IF([.E6]=3; IF([.C6] = 4; 1; [.C6]+1); [.C6])" office:value-type="float" office:value="2" calcext:value-type="float">
            <text:p>2</text:p>
          </table:table-cell>
          <table:table-cell table:style-name="ce12" table:formula="of:=[.D4]+7" office:value-type="date" office:date-value="2015-07-11" calcext:value-type="date">
            <text:p>11 Jul 15</text:p>
          </table:table-cell>
          <table:table-cell table:style-name="ce17" table:formula="of:=IF([.E6]=3; 1; [.E6]+1)" office:value-type="float" office:value="1" calcext:value-type="float">
            <text:p>1</text:p>
          </table:table-cell>
          <table:table-cell table:style-name="ce22" table:formula="of:=IF(OR([.$E7]=1;[.$E7]=3);CONCATENATE(TEXT(ROUND(VLOOKUP([.$B7];Dated1RM; [.F$2]+1)*VLOOKUP([.$C7];PercentageAndReps;3)/2.5)*2.5; &quot;0.0&quot;);  &quot; x &quot;; TEXT(VLOOKUP([.$C7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7]=1;[.$E7]=3);CONCATENATE(TEXT(ROUND(VLOOKUP([.$B7];Dated1RM; [.G$2]+1)*VLOOKUP([.$C7];PercentageAndReps;3)/2.5)*2.5; &quot;0.0&quot;);  &quot; x &quot;; TEXT(VLOOKUP([.$C7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[.$E7]=2;CONCATENATE(TEXT(ROUND(VLOOKUP([.$B7];Dated1RM; [.H$2]+1)*VLOOKUP([.$C7];PercentageAndReps;3)/2.5)*2.5; &quot;0.0&quot;);  &quot; x &quot;; TEXT(VLOOKUP([.$C7];PercentageAndReps;4); &quot;0&quot;));&quot;&quot;)">
            <text:p/>
          </table:table-cell>
          <table:table-cell table:style-name="ce27" table:formula="of:=IF(OR([.$E7]=1;[.$E7]=2);CONCATENATE(TEXT(ROUND(VLOOKUP([.$B7];Dated1RM; [.I$2]+1)*VLOOKUP([.$C7];PercentageAndReps;3)/2.5)*2.5; &quot;0.0&quot;);  &quot; x &quot;; TEXT(VLOOKUP([.$C7];PercentageAndReps;4); &quot;0&quot;));&quot;&quot;)" office:value-type="string" office:string-value="45.0 x 2" calcext:value-type="string">
            <text:p>45.0 x 2</text:p>
          </table:table-cell>
          <table:table-cell table:style-name="ce27" table:formula="of:=IF(OR([.$E7]=2;[.$E7]=3);CONCATENATE(TEXT(ROUND(VLOOKUP([.$B7];Dated1RM; [.J$2]+1)*VLOOKUP([.$C7];PercentageAndReps;3)/2.5)*2.5; &quot;0.0&quot;);  &quot; x &quot;; TEXT(VLOOKUP([.$C7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39" office:value-type="string" calcext:value-type="string">
            <text:p>Deadlift</text:p>
          </table:table-cell>
          <table:table-cell office:value-type="float" office:value="185" calcext:value-type="float">
            <text:p>185</text:p>
          </table:table-cell>
          <table:table-cell table:style-name="ce50" office:value-type="float" office:value="192.5" calcext:value-type="float">
            <text:p>192.5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7]=4; [.E7]=3); [.B7]+1; [.B7])" office:value-type="float" office:value="1" calcext:value-type="float">
            <text:p>1</text:p>
          </table:table-cell>
          <table:table-cell table:formula="of:=IF([.E7]=3; IF([.C7] = 4; 1; [.C7]+1); [.C7])" office:value-type="float" office:value="2" calcext:value-type="float">
            <text:p>2</text:p>
          </table:table-cell>
          <table:table-cell table:style-name="ce12"/>
          <table:table-cell table:style-name="ce17" table:formula="of:=IF([.E7]=3; 1; [.E7]+1)" office:value-type="float" office:value="2" calcext:value-type="float">
            <text:p>2</text:p>
          </table:table-cell>
          <table:table-cell table:style-name="ce22" table:formula="of:=IF(OR([.$E8]=1;[.$E8]=3);CONCATENATE(TEXT(ROUND(VLOOKUP([.$B8];Dated1RM; [.F$2]+1)*VLOOKUP([.$C8];PercentageAndReps;3)/2.5)*2.5; &quot;0.0&quot;);  &quot; x &quot;; TEXT(VLOOKUP([.$C8];PercentageAndReps;4); &quot;0&quot;));&quot;&quot;)">
            <text:p/>
          </table:table-cell>
          <table:table-cell table:style-name="ce27" table:formula="of:=IF(OR([.$E8]=1;[.$E8]=3);CONCATENATE(TEXT(ROUND(VLOOKUP([.$B8];Dated1RM; [.G$2]+1)*VLOOKUP([.$C8];PercentageAndReps;3)/2.5)*2.5; &quot;0.0&quot;);  &quot; x &quot;; TEXT(VLOOKUP([.$C8];PercentageAndReps;4); &quot;0&quot;));&quot;&quot;)">
            <text:p/>
          </table:table-cell>
          <table:table-cell table:style-name="ce27" table:formula="of:=IF([.$E8]=2;CONCATENATE(TEXT(ROUND(VLOOKUP([.$B8];Dated1RM; [.H$2]+1)*VLOOKUP([.$C8];PercentageAndReps;3)/2.5)*2.5; &quot;0.0&quot;);  &quot; x &quot;; TEXT(VLOOKUP([.$C8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OR([.$E8]=1;[.$E8]=2);CONCATENATE(TEXT(ROUND(VLOOKUP([.$B8];Dated1RM; [.I$2]+1)*VLOOKUP([.$C8];PercentageAndReps;3)/2.5)*2.5; &quot;0.0&quot;);  &quot; x &quot;; TEXT(VLOOKUP([.$C8];PercentageAndReps;4); &quot;0&quot;));&quot;&quot;)" office:value-type="string" office:string-value="45.0 x 2" calcext:value-type="string">
            <text:p>45.0 x 2</text:p>
          </table:table-cell>
          <table:table-cell table:style-name="ce27" table:formula="of:=IF(OR([.$E8]=2;[.$E8]=3);CONCATENATE(TEXT(ROUND(VLOOKUP([.$B8];Dated1RM; [.J$2]+1)*VLOOKUP([.$C8];PercentageAndReps;3)/2.5)*2.5; &quot;0.0&quot;);  &quot; x &quot;; TEXT(VLOOKUP([.$C8];PercentageAndReps;4); &quot;0&quot;));&quot;&quot;)" office:value-type="string" office:string-value="35.0 x 2" calcext:value-type="string">
            <text:p>35.0 x 2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39" office:value-type="string" calcext:value-type="string">
            <text:p>Net</text:p>
          </table:table-cell>
          <table:table-cell table:formula="of:=SUM([.N5:.N7])" office:value-type="float" office:value="465" calcext:value-type="float">
            <text:p>465</text:p>
          </table:table-cell>
          <table:table-cell table:style-name="ce50" table:formula="of:=SUM([.O5:.O7])" office:value-type="float" office:value="482.5" calcext:value-type="float">
            <text:p>482.5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8]=4; [.E8]=3); [.B8]+1; [.B8])" office:value-type="float" office:value="1" calcext:value-type="float">
            <text:p>1</text:p>
          </table:table-cell>
          <table:table-cell table:formula="of:=IF([.E8]=3; IF([.C8] = 4; 1; [.C8]+1); [.C8])" office:value-type="float" office:value="2" calcext:value-type="float">
            <text:p>2</text:p>
          </table:table-cell>
          <table:table-cell table:style-name="ce12"/>
          <table:table-cell table:style-name="ce17" table:formula="of:=IF([.E8]=3; 1; [.E8]+1)" office:value-type="float" office:value="3" calcext:value-type="float">
            <text:p>3</text:p>
          </table:table-cell>
          <table:table-cell table:style-name="ce22" table:formula="of:=IF(OR([.$E9]=1;[.$E9]=3);CONCATENATE(TEXT(ROUND(VLOOKUP([.$B9];Dated1RM; [.F$2]+1)*VLOOKUP([.$C9];PercentageAndReps;3)/2.5)*2.5; &quot;0.0&quot;);  &quot; x &quot;; TEXT(VLOOKUP([.$C9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9]=1;[.$E9]=3);CONCATENATE(TEXT(ROUND(VLOOKUP([.$B9];Dated1RM; [.G$2]+1)*VLOOKUP([.$C9];PercentageAndReps;3)/2.5)*2.5; &quot;0.0&quot;);  &quot; x &quot;; TEXT(VLOOKUP([.$C9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[.$E9]=2;CONCATENATE(TEXT(ROUND(VLOOKUP([.$B9];Dated1RM; [.H$2]+1)*VLOOKUP([.$C9];PercentageAndReps;3)/2.5)*2.5; &quot;0.0&quot;);  &quot; x &quot;; TEXT(VLOOKUP([.$C9];PercentageAndReps;4); &quot;0&quot;));&quot;&quot;)">
            <text:p/>
          </table:table-cell>
          <table:table-cell table:style-name="ce27" table:formula="of:=IF(OR([.$E9]=1;[.$E9]=2);CONCATENATE(TEXT(ROUND(VLOOKUP([.$B9];Dated1RM; [.I$2]+1)*VLOOKUP([.$C9];PercentageAndReps;3)/2.5)*2.5; &quot;0.0&quot;);  &quot; x &quot;; TEXT(VLOOKUP([.$C9];PercentageAndReps;4); &quot;0&quot;));&quot;&quot;)">
            <text:p/>
          </table:table-cell>
          <table:table-cell table:style-name="ce27" table:formula="of:=IF(OR([.$E9]=2;[.$E9]=3);CONCATENATE(TEXT(ROUND(VLOOKUP([.$B9];Dated1RM; [.J$2]+1)*VLOOKUP([.$C9];PercentageAndReps;3)/2.5)*2.5; &quot;0.0&quot;);  &quot; x &quot;; TEXT(VLOOKUP([.$C9];PercentageAndReps;4); &quot;0&quot;));&quot;&quot;)" office:value-type="string" office:string-value="35.0 x 2" calcext:value-type="string">
            <text:p>35.0 x 2</text:p>
          </table:table-cell>
          <table:table-cell table:style-name="ce34" office:value-type="string" calcext:value-type="string">
            <text:p>K, S</text:p>
          </table:table-cell>
          <table:table-cell/>
          <table:table-cell table:style-name="ce40" office:value-type="string" calcext:value-type="string">
            <text:p>Qualifying total</text:p>
          </table:table-cell>
          <table:table-cell table:style-name="ce45" office:value-type="float" office:value="475" calcext:value-type="float">
            <text:p>475</text:p>
          </table:table-cell>
          <table:table-cell table:style-name="ce51" office:value-type="float" office:value="490" calcext:value-type="float">
            <text:p>490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9]=4; [.E9]=3); [.B9]+1; [.B9])" office:value-type="float" office:value="1" calcext:value-type="float">
            <text:p>1</text:p>
          </table:table-cell>
          <table:table-cell table:formula="of:=IF([.E9]=3; IF([.C9] = 4; 1; [.C9]+1); [.C9])" office:value-type="float" office:value="3" calcext:value-type="float">
            <text:p>3</text:p>
          </table:table-cell>
          <table:table-cell table:style-name="ce12" table:formula="of:=[.D7]+7" office:value-type="date" office:date-value="2015-07-18" calcext:value-type="date">
            <text:p>18 Jul 15</text:p>
          </table:table-cell>
          <table:table-cell table:style-name="ce17" table:formula="of:=IF([.E9]=3; 1; [.E9]+1)" office:value-type="float" office:value="1" calcext:value-type="float">
            <text:p>1</text:p>
          </table:table-cell>
          <table:table-cell table:style-name="ce22" table:formula="of:=IF(OR([.$E10]=1;[.$E10]=3);CONCATENATE(TEXT(ROUND(VLOOKUP([.$B10];Dated1RM; [.F$2]+1)*VLOOKUP([.$C10];PercentageAndReps;3)/2.5)*2.5; &quot;0.0&quot;);  &quot; x &quot;; TEXT(VLOOKUP([.$C10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10]=1;[.$E10]=3);CONCATENATE(TEXT(ROUND(VLOOKUP([.$B10];Dated1RM; [.G$2]+1)*VLOOKUP([.$C10];PercentageAndReps;3)/2.5)*2.5; &quot;0.0&quot;);  &quot; x &quot;; TEXT(VLOOKUP([.$C10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[.$E10]=2;CONCATENATE(TEXT(ROUND(VLOOKUP([.$B10];Dated1RM; [.H$2]+1)*VLOOKUP([.$C10];PercentageAndReps;3)/2.5)*2.5; &quot;0.0&quot;);  &quot; x &quot;; TEXT(VLOOKUP([.$C10];PercentageAndReps;4); &quot;0&quot;));&quot;&quot;)">
            <text:p/>
          </table:table-cell>
          <table:table-cell table:style-name="ce27" table:formula="of:=IF(OR([.$E10]=1;[.$E10]=2);CONCATENATE(TEXT(ROUND(VLOOKUP([.$B10];Dated1RM; [.I$2]+1)*VLOOKUP([.$C10];PercentageAndReps;3)/2.5)*2.5; &quot;0.0&quot;);  &quot; x &quot;; TEXT(VLOOKUP([.$C10];PercentageAndReps;4); &quot;0&quot;));&quot;&quot;)" office:value-type="string" office:string-value="32.5 x 5" calcext:value-type="string">
            <text:p>32.5 x 5</text:p>
          </table:table-cell>
          <table:table-cell table:style-name="ce27" table:formula="of:=IF(OR([.$E10]=2;[.$E10]=3);CONCATENATE(TEXT(ROUND(VLOOKUP([.$B10];Dated1RM; [.J$2]+1)*VLOOKUP([.$C10];PercentageAndReps;3)/2.5)*2.5; &quot;0.0&quot;);  &quot; x &quot;; TEXT(VLOOKUP([.$C10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]=4; [.E10]=3); [.B10]+1; [.B10])" office:value-type="float" office:value="1" calcext:value-type="float">
            <text:p>1</text:p>
          </table:table-cell>
          <table:table-cell table:formula="of:=IF([.E10]=3; IF([.C10] = 4; 1; [.C10]+1); [.C10])" office:value-type="float" office:value="3" calcext:value-type="float">
            <text:p>3</text:p>
          </table:table-cell>
          <table:table-cell table:style-name="ce12"/>
          <table:table-cell table:style-name="ce17" table:formula="of:=IF([.E10]=3; 1; [.E10]+1)" office:value-type="float" office:value="2" calcext:value-type="float">
            <text:p>2</text:p>
          </table:table-cell>
          <table:table-cell table:style-name="ce22" table:formula="of:=IF(OR([.$E11]=1;[.$E11]=3);CONCATENATE(TEXT(ROUND(VLOOKUP([.$B11];Dated1RM; [.F$2]+1)*VLOOKUP([.$C11];PercentageAndReps;3)/2.5)*2.5; &quot;0.0&quot;);  &quot; x &quot;; TEXT(VLOOKUP([.$C11];PercentageAndReps;4); &quot;0&quot;));&quot;&quot;)">
            <text:p/>
          </table:table-cell>
          <table:table-cell table:style-name="ce27" table:formula="of:=IF(OR([.$E11]=1;[.$E11]=3);CONCATENATE(TEXT(ROUND(VLOOKUP([.$B11];Dated1RM; [.G$2]+1)*VLOOKUP([.$C11];PercentageAndReps;3)/2.5)*2.5; &quot;0.0&quot;);  &quot; x &quot;; TEXT(VLOOKUP([.$C11];PercentageAndReps;4); &quot;0&quot;));&quot;&quot;)">
            <text:p/>
          </table:table-cell>
          <table:table-cell table:style-name="ce27" table:formula="of:=IF([.$E11]=2;CONCATENATE(TEXT(ROUND(VLOOKUP([.$B11];Dated1RM; [.H$2]+1)*VLOOKUP([.$C11];PercentageAndReps;3)/2.5)*2.5; &quot;0.0&quot;);  &quot; x &quot;; TEXT(VLOOKUP([.$C11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OR([.$E11]=1;[.$E11]=2);CONCATENATE(TEXT(ROUND(VLOOKUP([.$B11];Dated1RM; [.I$2]+1)*VLOOKUP([.$C11];PercentageAndReps;3)/2.5)*2.5; &quot;0.0&quot;);  &quot; x &quot;; TEXT(VLOOKUP([.$C11];PercentageAndReps;4); &quot;0&quot;));&quot;&quot;)" office:value-type="string" office:string-value="32.5 x 5" calcext:value-type="string">
            <text:p>32.5 x 5</text:p>
          </table:table-cell>
          <table:table-cell table:style-name="ce27" table:formula="of:=IF(OR([.$E11]=2;[.$E11]=3);CONCATENATE(TEXT(ROUND(VLOOKUP([.$B11];Dated1RM; [.J$2]+1)*VLOOKUP([.$C11];PercentageAndReps;3)/2.5)*2.5; &quot;0.0&quot;);  &quot; x &quot;; TEXT(VLOOKUP([.$C11];PercentageAndReps;4); &quot;0&quot;));&quot;&quot;)" office:value-type="string" office:string-value="25.0 x 5" calcext:value-type="string">
            <text:p>25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]=4; [.E11]=3); [.B11]+1; [.B11])" office:value-type="float" office:value="1" calcext:value-type="float">
            <text:p>1</text:p>
          </table:table-cell>
          <table:table-cell table:formula="of:=IF([.E11]=3; IF([.C11] = 4; 1; [.C11]+1); [.C11])" office:value-type="float" office:value="3" calcext:value-type="float">
            <text:p>3</text:p>
          </table:table-cell>
          <table:table-cell table:style-name="ce12"/>
          <table:table-cell table:style-name="ce17" table:formula="of:=IF([.E11]=3; 1; [.E11]+1)" office:value-type="float" office:value="3" calcext:value-type="float">
            <text:p>3</text:p>
          </table:table-cell>
          <table:table-cell table:style-name="ce22" table:formula="of:=IF(OR([.$E12]=1;[.$E12]=3);CONCATENATE(TEXT(ROUND(VLOOKUP([.$B12];Dated1RM; [.F$2]+1)*VLOOKUP([.$C12];PercentageAndReps;3)/2.5)*2.5; &quot;0.0&quot;);  &quot; x &quot;; TEXT(VLOOKUP([.$C12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12]=1;[.$E12]=3);CONCATENATE(TEXT(ROUND(VLOOKUP([.$B12];Dated1RM; [.G$2]+1)*VLOOKUP([.$C12];PercentageAndReps;3)/2.5)*2.5; &quot;0.0&quot;);  &quot; x &quot;; TEXT(VLOOKUP([.$C12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[.$E12]=2;CONCATENATE(TEXT(ROUND(VLOOKUP([.$B12];Dated1RM; [.H$2]+1)*VLOOKUP([.$C12];PercentageAndReps;3)/2.5)*2.5; &quot;0.0&quot;);  &quot; x &quot;; TEXT(VLOOKUP([.$C12];PercentageAndReps;4); &quot;0&quot;));&quot;&quot;)">
            <text:p/>
          </table:table-cell>
          <table:table-cell table:style-name="ce27" table:formula="of:=IF(OR([.$E12]=1;[.$E12]=2);CONCATENATE(TEXT(ROUND(VLOOKUP([.$B12];Dated1RM; [.I$2]+1)*VLOOKUP([.$C12];PercentageAndReps;3)/2.5)*2.5; &quot;0.0&quot;);  &quot; x &quot;; TEXT(VLOOKUP([.$C12];PercentageAndReps;4); &quot;0&quot;));&quot;&quot;)">
            <text:p/>
          </table:table-cell>
          <table:table-cell table:style-name="ce27" table:formula="of:=IF(OR([.$E12]=2;[.$E12]=3);CONCATENATE(TEXT(ROUND(VLOOKUP([.$B12];Dated1RM; [.J$2]+1)*VLOOKUP([.$C12];PercentageAndReps;3)/2.5)*2.5; &quot;0.0&quot;);  &quot; x &quot;; TEXT(VLOOKUP([.$C12];PercentageAndReps;4); &quot;0&quot;));&quot;&quot;)" office:value-type="string" office:string-value="25.0 x 5" calcext:value-type="string">
            <text:p>25.0 x 5</text:p>
          </table:table-cell>
          <table:table-cell table:style-name="ce34" office:value-type="string" calcext:value-type="string">
            <text:p>K, S</text:p>
          </table:table-cell>
          <table:table-cell/>
          <table:table-cell table:style-name="ce38" office:value-type="string" calcext:value-type="string">
            <text:p>Week</text:p>
          </table:table-cell>
          <table:table-cell table:style-name="ce44"/>
          <table:table-cell table:style-name="ce44" office:value-type="string" calcext:value-type="string">
            <text:p>percentage of 1RM</text:p>
          </table:table-cell>
          <table:table-cell table:style-name="ce49" office:value-type="string" calcext:value-type="string">
            <text:p>Lifts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AND([.C12]=4; [.E12]=3); [.B12]+1; [.B12])" office:value-type="float" office:value="1" calcext:value-type="float">
            <text:p>1</text:p>
          </table:table-cell>
          <table:table-cell table:formula="of:=IF([.E12]=3; IF([.C12] = 4; 1; [.C12]+1); [.C12])" office:value-type="float" office:value="4" calcext:value-type="float">
            <text:p>4</text:p>
          </table:table-cell>
          <table:table-cell table:style-name="ce12" table:formula="of:=[.D10]+7" office:value-type="date" office:date-value="2015-07-25" calcext:value-type="date">
            <text:p>25 Jul 15</text:p>
          </table:table-cell>
          <table:table-cell table:style-name="ce17" table:formula="of:=IF([.E12]=3; 1; [.E12]+1)" office:value-type="float" office:value="1" calcext:value-type="float">
            <text:p>1</text:p>
          </table:table-cell>
          <table:table-cell table:style-name="ce22" table:formula="of:=IF(OR([.$E13]=1;[.$E13]=3);CONCATENATE(TEXT(ROUND(VLOOKUP([.$B13];Dated1RM; [.F$2]+1)*VLOOKUP([.$C13];PercentageAndReps;3)/2.5)*2.5; &quot;0.0&quot;);  &quot; x &quot;; TEXT(VLOOKUP([.$C13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13]=1;[.$E13]=3);CONCATENATE(TEXT(ROUND(VLOOKUP([.$B13];Dated1RM; [.G$2]+1)*VLOOKUP([.$C13];PercentageAndReps;3)/2.5)*2.5; &quot;0.0&quot;);  &quot; x &quot;; TEXT(VLOOKUP([.$C13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[.$E13]=2;CONCATENATE(TEXT(ROUND(VLOOKUP([.$B13];Dated1RM; [.H$2]+1)*VLOOKUP([.$C13];PercentageAndReps;3)/2.5)*2.5; &quot;0.0&quot;);  &quot; x &quot;; TEXT(VLOOKUP([.$C13];PercentageAndReps;4); &quot;0&quot;));&quot;&quot;)">
            <text:p/>
          </table:table-cell>
          <table:table-cell table:style-name="ce27" table:formula="of:=IF(OR([.$E13]=1;[.$E13]=2);CONCATENATE(TEXT(ROUND(VLOOKUP([.$B13];Dated1RM; [.I$2]+1)*VLOOKUP([.$C13];PercentageAndReps;3)/2.5)*2.5; &quot;0.0&quot;);  &quot; x &quot;; TEXT(VLOOKUP([.$C13];PercentageAndReps;4); &quot;0&quot;));&quot;&quot;)" office:value-type="string" office:string-value="45.0 x 2" calcext:value-type="string">
            <text:p>45.0 x 2</text:p>
          </table:table-cell>
          <table:table-cell table:style-name="ce27" table:formula="of:=IF(OR([.$E13]=2;[.$E13]=3);CONCATENATE(TEXT(ROUND(VLOOKUP([.$B13];Dated1RM; [.J$2]+1)*VLOOKUP([.$C13];PercentageAndReps;3)/2.5)*2.5; &quot;0.0&quot;);  &quot; x &quot;; TEXT(VLOOKUP([.$C13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table:style-name="ce52" office:value-type="percentage" office:value="0.75" calcext:value-type="percentage">
            <text:p>75%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AND([.C13]=4; [.E13]=3); [.B13]+1; [.B13])" office:value-type="float" office:value="1" calcext:value-type="float">
            <text:p>1</text:p>
          </table:table-cell>
          <table:table-cell table:formula="of:=IF([.E13]=3; IF([.C13] = 4; 1; [.C13]+1); [.C13])" office:value-type="float" office:value="4" calcext:value-type="float">
            <text:p>4</text:p>
          </table:table-cell>
          <table:table-cell table:style-name="ce12"/>
          <table:table-cell table:style-name="ce17" table:formula="of:=IF([.E13]=3; 1; [.E13]+1)" office:value-type="float" office:value="2" calcext:value-type="float">
            <text:p>2</text:p>
          </table:table-cell>
          <table:table-cell table:style-name="ce22" table:formula="of:=IF(OR([.$E14]=1;[.$E14]=3);CONCATENATE(TEXT(ROUND(VLOOKUP([.$B14];Dated1RM; [.F$2]+1)*VLOOKUP([.$C14];PercentageAndReps;3)/2.5)*2.5; &quot;0.0&quot;);  &quot; x &quot;; TEXT(VLOOKUP([.$C14];PercentageAndReps;4); &quot;0&quot;));&quot;&quot;)">
            <text:p/>
          </table:table-cell>
          <table:table-cell table:style-name="ce27" table:formula="of:=IF(OR([.$E14]=1;[.$E14]=3);CONCATENATE(TEXT(ROUND(VLOOKUP([.$B14];Dated1RM; [.G$2]+1)*VLOOKUP([.$C14];PercentageAndReps;3)/2.5)*2.5; &quot;0.0&quot;);  &quot; x &quot;; TEXT(VLOOKUP([.$C14];PercentageAndReps;4); &quot;0&quot;));&quot;&quot;)">
            <text:p/>
          </table:table-cell>
          <table:table-cell table:style-name="ce27" table:formula="of:=IF([.$E14]=2;CONCATENATE(TEXT(ROUND(VLOOKUP([.$B14];Dated1RM; [.H$2]+1)*VLOOKUP([.$C14];PercentageAndReps;3)/2.5)*2.5; &quot;0.0&quot;);  &quot; x &quot;; TEXT(VLOOKUP([.$C14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OR([.$E14]=1;[.$E14]=2);CONCATENATE(TEXT(ROUND(VLOOKUP([.$B14];Dated1RM; [.I$2]+1)*VLOOKUP([.$C14];PercentageAndReps;3)/2.5)*2.5; &quot;0.0&quot;);  &quot; x &quot;; TEXT(VLOOKUP([.$C14];PercentageAndReps;4); &quot;0&quot;));&quot;&quot;)" office:value-type="string" office:string-value="45.0 x 2" calcext:value-type="string">
            <text:p>45.0 x 2</text:p>
          </table:table-cell>
          <table:table-cell table:style-name="ce27" table:formula="of:=IF(OR([.$E14]=2;[.$E14]=3);CONCATENATE(TEXT(ROUND(VLOOKUP([.$B14];Dated1RM; [.J$2]+1)*VLOOKUP([.$C14];PercentageAndReps;3)/2.5)*2.5; &quot;0.0&quot;);  &quot; x &quot;; TEXT(VLOOKUP([.$C14];PercentageAndReps;4); &quot;0&quot;));&quot;&quot;)" office:value-type="string" office:string-value="35.0 x 2" calcext:value-type="string">
            <text:p>35.0 x 2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table:style-name="ce52" office:value-type="percentage" office:value="0.9" calcext:value-type="percentage">
            <text:p>90%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AND([.C14]=4; [.E14]=3); [.B14]+1; [.B14])" office:value-type="float" office:value="1" calcext:value-type="float">
            <text:p>1</text:p>
          </table:table-cell>
          <table:table-cell table:formula="of:=IF([.E14]=3; IF([.C14] = 4; 1; [.C14]+1); [.C14])" office:value-type="float" office:value="4" calcext:value-type="float">
            <text:p>4</text:p>
          </table:table-cell>
          <table:table-cell table:style-name="ce13"/>
          <table:table-cell table:style-name="ce18" table:formula="of:=IF([.E14]=3; 1; [.E14]+1)" office:value-type="float" office:value="3" calcext:value-type="float">
            <text:p>3</text:p>
          </table:table-cell>
          <table:table-cell table:style-name="ce23" table:formula="of:=IF(OR([.$E15]=1;[.$E15]=3);CONCATENATE(TEXT(ROUND(VLOOKUP([.$B15];Dated1RM; [.F$2]+1)*VLOOKUP([.$C15];PercentageAndReps;3)/2.5)*2.5; &quot;0.0&quot;);  &quot; x &quot;; TEXT(VLOOKUP([.$C15];PercentageAndReps;4); &quot;0&quot;));&quot;&quot;)" office:value-type="string" office:string-value="62.5 x 2" calcext:value-type="string">
            <text:p>62.5 x 2</text:p>
          </table:table-cell>
          <table:table-cell table:style-name="ce28" table:formula="of:=IF(OR([.$E15]=1;[.$E15]=3);CONCATENATE(TEXT(ROUND(VLOOKUP([.$B15];Dated1RM; [.G$2]+1)*VLOOKUP([.$C15];PercentageAndReps;3)/2.5)*2.5; &quot;0.0&quot;);  &quot; x &quot;; TEXT(VLOOKUP([.$C15];PercentageAndReps;4); &quot;0&quot;));&quot;&quot;)" office:value-type="string" office:string-value="62.5 x 2" calcext:value-type="string">
            <text:p>62.5 x 2</text:p>
          </table:table-cell>
          <table:table-cell table:style-name="ce28" table:formula="of:=IF([.$E15]=2;CONCATENATE(TEXT(ROUND(VLOOKUP([.$B15];Dated1RM; [.H$2]+1)*VLOOKUP([.$C15];PercentageAndReps;3)/2.5)*2.5; &quot;0.0&quot;);  &quot; x &quot;; TEXT(VLOOKUP([.$C15];PercentageAndReps;4); &quot;0&quot;));&quot;&quot;)">
            <text:p/>
          </table:table-cell>
          <table:table-cell table:style-name="ce28" table:formula="of:=IF(OR([.$E15]=1;[.$E15]=2);CONCATENATE(TEXT(ROUND(VLOOKUP([.$B15];Dated1RM; [.I$2]+1)*VLOOKUP([.$C15];PercentageAndReps;3)/2.5)*2.5; &quot;0.0&quot;);  &quot; x &quot;; TEXT(VLOOKUP([.$C15];PercentageAndReps;4); &quot;0&quot;));&quot;&quot;)">
            <text:p/>
          </table:table-cell>
          <table:table-cell table:style-name="ce28" table:formula="of:=IF(OR([.$E15]=2;[.$E15]=3);CONCATENATE(TEXT(ROUND(VLOOKUP([.$B15];Dated1RM; [.J$2]+1)*VLOOKUP([.$C15];PercentageAndReps;3)/2.5)*2.5; &quot;0.0&quot;);  &quot; x &quot;; TEXT(VLOOKUP([.$C15];PercentageAndReps;4); &quot;0&quot;));&quot;&quot;)" office:value-type="string" office:string-value="35.0 x 2" calcext:value-type="string">
            <text:p>35.0 x 2</text:p>
          </table:table-cell>
          <table:table-cell table:style-name="ce35" office:value-type="string" calcext:value-type="string">
            <text:p>K, S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v light</text:p>
          </table:table-cell>
          <table:table-cell table:style-name="ce52" office:value-type="percentage" office:value="0.65" calcext:value-type="percentage">
            <text:p>65%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AND([.C15]=4; [.E15]=3); [.B15]+1; [.B15])" office:value-type="float" office:value="2" calcext:value-type="float">
            <text:p>2</text:p>
          </table:table-cell>
          <table:table-cell table:formula="of:=IF([.E15]=3; IF([.C15] = 4; 1; [.C15]+1); [.C15])" office:value-type="float" office:value="1" calcext:value-type="float">
            <text:p>1</text:p>
          </table:table-cell>
          <table:table-cell table:style-name="ce14" table:formula="of:=[.D13]+7" office:value-type="date" office:date-value="2015-08-01" calcext:value-type="date">
            <text:p>1 Aug 15</text:p>
          </table:table-cell>
          <table:table-cell table:style-name="ce19" table:formula="of:=IF([.E15]=3; 1; [.E15]+1)" office:value-type="float" office:value="1" calcext:value-type="float">
            <text:p>1</text:p>
          </table:table-cell>
          <table:table-cell table:style-name="ce24" table:formula="of:=IF(OR([.$E16]=1;[.$E16]=3);CONCATENATE(TEXT(ROUND(VLOOKUP([.$B16];Dated1RM; [.F$2]+1)*VLOOKUP([.$C16];PercentageAndReps;3)/2.5)*2.5; &quot;0.0&quot;);  &quot; x &quot;; TEXT(VLOOKUP([.$C16];PercentageAndReps;4); &quot;0&quot;));&quot;&quot;)" office:value-type="string" office:string-value="60.0 x 5" calcext:value-type="string">
            <text:p>60.0 x 5</text:p>
          </table:table-cell>
          <table:table-cell table:style-name="ce29" table:formula="of:=IF(OR([.$E16]=1;[.$E16]=3);CONCATENATE(TEXT(ROUND(VLOOKUP([.$B16];Dated1RM; [.G$2]+1)*VLOOKUP([.$C16];PercentageAndReps;3)/2.5)*2.5; &quot;0.0&quot;);  &quot; x &quot;; TEXT(VLOOKUP([.$C16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[.$E16]=2;CONCATENATE(TEXT(ROUND(VLOOKUP([.$B16];Dated1RM; [.H$2]+1)*VLOOKUP([.$C16];PercentageAndReps;3)/2.5)*2.5; &quot;0.0&quot;);  &quot; x &quot;; TEXT(VLOOKUP([.$C16];PercentageAndReps;4); &quot;0&quot;));&quot;&quot;)">
            <text:p/>
          </table:table-cell>
          <table:table-cell table:style-name="ce29" table:formula="of:=IF(OR([.$E16]=1;[.$E16]=2);CONCATENATE(TEXT(ROUND(VLOOKUP([.$B16];Dated1RM; [.I$2]+1)*VLOOKUP([.$C16];PercentageAndReps;3)/2.5)*2.5; &quot;0.0&quot;);  &quot; x &quot;; TEXT(VLOOKUP([.$C16];PercentageAndReps;4); &quot;0&quot;));&quot;&quot;)" office:value-type="string" office:string-value="42.5 x 5" calcext:value-type="string">
            <text:p>42.5 x 5</text:p>
          </table:table-cell>
          <table:table-cell table:style-name="ce29" table:formula="of:=IF(OR([.$E16]=2;[.$E16]=3);CONCATENATE(TEXT(ROUND(VLOOKUP([.$B16];Dated1RM; [.J$2]+1)*VLOOKUP([.$C16];PercentageAndReps;3)/2.5)*2.5; &quot;0.0&quot;);  &quot; x &quot;; TEXT(VLOOKUP([.$C16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heavy</text:p>
          </table:table-cell>
          <table:table-cell table:style-name="ce53" office:value-type="percentage" office:value="0.9" calcext:value-type="percentage">
            <text:p>90%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AND([.C16]=4; [.E16]=3); [.B16]+1; [.B16])" office:value-type="float" office:value="2" calcext:value-type="float">
            <text:p>2</text:p>
          </table:table-cell>
          <table:table-cell table:formula="of:=IF([.E16]=3; IF([.C16] = 4; 1; [.C16]+1); [.C16])" office:value-type="float" office:value="1" calcext:value-type="float">
            <text:p>1</text:p>
          </table:table-cell>
          <table:table-cell table:style-name="ce14"/>
          <table:table-cell table:style-name="ce19" table:formula="of:=IF([.E16]=3; 1; [.E16]+1)" office:value-type="float" office:value="2" calcext:value-type="float">
            <text:p>2</text:p>
          </table:table-cell>
          <table:table-cell table:style-name="ce24" table:formula="of:=IF(OR([.$E17]=1;[.$E17]=3);CONCATENATE(TEXT(ROUND(VLOOKUP([.$B17];Dated1RM; [.F$2]+1)*VLOOKUP([.$C17];PercentageAndReps;3)/2.5)*2.5; &quot;0.0&quot;);  &quot; x &quot;; TEXT(VLOOKUP([.$C17];PercentageAndReps;4); &quot;0&quot;));&quot;&quot;)">
            <text:p/>
          </table:table-cell>
          <table:table-cell table:style-name="ce29" table:formula="of:=IF(OR([.$E17]=1;[.$E17]=3);CONCATENATE(TEXT(ROUND(VLOOKUP([.$B17];Dated1RM; [.G$2]+1)*VLOOKUP([.$C17];PercentageAndReps;3)/2.5)*2.5; &quot;0.0&quot;);  &quot; x &quot;; TEXT(VLOOKUP([.$C17];PercentageAndReps;4); &quot;0&quot;));&quot;&quot;)">
            <text:p/>
          </table:table-cell>
          <table:table-cell table:style-name="ce29" table:formula="of:=IF([.$E17]=2;CONCATENATE(TEXT(ROUND(VLOOKUP([.$B17];Dated1RM; [.H$2]+1)*VLOOKUP([.$C17];PercentageAndReps;3)/2.5)*2.5; &quot;0.0&quot;);  &quot; x &quot;; TEXT(VLOOKUP([.$C17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17]=1;[.$E17]=2);CONCATENATE(TEXT(ROUND(VLOOKUP([.$B17];Dated1RM; [.I$2]+1)*VLOOKUP([.$C17];PercentageAndReps;3)/2.5)*2.5; &quot;0.0&quot;);  &quot; x &quot;; TEXT(VLOOKUP([.$C17];PercentageAndReps;4); &quot;0&quot;));&quot;&quot;)" office:value-type="string" office:string-value="42.5 x 5" calcext:value-type="string">
            <text:p>42.5 x 5</text:p>
          </table:table-cell>
          <table:table-cell table:style-name="ce29" table:formula="of:=IF(OR([.$E17]=2;[.$E17]=3);CONCATENATE(TEXT(ROUND(VLOOKUP([.$B17];Dated1RM; [.J$2]+1)*VLOOKUP([.$C17];PercentageAndReps;3)/2.5)*2.5; &quot;0.0&quot;);  &quot; x &quot;; TEXT(VLOOKUP([.$C17];PercentageAndReps;4); &quot;0&quot;));&quot;&quot;)" office:value-type="string" office:string-value="32.5 x 5" calcext:value-type="string">
            <text:p>32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]=4; [.E17]=3); [.B17]+1; [.B17])" office:value-type="float" office:value="2" calcext:value-type="float">
            <text:p>2</text:p>
          </table:table-cell>
          <table:table-cell table:formula="of:=IF([.E17]=3; IF([.C17] = 4; 1; [.C17]+1); [.C17])" office:value-type="float" office:value="1" calcext:value-type="float">
            <text:p>1</text:p>
          </table:table-cell>
          <table:table-cell table:style-name="ce14"/>
          <table:table-cell table:style-name="ce19" table:formula="of:=IF([.E17]=3; 1; [.E17]+1)" office:value-type="float" office:value="3" calcext:value-type="float">
            <text:p>3</text:p>
          </table:table-cell>
          <table:table-cell table:style-name="ce24" table:formula="of:=IF(OR([.$E18]=1;[.$E18]=3);CONCATENATE(TEXT(ROUND(VLOOKUP([.$B18];Dated1RM; [.F$2]+1)*VLOOKUP([.$C18];PercentageAndReps;3)/2.5)*2.5; &quot;0.0&quot;);  &quot; x &quot;; TEXT(VLOOKUP([.$C18];PercentageAndReps;4); &quot;0&quot;));&quot;&quot;)" office:value-type="string" office:string-value="60.0 x 5" calcext:value-type="string">
            <text:p>60.0 x 5</text:p>
          </table:table-cell>
          <table:table-cell table:style-name="ce29" table:formula="of:=IF(OR([.$E18]=1;[.$E18]=3);CONCATENATE(TEXT(ROUND(VLOOKUP([.$B18];Dated1RM; [.G$2]+1)*VLOOKUP([.$C18];PercentageAndReps;3)/2.5)*2.5; &quot;0.0&quot;);  &quot; x &quot;; TEXT(VLOOKUP([.$C18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[.$E18]=2;CONCATENATE(TEXT(ROUND(VLOOKUP([.$B18];Dated1RM; [.H$2]+1)*VLOOKUP([.$C18];PercentageAndReps;3)/2.5)*2.5; &quot;0.0&quot;);  &quot; x &quot;; TEXT(VLOOKUP([.$C18];PercentageAndReps;4); &quot;0&quot;));&quot;&quot;)">
            <text:p/>
          </table:table-cell>
          <table:table-cell table:style-name="ce29" table:formula="of:=IF(OR([.$E18]=1;[.$E18]=2);CONCATENATE(TEXT(ROUND(VLOOKUP([.$B18];Dated1RM; [.I$2]+1)*VLOOKUP([.$C18];PercentageAndReps;3)/2.5)*2.5; &quot;0.0&quot;);  &quot; x &quot;; TEXT(VLOOKUP([.$C18];PercentageAndReps;4); &quot;0&quot;));&quot;&quot;)">
            <text:p/>
          </table:table-cell>
          <table:table-cell table:style-name="ce29" table:formula="of:=IF(OR([.$E18]=2;[.$E18]=3);CONCATENATE(TEXT(ROUND(VLOOKUP([.$B18];Dated1RM; [.J$2]+1)*VLOOKUP([.$C18];PercentageAndReps;3)/2.5)*2.5; &quot;0.0&quot;);  &quot; x &quot;; TEXT(VLOOKUP([.$C18];PercentageAndReps;4); &quot;0&quot;));&quot;&quot;)" office:value-type="string" office:string-value="32.5 x 5" calcext:value-type="string">
            <text:p>32.5 x 5</text:p>
          </table:table-cell>
          <table:table-cell table:style-name="ce36" office:value-type="string" calcext:value-type="string">
            <text:p>K, S</text:p>
          </table:table-cell>
          <table:table-cell/>
          <table:table-cell table:style-name="ce41" office:value-type="string" calcext:value-type="string">
            <text:p>Date</text:p>
          </table:table-cell>
          <table:table-cell table:style-name="ce46" office:value-type="string" calcext:value-type="string">
            <text:p>Cycle</text:p>
          </table:table-cell>
          <table:table-cell table:style-name="ce46" office:value-type="string" calcext:value-type="string">
            <text:p>Squat</text:p>
          </table:table-cell>
          <table:table-cell table:style-name="ce46" office:value-type="string" calcext:value-type="string">
            <text:p>Bench</text:p>
          </table:table-cell>
          <table:table-cell table:style-name="ce46" office:value-type="string" calcext:value-type="string">
            <text:p>Deadlift</text:p>
          </table:table-cell>
          <table:table-cell table:style-name="ce46" office:value-type="string" calcext:value-type="string">
            <text:p>Clean</text:p>
          </table:table-cell>
          <table:table-cell table:style-name="ce58" office:value-type="string" calcext:value-type="string">
            <text:p>Overhead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18]=4; [.E18]=3); [.B18]+1; [.B18])" office:value-type="float" office:value="2" calcext:value-type="float">
            <text:p>2</text:p>
          </table:table-cell>
          <table:table-cell table:formula="of:=IF([.E18]=3; IF([.C18] = 4; 1; [.C18]+1); [.C18])" office:value-type="float" office:value="2" calcext:value-type="float">
            <text:p>2</text:p>
          </table:table-cell>
          <table:table-cell table:style-name="ce14" table:formula="of:=[.D16]+7" office:value-type="date" office:date-value="2015-08-08" calcext:value-type="date">
            <text:p>8 Aug 15</text:p>
          </table:table-cell>
          <table:table-cell table:style-name="ce19" table:formula="of:=IF([.E18]=3; 1; [.E18]+1)" office:value-type="float" office:value="1" calcext:value-type="float">
            <text:p>1</text:p>
          </table:table-cell>
          <table:table-cell table:style-name="ce24" table:formula="of:=IF(OR([.$E19]=1;[.$E19]=3);CONCATENATE(TEXT(ROUND(VLOOKUP([.$B19];Dated1RM; [.F$2]+1)*VLOOKUP([.$C19];PercentageAndReps;3)/2.5)*2.5; &quot;0.0&quot;);  &quot; x &quot;; TEXT(VLOOKUP([.$C19];PercentageAndReps;4); &quot;0&quot;));&quot;&quot;)" office:value-type="string" office:string-value="72.5 x 2" calcext:value-type="string">
            <text:p>72.5 x 2</text:p>
          </table:table-cell>
          <table:table-cell table:style-name="ce29" table:formula="of:=IF(OR([.$E19]=1;[.$E19]=3);CONCATENATE(TEXT(ROUND(VLOOKUP([.$B19];Dated1RM; [.G$2]+1)*VLOOKUP([.$C19];PercentageAndReps;3)/2.5)*2.5; &quot;0.0&quot;);  &quot; x &quot;; TEXT(VLOOKUP([.$C19];PercentageAndReps;4); &quot;0&quot;));&quot;&quot;)" office:value-type="string" office:string-value="67.5 x 2" calcext:value-type="string">
            <text:p>67.5 x 2</text:p>
          </table:table-cell>
          <table:table-cell table:style-name="ce29" table:formula="of:=IF([.$E19]=2;CONCATENATE(TEXT(ROUND(VLOOKUP([.$B19];Dated1RM; [.H$2]+1)*VLOOKUP([.$C19];PercentageAndReps;3)/2.5)*2.5; &quot;0.0&quot;);  &quot; x &quot;; TEXT(VLOOKUP([.$C19];PercentageAndReps;4); &quot;0&quot;));&quot;&quot;)">
            <text:p/>
          </table:table-cell>
          <table:table-cell table:style-name="ce29" table:formula="of:=IF(OR([.$E19]=1;[.$E19]=2);CONCATENATE(TEXT(ROUND(VLOOKUP([.$B19];Dated1RM; [.I$2]+1)*VLOOKUP([.$C19];PercentageAndReps;3)/2.5)*2.5; &quot;0.0&quot;);  &quot; x &quot;; TEXT(VLOOKUP([.$C19];PercentageAndReps;4); &quot;0&quot;));&quot;&quot;)" office:value-type="string" office:string-value="50.0 x 2" calcext:value-type="string">
            <text:p>50.0 x 2</text:p>
          </table:table-cell>
          <table:table-cell table:style-name="ce29" table:formula="of:=IF(OR([.$E19]=2;[.$E19]=3);CONCATENATE(TEXT(ROUND(VLOOKUP([.$B19];Dated1RM; [.J$2]+1)*VLOOKUP([.$C19];PercentageAndReps;3)/2.5)*2.5; &quot;0.0&quot;);  &quot; x &quot;; TEXT(VLOOKUP([.$C19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/>
          <table:table-cell table:style-name="ce42" office:value-type="date" office:date-value="2015-07-13" calcext:value-type="date">
            <text:p>13/07/15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70" calcext:value-type="float">
            <text:p>70</text:p>
          </table:table-cell>
          <table:table-cell table:style-name="ce47" office:value-type="float" office:value="110" calcext:value-type="float">
            <text:p>110</text:p>
          </table:table-cell>
          <table:table-cell table:style-name="ce56" office:value-type="float" office:value="50" calcext:value-type="float">
            <text:p>50.0</text:p>
          </table:table-cell>
          <table:table-cell table:style-name="ce59" office:value-type="float" office:value="40" calcext:value-type="float">
            <text:p>40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19]=4; [.E19]=3); [.B19]+1; [.B19])" office:value-type="float" office:value="2" calcext:value-type="float">
            <text:p>2</text:p>
          </table:table-cell>
          <table:table-cell table:formula="of:=IF([.E19]=3; IF([.C19] = 4; 1; [.C19]+1); [.C19])" office:value-type="float" office:value="2" calcext:value-type="float">
            <text:p>2</text:p>
          </table:table-cell>
          <table:table-cell table:style-name="ce14"/>
          <table:table-cell table:style-name="ce19" table:formula="of:=IF([.E19]=3; 1; [.E19]+1)" office:value-type="float" office:value="2" calcext:value-type="float">
            <text:p>2</text:p>
          </table:table-cell>
          <table:table-cell table:style-name="ce24" table:formula="of:=IF(OR([.$E20]=1;[.$E20]=3);CONCATENATE(TEXT(ROUND(VLOOKUP([.$B20];Dated1RM; [.F$2]+1)*VLOOKUP([.$C20];PercentageAndReps;3)/2.5)*2.5; &quot;0.0&quot;);  &quot; x &quot;; TEXT(VLOOKUP([.$C20];PercentageAndReps;4); &quot;0&quot;));&quot;&quot;)">
            <text:p/>
          </table:table-cell>
          <table:table-cell table:style-name="ce29" table:formula="of:=IF(OR([.$E20]=1;[.$E20]=3);CONCATENATE(TEXT(ROUND(VLOOKUP([.$B20];Dated1RM; [.G$2]+1)*VLOOKUP([.$C20];PercentageAndReps;3)/2.5)*2.5; &quot;0.0&quot;);  &quot; x &quot;; TEXT(VLOOKUP([.$C20];PercentageAndReps;4); &quot;0&quot;));&quot;&quot;)">
            <text:p/>
          </table:table-cell>
          <table:table-cell table:style-name="ce29" table:formula="of:=IF([.$E20]=2;CONCATENATE(TEXT(ROUND(VLOOKUP([.$B20];Dated1RM; [.H$2]+1)*VLOOKUP([.$C20];PercentageAndReps;3)/2.5)*2.5; &quot;0.0&quot;);  &quot; x &quot;; TEXT(VLOOKUP([.$C20];PercentageAndReps;4); &quot;0&quot;));&quot;&quot;)" office:value-type="string" office:string-value="107.5 x 2" calcext:value-type="string">
            <text:p>107.5 x 2</text:p>
          </table:table-cell>
          <table:table-cell table:style-name="ce29" table:formula="of:=IF(OR([.$E20]=1;[.$E20]=2);CONCATENATE(TEXT(ROUND(VLOOKUP([.$B20];Dated1RM; [.I$2]+1)*VLOOKUP([.$C20];PercentageAndReps;3)/2.5)*2.5; &quot;0.0&quot;);  &quot; x &quot;; TEXT(VLOOKUP([.$C20];PercentageAndReps;4); &quot;0&quot;));&quot;&quot;)" office:value-type="string" office:string-value="50.0 x 2" calcext:value-type="string">
            <text:p>50.0 x 2</text:p>
          </table:table-cell>
          <table:table-cell table:style-name="ce29" table:formula="of:=IF(OR([.$E20]=2;[.$E20]=3);CONCATENATE(TEXT(ROUND(VLOOKUP([.$B20];Dated1RM; [.J$2]+1)*VLOOKUP([.$C20];PercentageAndReps;3)/2.5)*2.5; &quot;0.0&quot;);  &quot; x &quot;; TEXT(VLOOKUP([.$C20];PercentageAndReps;4); &quot;0&quot;));&quot;&quot;)" office:value-type="string" office:string-value="37.5 x 2" calcext:value-type="string">
            <text:p>37.5 x 2</text:p>
          </table:table-cell>
          <table:table-cell table:style-name="ce36" office:value-type="string" calcext:value-type="string">
            <text:p>K, G</text:p>
          </table:table-cell>
          <table:table-cell/>
          <table:table-cell table:style-name="ce42" table:formula="of:=[.M19]+28" office:value-type="date" office:date-value="2015-08-10" calcext:value-type="date">
            <text:p>10/08/15</text:p>
          </table:table-cell>
          <table:table-cell table:style-name="ce47" table:formula="of:=[.N19]+1" office:value-type="float" office:value="2" calcext:value-type="float">
            <text:p>2</text:p>
          </table:table-cell>
          <table:table-cell table:style-name="ce47" table:formula="of:=[.O19]+10" office:value-type="float" office:value="80" calcext:value-type="float">
            <text:p>80</text:p>
          </table:table-cell>
          <table:table-cell table:style-name="ce47" table:formula="of:=[.P19]+5" office:value-type="float" office:value="75" calcext:value-type="float">
            <text:p>75</text:p>
          </table:table-cell>
          <table:table-cell table:style-name="ce47" table:formula="of:=[.Q19]+10" office:value-type="float" office:value="120" calcext:value-type="float">
            <text:p>120</text:p>
          </table:table-cell>
          <table:table-cell table:style-name="ce56" table:formula="of:=[.R19]+5" office:value-type="float" office:value="55" calcext:value-type="float">
            <text:p>55.0</text:p>
          </table:table-cell>
          <table:table-cell table:style-name="ce59" table:formula="of:=[.S19]+2.5" office:value-type="float" office:value="42.5" calcext:value-type="float">
            <text:p>42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0]=4; [.E20]=3); [.B20]+1; [.B20])" office:value-type="float" office:value="2" calcext:value-type="float">
            <text:p>2</text:p>
          </table:table-cell>
          <table:table-cell table:formula="of:=IF([.E20]=3; IF([.C20] = 4; 1; [.C20]+1); [.C20])" office:value-type="float" office:value="2" calcext:value-type="float">
            <text:p>2</text:p>
          </table:table-cell>
          <table:table-cell table:style-name="ce14"/>
          <table:table-cell table:style-name="ce19" table:formula="of:=IF([.E20]=3; 1; [.E20]+1)" office:value-type="float" office:value="3" calcext:value-type="float">
            <text:p>3</text:p>
          </table:table-cell>
          <table:table-cell table:style-name="ce24" table:formula="of:=IF(OR([.$E21]=1;[.$E21]=3);CONCATENATE(TEXT(ROUND(VLOOKUP([.$B21];Dated1RM; [.F$2]+1)*VLOOKUP([.$C21];PercentageAndReps;3)/2.5)*2.5; &quot;0.0&quot;);  &quot; x &quot;; TEXT(VLOOKUP([.$C21];PercentageAndReps;4); &quot;0&quot;));&quot;&quot;)" office:value-type="string" office:string-value="72.5 x 2" calcext:value-type="string">
            <text:p>72.5 x 2</text:p>
          </table:table-cell>
          <table:table-cell table:style-name="ce29" table:formula="of:=IF(OR([.$E21]=1;[.$E21]=3);CONCATENATE(TEXT(ROUND(VLOOKUP([.$B21];Dated1RM; [.G$2]+1)*VLOOKUP([.$C21];PercentageAndReps;3)/2.5)*2.5; &quot;0.0&quot;);  &quot; x &quot;; TEXT(VLOOKUP([.$C21];PercentageAndReps;4); &quot;0&quot;));&quot;&quot;)" office:value-type="string" office:string-value="67.5 x 2" calcext:value-type="string">
            <text:p>67.5 x 2</text:p>
          </table:table-cell>
          <table:table-cell table:style-name="ce29" table:formula="of:=IF([.$E21]=2;CONCATENATE(TEXT(ROUND(VLOOKUP([.$B21];Dated1RM; [.H$2]+1)*VLOOKUP([.$C21];PercentageAndReps;3)/2.5)*2.5; &quot;0.0&quot;);  &quot; x &quot;; TEXT(VLOOKUP([.$C21];PercentageAndReps;4); &quot;0&quot;));&quot;&quot;)">
            <text:p/>
          </table:table-cell>
          <table:table-cell table:style-name="ce29" table:formula="of:=IF(OR([.$E21]=1;[.$E21]=2);CONCATENATE(TEXT(ROUND(VLOOKUP([.$B21];Dated1RM; [.I$2]+1)*VLOOKUP([.$C21];PercentageAndReps;3)/2.5)*2.5; &quot;0.0&quot;);  &quot; x &quot;; TEXT(VLOOKUP([.$C21];PercentageAndReps;4); &quot;0&quot;));&quot;&quot;)">
            <text:p/>
          </table:table-cell>
          <table:table-cell table:style-name="ce29" table:formula="of:=IF(OR([.$E21]=2;[.$E21]=3);CONCATENATE(TEXT(ROUND(VLOOKUP([.$B21];Dated1RM; [.J$2]+1)*VLOOKUP([.$C21];PercentageAndReps;3)/2.5)*2.5; &quot;0.0&quot;);  &quot; x &quot;; TEXT(VLOOKUP([.$C21];PercentageAndReps;4); &quot;0&quot;));&quot;&quot;)" office:value-type="string" office:string-value="37.5 x 2" calcext:value-type="string">
            <text:p>37.5 x 2</text:p>
          </table:table-cell>
          <table:table-cell table:style-name="ce36" office:value-type="string" calcext:value-type="string">
            <text:p>K, S</text:p>
          </table:table-cell>
          <table:table-cell/>
          <table:table-cell table:style-name="ce42" table:formula="of:=[.M20]+28" office:value-type="date" office:date-value="2015-09-07" calcext:value-type="date">
            <text:p>07/09/15</text:p>
          </table:table-cell>
          <table:table-cell table:style-name="ce47" table:formula="of:=[.N20]+1" office:value-type="float" office:value="3" calcext:value-type="float">
            <text:p>3</text:p>
          </table:table-cell>
          <table:table-cell table:style-name="ce47" table:formula="of:=[.O20]+10" office:value-type="float" office:value="90" calcext:value-type="float">
            <text:p>90</text:p>
          </table:table-cell>
          <table:table-cell table:style-name="ce47" table:formula="of:=[.P20]+5" office:value-type="float" office:value="80" calcext:value-type="float">
            <text:p>80</text:p>
          </table:table-cell>
          <table:table-cell table:style-name="ce47" table:formula="of:=[.Q20]+10" office:value-type="float" office:value="130" calcext:value-type="float">
            <text:p>130</text:p>
          </table:table-cell>
          <table:table-cell table:style-name="ce56" table:formula="of:=[.R20]+5" office:value-type="float" office:value="60" calcext:value-type="float">
            <text:p>60.0</text:p>
          </table:table-cell>
          <table:table-cell table:style-name="ce59" table:formula="of:=[.S20]+2.5" office:value-type="float" office:value="45" calcext:value-type="float">
            <text:p>45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1]=4; [.E21]=3); [.B21]+1; [.B21])" office:value-type="float" office:value="2" calcext:value-type="float">
            <text:p>2</text:p>
          </table:table-cell>
          <table:table-cell table:formula="of:=IF([.E21]=3; IF([.C21] = 4; 1; [.C21]+1); [.C21])" office:value-type="float" office:value="3" calcext:value-type="float">
            <text:p>3</text:p>
          </table:table-cell>
          <table:table-cell table:style-name="ce14" table:formula="of:=[.D19]+7" office:value-type="date" office:date-value="2015-08-15" calcext:value-type="date">
            <text:p>15 Aug 15</text:p>
          </table:table-cell>
          <table:table-cell table:style-name="ce19" table:formula="of:=IF([.E21]=3; 1; [.E21]+1)" office:value-type="float" office:value="1" calcext:value-type="float">
            <text:p>1</text:p>
          </table:table-cell>
          <table:table-cell table:style-name="ce24" table:formula="of:=IF(OR([.$E22]=1;[.$E22]=3);CONCATENATE(TEXT(ROUND(VLOOKUP([.$B22];Dated1RM; [.F$2]+1)*VLOOKUP([.$C22];PercentageAndReps;3)/2.5)*2.5; &quot;0.0&quot;);  &quot; x &quot;; TEXT(VLOOKUP([.$C22];PercentageAndReps;4); &quot;0&quot;));&quot;&quot;)" office:value-type="string" office:string-value="52.5 x 5" calcext:value-type="string">
            <text:p>52.5 x 5</text:p>
          </table:table-cell>
          <table:table-cell table:style-name="ce29" table:formula="of:=IF(OR([.$E22]=1;[.$E22]=3);CONCATENATE(TEXT(ROUND(VLOOKUP([.$B22];Dated1RM; [.G$2]+1)*VLOOKUP([.$C22];PercentageAndReps;3)/2.5)*2.5; &quot;0.0&quot;);  &quot; x &quot;; TEXT(VLOOKUP([.$C22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[.$E22]=2;CONCATENATE(TEXT(ROUND(VLOOKUP([.$B22];Dated1RM; [.H$2]+1)*VLOOKUP([.$C22];PercentageAndReps;3)/2.5)*2.5; &quot;0.0&quot;);  &quot; x &quot;; TEXT(VLOOKUP([.$C22];PercentageAndReps;4); &quot;0&quot;));&quot;&quot;)">
            <text:p/>
          </table:table-cell>
          <table:table-cell table:style-name="ce29" table:formula="of:=IF(OR([.$E22]=1;[.$E22]=2);CONCATENATE(TEXT(ROUND(VLOOKUP([.$B22];Dated1RM; [.I$2]+1)*VLOOKUP([.$C22];PercentageAndReps;3)/2.5)*2.5; &quot;0.0&quot;);  &quot; x &quot;; TEXT(VLOOKUP([.$C22];PercentageAndReps;4); &quot;0&quot;));&quot;&quot;)" office:value-type="string" office:string-value="35.0 x 5" calcext:value-type="string">
            <text:p>35.0 x 5</text:p>
          </table:table-cell>
          <table:table-cell table:style-name="ce29" table:formula="of:=IF(OR([.$E22]=2;[.$E22]=3);CONCATENATE(TEXT(ROUND(VLOOKUP([.$B22];Dated1RM; [.J$2]+1)*VLOOKUP([.$C22];PercentageAndReps;3)/2.5)*2.5; &quot;0.0&quot;);  &quot; x &quot;; TEXT(VLOOKUP([.$C22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/>
          <table:table-cell table:style-name="ce42" table:formula="of:=[.M21]+28" office:value-type="date" office:date-value="2015-10-05" calcext:value-type="date">
            <text:p>05/10/15</text:p>
          </table:table-cell>
          <table:table-cell table:style-name="ce47" table:formula="of:=[.N21]+1" office:value-type="float" office:value="4" calcext:value-type="float">
            <text:p>4</text:p>
          </table:table-cell>
          <table:table-cell table:style-name="ce47" table:formula="of:=[.O21]+10" office:value-type="float" office:value="100" calcext:value-type="float">
            <text:p>100</text:p>
          </table:table-cell>
          <table:table-cell table:style-name="ce47" table:formula="of:=[.P21]+5" office:value-type="float" office:value="85" calcext:value-type="float">
            <text:p>85</text:p>
          </table:table-cell>
          <table:table-cell table:style-name="ce47" table:formula="of:=[.Q21]+10" office:value-type="float" office:value="140" calcext:value-type="float">
            <text:p>140</text:p>
          </table:table-cell>
          <table:table-cell table:style-name="ce56" table:formula="of:=[.R21]+5" office:value-type="float" office:value="65" calcext:value-type="float">
            <text:p>65.0</text:p>
          </table:table-cell>
          <table:table-cell table:style-name="ce59" table:formula="of:=[.S21]+2.5" office:value-type="float" office:value="47.5" calcext:value-type="float">
            <text:p>47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2]=4; [.E22]=3); [.B22]+1; [.B22])" office:value-type="float" office:value="2" calcext:value-type="float">
            <text:p>2</text:p>
          </table:table-cell>
          <table:table-cell table:formula="of:=IF([.E22]=3; IF([.C22] = 4; 1; [.C22]+1); [.C22])" office:value-type="float" office:value="3" calcext:value-type="float">
            <text:p>3</text:p>
          </table:table-cell>
          <table:table-cell table:style-name="ce14"/>
          <table:table-cell table:style-name="ce19" table:formula="of:=IF([.E22]=3; 1; [.E22]+1)" office:value-type="float" office:value="2" calcext:value-type="float">
            <text:p>2</text:p>
          </table:table-cell>
          <table:table-cell table:style-name="ce24" table:formula="of:=IF(OR([.$E23]=1;[.$E23]=3);CONCATENATE(TEXT(ROUND(VLOOKUP([.$B23];Dated1RM; [.F$2]+1)*VLOOKUP([.$C23];PercentageAndReps;3)/2.5)*2.5; &quot;0.0&quot;);  &quot; x &quot;; TEXT(VLOOKUP([.$C23];PercentageAndReps;4); &quot;0&quot;));&quot;&quot;)">
            <text:p/>
          </table:table-cell>
          <table:table-cell table:style-name="ce29" table:formula="of:=IF(OR([.$E23]=1;[.$E23]=3);CONCATENATE(TEXT(ROUND(VLOOKUP([.$B23];Dated1RM; [.G$2]+1)*VLOOKUP([.$C23];PercentageAndReps;3)/2.5)*2.5; &quot;0.0&quot;);  &quot; x &quot;; TEXT(VLOOKUP([.$C23];PercentageAndReps;4); &quot;0&quot;));&quot;&quot;)">
            <text:p/>
          </table:table-cell>
          <table:table-cell table:style-name="ce29" table:formula="of:=IF([.$E23]=2;CONCATENATE(TEXT(ROUND(VLOOKUP([.$B23];Dated1RM; [.H$2]+1)*VLOOKUP([.$C23];PercentageAndReps;3)/2.5)*2.5; &quot;0.0&quot;);  &quot; x &quot;; TEXT(VLOOKUP([.$C23];PercentageAndReps;4); &quot;0&quot;));&quot;&quot;)" office:value-type="string" office:string-value="77.5 x 5" calcext:value-type="string">
            <text:p>77.5 x 5</text:p>
          </table:table-cell>
          <table:table-cell table:style-name="ce29" table:formula="of:=IF(OR([.$E23]=1;[.$E23]=2);CONCATENATE(TEXT(ROUND(VLOOKUP([.$B23];Dated1RM; [.I$2]+1)*VLOOKUP([.$C23];PercentageAndReps;3)/2.5)*2.5; &quot;0.0&quot;);  &quot; x &quot;; TEXT(VLOOKUP([.$C23];PercentageAndReps;4); &quot;0&quot;));&quot;&quot;)" office:value-type="string" office:string-value="35.0 x 5" calcext:value-type="string">
            <text:p>35.0 x 5</text:p>
          </table:table-cell>
          <table:table-cell table:style-name="ce29" table:formula="of:=IF(OR([.$E23]=2;[.$E23]=3);CONCATENATE(TEXT(ROUND(VLOOKUP([.$B23];Dated1RM; [.J$2]+1)*VLOOKUP([.$C23];PercentageAndReps;3)/2.5)*2.5; &quot;0.0&quot;);  &quot; x &quot;; TEXT(VLOOKUP([.$C23];PercentageAndReps;4); &quot;0&quot;));&quot;&quot;)" office:value-type="string" office:string-value="27.5 x 5" calcext:value-type="string">
            <text:p>27.5 x 5</text:p>
          </table:table-cell>
          <table:table-cell table:style-name="ce36" office:value-type="string" calcext:value-type="string">
            <text:p>K, G</text:p>
          </table:table-cell>
          <table:table-cell/>
          <table:table-cell table:style-name="ce42" table:formula="of:=[.M22]+28" office:value-type="date" office:date-value="2015-11-02" calcext:value-type="date">
            <text:p>02/11/15</text:p>
          </table:table-cell>
          <table:table-cell table:style-name="ce47" table:formula="of:=[.N22]+1" office:value-type="float" office:value="5" calcext:value-type="float">
            <text:p>5</text:p>
          </table:table-cell>
          <table:table-cell table:style-name="ce47" table:formula="of:=[.O22]+10" office:value-type="float" office:value="110" calcext:value-type="float">
            <text:p>110</text:p>
          </table:table-cell>
          <table:table-cell table:style-name="ce47" table:formula="of:=[.P22]+5" office:value-type="float" office:value="90" calcext:value-type="float">
            <text:p>90</text:p>
          </table:table-cell>
          <table:table-cell table:style-name="ce47" table:formula="of:=[.Q22]+10" office:value-type="float" office:value="150" calcext:value-type="float">
            <text:p>150</text:p>
          </table:table-cell>
          <table:table-cell table:style-name="ce56" table:formula="of:=[.R22]+5" office:value-type="float" office:value="70" calcext:value-type="float">
            <text:p>70.0</text:p>
          </table:table-cell>
          <table:table-cell table:style-name="ce59" table:formula="of:=[.S22]+2.5" office:value-type="float" office:value="50" calcext:value-type="float">
            <text:p>50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3]=4; [.E23]=3); [.B23]+1; [.B23])" office:value-type="float" office:value="2" calcext:value-type="float">
            <text:p>2</text:p>
          </table:table-cell>
          <table:table-cell table:formula="of:=IF([.E23]=3; IF([.C23] = 4; 1; [.C23]+1); [.C23])" office:value-type="float" office:value="3" calcext:value-type="float">
            <text:p>3</text:p>
          </table:table-cell>
          <table:table-cell table:style-name="ce14"/>
          <table:table-cell table:style-name="ce19" table:formula="of:=IF([.E23]=3; 1; [.E23]+1)" office:value-type="float" office:value="3" calcext:value-type="float">
            <text:p>3</text:p>
          </table:table-cell>
          <table:table-cell table:style-name="ce24" table:formula="of:=IF(OR([.$E24]=1;[.$E24]=3);CONCATENATE(TEXT(ROUND(VLOOKUP([.$B24];Dated1RM; [.F$2]+1)*VLOOKUP([.$C24];PercentageAndReps;3)/2.5)*2.5; &quot;0.0&quot;);  &quot; x &quot;; TEXT(VLOOKUP([.$C24];PercentageAndReps;4); &quot;0&quot;));&quot;&quot;)" office:value-type="string" office:string-value="52.5 x 5" calcext:value-type="string">
            <text:p>52.5 x 5</text:p>
          </table:table-cell>
          <table:table-cell table:style-name="ce29" table:formula="of:=IF(OR([.$E24]=1;[.$E24]=3);CONCATENATE(TEXT(ROUND(VLOOKUP([.$B24];Dated1RM; [.G$2]+1)*VLOOKUP([.$C24];PercentageAndReps;3)/2.5)*2.5; &quot;0.0&quot;);  &quot; x &quot;; TEXT(VLOOKUP([.$C24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[.$E24]=2;CONCATENATE(TEXT(ROUND(VLOOKUP([.$B24];Dated1RM; [.H$2]+1)*VLOOKUP([.$C24];PercentageAndReps;3)/2.5)*2.5; &quot;0.0&quot;);  &quot; x &quot;; TEXT(VLOOKUP([.$C24];PercentageAndReps;4); &quot;0&quot;));&quot;&quot;)">
            <text:p/>
          </table:table-cell>
          <table:table-cell table:style-name="ce29" table:formula="of:=IF(OR([.$E24]=1;[.$E24]=2);CONCATENATE(TEXT(ROUND(VLOOKUP([.$B24];Dated1RM; [.I$2]+1)*VLOOKUP([.$C24];PercentageAndReps;3)/2.5)*2.5; &quot;0.0&quot;);  &quot; x &quot;; TEXT(VLOOKUP([.$C24];PercentageAndReps;4); &quot;0&quot;));&quot;&quot;)">
            <text:p/>
          </table:table-cell>
          <table:table-cell table:style-name="ce29" table:formula="of:=IF(OR([.$E24]=2;[.$E24]=3);CONCATENATE(TEXT(ROUND(VLOOKUP([.$B24];Dated1RM; [.J$2]+1)*VLOOKUP([.$C24];PercentageAndReps;3)/2.5)*2.5; &quot;0.0&quot;);  &quot; x &quot;; TEXT(VLOOKUP([.$C24];PercentageAndReps;4); &quot;0&quot;));&quot;&quot;)" office:value-type="string" office:string-value="27.5 x 5" calcext:value-type="string">
            <text:p>27.5 x 5</text:p>
          </table:table-cell>
          <table:table-cell table:style-name="ce36" office:value-type="string" calcext:value-type="string">
            <text:p>K, S</text:p>
          </table:table-cell>
          <table:table-cell/>
          <table:table-cell table:style-name="ce42" table:formula="of:=[.M23]+28" office:value-type="date" office:date-value="2015-11-30" calcext:value-type="date">
            <text:p>30/11/15</text:p>
          </table:table-cell>
          <table:table-cell table:style-name="ce47" table:formula="of:=[.N23]+1" office:value-type="float" office:value="6" calcext:value-type="float">
            <text:p>6</text:p>
          </table:table-cell>
          <table:table-cell table:style-name="ce47" table:formula="of:=[.O23]+10" office:value-type="float" office:value="120" calcext:value-type="float">
            <text:p>120</text:p>
          </table:table-cell>
          <table:table-cell table:style-name="ce47" table:formula="of:=[.P23]+5" office:value-type="float" office:value="95" calcext:value-type="float">
            <text:p>95</text:p>
          </table:table-cell>
          <table:table-cell table:style-name="ce47" table:formula="of:=[.Q23]+10" office:value-type="float" office:value="160" calcext:value-type="float">
            <text:p>160</text:p>
          </table:table-cell>
          <table:table-cell table:style-name="ce56" table:formula="of:=[.R23]+2.5" office:value-type="float" office:value="72.5" calcext:value-type="float">
            <text:p>72.5</text:p>
          </table:table-cell>
          <table:table-cell table:style-name="ce59" table:formula="of:=[.S23]+2.5" office:value-type="float" office:value="52.5" calcext:value-type="float">
            <text:p>52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4]=4; [.E24]=3); [.B24]+1; [.B24])" office:value-type="float" office:value="2" calcext:value-type="float">
            <text:p>2</text:p>
          </table:table-cell>
          <table:table-cell table:formula="of:=IF([.E24]=3; IF([.C24] = 4; 1; [.C24]+1); [.C24])" office:value-type="float" office:value="4" calcext:value-type="float">
            <text:p>4</text:p>
          </table:table-cell>
          <table:table-cell table:style-name="ce14" table:formula="of:=[.D22]+7" office:value-type="date" office:date-value="2015-08-22" calcext:value-type="date">
            <text:p>22 Aug 15</text:p>
          </table:table-cell>
          <table:table-cell table:style-name="ce19" table:formula="of:=IF([.E24]=3; 1; [.E24]+1)" office:value-type="float" office:value="1" calcext:value-type="float">
            <text:p>1</text:p>
          </table:table-cell>
          <table:table-cell table:style-name="ce24" table:formula="of:=IF(OR([.$E25]=1;[.$E25]=3);CONCATENATE(TEXT(ROUND(VLOOKUP([.$B25];Dated1RM; [.F$2]+1)*VLOOKUP([.$C25];PercentageAndReps;3)/2.5)*2.5; &quot;0.0&quot;);  &quot; x &quot;; TEXT(VLOOKUP([.$C25];PercentageAndReps;4); &quot;0&quot;));&quot;&quot;)" office:value-type="string" office:string-value="72.5 x 2" calcext:value-type="string">
            <text:p>72.5 x 2</text:p>
          </table:table-cell>
          <table:table-cell table:style-name="ce29" table:formula="of:=IF(OR([.$E25]=1;[.$E25]=3);CONCATENATE(TEXT(ROUND(VLOOKUP([.$B25];Dated1RM; [.G$2]+1)*VLOOKUP([.$C25];PercentageAndReps;3)/2.5)*2.5; &quot;0.0&quot;);  &quot; x &quot;; TEXT(VLOOKUP([.$C25];PercentageAndReps;4); &quot;0&quot;));&quot;&quot;)" office:value-type="string" office:string-value="67.5 x 2" calcext:value-type="string">
            <text:p>67.5 x 2</text:p>
          </table:table-cell>
          <table:table-cell table:style-name="ce29" table:formula="of:=IF([.$E25]=2;CONCATENATE(TEXT(ROUND(VLOOKUP([.$B25];Dated1RM; [.H$2]+1)*VLOOKUP([.$C25];PercentageAndReps;3)/2.5)*2.5; &quot;0.0&quot;);  &quot; x &quot;; TEXT(VLOOKUP([.$C25];PercentageAndReps;4); &quot;0&quot;));&quot;&quot;)">
            <text:p/>
          </table:table-cell>
          <table:table-cell table:style-name="ce29" table:formula="of:=IF(OR([.$E25]=1;[.$E25]=2);CONCATENATE(TEXT(ROUND(VLOOKUP([.$B25];Dated1RM; [.I$2]+1)*VLOOKUP([.$C25];PercentageAndReps;3)/2.5)*2.5; &quot;0.0&quot;);  &quot; x &quot;; TEXT(VLOOKUP([.$C25];PercentageAndReps;4); &quot;0&quot;));&quot;&quot;)" office:value-type="string" office:string-value="50.0 x 2" calcext:value-type="string">
            <text:p>50.0 x 2</text:p>
          </table:table-cell>
          <table:table-cell table:style-name="ce29" table:formula="of:=IF(OR([.$E25]=2;[.$E25]=3);CONCATENATE(TEXT(ROUND(VLOOKUP([.$B25];Dated1RM; [.J$2]+1)*VLOOKUP([.$C25];PercentageAndReps;3)/2.5)*2.5; &quot;0.0&quot;);  &quot; x &quot;; TEXT(VLOOKUP([.$C25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/>
          <table:table-cell table:style-name="ce42" table:formula="of:=[.M24]+28" office:value-type="date" office:date-value="2015-12-28" calcext:value-type="date">
            <text:p>28/12/15</text:p>
          </table:table-cell>
          <table:table-cell table:style-name="ce47" table:formula="of:=[.N24]+1" office:value-type="float" office:value="7" calcext:value-type="float">
            <text:p>7</text:p>
          </table:table-cell>
          <table:table-cell table:style-name="ce47" table:formula="of:=[.O24]+10" office:value-type="float" office:value="130" calcext:value-type="float">
            <text:p>130</text:p>
          </table:table-cell>
          <table:table-cell table:style-name="ce47" table:formula="of:=[.P24]+5" office:value-type="float" office:value="100" calcext:value-type="float">
            <text:p>100</text:p>
          </table:table-cell>
          <table:table-cell table:style-name="ce47" table:formula="of:=[.Q24]+10" office:value-type="float" office:value="170" calcext:value-type="float">
            <text:p>170</text:p>
          </table:table-cell>
          <table:table-cell table:style-name="ce56" table:formula="of:=[.R24]+2.5" office:value-type="float" office:value="75" calcext:value-type="float">
            <text:p>75.0</text:p>
          </table:table-cell>
          <table:table-cell table:style-name="ce59" table:formula="of:=[.S24]+2.5" office:value-type="float" office:value="55" calcext:value-type="float">
            <text:p>55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5]=4; [.E25]=3); [.B25]+1; [.B25])" office:value-type="float" office:value="2" calcext:value-type="float">
            <text:p>2</text:p>
          </table:table-cell>
          <table:table-cell table:formula="of:=IF([.E25]=3; IF([.C25] = 4; 1; [.C25]+1); [.C25])" office:value-type="float" office:value="4" calcext:value-type="float">
            <text:p>4</text:p>
          </table:table-cell>
          <table:table-cell table:style-name="ce14"/>
          <table:table-cell table:style-name="ce19" table:formula="of:=IF([.E25]=3; 1; [.E25]+1)" office:value-type="float" office:value="2" calcext:value-type="float">
            <text:p>2</text:p>
          </table:table-cell>
          <table:table-cell table:style-name="ce24" table:formula="of:=IF(OR([.$E26]=1;[.$E26]=3);CONCATENATE(TEXT(ROUND(VLOOKUP([.$B26];Dated1RM; [.F$2]+1)*VLOOKUP([.$C26];PercentageAndReps;3)/2.5)*2.5; &quot;0.0&quot;);  &quot; x &quot;; TEXT(VLOOKUP([.$C26];PercentageAndReps;4); &quot;0&quot;));&quot;&quot;)">
            <text:p/>
          </table:table-cell>
          <table:table-cell table:style-name="ce29" table:formula="of:=IF(OR([.$E26]=1;[.$E26]=3);CONCATENATE(TEXT(ROUND(VLOOKUP([.$B26];Dated1RM; [.G$2]+1)*VLOOKUP([.$C26];PercentageAndReps;3)/2.5)*2.5; &quot;0.0&quot;);  &quot; x &quot;; TEXT(VLOOKUP([.$C26];PercentageAndReps;4); &quot;0&quot;));&quot;&quot;)">
            <text:p/>
          </table:table-cell>
          <table:table-cell table:style-name="ce29" table:formula="of:=IF([.$E26]=2;CONCATENATE(TEXT(ROUND(VLOOKUP([.$B26];Dated1RM; [.H$2]+1)*VLOOKUP([.$C26];PercentageAndReps;3)/2.5)*2.5; &quot;0.0&quot;);  &quot; x &quot;; TEXT(VLOOKUP([.$C26];PercentageAndReps;4); &quot;0&quot;));&quot;&quot;)" office:value-type="string" office:string-value="107.5 x 2" calcext:value-type="string">
            <text:p>107.5 x 2</text:p>
          </table:table-cell>
          <table:table-cell table:style-name="ce29" table:formula="of:=IF(OR([.$E26]=1;[.$E26]=2);CONCATENATE(TEXT(ROUND(VLOOKUP([.$B26];Dated1RM; [.I$2]+1)*VLOOKUP([.$C26];PercentageAndReps;3)/2.5)*2.5; &quot;0.0&quot;);  &quot; x &quot;; TEXT(VLOOKUP([.$C26];PercentageAndReps;4); &quot;0&quot;));&quot;&quot;)" office:value-type="string" office:string-value="50.0 x 2" calcext:value-type="string">
            <text:p>50.0 x 2</text:p>
          </table:table-cell>
          <table:table-cell table:style-name="ce29" table:formula="of:=IF(OR([.$E26]=2;[.$E26]=3);CONCATENATE(TEXT(ROUND(VLOOKUP([.$B26];Dated1RM; [.J$2]+1)*VLOOKUP([.$C26];PercentageAndReps;3)/2.5)*2.5; &quot;0.0&quot;);  &quot; x &quot;; TEXT(VLOOKUP([.$C26];PercentageAndReps;4); &quot;0&quot;));&quot;&quot;)" office:value-type="string" office:string-value="37.5 x 2" calcext:value-type="string">
            <text:p>37.5 x 2</text:p>
          </table:table-cell>
          <table:table-cell table:style-name="ce36" office:value-type="string" calcext:value-type="string">
            <text:p>K, G</text:p>
          </table:table-cell>
          <table:table-cell/>
          <table:table-cell table:style-name="ce42" table:formula="of:=[.M25]+28" office:value-type="date" office:date-value="2016-01-25" calcext:value-type="date">
            <text:p>25/01/16</text:p>
          </table:table-cell>
          <table:table-cell table:style-name="ce47" table:formula="of:=[.N25]+1" office:value-type="float" office:value="8" calcext:value-type="float">
            <text:p>8</text:p>
          </table:table-cell>
          <table:table-cell table:style-name="ce47" table:formula="of:=[.O25]+10" office:value-type="float" office:value="140" calcext:value-type="float">
            <text:p>140</text:p>
          </table:table-cell>
          <table:table-cell table:style-name="ce47" table:formula="of:=[.P25]+5" office:value-type="float" office:value="105" calcext:value-type="float">
            <text:p>105</text:p>
          </table:table-cell>
          <table:table-cell table:style-name="ce47" table:formula="of:=[.Q25]+10" office:value-type="float" office:value="180" calcext:value-type="float">
            <text:p>180</text:p>
          </table:table-cell>
          <table:table-cell table:style-name="ce56" table:formula="of:=[.R25]+2.5" office:value-type="float" office:value="77.5" calcext:value-type="float">
            <text:p>77.5</text:p>
          </table:table-cell>
          <table:table-cell table:style-name="ce59" table:formula="of:=[.S25]+2.5" office:value-type="float" office:value="57.5" calcext:value-type="float">
            <text:p>57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6]=4; [.E26]=3); [.B26]+1; [.B26])" office:value-type="float" office:value="2" calcext:value-type="float">
            <text:p>2</text:p>
          </table:table-cell>
          <table:table-cell table:formula="of:=IF([.E26]=3; IF([.C26] = 4; 1; [.C26]+1); [.C26])" office:value-type="float" office:value="4" calcext:value-type="float">
            <text:p>4</text:p>
          </table:table-cell>
          <table:table-cell table:style-name="ce15"/>
          <table:table-cell table:style-name="ce20" table:formula="of:=IF([.E26]=3; 1; [.E26]+1)" office:value-type="float" office:value="3" calcext:value-type="float">
            <text:p>3</text:p>
          </table:table-cell>
          <table:table-cell table:style-name="ce25" table:formula="of:=IF(OR([.$E27]=1;[.$E27]=3);CONCATENATE(TEXT(ROUND(VLOOKUP([.$B27];Dated1RM; [.F$2]+1)*VLOOKUP([.$C27];PercentageAndReps;3)/2.5)*2.5; &quot;0.0&quot;);  &quot; x &quot;; TEXT(VLOOKUP([.$C27];PercentageAndReps;4); &quot;0&quot;));&quot;&quot;)" office:value-type="string" office:string-value="72.5 x 2" calcext:value-type="string">
            <text:p>72.5 x 2</text:p>
          </table:table-cell>
          <table:table-cell table:style-name="ce30" table:formula="of:=IF(OR([.$E27]=1;[.$E27]=3);CONCATENATE(TEXT(ROUND(VLOOKUP([.$B27];Dated1RM; [.G$2]+1)*VLOOKUP([.$C27];PercentageAndReps;3)/2.5)*2.5; &quot;0.0&quot;);  &quot; x &quot;; TEXT(VLOOKUP([.$C27];PercentageAndReps;4); &quot;0&quot;));&quot;&quot;)" office:value-type="string" office:string-value="67.5 x 2" calcext:value-type="string">
            <text:p>67.5 x 2</text:p>
          </table:table-cell>
          <table:table-cell table:style-name="ce30" table:formula="of:=IF([.$E27]=2;CONCATENATE(TEXT(ROUND(VLOOKUP([.$B27];Dated1RM; [.H$2]+1)*VLOOKUP([.$C27];PercentageAndReps;3)/2.5)*2.5; &quot;0.0&quot;);  &quot; x &quot;; TEXT(VLOOKUP([.$C27];PercentageAndReps;4); &quot;0&quot;));&quot;&quot;)">
            <text:p/>
          </table:table-cell>
          <table:table-cell table:style-name="ce30" table:formula="of:=IF(OR([.$E27]=1;[.$E27]=2);CONCATENATE(TEXT(ROUND(VLOOKUP([.$B27];Dated1RM; [.I$2]+1)*VLOOKUP([.$C27];PercentageAndReps;3)/2.5)*2.5; &quot;0.0&quot;);  &quot; x &quot;; TEXT(VLOOKUP([.$C27];PercentageAndReps;4); &quot;0&quot;));&quot;&quot;)">
            <text:p/>
          </table:table-cell>
          <table:table-cell table:style-name="ce30" table:formula="of:=IF(OR([.$E27]=2;[.$E27]=3);CONCATENATE(TEXT(ROUND(VLOOKUP([.$B27];Dated1RM; [.J$2]+1)*VLOOKUP([.$C27];PercentageAndReps;3)/2.5)*2.5; &quot;0.0&quot;);  &quot; x &quot;; TEXT(VLOOKUP([.$C27];PercentageAndReps;4); &quot;0&quot;));&quot;&quot;)" office:value-type="string" office:string-value="37.5 x 2" calcext:value-type="string">
            <text:p>37.5 x 2</text:p>
          </table:table-cell>
          <table:table-cell table:style-name="ce37" office:value-type="string" calcext:value-type="string">
            <text:p>K, S</text:p>
          </table:table-cell>
          <table:table-cell/>
          <table:table-cell table:style-name="ce42" table:formula="of:=[.M26]+28" office:value-type="date" office:date-value="2016-02-22" calcext:value-type="date">
            <text:p>22/02/16</text:p>
          </table:table-cell>
          <table:table-cell table:style-name="ce47" table:formula="of:=[.N26]+1" office:value-type="float" office:value="9" calcext:value-type="float">
            <text:p>9</text:p>
          </table:table-cell>
          <table:table-cell table:style-name="ce47" table:formula="of:=[.O26]+5" office:value-type="float" office:value="145" calcext:value-type="float">
            <text:p>145</text:p>
          </table:table-cell>
          <table:table-cell table:style-name="ce47" table:formula="of:=[.P26]+5" office:value-type="float" office:value="110" calcext:value-type="float">
            <text:p>110</text:p>
          </table:table-cell>
          <table:table-cell table:style-name="ce47" table:formula="of:=[.Q26]+10" office:value-type="float" office:value="190" calcext:value-type="float">
            <text:p>190</text:p>
          </table:table-cell>
          <table:table-cell table:style-name="ce56" table:formula="of:=[.R26]+2.5" office:value-type="float" office:value="80" calcext:value-type="float">
            <text:p>80.0</text:p>
          </table:table-cell>
          <table:table-cell table:style-name="ce59" table:formula="of:=[.S26]+2.5" office:value-type="float" office:value="60" calcext:value-type="float">
            <text:p>60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7]=4; [.E27]=3); [.B27]+1; [.B27])" office:value-type="float" office:value="3" calcext:value-type="float">
            <text:p>3</text:p>
          </table:table-cell>
          <table:table-cell table:formula="of:=IF([.E27]=3; IF([.C27] = 4; 1; [.C27]+1); [.C27])" office:value-type="float" office:value="1" calcext:value-type="float">
            <text:p>1</text:p>
          </table:table-cell>
          <table:table-cell table:style-name="ce12" table:formula="of:=[.D25]+7" office:value-type="date" office:date-value="2015-08-29" calcext:value-type="date">
            <text:p>29 Aug 15</text:p>
          </table:table-cell>
          <table:table-cell table:style-name="ce17" table:formula="of:=IF([.E27]=3; 1; [.E27]+1)" office:value-type="float" office:value="1" calcext:value-type="float">
            <text:p>1</text:p>
          </table:table-cell>
          <table:table-cell table:style-name="ce22" table:formula="of:=IF(OR([.$E28]=1;[.$E28]=3);CONCATENATE(TEXT(ROUND(VLOOKUP([.$B28];Dated1RM; [.F$2]+1)*VLOOKUP([.$C28];PercentageAndReps;3)/2.5)*2.5; &quot;0.0&quot;);  &quot; x &quot;; TEXT(VLOOKUP([.$C28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OR([.$E28]=1;[.$E28]=3);CONCATENATE(TEXT(ROUND(VLOOKUP([.$B28];Dated1RM; [.G$2]+1)*VLOOKUP([.$C28];PercentageAndReps;3)/2.5)*2.5; &quot;0.0&quot;);  &quot; x &quot;; TEXT(VLOOKUP([.$C28];PercentageAndReps;4); &quot;0&quot;));&quot;&quot;)" office:value-type="string" office:string-value="60.0 x 5" calcext:value-type="string">
            <text:p>60.0 x 5</text:p>
          </table:table-cell>
          <table:table-cell table:style-name="ce27" table:formula="of:=IF([.$E28]=2;CONCATENATE(TEXT(ROUND(VLOOKUP([.$B28];Dated1RM; [.H$2]+1)*VLOOKUP([.$C28];PercentageAndReps;3)/2.5)*2.5; &quot;0.0&quot;);  &quot; x &quot;; TEXT(VLOOKUP([.$C28];PercentageAndReps;4); &quot;0&quot;));&quot;&quot;)">
            <text:p/>
          </table:table-cell>
          <table:table-cell table:style-name="ce27" table:formula="of:=IF(OR([.$E28]=1;[.$E28]=2);CONCATENATE(TEXT(ROUND(VLOOKUP([.$B28];Dated1RM; [.I$2]+1)*VLOOKUP([.$C28];PercentageAndReps;3)/2.5)*2.5; &quot;0.0&quot;);  &quot; x &quot;; TEXT(VLOOKUP([.$C28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28]=2;[.$E28]=3);CONCATENATE(TEXT(ROUND(VLOOKUP([.$B28];Dated1RM; [.J$2]+1)*VLOOKUP([.$C28];PercentageAndReps;3)/2.5)*2.5; &quot;0.0&quot;);  &quot; x &quot;; TEXT(VLOOKUP([.$C28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42" table:formula="of:=[.M27]+28" office:value-type="date" office:date-value="2016-03-21" calcext:value-type="date">
            <text:p>21/03/16</text:p>
          </table:table-cell>
          <table:table-cell table:style-name="ce47" table:formula="of:=[.N27]+1" office:value-type="float" office:value="10" calcext:value-type="float">
            <text:p>10</text:p>
          </table:table-cell>
          <table:table-cell table:style-name="ce47" table:formula="of:=[.O27]+5" office:value-type="float" office:value="150" calcext:value-type="float">
            <text:p>150</text:p>
          </table:table-cell>
          <table:table-cell table:style-name="ce47" table:formula="of:=[.P27]+5" office:value-type="float" office:value="115" calcext:value-type="float">
            <text:p>115</text:p>
          </table:table-cell>
          <table:table-cell table:style-name="ce47" table:formula="of:=[.Q27]+5" office:value-type="float" office:value="195" calcext:value-type="float">
            <text:p>195</text:p>
          </table:table-cell>
          <table:table-cell table:style-name="ce56" table:formula="of:=[.R27]+2.5" office:value-type="float" office:value="82.5" calcext:value-type="float">
            <text:p>82.5</text:p>
          </table:table-cell>
          <table:table-cell table:style-name="ce59" table:formula="of:=[.S27]+2.5" office:value-type="float" office:value="62.5" calcext:value-type="float">
            <text:p>62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8]=4; [.E28]=3); [.B28]+1; [.B28])" office:value-type="float" office:value="3" calcext:value-type="float">
            <text:p>3</text:p>
          </table:table-cell>
          <table:table-cell table:formula="of:=IF([.E28]=3; IF([.C28] = 4; 1; [.C28]+1); [.C28])" office:value-type="float" office:value="1" calcext:value-type="float">
            <text:p>1</text:p>
          </table:table-cell>
          <table:table-cell table:style-name="ce12"/>
          <table:table-cell table:style-name="ce17" table:formula="of:=IF([.E28]=3; 1; [.E28]+1)" office:value-type="float" office:value="2" calcext:value-type="float">
            <text:p>2</text:p>
          </table:table-cell>
          <table:table-cell table:style-name="ce22" table:formula="of:=IF(OR([.$E29]=1;[.$E29]=3);CONCATENATE(TEXT(ROUND(VLOOKUP([.$B29];Dated1RM; [.F$2]+1)*VLOOKUP([.$C29];PercentageAndReps;3)/2.5)*2.5; &quot;0.0&quot;);  &quot; x &quot;; TEXT(VLOOKUP([.$C29];PercentageAndReps;4); &quot;0&quot;));&quot;&quot;)">
            <text:p/>
          </table:table-cell>
          <table:table-cell table:style-name="ce27" table:formula="of:=IF(OR([.$E29]=1;[.$E29]=3);CONCATENATE(TEXT(ROUND(VLOOKUP([.$B29];Dated1RM; [.G$2]+1)*VLOOKUP([.$C29];PercentageAndReps;3)/2.5)*2.5; &quot;0.0&quot;);  &quot; x &quot;; TEXT(VLOOKUP([.$C29];PercentageAndReps;4); &quot;0&quot;));&quot;&quot;)">
            <text:p/>
          </table:table-cell>
          <table:table-cell table:style-name="ce27" table:formula="of:=IF([.$E29]=2;CONCATENATE(TEXT(ROUND(VLOOKUP([.$B29];Dated1RM; [.H$2]+1)*VLOOKUP([.$C29];PercentageAndReps;3)/2.5)*2.5; &quot;0.0&quot;);  &quot; x &quot;; TEXT(VLOOKUP([.$C29];PercentageAndReps;4); &quot;0&quot;));&quot;&quot;)" office:value-type="string" office:string-value="97.5 x 5" calcext:value-type="string">
            <text:p>97.5 x 5</text:p>
          </table:table-cell>
          <table:table-cell table:style-name="ce27" table:formula="of:=IF(OR([.$E29]=1;[.$E29]=2);CONCATENATE(TEXT(ROUND(VLOOKUP([.$B29];Dated1RM; [.I$2]+1)*VLOOKUP([.$C29];PercentageAndReps;3)/2.5)*2.5; &quot;0.0&quot;);  &quot; x &quot;; TEXT(VLOOKUP([.$C29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29]=2;[.$E29]=3);CONCATENATE(TEXT(ROUND(VLOOKUP([.$B29];Dated1RM; [.J$2]+1)*VLOOKUP([.$C29];PercentageAndReps;3)/2.5)*2.5; &quot;0.0&quot;);  &quot; x &quot;; TEXT(VLOOKUP([.$C29];PercentageAndReps;4); &quot;0&quot;));&quot;&quot;)" office:value-type="string" office:string-value="35.0 x 5" calcext:value-type="string">
            <text:p>35.0 x 5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42" table:formula="of:=[.M28]+28" office:value-type="date" office:date-value="2016-04-18" calcext:value-type="date">
            <text:p>18/04/16</text:p>
          </table:table-cell>
          <table:table-cell table:style-name="ce47" table:formula="of:=[.N28]+1" office:value-type="float" office:value="11" calcext:value-type="float">
            <text:p>11</text:p>
          </table:table-cell>
          <table:table-cell table:style-name="ce47" table:formula="of:=[.O28]+5" office:value-type="float" office:value="155" calcext:value-type="float">
            <text:p>155</text:p>
          </table:table-cell>
          <table:table-cell table:style-name="ce47" table:formula="of:=[.P28]+5" office:value-type="float" office:value="120" calcext:value-type="float">
            <text:p>120</text:p>
          </table:table-cell>
          <table:table-cell table:style-name="ce47" table:formula="of:=[.Q28]+5" office:value-type="float" office:value="200" calcext:value-type="float">
            <text:p>200</text:p>
          </table:table-cell>
          <table:table-cell table:style-name="ce56" table:formula="of:=[.R28]+2.5" office:value-type="float" office:value="85" calcext:value-type="float">
            <text:p>85.0</text:p>
          </table:table-cell>
          <table:table-cell table:style-name="ce59" table:formula="of:=[.S28]+2.5" office:value-type="float" office:value="65" calcext:value-type="float">
            <text:p>65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29]=4; [.E29]=3); [.B29]+1; [.B29])" office:value-type="float" office:value="3" calcext:value-type="float">
            <text:p>3</text:p>
          </table:table-cell>
          <table:table-cell table:formula="of:=IF([.E29]=3; IF([.C29] = 4; 1; [.C29]+1); [.C29])" office:value-type="float" office:value="1" calcext:value-type="float">
            <text:p>1</text:p>
          </table:table-cell>
          <table:table-cell table:style-name="ce12"/>
          <table:table-cell table:style-name="ce17" table:formula="of:=IF([.E29]=3; 1; [.E29]+1)" office:value-type="float" office:value="3" calcext:value-type="float">
            <text:p>3</text:p>
          </table:table-cell>
          <table:table-cell table:style-name="ce22" table:formula="of:=IF(OR([.$E30]=1;[.$E30]=3);CONCATENATE(TEXT(ROUND(VLOOKUP([.$B30];Dated1RM; [.F$2]+1)*VLOOKUP([.$C30];PercentageAndReps;3)/2.5)*2.5; &quot;0.0&quot;);  &quot; x &quot;; TEXT(VLOOKUP([.$C30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OR([.$E30]=1;[.$E30]=3);CONCATENATE(TEXT(ROUND(VLOOKUP([.$B30];Dated1RM; [.G$2]+1)*VLOOKUP([.$C30];PercentageAndReps;3)/2.5)*2.5; &quot;0.0&quot;);  &quot; x &quot;; TEXT(VLOOKUP([.$C30];PercentageAndReps;4); &quot;0&quot;));&quot;&quot;)" office:value-type="string" office:string-value="60.0 x 5" calcext:value-type="string">
            <text:p>60.0 x 5</text:p>
          </table:table-cell>
          <table:table-cell table:style-name="ce27" table:formula="of:=IF([.$E30]=2;CONCATENATE(TEXT(ROUND(VLOOKUP([.$B30];Dated1RM; [.H$2]+1)*VLOOKUP([.$C30];PercentageAndReps;3)/2.5)*2.5; &quot;0.0&quot;);  &quot; x &quot;; TEXT(VLOOKUP([.$C30];PercentageAndReps;4); &quot;0&quot;));&quot;&quot;)">
            <text:p/>
          </table:table-cell>
          <table:table-cell table:style-name="ce27" table:formula="of:=IF(OR([.$E30]=1;[.$E30]=2);CONCATENATE(TEXT(ROUND(VLOOKUP([.$B30];Dated1RM; [.I$2]+1)*VLOOKUP([.$C30];PercentageAndReps;3)/2.5)*2.5; &quot;0.0&quot;);  &quot; x &quot;; TEXT(VLOOKUP([.$C30];PercentageAndReps;4); &quot;0&quot;));&quot;&quot;)">
            <text:p/>
          </table:table-cell>
          <table:table-cell table:style-name="ce27" table:formula="of:=IF(OR([.$E30]=2;[.$E30]=3);CONCATENATE(TEXT(ROUND(VLOOKUP([.$B30];Dated1RM; [.J$2]+1)*VLOOKUP([.$C30];PercentageAndReps;3)/2.5)*2.5; &quot;0.0&quot;);  &quot; x &quot;; TEXT(VLOOKUP([.$C30];PercentageAndReps;4); &quot;0&quot;));&quot;&quot;)" office:value-type="string" office:string-value="35.0 x 5" calcext:value-type="string">
            <text:p>35.0 x 5</text:p>
          </table:table-cell>
          <table:table-cell table:style-name="ce34" office:value-type="string" calcext:value-type="string">
            <text:p>K, S</text:p>
          </table:table-cell>
          <table:table-cell/>
          <table:table-cell table:style-name="ce42" table:formula="of:=[.M29]+28" office:value-type="date" office:date-value="2016-05-16" calcext:value-type="date">
            <text:p>16/05/16</text:p>
          </table:table-cell>
          <table:table-cell table:style-name="ce47" table:formula="of:=[.N29]+1" office:value-type="float" office:value="12" calcext:value-type="float">
            <text:p>12</text:p>
          </table:table-cell>
          <table:table-cell table:style-name="ce47" table:formula="of:=[.O29]+5" office:value-type="float" office:value="160" calcext:value-type="float">
            <text:p>160</text:p>
          </table:table-cell>
          <table:table-cell table:style-name="ce47" table:formula="of:=[.P29]+5" office:value-type="float" office:value="125" calcext:value-type="float">
            <text:p>125</text:p>
          </table:table-cell>
          <table:table-cell table:style-name="ce47" table:formula="of:=[.Q29]+5" office:value-type="float" office:value="205" calcext:value-type="float">
            <text:p>205</text:p>
          </table:table-cell>
          <table:table-cell table:style-name="ce56" table:formula="of:=[.R29]+2.5" office:value-type="float" office:value="87.5" calcext:value-type="float">
            <text:p>87.5</text:p>
          </table:table-cell>
          <table:table-cell table:style-name="ce59" table:formula="of:=[.S29]+2.5" office:value-type="float" office:value="67.5" calcext:value-type="float">
            <text:p>67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0]=4; [.E30]=3); [.B30]+1; [.B30])" office:value-type="float" office:value="3" calcext:value-type="float">
            <text:p>3</text:p>
          </table:table-cell>
          <table:table-cell table:formula="of:=IF([.E30]=3; IF([.C30] = 4; 1; [.C30]+1); [.C30])" office:value-type="float" office:value="2" calcext:value-type="float">
            <text:p>2</text:p>
          </table:table-cell>
          <table:table-cell table:style-name="ce12" table:formula="of:=[.D28]+7" office:value-type="date" office:date-value="2015-09-05" calcext:value-type="date">
            <text:p>5 Sep 15</text:p>
          </table:table-cell>
          <table:table-cell table:style-name="ce17" table:formula="of:=IF([.E30]=3; 1; [.E30]+1)" office:value-type="float" office:value="1" calcext:value-type="float">
            <text:p>1</text:p>
          </table:table-cell>
          <table:table-cell table:style-name="ce22" table:formula="of:=IF(OR([.$E31]=1;[.$E31]=3);CONCATENATE(TEXT(ROUND(VLOOKUP([.$B31];Dated1RM; [.F$2]+1)*VLOOKUP([.$C31];PercentageAndReps;3)/2.5)*2.5; &quot;0.0&quot;);  &quot; x &quot;; TEXT(VLOOKUP([.$C31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31]=1;[.$E31]=3);CONCATENATE(TEXT(ROUND(VLOOKUP([.$B31];Dated1RM; [.G$2]+1)*VLOOKUP([.$C31];PercentageAndReps;3)/2.5)*2.5; &quot;0.0&quot;);  &quot; x &quot;; TEXT(VLOOKUP([.$C31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[.$E31]=2;CONCATENATE(TEXT(ROUND(VLOOKUP([.$B31];Dated1RM; [.H$2]+1)*VLOOKUP([.$C31];PercentageAndReps;3)/2.5)*2.5; &quot;0.0&quot;);  &quot; x &quot;; TEXT(VLOOKUP([.$C31];PercentageAndReps;4); &quot;0&quot;));&quot;&quot;)">
            <text:p/>
          </table:table-cell>
          <table:table-cell table:style-name="ce27" table:formula="of:=IF(OR([.$E31]=1;[.$E31]=2);CONCATENATE(TEXT(ROUND(VLOOKUP([.$B31];Dated1RM; [.I$2]+1)*VLOOKUP([.$C31];PercentageAndReps;3)/2.5)*2.5; &quot;0.0&quot;);  &quot; x &quot;; TEXT(VLOOKUP([.$C31];PercentageAndReps;4); &quot;0&quot;));&quot;&quot;)" office:value-type="string" office:string-value="55.0 x 2" calcext:value-type="string">
            <text:p>55.0 x 2</text:p>
          </table:table-cell>
          <table:table-cell table:style-name="ce27" table:formula="of:=IF(OR([.$E31]=2;[.$E31]=3);CONCATENATE(TEXT(ROUND(VLOOKUP([.$B31];Dated1RM; [.J$2]+1)*VLOOKUP([.$C31];PercentageAndReps;3)/2.5)*2.5; &quot;0.0&quot;);  &quot; x &quot;; TEXT(VLOOKUP([.$C31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42" table:formula="of:=[.M30]+28" office:value-type="date" office:date-value="2016-06-13" calcext:value-type="date">
            <text:p>13/06/16</text:p>
          </table:table-cell>
          <table:table-cell table:style-name="ce47" table:formula="of:=[.N30]+1" office:value-type="float" office:value="13" calcext:value-type="float">
            <text:p>13</text:p>
          </table:table-cell>
          <table:table-cell table:style-name="ce47" table:formula="of:=[.O30]+5" office:value-type="float" office:value="165" calcext:value-type="float">
            <text:p>165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table:formula="of:=[.Q30]+5" office:value-type="float" office:value="210" calcext:value-type="float">
            <text:p>210</text:p>
          </table:table-cell>
          <table:table-cell table:style-name="ce56" table:formula="of:=[.R30]+2.5" office:value-type="float" office:value="90" calcext:value-type="float">
            <text:p>90.0</text:p>
          </table:table-cell>
          <table:table-cell table:style-name="ce59" table:formula="of:=[.S30]+2.5" office:value-type="float" office:value="70" calcext:value-type="float">
            <text:p>70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1]=4; [.E31]=3); [.B31]+1; [.B31])" office:value-type="float" office:value="3" calcext:value-type="float">
            <text:p>3</text:p>
          </table:table-cell>
          <table:table-cell table:formula="of:=IF([.E31]=3; IF([.C31] = 4; 1; [.C31]+1); [.C31])" office:value-type="float" office:value="2" calcext:value-type="float">
            <text:p>2</text:p>
          </table:table-cell>
          <table:table-cell table:style-name="ce12"/>
          <table:table-cell table:style-name="ce17" table:formula="of:=IF([.E31]=3; 1; [.E31]+1)" office:value-type="float" office:value="2" calcext:value-type="float">
            <text:p>2</text:p>
          </table:table-cell>
          <table:table-cell table:style-name="ce22" table:formula="of:=IF(OR([.$E32]=1;[.$E32]=3);CONCATENATE(TEXT(ROUND(VLOOKUP([.$B32];Dated1RM; [.F$2]+1)*VLOOKUP([.$C32];PercentageAndReps;3)/2.5)*2.5; &quot;0.0&quot;);  &quot; x &quot;; TEXT(VLOOKUP([.$C32];PercentageAndReps;4); &quot;0&quot;));&quot;&quot;)">
            <text:p/>
          </table:table-cell>
          <table:table-cell table:style-name="ce27" table:formula="of:=IF(OR([.$E32]=1;[.$E32]=3);CONCATENATE(TEXT(ROUND(VLOOKUP([.$B32];Dated1RM; [.G$2]+1)*VLOOKUP([.$C32];PercentageAndReps;3)/2.5)*2.5; &quot;0.0&quot;);  &quot; x &quot;; TEXT(VLOOKUP([.$C32];PercentageAndReps;4); &quot;0&quot;));&quot;&quot;)">
            <text:p/>
          </table:table-cell>
          <table:table-cell table:style-name="ce27" table:formula="of:=IF([.$E32]=2;CONCATENATE(TEXT(ROUND(VLOOKUP([.$B32];Dated1RM; [.H$2]+1)*VLOOKUP([.$C32];PercentageAndReps;3)/2.5)*2.5; &quot;0.0&quot;);  &quot; x &quot;; TEXT(VLOOKUP([.$C32];PercentageAndReps;4); &quot;0&quot;));&quot;&quot;)" office:value-type="string" office:string-value="117.5 x 2" calcext:value-type="string">
            <text:p>117.5 x 2</text:p>
          </table:table-cell>
          <table:table-cell table:style-name="ce27" table:formula="of:=IF(OR([.$E32]=1;[.$E32]=2);CONCATENATE(TEXT(ROUND(VLOOKUP([.$B32];Dated1RM; [.I$2]+1)*VLOOKUP([.$C32];PercentageAndReps;3)/2.5)*2.5; &quot;0.0&quot;);  &quot; x &quot;; TEXT(VLOOKUP([.$C32];PercentageAndReps;4); &quot;0&quot;));&quot;&quot;)" office:value-type="string" office:string-value="55.0 x 2" calcext:value-type="string">
            <text:p>55.0 x 2</text:p>
          </table:table-cell>
          <table:table-cell table:style-name="ce27" table:formula="of:=IF(OR([.$E32]=2;[.$E32]=3);CONCATENATE(TEXT(ROUND(VLOOKUP([.$B32];Dated1RM; [.J$2]+1)*VLOOKUP([.$C32];PercentageAndReps;3)/2.5)*2.5; &quot;0.0&quot;);  &quot; x &quot;; TEXT(VLOOKUP([.$C32];PercentageAndReps;4); &quot;0&quot;));&quot;&quot;)" office:value-type="string" office:string-value="40.0 x 2" calcext:value-type="string">
            <text:p>40.0 x 2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42" table:formula="of:=[.M31]+28" office:value-type="date" office:date-value="2016-07-11" calcext:value-type="date">
            <text:p>11/07/16</text:p>
          </table:table-cell>
          <table:table-cell table:style-name="ce47" table:formula="of:=[.N31]+1" office:value-type="float" office:value="14" calcext:value-type="float">
            <text:p>14</text:p>
          </table:table-cell>
          <table:table-cell table:style-name="ce47" table:formula="of:=[.O31]+5" office:value-type="float" office:value="170" calcext:value-type="float">
            <text:p>170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table:formula="of:=[.Q31]+5" office:value-type="float" office:value="215" calcext:value-type="float">
            <text:p>215</text:p>
          </table:table-cell>
          <table:table-cell table:style-name="ce56" table:formula="of:=[.R31]+2.5" office:value-type="float" office:value="92.5" calcext:value-type="float">
            <text:p>92.5</text:p>
          </table:table-cell>
          <table:table-cell table:style-name="ce59" table:formula="of:=[.S31]+2.5" office:value-type="float" office:value="72.5" calcext:value-type="float">
            <text:p>72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2]=4; [.E32]=3); [.B32]+1; [.B32])" office:value-type="float" office:value="3" calcext:value-type="float">
            <text:p>3</text:p>
          </table:table-cell>
          <table:table-cell table:formula="of:=IF([.E32]=3; IF([.C32] = 4; 1; [.C32]+1); [.C32])" office:value-type="float" office:value="2" calcext:value-type="float">
            <text:p>2</text:p>
          </table:table-cell>
          <table:table-cell table:style-name="ce12"/>
          <table:table-cell table:style-name="ce17" table:formula="of:=IF([.E32]=3; 1; [.E32]+1)" office:value-type="float" office:value="3" calcext:value-type="float">
            <text:p>3</text:p>
          </table:table-cell>
          <table:table-cell table:style-name="ce22" table:formula="of:=IF(OR([.$E33]=1;[.$E33]=3);CONCATENATE(TEXT(ROUND(VLOOKUP([.$B33];Dated1RM; [.F$2]+1)*VLOOKUP([.$C33];PercentageAndReps;3)/2.5)*2.5; &quot;0.0&quot;);  &quot; x &quot;; TEXT(VLOOKUP([.$C33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33]=1;[.$E33]=3);CONCATENATE(TEXT(ROUND(VLOOKUP([.$B33];Dated1RM; [.G$2]+1)*VLOOKUP([.$C33];PercentageAndReps;3)/2.5)*2.5; &quot;0.0&quot;);  &quot; x &quot;; TEXT(VLOOKUP([.$C33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[.$E33]=2;CONCATENATE(TEXT(ROUND(VLOOKUP([.$B33];Dated1RM; [.H$2]+1)*VLOOKUP([.$C33];PercentageAndReps;3)/2.5)*2.5; &quot;0.0&quot;);  &quot; x &quot;; TEXT(VLOOKUP([.$C33];PercentageAndReps;4); &quot;0&quot;));&quot;&quot;)">
            <text:p/>
          </table:table-cell>
          <table:table-cell table:style-name="ce27" table:formula="of:=IF(OR([.$E33]=1;[.$E33]=2);CONCATENATE(TEXT(ROUND(VLOOKUP([.$B33];Dated1RM; [.I$2]+1)*VLOOKUP([.$C33];PercentageAndReps;3)/2.5)*2.5; &quot;0.0&quot;);  &quot; x &quot;; TEXT(VLOOKUP([.$C33];PercentageAndReps;4); &quot;0&quot;));&quot;&quot;)">
            <text:p/>
          </table:table-cell>
          <table:table-cell table:style-name="ce27" table:formula="of:=IF(OR([.$E33]=2;[.$E33]=3);CONCATENATE(TEXT(ROUND(VLOOKUP([.$B33];Dated1RM; [.J$2]+1)*VLOOKUP([.$C33];PercentageAndReps;3)/2.5)*2.5; &quot;0.0&quot;);  &quot; x &quot;; TEXT(VLOOKUP([.$C33];PercentageAndReps;4); &quot;0&quot;));&quot;&quot;)" office:value-type="string" office:string-value="40.0 x 2" calcext:value-type="string">
            <text:p>40.0 x 2</text:p>
          </table:table-cell>
          <table:table-cell table:style-name="ce34" office:value-type="string" calcext:value-type="string">
            <text:p>K, S</text:p>
          </table:table-cell>
          <table:table-cell/>
          <table:table-cell table:style-name="ce42" table:formula="of:=[.M32]+28" office:value-type="date" office:date-value="2016-08-08" calcext:value-type="date">
            <text:p>08/08/16</text:p>
          </table:table-cell>
          <table:table-cell table:style-name="ce47" table:formula="of:=[.N32]+1" office:value-type="float" office:value="15" calcext:value-type="float">
            <text:p>15</text:p>
          </table:table-cell>
          <table:table-cell table:style-name="ce47" table:formula="of:=[.O32]+5" office:value-type="float" office:value="175" calcext:value-type="float">
            <text:p>175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200" calcext:value-type="float">
            <text:p>200</text:p>
          </table:table-cell>
          <table:table-cell table:style-name="ce56" table:formula="of:=[.R32]+2.5" office:value-type="float" office:value="95" calcext:value-type="float">
            <text:p>95.0</text:p>
          </table:table-cell>
          <table:table-cell table:style-name="ce59" table:formula="of:=[.S32]+2.5" office:value-type="float" office:value="75" calcext:value-type="float">
            <text:p>75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3]=4; [.E33]=3); [.B33]+1; [.B33])" office:value-type="float" office:value="3" calcext:value-type="float">
            <text:p>3</text:p>
          </table:table-cell>
          <table:table-cell table:formula="of:=IF([.E33]=3; IF([.C33] = 4; 1; [.C33]+1); [.C33])" office:value-type="float" office:value="3" calcext:value-type="float">
            <text:p>3</text:p>
          </table:table-cell>
          <table:table-cell table:style-name="ce12" table:formula="of:=[.D31]+7" office:value-type="date" office:date-value="2015-09-12" calcext:value-type="date">
            <text:p>12 Sep 15</text:p>
          </table:table-cell>
          <table:table-cell table:style-name="ce17" table:formula="of:=IF([.E33]=3; 1; [.E33]+1)" office:value-type="float" office:value="1" calcext:value-type="float">
            <text:p>1</text:p>
          </table:table-cell>
          <table:table-cell table:style-name="ce22" table:formula="of:=IF(OR([.$E34]=1;[.$E34]=3);CONCATENATE(TEXT(ROUND(VLOOKUP([.$B34];Dated1RM; [.F$2]+1)*VLOOKUP([.$C34];PercentageAndReps;3)/2.5)*2.5; &quot;0.0&quot;);  &quot; x &quot;; TEXT(VLOOKUP([.$C34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34]=1;[.$E34]=3);CONCATENATE(TEXT(ROUND(VLOOKUP([.$B34];Dated1RM; [.G$2]+1)*VLOOKUP([.$C34];PercentageAndReps;3)/2.5)*2.5; &quot;0.0&quot;);  &quot; x &quot;; TEXT(VLOOKUP([.$C34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[.$E34]=2;CONCATENATE(TEXT(ROUND(VLOOKUP([.$B34];Dated1RM; [.H$2]+1)*VLOOKUP([.$C34];PercentageAndReps;3)/2.5)*2.5; &quot;0.0&quot;);  &quot; x &quot;; TEXT(VLOOKUP([.$C34];PercentageAndReps;4); &quot;0&quot;));&quot;&quot;)">
            <text:p/>
          </table:table-cell>
          <table:table-cell table:style-name="ce27" table:formula="of:=IF(OR([.$E34]=1;[.$E34]=2);CONCATENATE(TEXT(ROUND(VLOOKUP([.$B34];Dated1RM; [.I$2]+1)*VLOOKUP([.$C34];PercentageAndReps;3)/2.5)*2.5; &quot;0.0&quot;);  &quot; x &quot;; TEXT(VLOOKUP([.$C34];PercentageAndReps;4); &quot;0&quot;));&quot;&quot;)" office:value-type="string" office:string-value="40.0 x 5" calcext:value-type="string">
            <text:p>40.0 x 5</text:p>
          </table:table-cell>
          <table:table-cell table:style-name="ce27" table:formula="of:=IF(OR([.$E34]=2;[.$E34]=3);CONCATENATE(TEXT(ROUND(VLOOKUP([.$B34];Dated1RM; [.J$2]+1)*VLOOKUP([.$C34];PercentageAndReps;3)/2.5)*2.5; &quot;0.0&quot;);  &quot; x &quot;; TEXT(VLOOKUP([.$C34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/>
          <table:table-cell table:style-name="ce42" table:formula="of:=[.M33]+28" office:value-type="date" office:date-value="2016-09-05" calcext:value-type="date">
            <text:p>05/09/16</text:p>
          </table:table-cell>
          <table:table-cell table:style-name="ce47" table:formula="of:=[.N33]+1" office:value-type="float" office:value="16" calcext:value-type="float">
            <text:p>16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200" calcext:value-type="float">
            <text:p>200</text:p>
          </table:table-cell>
          <table:table-cell table:style-name="ce56" table:formula="of:=[.R33]+2.5" office:value-type="float" office:value="97.5" calcext:value-type="float">
            <text:p>97.5</text:p>
          </table:table-cell>
          <table:table-cell table:style-name="ce59" table:formula="of:=[.S33]+2.5" office:value-type="float" office:value="77.5" calcext:value-type="float">
            <text:p>77.5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4]=4; [.E34]=3); [.B34]+1; [.B34])" office:value-type="float" office:value="3" calcext:value-type="float">
            <text:p>3</text:p>
          </table:table-cell>
          <table:table-cell table:formula="of:=IF([.E34]=3; IF([.C34] = 4; 1; [.C34]+1); [.C34])" office:value-type="float" office:value="3" calcext:value-type="float">
            <text:p>3</text:p>
          </table:table-cell>
          <table:table-cell table:style-name="ce12"/>
          <table:table-cell table:style-name="ce17" table:formula="of:=IF([.E34]=3; 1; [.E34]+1)" office:value-type="float" office:value="2" calcext:value-type="float">
            <text:p>2</text:p>
          </table:table-cell>
          <table:table-cell table:style-name="ce22" table:formula="of:=IF(OR([.$E35]=1;[.$E35]=3);CONCATENATE(TEXT(ROUND(VLOOKUP([.$B35];Dated1RM; [.F$2]+1)*VLOOKUP([.$C35];PercentageAndReps;3)/2.5)*2.5; &quot;0.0&quot;);  &quot; x &quot;; TEXT(VLOOKUP([.$C35];PercentageAndReps;4); &quot;0&quot;));&quot;&quot;)">
            <text:p/>
          </table:table-cell>
          <table:table-cell table:style-name="ce27" table:formula="of:=IF(OR([.$E35]=1;[.$E35]=3);CONCATENATE(TEXT(ROUND(VLOOKUP([.$B35];Dated1RM; [.G$2]+1)*VLOOKUP([.$C35];PercentageAndReps;3)/2.5)*2.5; &quot;0.0&quot;);  &quot; x &quot;; TEXT(VLOOKUP([.$C35];PercentageAndReps;4); &quot;0&quot;));&quot;&quot;)">
            <text:p/>
          </table:table-cell>
          <table:table-cell table:style-name="ce27" table:formula="of:=IF([.$E35]=2;CONCATENATE(TEXT(ROUND(VLOOKUP([.$B35];Dated1RM; [.H$2]+1)*VLOOKUP([.$C35];PercentageAndReps;3)/2.5)*2.5; &quot;0.0&quot;);  &quot; x &quot;; TEXT(VLOOKUP([.$C35];PercentageAndReps;4); &quot;0&quot;));&quot;&quot;)" office:value-type="string" office:string-value="85.0 x 5" calcext:value-type="string">
            <text:p>85.0 x 5</text:p>
          </table:table-cell>
          <table:table-cell table:style-name="ce27" table:formula="of:=IF(OR([.$E35]=1;[.$E35]=2);CONCATENATE(TEXT(ROUND(VLOOKUP([.$B35];Dated1RM; [.I$2]+1)*VLOOKUP([.$C35];PercentageAndReps;3)/2.5)*2.5; &quot;0.0&quot;);  &quot; x &quot;; TEXT(VLOOKUP([.$C35];PercentageAndReps;4); &quot;0&quot;));&quot;&quot;)" office:value-type="string" office:string-value="40.0 x 5" calcext:value-type="string">
            <text:p>40.0 x 5</text:p>
          </table:table-cell>
          <table:table-cell table:style-name="ce27" table:formula="of:=IF(OR([.$E35]=2;[.$E35]=3);CONCATENATE(TEXT(ROUND(VLOOKUP([.$B35];Dated1RM; [.J$2]+1)*VLOOKUP([.$C35];PercentageAndReps;3)/2.5)*2.5; &quot;0.0&quot;);  &quot; x &quot;; TEXT(VLOOKUP([.$C35];PercentageAndReps;4); &quot;0&quot;));&quot;&quot;)" office:value-type="string" office:string-value="30.0 x 5" calcext:value-type="string">
            <text:p>30.0 x 5</text:p>
          </table:table-cell>
          <table:table-cell table:style-name="ce34" office:value-type="string" calcext:value-type="string">
            <text:p>K, G</text:p>
          </table:table-cell>
          <table:table-cell/>
          <table:table-cell table:style-name="ce43" table:formula="of:=[.M34]+28" office:value-type="date" office:date-value="2016-10-03" calcext:value-type="date">
            <text:p>03/10/16</text:p>
          </table:table-cell>
          <table:table-cell table:style-name="ce48" table:formula="of:=[.N34]+1" office:value-type="float" office:value="17" calcext:value-type="float">
            <text:p>17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200" calcext:value-type="float">
            <text:p>200</text:p>
          </table:table-cell>
          <table:table-cell table:style-name="ce57" table:formula="of:=[.R34]+2.5" office:value-type="float" office:value="100" calcext:value-type="float">
            <text:p>100.0</text:p>
          </table:table-cell>
          <table:table-cell table:style-name="ce60" table:formula="of:=[.S34]+2.5" office:value-type="float" office:value="80" calcext:value-type="float">
            <text:p>80.0</text:p>
          </table:table-cell>
          <table:table-cell table:number-columns-repeated="1005"/>
        </table:table-row>
        <table:table-row table:style-name="ro1">
          <table:table-cell/>
          <table:table-cell table:style-name="ce4" table:formula="of:=IF(AND([.C35]=4; [.E35]=3); [.B35]+1; [.B35])" office:value-type="float" office:value="3" calcext:value-type="float">
            <text:p>3</text:p>
          </table:table-cell>
          <table:table-cell table:formula="of:=IF([.E35]=3; IF([.C35] = 4; 1; [.C35]+1); [.C35])" office:value-type="float" office:value="3" calcext:value-type="float">
            <text:p>3</text:p>
          </table:table-cell>
          <table:table-cell table:style-name="ce12"/>
          <table:table-cell table:style-name="ce17" table:formula="of:=IF([.E35]=3; 1; [.E35]+1)" office:value-type="float" office:value="3" calcext:value-type="float">
            <text:p>3</text:p>
          </table:table-cell>
          <table:table-cell table:style-name="ce22" table:formula="of:=IF(OR([.$E36]=1;[.$E36]=3);CONCATENATE(TEXT(ROUND(VLOOKUP([.$B36];Dated1RM; [.F$2]+1)*VLOOKUP([.$C36];PercentageAndReps;3)/2.5)*2.5; &quot;0.0&quot;);  &quot; x &quot;; TEXT(VLOOKUP([.$C36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36]=1;[.$E36]=3);CONCATENATE(TEXT(ROUND(VLOOKUP([.$B36];Dated1RM; [.G$2]+1)*VLOOKUP([.$C36];PercentageAndReps;3)/2.5)*2.5; &quot;0.0&quot;);  &quot; x &quot;; TEXT(VLOOKUP([.$C36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[.$E36]=2;CONCATENATE(TEXT(ROUND(VLOOKUP([.$B36];Dated1RM; [.H$2]+1)*VLOOKUP([.$C36];PercentageAndReps;3)/2.5)*2.5; &quot;0.0&quot;);  &quot; x &quot;; TEXT(VLOOKUP([.$C36];PercentageAndReps;4); &quot;0&quot;));&quot;&quot;)">
            <text:p/>
          </table:table-cell>
          <table:table-cell table:style-name="ce27" table:formula="of:=IF(OR([.$E36]=1;[.$E36]=2);CONCATENATE(TEXT(ROUND(VLOOKUP([.$B36];Dated1RM; [.I$2]+1)*VLOOKUP([.$C36];PercentageAndReps;3)/2.5)*2.5; &quot;0.0&quot;);  &quot; x &quot;; TEXT(VLOOKUP([.$C36];PercentageAndReps;4); &quot;0&quot;));&quot;&quot;)">
            <text:p/>
          </table:table-cell>
          <table:table-cell table:style-name="ce27" table:formula="of:=IF(OR([.$E36]=2;[.$E36]=3);CONCATENATE(TEXT(ROUND(VLOOKUP([.$B36];Dated1RM; [.J$2]+1)*VLOOKUP([.$C36];PercentageAndReps;3)/2.5)*2.5; &quot;0.0&quot;);  &quot; x &quot;; TEXT(VLOOKUP([.$C36];PercentageAndReps;4); &quot;0&quot;));&quot;&quot;)" office:value-type="string" office:string-value="30.0 x 5" calcext:value-type="string">
            <text:p>30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36]=4; [.E36]=3); [.B36]+1; [.B36])" office:value-type="float" office:value="3" calcext:value-type="float">
            <text:p>3</text:p>
          </table:table-cell>
          <table:table-cell table:formula="of:=IF([.E36]=3; IF([.C36] = 4; 1; [.C36]+1); [.C36])" office:value-type="float" office:value="4" calcext:value-type="float">
            <text:p>4</text:p>
          </table:table-cell>
          <table:table-cell table:style-name="ce12" table:formula="of:=[.D34]+7" office:value-type="date" office:date-value="2015-09-19" calcext:value-type="date">
            <text:p>19 Sep 15</text:p>
          </table:table-cell>
          <table:table-cell table:style-name="ce17" table:formula="of:=IF([.E36]=3; 1; [.E36]+1)" office:value-type="float" office:value="1" calcext:value-type="float">
            <text:p>1</text:p>
          </table:table-cell>
          <table:table-cell table:style-name="ce22" table:formula="of:=IF(OR([.$E37]=1;[.$E37]=3);CONCATENATE(TEXT(ROUND(VLOOKUP([.$B37];Dated1RM; [.F$2]+1)*VLOOKUP([.$C37];PercentageAndReps;3)/2.5)*2.5; &quot;0.0&quot;);  &quot; x &quot;; TEXT(VLOOKUP([.$C37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37]=1;[.$E37]=3);CONCATENATE(TEXT(ROUND(VLOOKUP([.$B37];Dated1RM; [.G$2]+1)*VLOOKUP([.$C37];PercentageAndReps;3)/2.5)*2.5; &quot;0.0&quot;);  &quot; x &quot;; TEXT(VLOOKUP([.$C37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[.$E37]=2;CONCATENATE(TEXT(ROUND(VLOOKUP([.$B37];Dated1RM; [.H$2]+1)*VLOOKUP([.$C37];PercentageAndReps;3)/2.5)*2.5; &quot;0.0&quot;);  &quot; x &quot;; TEXT(VLOOKUP([.$C37];PercentageAndReps;4); &quot;0&quot;));&quot;&quot;)">
            <text:p/>
          </table:table-cell>
          <table:table-cell table:style-name="ce27" table:formula="of:=IF(OR([.$E37]=1;[.$E37]=2);CONCATENATE(TEXT(ROUND(VLOOKUP([.$B37];Dated1RM; [.I$2]+1)*VLOOKUP([.$C37];PercentageAndReps;3)/2.5)*2.5; &quot;0.0&quot;);  &quot; x &quot;; TEXT(VLOOKUP([.$C37];PercentageAndReps;4); &quot;0&quot;));&quot;&quot;)" office:value-type="string" office:string-value="55.0 x 2" calcext:value-type="string">
            <text:p>55.0 x 2</text:p>
          </table:table-cell>
          <table:table-cell table:style-name="ce27" table:formula="of:=IF(OR([.$E37]=2;[.$E37]=3);CONCATENATE(TEXT(ROUND(VLOOKUP([.$B37];Dated1RM; [.J$2]+1)*VLOOKUP([.$C37];PercentageAndReps;3)/2.5)*2.5; &quot;0.0&quot;);  &quot; x &quot;; TEXT(VLOOKUP([.$C37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37]=4; [.E37]=3); [.B37]+1; [.B37])" office:value-type="float" office:value="3" calcext:value-type="float">
            <text:p>3</text:p>
          </table:table-cell>
          <table:table-cell table:formula="of:=IF([.E37]=3; IF([.C37] = 4; 1; [.C37]+1); [.C37])" office:value-type="float" office:value="4" calcext:value-type="float">
            <text:p>4</text:p>
          </table:table-cell>
          <table:table-cell table:style-name="ce12"/>
          <table:table-cell table:style-name="ce17" table:formula="of:=IF([.E37]=3; 1; [.E37]+1)" office:value-type="float" office:value="2" calcext:value-type="float">
            <text:p>2</text:p>
          </table:table-cell>
          <table:table-cell table:style-name="ce22" table:formula="of:=IF(OR([.$E38]=1;[.$E38]=3);CONCATENATE(TEXT(ROUND(VLOOKUP([.$B38];Dated1RM; [.F$2]+1)*VLOOKUP([.$C38];PercentageAndReps;3)/2.5)*2.5; &quot;0.0&quot;);  &quot; x &quot;; TEXT(VLOOKUP([.$C38];PercentageAndReps;4); &quot;0&quot;));&quot;&quot;)">
            <text:p/>
          </table:table-cell>
          <table:table-cell table:style-name="ce27" table:formula="of:=IF(OR([.$E38]=1;[.$E38]=3);CONCATENATE(TEXT(ROUND(VLOOKUP([.$B38];Dated1RM; [.G$2]+1)*VLOOKUP([.$C38];PercentageAndReps;3)/2.5)*2.5; &quot;0.0&quot;);  &quot; x &quot;; TEXT(VLOOKUP([.$C38];PercentageAndReps;4); &quot;0&quot;));&quot;&quot;)">
            <text:p/>
          </table:table-cell>
          <table:table-cell table:style-name="ce27" table:formula="of:=IF([.$E38]=2;CONCATENATE(TEXT(ROUND(VLOOKUP([.$B38];Dated1RM; [.H$2]+1)*VLOOKUP([.$C38];PercentageAndReps;3)/2.5)*2.5; &quot;0.0&quot;);  &quot; x &quot;; TEXT(VLOOKUP([.$C38];PercentageAndReps;4); &quot;0&quot;));&quot;&quot;)" office:value-type="string" office:string-value="117.5 x 2" calcext:value-type="string">
            <text:p>117.5 x 2</text:p>
          </table:table-cell>
          <table:table-cell table:style-name="ce27" table:formula="of:=IF(OR([.$E38]=1;[.$E38]=2);CONCATENATE(TEXT(ROUND(VLOOKUP([.$B38];Dated1RM; [.I$2]+1)*VLOOKUP([.$C38];PercentageAndReps;3)/2.5)*2.5; &quot;0.0&quot;);  &quot; x &quot;; TEXT(VLOOKUP([.$C38];PercentageAndReps;4); &quot;0&quot;));&quot;&quot;)" office:value-type="string" office:string-value="55.0 x 2" calcext:value-type="string">
            <text:p>55.0 x 2</text:p>
          </table:table-cell>
          <table:table-cell table:style-name="ce27" table:formula="of:=IF(OR([.$E38]=2;[.$E38]=3);CONCATENATE(TEXT(ROUND(VLOOKUP([.$B38];Dated1RM; [.J$2]+1)*VLOOKUP([.$C38];PercentageAndReps;3)/2.5)*2.5; &quot;0.0&quot;);  &quot; x &quot;; TEXT(VLOOKUP([.$C38];PercentageAndReps;4); &quot;0&quot;));&quot;&quot;)" office:value-type="string" office:string-value="40.0 x 2" calcext:value-type="string">
            <text:p>40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38]=4; [.E38]=3); [.B38]+1; [.B38])" office:value-type="float" office:value="3" calcext:value-type="float">
            <text:p>3</text:p>
          </table:table-cell>
          <table:table-cell table:formula="of:=IF([.E38]=3; IF([.C38] = 4; 1; [.C38]+1); [.C38])" office:value-type="float" office:value="4" calcext:value-type="float">
            <text:p>4</text:p>
          </table:table-cell>
          <table:table-cell table:style-name="ce13"/>
          <table:table-cell table:style-name="ce18" table:formula="of:=IF([.E38]=3; 1; [.E38]+1)" office:value-type="float" office:value="3" calcext:value-type="float">
            <text:p>3</text:p>
          </table:table-cell>
          <table:table-cell table:style-name="ce23" table:formula="of:=IF(OR([.$E39]=1;[.$E39]=3);CONCATENATE(TEXT(ROUND(VLOOKUP([.$B39];Dated1RM; [.F$2]+1)*VLOOKUP([.$C39];PercentageAndReps;3)/2.5)*2.5; &quot;0.0&quot;);  &quot; x &quot;; TEXT(VLOOKUP([.$C39];PercentageAndReps;4); &quot;0&quot;));&quot;&quot;)" office:value-type="string" office:string-value="80.0 x 2" calcext:value-type="string">
            <text:p>80.0 x 2</text:p>
          </table:table-cell>
          <table:table-cell table:style-name="ce28" table:formula="of:=IF(OR([.$E39]=1;[.$E39]=3);CONCATENATE(TEXT(ROUND(VLOOKUP([.$B39];Dated1RM; [.G$2]+1)*VLOOKUP([.$C39];PercentageAndReps;3)/2.5)*2.5; &quot;0.0&quot;);  &quot; x &quot;; TEXT(VLOOKUP([.$C39];PercentageAndReps;4); &quot;0&quot;));&quot;&quot;)" office:value-type="string" office:string-value="72.5 x 2" calcext:value-type="string">
            <text:p>72.5 x 2</text:p>
          </table:table-cell>
          <table:table-cell table:style-name="ce28" table:formula="of:=IF([.$E39]=2;CONCATENATE(TEXT(ROUND(VLOOKUP([.$B39];Dated1RM; [.H$2]+1)*VLOOKUP([.$C39];PercentageAndReps;3)/2.5)*2.5; &quot;0.0&quot;);  &quot; x &quot;; TEXT(VLOOKUP([.$C39];PercentageAndReps;4); &quot;0&quot;));&quot;&quot;)">
            <text:p/>
          </table:table-cell>
          <table:table-cell table:style-name="ce28" table:formula="of:=IF(OR([.$E39]=1;[.$E39]=2);CONCATENATE(TEXT(ROUND(VLOOKUP([.$B39];Dated1RM; [.I$2]+1)*VLOOKUP([.$C39];PercentageAndReps;3)/2.5)*2.5; &quot;0.0&quot;);  &quot; x &quot;; TEXT(VLOOKUP([.$C39];PercentageAndReps;4); &quot;0&quot;));&quot;&quot;)">
            <text:p/>
          </table:table-cell>
          <table:table-cell table:style-name="ce28" table:formula="of:=IF(OR([.$E39]=2;[.$E39]=3);CONCATENATE(TEXT(ROUND(VLOOKUP([.$B39];Dated1RM; [.J$2]+1)*VLOOKUP([.$C39];PercentageAndReps;3)/2.5)*2.5; &quot;0.0&quot;);  &quot; x &quot;; TEXT(VLOOKUP([.$C39];PercentageAndReps;4); &quot;0&quot;));&quot;&quot;)" office:value-type="string" office:string-value="40.0 x 2" calcext:value-type="string">
            <text:p>40.0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39]=4; [.E39]=3); [.B39]+1; [.B39])" office:value-type="float" office:value="4" calcext:value-type="float">
            <text:p>4</text:p>
          </table:table-cell>
          <table:table-cell table:formula="of:=IF([.E39]=3; IF([.C39] = 4; 1; [.C39]+1); [.C39])" office:value-type="float" office:value="1" calcext:value-type="float">
            <text:p>1</text:p>
          </table:table-cell>
          <table:table-cell table:style-name="ce14" table:formula="of:=[.D37]+7" office:value-type="date" office:date-value="2015-09-26" calcext:value-type="date">
            <text:p>26 Sep 15</text:p>
          </table:table-cell>
          <table:table-cell table:style-name="ce19" table:formula="of:=IF([.E39]=3; 1; [.E39]+1)" office:value-type="float" office:value="1" calcext:value-type="float">
            <text:p>1</text:p>
          </table:table-cell>
          <table:table-cell table:style-name="ce24" table:formula="of:=IF(OR([.$E40]=1;[.$E40]=3);CONCATENATE(TEXT(ROUND(VLOOKUP([.$B40];Dated1RM; [.F$2]+1)*VLOOKUP([.$C40];PercentageAndReps;3)/2.5)*2.5; &quot;0.0&quot;);  &quot; x &quot;; TEXT(VLOOKUP([.$C40];PercentageAndReps;4); &quot;0&quot;));&quot;&quot;)" office:value-type="string" office:string-value="75.0 x 5" calcext:value-type="string">
            <text:p>75.0 x 5</text:p>
          </table:table-cell>
          <table:table-cell table:style-name="ce29" table:formula="of:=IF(OR([.$E40]=1;[.$E40]=3);CONCATENATE(TEXT(ROUND(VLOOKUP([.$B40];Dated1RM; [.G$2]+1)*VLOOKUP([.$C40];PercentageAndReps;3)/2.5)*2.5; &quot;0.0&quot;);  &quot; x &quot;; TEXT(VLOOKUP([.$C40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[.$E40]=2;CONCATENATE(TEXT(ROUND(VLOOKUP([.$B40];Dated1RM; [.H$2]+1)*VLOOKUP([.$C40];PercentageAndReps;3)/2.5)*2.5; &quot;0.0&quot;);  &quot; x &quot;; TEXT(VLOOKUP([.$C40];PercentageAndReps;4); &quot;0&quot;));&quot;&quot;)">
            <text:p/>
          </table:table-cell>
          <table:table-cell table:style-name="ce29" table:formula="of:=IF(OR([.$E40]=1;[.$E40]=2);CONCATENATE(TEXT(ROUND(VLOOKUP([.$B40];Dated1RM; [.I$2]+1)*VLOOKUP([.$C40];PercentageAndReps;3)/2.5)*2.5; &quot;0.0&quot;);  &quot; x &quot;; TEXT(VLOOKUP([.$C40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OR([.$E40]=2;[.$E40]=3);CONCATENATE(TEXT(ROUND(VLOOKUP([.$B40];Dated1RM; [.J$2]+1)*VLOOKUP([.$C40];PercentageAndReps;3)/2.5)*2.5; &quot;0.0&quot;);  &quot; x &quot;; TEXT(VLOOKUP([.$C40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0]=4; [.E40]=3); [.B40]+1; [.B40])" office:value-type="float" office:value="4" calcext:value-type="float">
            <text:p>4</text:p>
          </table:table-cell>
          <table:table-cell table:formula="of:=IF([.E40]=3; IF([.C40] = 4; 1; [.C40]+1); [.C40])" office:value-type="float" office:value="1" calcext:value-type="float">
            <text:p>1</text:p>
          </table:table-cell>
          <table:table-cell table:style-name="ce14"/>
          <table:table-cell table:style-name="ce19" table:formula="of:=IF([.E40]=3; 1; [.E40]+1)" office:value-type="float" office:value="2" calcext:value-type="float">
            <text:p>2</text:p>
          </table:table-cell>
          <table:table-cell table:style-name="ce24" table:formula="of:=IF(OR([.$E41]=1;[.$E41]=3);CONCATENATE(TEXT(ROUND(VLOOKUP([.$B41];Dated1RM; [.F$2]+1)*VLOOKUP([.$C41];PercentageAndReps;3)/2.5)*2.5; &quot;0.0&quot;);  &quot; x &quot;; TEXT(VLOOKUP([.$C41];PercentageAndReps;4); &quot;0&quot;));&quot;&quot;)">
            <text:p/>
          </table:table-cell>
          <table:table-cell table:style-name="ce29" table:formula="of:=IF(OR([.$E41]=1;[.$E41]=3);CONCATENATE(TEXT(ROUND(VLOOKUP([.$B41];Dated1RM; [.G$2]+1)*VLOOKUP([.$C41];PercentageAndReps;3)/2.5)*2.5; &quot;0.0&quot;);  &quot; x &quot;; TEXT(VLOOKUP([.$C41];PercentageAndReps;4); &quot;0&quot;));&quot;&quot;)">
            <text:p/>
          </table:table-cell>
          <table:table-cell table:style-name="ce29" table:formula="of:=IF([.$E41]=2;CONCATENATE(TEXT(ROUND(VLOOKUP([.$B41];Dated1RM; [.H$2]+1)*VLOOKUP([.$C41];PercentageAndReps;3)/2.5)*2.5; &quot;0.0&quot;);  &quot; x &quot;; TEXT(VLOOKUP([.$C41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41]=1;[.$E41]=2);CONCATENATE(TEXT(ROUND(VLOOKUP([.$B41];Dated1RM; [.I$2]+1)*VLOOKUP([.$C41];PercentageAndReps;3)/2.5)*2.5; &quot;0.0&quot;);  &quot; x &quot;; TEXT(VLOOKUP([.$C41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OR([.$E41]=2;[.$E41]=3);CONCATENATE(TEXT(ROUND(VLOOKUP([.$B41];Dated1RM; [.J$2]+1)*VLOOKUP([.$C41];PercentageAndReps;3)/2.5)*2.5; &quot;0.0&quot;);  &quot; x &quot;; TEXT(VLOOKUP([.$C41];PercentageAndReps;4); &quot;0&quot;));&quot;&quot;)" office:value-type="string" office:string-value="35.0 x 5" calcext:value-type="string">
            <text:p>35.0 x 5</text:p>
          </table:table-cell>
          <table:table-cell table:style-name="ce36" office:value-type="string" calcext:value-type="string">
            <text:p>K, G</text:p>
          </table:table-cell>
          <table:table-cell/>
          <table:table-cell table:style-name="ce38" office:value-type="string" calcext:value-type="string">
            <text:p>Quanilfying comps</text:p>
          </table:table-cell>
          <table:table-cell table:style-name="ce6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" table:formula="of:=IF(AND([.C41]=4; [.E41]=3); [.B41]+1; [.B41])" office:value-type="float" office:value="4" calcext:value-type="float">
            <text:p>4</text:p>
          </table:table-cell>
          <table:table-cell table:formula="of:=IF([.E41]=3; IF([.C41] = 4; 1; [.C41]+1); [.C41])" office:value-type="float" office:value="1" calcext:value-type="float">
            <text:p>1</text:p>
          </table:table-cell>
          <table:table-cell table:style-name="ce14"/>
          <table:table-cell table:style-name="ce19" table:formula="of:=IF([.E41]=3; 1; [.E41]+1)" office:value-type="float" office:value="3" calcext:value-type="float">
            <text:p>3</text:p>
          </table:table-cell>
          <table:table-cell table:style-name="ce24" table:formula="of:=IF(OR([.$E42]=1;[.$E42]=3);CONCATENATE(TEXT(ROUND(VLOOKUP([.$B42];Dated1RM; [.F$2]+1)*VLOOKUP([.$C42];PercentageAndReps;3)/2.5)*2.5; &quot;0.0&quot;);  &quot; x &quot;; TEXT(VLOOKUP([.$C42];PercentageAndReps;4); &quot;0&quot;));&quot;&quot;)" office:value-type="string" office:string-value="75.0 x 5" calcext:value-type="string">
            <text:p>75.0 x 5</text:p>
          </table:table-cell>
          <table:table-cell table:style-name="ce29" table:formula="of:=IF(OR([.$E42]=1;[.$E42]=3);CONCATENATE(TEXT(ROUND(VLOOKUP([.$B42];Dated1RM; [.G$2]+1)*VLOOKUP([.$C42];PercentageAndReps;3)/2.5)*2.5; &quot;0.0&quot;);  &quot; x &quot;; TEXT(VLOOKUP([.$C42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[.$E42]=2;CONCATENATE(TEXT(ROUND(VLOOKUP([.$B42];Dated1RM; [.H$2]+1)*VLOOKUP([.$C42];PercentageAndReps;3)/2.5)*2.5; &quot;0.0&quot;);  &quot; x &quot;; TEXT(VLOOKUP([.$C42];PercentageAndReps;4); &quot;0&quot;));&quot;&quot;)">
            <text:p/>
          </table:table-cell>
          <table:table-cell table:style-name="ce29" table:formula="of:=IF(OR([.$E42]=1;[.$E42]=2);CONCATENATE(TEXT(ROUND(VLOOKUP([.$B42];Dated1RM; [.I$2]+1)*VLOOKUP([.$C42];PercentageAndReps;3)/2.5)*2.5; &quot;0.0&quot;);  &quot; x &quot;; TEXT(VLOOKUP([.$C42];PercentageAndReps;4); &quot;0&quot;));&quot;&quot;)">
            <text:p/>
          </table:table-cell>
          <table:table-cell table:style-name="ce29" table:formula="of:=IF(OR([.$E42]=2;[.$E42]=3);CONCATENATE(TEXT(ROUND(VLOOKUP([.$B42];Dated1RM; [.J$2]+1)*VLOOKUP([.$C42];PercentageAndReps;3)/2.5)*2.5; &quot;0.0&quot;);  &quot; x &quot;; TEXT(VLOOKUP([.$C42];PercentageAndReps;4); &quot;0&quot;));&quot;&quot;)" office:value-type="string" office:string-value="35.0 x 5" calcext:value-type="string">
            <text:p>35.0 x 5</text:p>
          </table:table-cell>
          <table:table-cell table:style-name="ce36" office:value-type="string" calcext:value-type="string">
            <text:p>K, S</text:p>
          </table:table-cell>
          <table:table-cell/>
          <table:table-cell table:style-name="ce39"/>
          <table:table-cell/>
          <table:table-cell table:style-name="ce50"/>
          <table:table-cell table:number-columns-repeated="1009"/>
        </table:table-row>
        <table:table-row table:style-name="ro1">
          <table:table-cell/>
          <table:table-cell table:style-name="ce4" table:formula="of:=IF(AND([.C42]=4; [.E42]=3); [.B42]+1; [.B42])" office:value-type="float" office:value="4" calcext:value-type="float">
            <text:p>4</text:p>
          </table:table-cell>
          <table:table-cell table:formula="of:=IF([.E42]=3; IF([.C42] = 4; 1; [.C42]+1); [.C42])" office:value-type="float" office:value="2" calcext:value-type="float">
            <text:p>2</text:p>
          </table:table-cell>
          <table:table-cell table:style-name="ce14" table:formula="of:=[.D40]+7" office:value-type="date" office:date-value="2015-10-03" calcext:value-type="date">
            <text:p>3 Oct 15</text:p>
          </table:table-cell>
          <table:table-cell table:style-name="ce19" table:formula="of:=IF([.E42]=3; 1; [.E42]+1)" office:value-type="float" office:value="1" calcext:value-type="float">
            <text:p>1</text:p>
          </table:table-cell>
          <table:table-cell table:style-name="ce24" table:formula="of:=IF(OR([.$E43]=1;[.$E43]=3);CONCATENATE(TEXT(ROUND(VLOOKUP([.$B43];Dated1RM; [.F$2]+1)*VLOOKUP([.$C43];PercentageAndReps;3)/2.5)*2.5; &quot;0.0&quot;);  &quot; x &quot;; TEXT(VLOOKUP([.$C43];PercentageAndReps;4); &quot;0&quot;));&quot;&quot;)" office:value-type="string" office:string-value="90.0 x 2" calcext:value-type="string">
            <text:p>90.0 x 2</text:p>
          </table:table-cell>
          <table:table-cell table:style-name="ce29" table:formula="of:=IF(OR([.$E43]=1;[.$E43]=3);CONCATENATE(TEXT(ROUND(VLOOKUP([.$B43];Dated1RM; [.G$2]+1)*VLOOKUP([.$C43];PercentageAndReps;3)/2.5)*2.5; &quot;0.0&quot;);  &quot; x &quot;; TEXT(VLOOKUP([.$C43];PercentageAndReps;4); &quot;0&quot;));&quot;&quot;)" office:value-type="string" office:string-value="77.5 x 2" calcext:value-type="string">
            <text:p>77.5 x 2</text:p>
          </table:table-cell>
          <table:table-cell table:style-name="ce29" table:formula="of:=IF([.$E43]=2;CONCATENATE(TEXT(ROUND(VLOOKUP([.$B43];Dated1RM; [.H$2]+1)*VLOOKUP([.$C43];PercentageAndReps;3)/2.5)*2.5; &quot;0.0&quot;);  &quot; x &quot;; TEXT(VLOOKUP([.$C43];PercentageAndReps;4); &quot;0&quot;));&quot;&quot;)">
            <text:p/>
          </table:table-cell>
          <table:table-cell table:style-name="ce29" table:formula="of:=IF(OR([.$E43]=1;[.$E43]=2);CONCATENATE(TEXT(ROUND(VLOOKUP([.$B43];Dated1RM; [.I$2]+1)*VLOOKUP([.$C43];PercentageAndReps;3)/2.5)*2.5; &quot;0.0&quot;);  &quot; x &quot;; TEXT(VLOOKUP([.$C43];PercentageAndReps;4); &quot;0&quot;));&quot;&quot;)" office:value-type="string" office:string-value="57.5 x 2" calcext:value-type="string">
            <text:p>57.5 x 2</text:p>
          </table:table-cell>
          <table:table-cell table:style-name="ce29" table:formula="of:=IF(OR([.$E43]=2;[.$E43]=3);CONCATENATE(TEXT(ROUND(VLOOKUP([.$B43];Dated1RM; [.J$2]+1)*VLOOKUP([.$C43];PercentageAndReps;3)/2.5)*2.5; &quot;0.0&quot;);  &quot; x &quot;; TEXT(VLOOKUP([.$C43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/>
          <table:table-cell table:style-name="ce39" office:value-type="string" calcext:value-type="string">
            <text:p>South winter full power</text:p>
          </table:table-cell>
          <table:table-cell/>
          <table:table-cell table:style-name="ce54" office:value-type="string" calcext:value-type="string">
            <text:p>Nov 2016 (TBC)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43]=4; [.E43]=3); [.B43]+1; [.B43])" office:value-type="float" office:value="4" calcext:value-type="float">
            <text:p>4</text:p>
          </table:table-cell>
          <table:table-cell table:formula="of:=IF([.E43]=3; IF([.C43] = 4; 1; [.C43]+1); [.C43])" office:value-type="float" office:value="2" calcext:value-type="float">
            <text:p>2</text:p>
          </table:table-cell>
          <table:table-cell table:style-name="ce14"/>
          <table:table-cell table:style-name="ce19" table:formula="of:=IF([.E43]=3; 1; [.E43]+1)" office:value-type="float" office:value="2" calcext:value-type="float">
            <text:p>2</text:p>
          </table:table-cell>
          <table:table-cell table:style-name="ce24" table:formula="of:=IF(OR([.$E44]=1;[.$E44]=3);CONCATENATE(TEXT(ROUND(VLOOKUP([.$B44];Dated1RM; [.F$2]+1)*VLOOKUP([.$C44];PercentageAndReps;3)/2.5)*2.5; &quot;0.0&quot;);  &quot; x &quot;; TEXT(VLOOKUP([.$C44];PercentageAndReps;4); &quot;0&quot;));&quot;&quot;)">
            <text:p/>
          </table:table-cell>
          <table:table-cell table:style-name="ce29" table:formula="of:=IF(OR([.$E44]=1;[.$E44]=3);CONCATENATE(TEXT(ROUND(VLOOKUP([.$B44];Dated1RM; [.G$2]+1)*VLOOKUP([.$C44];PercentageAndReps;3)/2.5)*2.5; &quot;0.0&quot;);  &quot; x &quot;; TEXT(VLOOKUP([.$C44];PercentageAndReps;4); &quot;0&quot;));&quot;&quot;)">
            <text:p/>
          </table:table-cell>
          <table:table-cell table:style-name="ce29" table:formula="of:=IF([.$E44]=2;CONCATENATE(TEXT(ROUND(VLOOKUP([.$B44];Dated1RM; [.H$2]+1)*VLOOKUP([.$C44];PercentageAndReps;3)/2.5)*2.5; &quot;0.0&quot;);  &quot; x &quot;; TEXT(VLOOKUP([.$C44];PercentageAndReps;4); &quot;0&quot;));&quot;&quot;)" office:value-type="string" office:string-value="125.0 x 2" calcext:value-type="string">
            <text:p>125.0 x 2</text:p>
          </table:table-cell>
          <table:table-cell table:style-name="ce29" table:formula="of:=IF(OR([.$E44]=1;[.$E44]=2);CONCATENATE(TEXT(ROUND(VLOOKUP([.$B44];Dated1RM; [.I$2]+1)*VLOOKUP([.$C44];PercentageAndReps;3)/2.5)*2.5; &quot;0.0&quot;);  &quot; x &quot;; TEXT(VLOOKUP([.$C44];PercentageAndReps;4); &quot;0&quot;));&quot;&quot;)" office:value-type="string" office:string-value="57.5 x 2" calcext:value-type="string">
            <text:p>57.5 x 2</text:p>
          </table:table-cell>
          <table:table-cell table:style-name="ce29" table:formula="of:=IF(OR([.$E44]=2;[.$E44]=3);CONCATENATE(TEXT(ROUND(VLOOKUP([.$B44];Dated1RM; [.J$2]+1)*VLOOKUP([.$C44];PercentageAndReps;3)/2.5)*2.5; &quot;0.0&quot;);  &quot; x &quot;; TEXT(VLOOKUP([.$C44];PercentageAndReps;4); &quot;0&quot;));&quot;&quot;)" office:value-type="string" office:string-value="42.5 x 2" calcext:value-type="string">
            <text:p>42.5 x 2</text:p>
          </table:table-cell>
          <table:table-cell table:style-name="ce36" office:value-type="string" calcext:value-type="string">
            <text:p>K, G</text:p>
          </table:table-cell>
          <table:table-cell/>
          <table:table-cell table:style-name="ce40" office:value-type="string" calcext:value-type="string">
            <text:p>Eastern counties divisional</text:p>
          </table:table-cell>
          <table:table-cell table:style-name="ce45"/>
          <table:table-cell table:style-name="ce55" office:value-type="string" calcext:value-type="string">
            <text:p>Dec 2016 (TBC)</text:p>
          </table:table-cell>
          <table:table-cell table:number-columns-repeated="1009"/>
        </table:table-row>
        <table:table-row table:style-name="ro1">
          <table:table-cell/>
          <table:table-cell table:style-name="ce4" table:formula="of:=IF(AND([.C44]=4; [.E44]=3); [.B44]+1; [.B44])" office:value-type="float" office:value="4" calcext:value-type="float">
            <text:p>4</text:p>
          </table:table-cell>
          <table:table-cell table:formula="of:=IF([.E44]=3; IF([.C44] = 4; 1; [.C44]+1); [.C44])" office:value-type="float" office:value="2" calcext:value-type="float">
            <text:p>2</text:p>
          </table:table-cell>
          <table:table-cell table:style-name="ce14"/>
          <table:table-cell table:style-name="ce19" table:formula="of:=IF([.E44]=3; 1; [.E44]+1)" office:value-type="float" office:value="3" calcext:value-type="float">
            <text:p>3</text:p>
          </table:table-cell>
          <table:table-cell table:style-name="ce24" table:formula="of:=IF(OR([.$E45]=1;[.$E45]=3);CONCATENATE(TEXT(ROUND(VLOOKUP([.$B45];Dated1RM; [.F$2]+1)*VLOOKUP([.$C45];PercentageAndReps;3)/2.5)*2.5; &quot;0.0&quot;);  &quot; x &quot;; TEXT(VLOOKUP([.$C45];PercentageAndReps;4); &quot;0&quot;));&quot;&quot;)" office:value-type="string" office:string-value="90.0 x 2" calcext:value-type="string">
            <text:p>90.0 x 2</text:p>
          </table:table-cell>
          <table:table-cell table:style-name="ce29" table:formula="of:=IF(OR([.$E45]=1;[.$E45]=3);CONCATENATE(TEXT(ROUND(VLOOKUP([.$B45];Dated1RM; [.G$2]+1)*VLOOKUP([.$C45];PercentageAndReps;3)/2.5)*2.5; &quot;0.0&quot;);  &quot; x &quot;; TEXT(VLOOKUP([.$C45];PercentageAndReps;4); &quot;0&quot;));&quot;&quot;)" office:value-type="string" office:string-value="77.5 x 2" calcext:value-type="string">
            <text:p>77.5 x 2</text:p>
          </table:table-cell>
          <table:table-cell table:style-name="ce29" table:formula="of:=IF([.$E45]=2;CONCATENATE(TEXT(ROUND(VLOOKUP([.$B45];Dated1RM; [.H$2]+1)*VLOOKUP([.$C45];PercentageAndReps;3)/2.5)*2.5; &quot;0.0&quot;);  &quot; x &quot;; TEXT(VLOOKUP([.$C45];PercentageAndReps;4); &quot;0&quot;));&quot;&quot;)">
            <text:p/>
          </table:table-cell>
          <table:table-cell table:style-name="ce29" table:formula="of:=IF(OR([.$E45]=1;[.$E45]=2);CONCATENATE(TEXT(ROUND(VLOOKUP([.$B45];Dated1RM; [.I$2]+1)*VLOOKUP([.$C45];PercentageAndReps;3)/2.5)*2.5; &quot;0.0&quot;);  &quot; x &quot;; TEXT(VLOOKUP([.$C45];PercentageAndReps;4); &quot;0&quot;));&quot;&quot;)">
            <text:p/>
          </table:table-cell>
          <table:table-cell table:style-name="ce29" table:formula="of:=IF(OR([.$E45]=2;[.$E45]=3);CONCATENATE(TEXT(ROUND(VLOOKUP([.$B45];Dated1RM; [.J$2]+1)*VLOOKUP([.$C45];PercentageAndReps;3)/2.5)*2.5; &quot;0.0&quot;);  &quot; x &quot;; TEXT(VLOOKUP([.$C45];PercentageAndReps;4); &quot;0&quot;));&quot;&quot;)" office:value-type="string" office:string-value="42.5 x 2" calcext:value-type="string">
            <text:p>42.5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5]=4; [.E45]=3); [.B45]+1; [.B45])" office:value-type="float" office:value="4" calcext:value-type="float">
            <text:p>4</text:p>
          </table:table-cell>
          <table:table-cell table:formula="of:=IF([.E45]=3; IF([.C45] = 4; 1; [.C45]+1); [.C45])" office:value-type="float" office:value="3" calcext:value-type="float">
            <text:p>3</text:p>
          </table:table-cell>
          <table:table-cell table:style-name="ce14" table:formula="of:=[.D43]+7" office:value-type="date" office:date-value="2015-10-10" calcext:value-type="date">
            <text:p>10 Oct 15</text:p>
          </table:table-cell>
          <table:table-cell table:style-name="ce19" table:formula="of:=IF([.E45]=3; 1; [.E45]+1)" office:value-type="float" office:value="1" calcext:value-type="float">
            <text:p>1</text:p>
          </table:table-cell>
          <table:table-cell table:style-name="ce24" table:formula="of:=IF(OR([.$E46]=1;[.$E46]=3);CONCATENATE(TEXT(ROUND(VLOOKUP([.$B46];Dated1RM; [.F$2]+1)*VLOOKUP([.$C46];PercentageAndReps;3)/2.5)*2.5; &quot;0.0&quot;);  &quot; x &quot;; TEXT(VLOOKUP([.$C46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OR([.$E46]=1;[.$E46]=3);CONCATENATE(TEXT(ROUND(VLOOKUP([.$B46];Dated1RM; [.G$2]+1)*VLOOKUP([.$C46];PercentageAndReps;3)/2.5)*2.5; &quot;0.0&quot;);  &quot; x &quot;; TEXT(VLOOKUP([.$C46];PercentageAndReps;4); &quot;0&quot;));&quot;&quot;)" office:value-type="string" office:string-value="55.0 x 5" calcext:value-type="string">
            <text:p>55.0 x 5</text:p>
          </table:table-cell>
          <table:table-cell table:style-name="ce29" table:formula="of:=IF([.$E46]=2;CONCATENATE(TEXT(ROUND(VLOOKUP([.$B46];Dated1RM; [.H$2]+1)*VLOOKUP([.$C46];PercentageAndReps;3)/2.5)*2.5; &quot;0.0&quot;);  &quot; x &quot;; TEXT(VLOOKUP([.$C46];PercentageAndReps;4); &quot;0&quot;));&quot;&quot;)">
            <text:p/>
          </table:table-cell>
          <table:table-cell table:style-name="ce29" table:formula="of:=IF(OR([.$E46]=1;[.$E46]=2);CONCATENATE(TEXT(ROUND(VLOOKUP([.$B46];Dated1RM; [.I$2]+1)*VLOOKUP([.$C46];PercentageAndReps;3)/2.5)*2.5; &quot;0.0&quot;);  &quot; x &quot;; TEXT(VLOOKUP([.$C46];PercentageAndReps;4); &quot;0&quot;));&quot;&quot;)" office:value-type="string" office:string-value="42.5 x 5" calcext:value-type="string">
            <text:p>42.5 x 5</text:p>
          </table:table-cell>
          <table:table-cell table:style-name="ce29" table:formula="of:=IF(OR([.$E46]=2;[.$E46]=3);CONCATENATE(TEXT(ROUND(VLOOKUP([.$B46];Dated1RM; [.J$2]+1)*VLOOKUP([.$C46];PercentageAndReps;3)/2.5)*2.5; &quot;0.0&quot;);  &quot; x &quot;; TEXT(VLOOKUP([.$C46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6]=4; [.E46]=3); [.B46]+1; [.B46])" office:value-type="float" office:value="4" calcext:value-type="float">
            <text:p>4</text:p>
          </table:table-cell>
          <table:table-cell table:formula="of:=IF([.E46]=3; IF([.C46] = 4; 1; [.C46]+1); [.C46])" office:value-type="float" office:value="3" calcext:value-type="float">
            <text:p>3</text:p>
          </table:table-cell>
          <table:table-cell table:style-name="ce14"/>
          <table:table-cell table:style-name="ce19" table:formula="of:=IF([.E46]=3; 1; [.E46]+1)" office:value-type="float" office:value="2" calcext:value-type="float">
            <text:p>2</text:p>
          </table:table-cell>
          <table:table-cell table:style-name="ce24" table:formula="of:=IF(OR([.$E47]=1;[.$E47]=3);CONCATENATE(TEXT(ROUND(VLOOKUP([.$B47];Dated1RM; [.F$2]+1)*VLOOKUP([.$C47];PercentageAndReps;3)/2.5)*2.5; &quot;0.0&quot;);  &quot; x &quot;; TEXT(VLOOKUP([.$C47];PercentageAndReps;4); &quot;0&quot;));&quot;&quot;)">
            <text:p/>
          </table:table-cell>
          <table:table-cell table:style-name="ce29" table:formula="of:=IF(OR([.$E47]=1;[.$E47]=3);CONCATENATE(TEXT(ROUND(VLOOKUP([.$B47];Dated1RM; [.G$2]+1)*VLOOKUP([.$C47];PercentageAndReps;3)/2.5)*2.5; &quot;0.0&quot;);  &quot; x &quot;; TEXT(VLOOKUP([.$C47];PercentageAndReps;4); &quot;0&quot;));&quot;&quot;)">
            <text:p/>
          </table:table-cell>
          <table:table-cell table:style-name="ce29" table:formula="of:=IF([.$E47]=2;CONCATENATE(TEXT(ROUND(VLOOKUP([.$B47];Dated1RM; [.H$2]+1)*VLOOKUP([.$C47];PercentageAndReps;3)/2.5)*2.5; &quot;0.0&quot;);  &quot; x &quot;; TEXT(VLOOKUP([.$C47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47]=1;[.$E47]=2);CONCATENATE(TEXT(ROUND(VLOOKUP([.$B47];Dated1RM; [.I$2]+1)*VLOOKUP([.$C47];PercentageAndReps;3)/2.5)*2.5; &quot;0.0&quot;);  &quot; x &quot;; TEXT(VLOOKUP([.$C47];PercentageAndReps;4); &quot;0&quot;));&quot;&quot;)" office:value-type="string" office:string-value="42.5 x 5" calcext:value-type="string">
            <text:p>42.5 x 5</text:p>
          </table:table-cell>
          <table:table-cell table:style-name="ce29" table:formula="of:=IF(OR([.$E47]=2;[.$E47]=3);CONCATENATE(TEXT(ROUND(VLOOKUP([.$B47];Dated1RM; [.J$2]+1)*VLOOKUP([.$C47];PercentageAndReps;3)/2.5)*2.5; &quot;0.0&quot;);  &quot; x &quot;; TEXT(VLOOKUP([.$C47];PercentageAndReps;4); &quot;0&quot;));&quot;&quot;)" office:value-type="string" office:string-value="30.0 x 5" calcext:value-type="string">
            <text:p>30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7]=4; [.E47]=3); [.B47]+1; [.B47])" office:value-type="float" office:value="4" calcext:value-type="float">
            <text:p>4</text:p>
          </table:table-cell>
          <table:table-cell table:formula="of:=IF([.E47]=3; IF([.C47] = 4; 1; [.C47]+1); [.C47])" office:value-type="float" office:value="3" calcext:value-type="float">
            <text:p>3</text:p>
          </table:table-cell>
          <table:table-cell table:style-name="ce14"/>
          <table:table-cell table:style-name="ce19" table:formula="of:=IF([.E47]=3; 1; [.E47]+1)" office:value-type="float" office:value="3" calcext:value-type="float">
            <text:p>3</text:p>
          </table:table-cell>
          <table:table-cell table:style-name="ce24" table:formula="of:=IF(OR([.$E48]=1;[.$E48]=3);CONCATENATE(TEXT(ROUND(VLOOKUP([.$B48];Dated1RM; [.F$2]+1)*VLOOKUP([.$C48];PercentageAndReps;3)/2.5)*2.5; &quot;0.0&quot;);  &quot; x &quot;; TEXT(VLOOKUP([.$C48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OR([.$E48]=1;[.$E48]=3);CONCATENATE(TEXT(ROUND(VLOOKUP([.$B48];Dated1RM; [.G$2]+1)*VLOOKUP([.$C48];PercentageAndReps;3)/2.5)*2.5; &quot;0.0&quot;);  &quot; x &quot;; TEXT(VLOOKUP([.$C48];PercentageAndReps;4); &quot;0&quot;));&quot;&quot;)" office:value-type="string" office:string-value="55.0 x 5" calcext:value-type="string">
            <text:p>55.0 x 5</text:p>
          </table:table-cell>
          <table:table-cell table:style-name="ce29" table:formula="of:=IF([.$E48]=2;CONCATENATE(TEXT(ROUND(VLOOKUP([.$B48];Dated1RM; [.H$2]+1)*VLOOKUP([.$C48];PercentageAndReps;3)/2.5)*2.5; &quot;0.0&quot;);  &quot; x &quot;; TEXT(VLOOKUP([.$C48];PercentageAndReps;4); &quot;0&quot;));&quot;&quot;)">
            <text:p/>
          </table:table-cell>
          <table:table-cell table:style-name="ce29" table:formula="of:=IF(OR([.$E48]=1;[.$E48]=2);CONCATENATE(TEXT(ROUND(VLOOKUP([.$B48];Dated1RM; [.I$2]+1)*VLOOKUP([.$C48];PercentageAndReps;3)/2.5)*2.5; &quot;0.0&quot;);  &quot; x &quot;; TEXT(VLOOKUP([.$C48];PercentageAndReps;4); &quot;0&quot;));&quot;&quot;)">
            <text:p/>
          </table:table-cell>
          <table:table-cell table:style-name="ce29" table:formula="of:=IF(OR([.$E48]=2;[.$E48]=3);CONCATENATE(TEXT(ROUND(VLOOKUP([.$B48];Dated1RM; [.J$2]+1)*VLOOKUP([.$C48];PercentageAndReps;3)/2.5)*2.5; &quot;0.0&quot;);  &quot; x &quot;; TEXT(VLOOKUP([.$C48];PercentageAndReps;4); &quot;0&quot;));&quot;&quot;)" office:value-type="string" office:string-value="30.0 x 5" calcext:value-type="string">
            <text:p>30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8]=4; [.E48]=3); [.B48]+1; [.B48])" office:value-type="float" office:value="4" calcext:value-type="float">
            <text:p>4</text:p>
          </table:table-cell>
          <table:table-cell table:formula="of:=IF([.E48]=3; IF([.C48] = 4; 1; [.C48]+1); [.C48])" office:value-type="float" office:value="4" calcext:value-type="float">
            <text:p>4</text:p>
          </table:table-cell>
          <table:table-cell table:style-name="ce14" table:formula="of:=[.D46]+7" office:value-type="date" office:date-value="2015-10-17" calcext:value-type="date">
            <text:p>17 Oct 15</text:p>
          </table:table-cell>
          <table:table-cell table:style-name="ce19" table:formula="of:=IF([.E48]=3; 1; [.E48]+1)" office:value-type="float" office:value="1" calcext:value-type="float">
            <text:p>1</text:p>
          </table:table-cell>
          <table:table-cell table:style-name="ce24" table:formula="of:=IF(OR([.$E49]=1;[.$E49]=3);CONCATENATE(TEXT(ROUND(VLOOKUP([.$B49];Dated1RM; [.F$2]+1)*VLOOKUP([.$C49];PercentageAndReps;3)/2.5)*2.5; &quot;0.0&quot;);  &quot; x &quot;; TEXT(VLOOKUP([.$C49];PercentageAndReps;4); &quot;0&quot;));&quot;&quot;)" office:value-type="string" office:string-value="90.0 x 2" calcext:value-type="string">
            <text:p>90.0 x 2</text:p>
          </table:table-cell>
          <table:table-cell table:style-name="ce29" table:formula="of:=IF(OR([.$E49]=1;[.$E49]=3);CONCATENATE(TEXT(ROUND(VLOOKUP([.$B49];Dated1RM; [.G$2]+1)*VLOOKUP([.$C49];PercentageAndReps;3)/2.5)*2.5; &quot;0.0&quot;);  &quot; x &quot;; TEXT(VLOOKUP([.$C49];PercentageAndReps;4); &quot;0&quot;));&quot;&quot;)" office:value-type="string" office:string-value="77.5 x 2" calcext:value-type="string">
            <text:p>77.5 x 2</text:p>
          </table:table-cell>
          <table:table-cell table:style-name="ce29" table:formula="of:=IF([.$E49]=2;CONCATENATE(TEXT(ROUND(VLOOKUP([.$B49];Dated1RM; [.H$2]+1)*VLOOKUP([.$C49];PercentageAndReps;3)/2.5)*2.5; &quot;0.0&quot;);  &quot; x &quot;; TEXT(VLOOKUP([.$C49];PercentageAndReps;4); &quot;0&quot;));&quot;&quot;)">
            <text:p/>
          </table:table-cell>
          <table:table-cell table:style-name="ce29" table:formula="of:=IF(OR([.$E49]=1;[.$E49]=2);CONCATENATE(TEXT(ROUND(VLOOKUP([.$B49];Dated1RM; [.I$2]+1)*VLOOKUP([.$C49];PercentageAndReps;3)/2.5)*2.5; &quot;0.0&quot;);  &quot; x &quot;; TEXT(VLOOKUP([.$C49];PercentageAndReps;4); &quot;0&quot;));&quot;&quot;)" office:value-type="string" office:string-value="57.5 x 2" calcext:value-type="string">
            <text:p>57.5 x 2</text:p>
          </table:table-cell>
          <table:table-cell table:style-name="ce29" table:formula="of:=IF(OR([.$E49]=2;[.$E49]=3);CONCATENATE(TEXT(ROUND(VLOOKUP([.$B49];Dated1RM; [.J$2]+1)*VLOOKUP([.$C49];PercentageAndReps;3)/2.5)*2.5; &quot;0.0&quot;);  &quot; x &quot;; TEXT(VLOOKUP([.$C49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49]=4; [.E49]=3); [.B49]+1; [.B49])" office:value-type="float" office:value="4" calcext:value-type="float">
            <text:p>4</text:p>
          </table:table-cell>
          <table:table-cell table:formula="of:=IF([.E49]=3; IF([.C49] = 4; 1; [.C49]+1); [.C49])" office:value-type="float" office:value="4" calcext:value-type="float">
            <text:p>4</text:p>
          </table:table-cell>
          <table:table-cell table:style-name="ce14"/>
          <table:table-cell table:style-name="ce19" table:formula="of:=IF([.E49]=3; 1; [.E49]+1)" office:value-type="float" office:value="2" calcext:value-type="float">
            <text:p>2</text:p>
          </table:table-cell>
          <table:table-cell table:style-name="ce24" table:formula="of:=IF(OR([.$E50]=1;[.$E50]=3);CONCATENATE(TEXT(ROUND(VLOOKUP([.$B50];Dated1RM; [.F$2]+1)*VLOOKUP([.$C50];PercentageAndReps;3)/2.5)*2.5; &quot;0.0&quot;);  &quot; x &quot;; TEXT(VLOOKUP([.$C50];PercentageAndReps;4); &quot;0&quot;));&quot;&quot;)">
            <text:p/>
          </table:table-cell>
          <table:table-cell table:style-name="ce29" table:formula="of:=IF(OR([.$E50]=1;[.$E50]=3);CONCATENATE(TEXT(ROUND(VLOOKUP([.$B50];Dated1RM; [.G$2]+1)*VLOOKUP([.$C50];PercentageAndReps;3)/2.5)*2.5; &quot;0.0&quot;);  &quot; x &quot;; TEXT(VLOOKUP([.$C50];PercentageAndReps;4); &quot;0&quot;));&quot;&quot;)">
            <text:p/>
          </table:table-cell>
          <table:table-cell table:style-name="ce29" table:formula="of:=IF([.$E50]=2;CONCATENATE(TEXT(ROUND(VLOOKUP([.$B50];Dated1RM; [.H$2]+1)*VLOOKUP([.$C50];PercentageAndReps;3)/2.5)*2.5; &quot;0.0&quot;);  &quot; x &quot;; TEXT(VLOOKUP([.$C50];PercentageAndReps;4); &quot;0&quot;));&quot;&quot;)" office:value-type="string" office:string-value="125.0 x 2" calcext:value-type="string">
            <text:p>125.0 x 2</text:p>
          </table:table-cell>
          <table:table-cell table:style-name="ce29" table:formula="of:=IF(OR([.$E50]=1;[.$E50]=2);CONCATENATE(TEXT(ROUND(VLOOKUP([.$B50];Dated1RM; [.I$2]+1)*VLOOKUP([.$C50];PercentageAndReps;3)/2.5)*2.5; &quot;0.0&quot;);  &quot; x &quot;; TEXT(VLOOKUP([.$C50];PercentageAndReps;4); &quot;0&quot;));&quot;&quot;)" office:value-type="string" office:string-value="57.5 x 2" calcext:value-type="string">
            <text:p>57.5 x 2</text:p>
          </table:table-cell>
          <table:table-cell table:style-name="ce29" table:formula="of:=IF(OR([.$E50]=2;[.$E50]=3);CONCATENATE(TEXT(ROUND(VLOOKUP([.$B50];Dated1RM; [.J$2]+1)*VLOOKUP([.$C50];PercentageAndReps;3)/2.5)*2.5; &quot;0.0&quot;);  &quot; x &quot;; TEXT(VLOOKUP([.$C50];PercentageAndReps;4); &quot;0&quot;));&quot;&quot;)" office:value-type="string" office:string-value="42.5 x 2" calcext:value-type="string">
            <text:p>42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0]=4; [.E50]=3); [.B50]+1; [.B50])" office:value-type="float" office:value="4" calcext:value-type="float">
            <text:p>4</text:p>
          </table:table-cell>
          <table:table-cell table:formula="of:=IF([.E50]=3; IF([.C50] = 4; 1; [.C50]+1); [.C50])" office:value-type="float" office:value="4" calcext:value-type="float">
            <text:p>4</text:p>
          </table:table-cell>
          <table:table-cell table:style-name="ce15"/>
          <table:table-cell table:style-name="ce20" table:formula="of:=IF([.E50]=3; 1; [.E50]+1)" office:value-type="float" office:value="3" calcext:value-type="float">
            <text:p>3</text:p>
          </table:table-cell>
          <table:table-cell table:style-name="ce25" table:formula="of:=IF(OR([.$E51]=1;[.$E51]=3);CONCATENATE(TEXT(ROUND(VLOOKUP([.$B51];Dated1RM; [.F$2]+1)*VLOOKUP([.$C51];PercentageAndReps;3)/2.5)*2.5; &quot;0.0&quot;);  &quot; x &quot;; TEXT(VLOOKUP([.$C51];PercentageAndReps;4); &quot;0&quot;));&quot;&quot;)" office:value-type="string" office:string-value="90.0 x 2" calcext:value-type="string">
            <text:p>90.0 x 2</text:p>
          </table:table-cell>
          <table:table-cell table:style-name="ce30" table:formula="of:=IF(OR([.$E51]=1;[.$E51]=3);CONCATENATE(TEXT(ROUND(VLOOKUP([.$B51];Dated1RM; [.G$2]+1)*VLOOKUP([.$C51];PercentageAndReps;3)/2.5)*2.5; &quot;0.0&quot;);  &quot; x &quot;; TEXT(VLOOKUP([.$C51];PercentageAndReps;4); &quot;0&quot;));&quot;&quot;)" office:value-type="string" office:string-value="77.5 x 2" calcext:value-type="string">
            <text:p>77.5 x 2</text:p>
          </table:table-cell>
          <table:table-cell table:style-name="ce30" table:formula="of:=IF([.$E51]=2;CONCATENATE(TEXT(ROUND(VLOOKUP([.$B51];Dated1RM; [.H$2]+1)*VLOOKUP([.$C51];PercentageAndReps;3)/2.5)*2.5; &quot;0.0&quot;);  &quot; x &quot;; TEXT(VLOOKUP([.$C51];PercentageAndReps;4); &quot;0&quot;));&quot;&quot;)">
            <text:p/>
          </table:table-cell>
          <table:table-cell table:style-name="ce30" table:formula="of:=IF(OR([.$E51]=1;[.$E51]=2);CONCATENATE(TEXT(ROUND(VLOOKUP([.$B51];Dated1RM; [.I$2]+1)*VLOOKUP([.$C51];PercentageAndReps;3)/2.5)*2.5; &quot;0.0&quot;);  &quot; x &quot;; TEXT(VLOOKUP([.$C51];PercentageAndReps;4); &quot;0&quot;));&quot;&quot;)">
            <text:p/>
          </table:table-cell>
          <table:table-cell table:style-name="ce30" table:formula="of:=IF(OR([.$E51]=2;[.$E51]=3);CONCATENATE(TEXT(ROUND(VLOOKUP([.$B51];Dated1RM; [.J$2]+1)*VLOOKUP([.$C51];PercentageAndReps;3)/2.5)*2.5; &quot;0.0&quot;);  &quot; x &quot;; TEXT(VLOOKUP([.$C51];PercentageAndReps;4); &quot;0&quot;));&quot;&quot;)" office:value-type="string" office:string-value="42.5 x 2" calcext:value-type="string">
            <text:p>42.5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1]=4; [.E51]=3); [.B51]+1; [.B51])" office:value-type="float" office:value="5" calcext:value-type="float">
            <text:p>5</text:p>
          </table:table-cell>
          <table:table-cell table:formula="of:=IF([.E51]=3; IF([.C51] = 4; 1; [.C51]+1); [.C51])" office:value-type="float" office:value="1" calcext:value-type="float">
            <text:p>1</text:p>
          </table:table-cell>
          <table:table-cell table:style-name="ce12" table:formula="of:=[.D49]+7" office:value-type="date" office:date-value="2015-10-24" calcext:value-type="date">
            <text:p>24 Oct 15</text:p>
          </table:table-cell>
          <table:table-cell table:style-name="ce17" table:formula="of:=IF([.E51]=3; 1; [.E51]+1)" office:value-type="float" office:value="1" calcext:value-type="float">
            <text:p>1</text:p>
          </table:table-cell>
          <table:table-cell table:style-name="ce22" table:formula="of:=IF(OR([.$E52]=1;[.$E52]=3);CONCATENATE(TEXT(ROUND(VLOOKUP([.$B52];Dated1RM; [.F$2]+1)*VLOOKUP([.$C52];PercentageAndReps;3)/2.5)*2.5; &quot;0.0&quot;);  &quot; x &quot;; TEXT(VLOOKUP([.$C52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OR([.$E52]=1;[.$E52]=3);CONCATENATE(TEXT(ROUND(VLOOKUP([.$B52];Dated1RM; [.G$2]+1)*VLOOKUP([.$C52];PercentageAndReps;3)/2.5)*2.5; &quot;0.0&quot;);  &quot; x &quot;; TEXT(VLOOKUP([.$C52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[.$E52]=2;CONCATENATE(TEXT(ROUND(VLOOKUP([.$B52];Dated1RM; [.H$2]+1)*VLOOKUP([.$C52];PercentageAndReps;3)/2.5)*2.5; &quot;0.0&quot;);  &quot; x &quot;; TEXT(VLOOKUP([.$C52];PercentageAndReps;4); &quot;0&quot;));&quot;&quot;)">
            <text:p/>
          </table:table-cell>
          <table:table-cell table:style-name="ce27" table:formula="of:=IF(OR([.$E52]=1;[.$E52]=2);CONCATENATE(TEXT(ROUND(VLOOKUP([.$B52];Dated1RM; [.I$2]+1)*VLOOKUP([.$C52];PercentageAndReps;3)/2.5)*2.5; &quot;0.0&quot;);  &quot; x &quot;; TEXT(VLOOKUP([.$C52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52]=2;[.$E52]=3);CONCATENATE(TEXT(ROUND(VLOOKUP([.$B52];Dated1RM; [.J$2]+1)*VLOOKUP([.$C52];PercentageAndReps;3)/2.5)*2.5; &quot;0.0&quot;);  &quot; x &quot;; TEXT(VLOOKUP([.$C52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2]=4; [.E52]=3); [.B52]+1; [.B52])" office:value-type="float" office:value="5" calcext:value-type="float">
            <text:p>5</text:p>
          </table:table-cell>
          <table:table-cell table:formula="of:=IF([.E52]=3; IF([.C52] = 4; 1; [.C52]+1); [.C52])" office:value-type="float" office:value="1" calcext:value-type="float">
            <text:p>1</text:p>
          </table:table-cell>
          <table:table-cell table:style-name="ce12"/>
          <table:table-cell table:style-name="ce17" table:formula="of:=IF([.E52]=3; 1; [.E52]+1)" office:value-type="float" office:value="2" calcext:value-type="float">
            <text:p>2</text:p>
          </table:table-cell>
          <table:table-cell table:style-name="ce22" table:formula="of:=IF(OR([.$E53]=1;[.$E53]=3);CONCATENATE(TEXT(ROUND(VLOOKUP([.$B53];Dated1RM; [.F$2]+1)*VLOOKUP([.$C53];PercentageAndReps;3)/2.5)*2.5; &quot;0.0&quot;);  &quot; x &quot;; TEXT(VLOOKUP([.$C53];PercentageAndReps;4); &quot;0&quot;));&quot;&quot;)">
            <text:p/>
          </table:table-cell>
          <table:table-cell table:style-name="ce27" table:formula="of:=IF(OR([.$E53]=1;[.$E53]=3);CONCATENATE(TEXT(ROUND(VLOOKUP([.$B53];Dated1RM; [.G$2]+1)*VLOOKUP([.$C53];PercentageAndReps;3)/2.5)*2.5; &quot;0.0&quot;);  &quot; x &quot;; TEXT(VLOOKUP([.$C53];PercentageAndReps;4); &quot;0&quot;));&quot;&quot;)">
            <text:p/>
          </table:table-cell>
          <table:table-cell table:style-name="ce27" table:formula="of:=IF([.$E53]=2;CONCATENATE(TEXT(ROUND(VLOOKUP([.$B53];Dated1RM; [.H$2]+1)*VLOOKUP([.$C53];PercentageAndReps;3)/2.5)*2.5; &quot;0.0&quot;);  &quot; x &quot;; TEXT(VLOOKUP([.$C53];PercentageAndReps;4); &quot;0&quot;));&quot;&quot;)" office:value-type="string" office:string-value="112.5 x 5" calcext:value-type="string">
            <text:p>112.5 x 5</text:p>
          </table:table-cell>
          <table:table-cell table:style-name="ce27" table:formula="of:=IF(OR([.$E53]=1;[.$E53]=2);CONCATENATE(TEXT(ROUND(VLOOKUP([.$B53];Dated1RM; [.I$2]+1)*VLOOKUP([.$C53];PercentageAndReps;3)/2.5)*2.5; &quot;0.0&quot;);  &quot; x &quot;; TEXT(VLOOKUP([.$C53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53]=2;[.$E53]=3);CONCATENATE(TEXT(ROUND(VLOOKUP([.$B53];Dated1RM; [.J$2]+1)*VLOOKUP([.$C53];PercentageAndReps;3)/2.5)*2.5; &quot;0.0&quot;);  &quot; x &quot;; TEXT(VLOOKUP([.$C53];PercentageAndReps;4); &quot;0&quot;));&quot;&quot;)" office:value-type="string" office:string-value="37.5 x 5" calcext:value-type="string">
            <text:p>37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3]=4; [.E53]=3); [.B53]+1; [.B53])" office:value-type="float" office:value="5" calcext:value-type="float">
            <text:p>5</text:p>
          </table:table-cell>
          <table:table-cell table:formula="of:=IF([.E53]=3; IF([.C53] = 4; 1; [.C53]+1); [.C53])" office:value-type="float" office:value="1" calcext:value-type="float">
            <text:p>1</text:p>
          </table:table-cell>
          <table:table-cell table:style-name="ce12"/>
          <table:table-cell table:style-name="ce17" table:formula="of:=IF([.E53]=3; 1; [.E53]+1)" office:value-type="float" office:value="3" calcext:value-type="float">
            <text:p>3</text:p>
          </table:table-cell>
          <table:table-cell table:style-name="ce22" table:formula="of:=IF(OR([.$E54]=1;[.$E54]=3);CONCATENATE(TEXT(ROUND(VLOOKUP([.$B54];Dated1RM; [.F$2]+1)*VLOOKUP([.$C54];PercentageAndReps;3)/2.5)*2.5; &quot;0.0&quot;);  &quot; x &quot;; TEXT(VLOOKUP([.$C54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OR([.$E54]=1;[.$E54]=3);CONCATENATE(TEXT(ROUND(VLOOKUP([.$B54];Dated1RM; [.G$2]+1)*VLOOKUP([.$C54];PercentageAndReps;3)/2.5)*2.5; &quot;0.0&quot;);  &quot; x &quot;; TEXT(VLOOKUP([.$C54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[.$E54]=2;CONCATENATE(TEXT(ROUND(VLOOKUP([.$B54];Dated1RM; [.H$2]+1)*VLOOKUP([.$C54];PercentageAndReps;3)/2.5)*2.5; &quot;0.0&quot;);  &quot; x &quot;; TEXT(VLOOKUP([.$C54];PercentageAndReps;4); &quot;0&quot;));&quot;&quot;)">
            <text:p/>
          </table:table-cell>
          <table:table-cell table:style-name="ce27" table:formula="of:=IF(OR([.$E54]=1;[.$E54]=2);CONCATENATE(TEXT(ROUND(VLOOKUP([.$B54];Dated1RM; [.I$2]+1)*VLOOKUP([.$C54];PercentageAndReps;3)/2.5)*2.5; &quot;0.0&quot;);  &quot; x &quot;; TEXT(VLOOKUP([.$C54];PercentageAndReps;4); &quot;0&quot;));&quot;&quot;)">
            <text:p/>
          </table:table-cell>
          <table:table-cell table:style-name="ce27" table:formula="of:=IF(OR([.$E54]=2;[.$E54]=3);CONCATENATE(TEXT(ROUND(VLOOKUP([.$B54];Dated1RM; [.J$2]+1)*VLOOKUP([.$C54];PercentageAndReps;3)/2.5)*2.5; &quot;0.0&quot;);  &quot; x &quot;; TEXT(VLOOKUP([.$C54];PercentageAndReps;4); &quot;0&quot;));&quot;&quot;)" office:value-type="string" office:string-value="37.5 x 5" calcext:value-type="string">
            <text:p>37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4]=4; [.E54]=3); [.B54]+1; [.B54])" office:value-type="float" office:value="5" calcext:value-type="float">
            <text:p>5</text:p>
          </table:table-cell>
          <table:table-cell table:formula="of:=IF([.E54]=3; IF([.C54] = 4; 1; [.C54]+1); [.C54])" office:value-type="float" office:value="2" calcext:value-type="float">
            <text:p>2</text:p>
          </table:table-cell>
          <table:table-cell table:style-name="ce12" table:formula="of:=[.D52]+7" office:value-type="date" office:date-value="2015-10-31" calcext:value-type="date">
            <text:p>31 Oct 15</text:p>
          </table:table-cell>
          <table:table-cell table:style-name="ce17" table:formula="of:=IF([.E54]=3; 1; [.E54]+1)" office:value-type="float" office:value="1" calcext:value-type="float">
            <text:p>1</text:p>
          </table:table-cell>
          <table:table-cell table:style-name="ce22" table:formula="of:=IF(OR([.$E55]=1;[.$E55]=3);CONCATENATE(TEXT(ROUND(VLOOKUP([.$B55];Dated1RM; [.F$2]+1)*VLOOKUP([.$C55];PercentageAndReps;3)/2.5)*2.5; &quot;0.0&quot;);  &quot; x &quot;; TEXT(VLOOKUP([.$C55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OR([.$E55]=1;[.$E55]=3);CONCATENATE(TEXT(ROUND(VLOOKUP([.$B55];Dated1RM; [.G$2]+1)*VLOOKUP([.$C55];PercentageAndReps;3)/2.5)*2.5; &quot;0.0&quot;);  &quot; x &quot;; TEXT(VLOOKUP([.$C55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[.$E55]=2;CONCATENATE(TEXT(ROUND(VLOOKUP([.$B55];Dated1RM; [.H$2]+1)*VLOOKUP([.$C55];PercentageAndReps;3)/2.5)*2.5; &quot;0.0&quot;);  &quot; x &quot;; TEXT(VLOOKUP([.$C55];PercentageAndReps;4); &quot;0&quot;));&quot;&quot;)">
            <text:p/>
          </table:table-cell>
          <table:table-cell table:style-name="ce27" table:formula="of:=IF(OR([.$E55]=1;[.$E55]=2);CONCATENATE(TEXT(ROUND(VLOOKUP([.$B55];Dated1RM; [.I$2]+1)*VLOOKUP([.$C55];PercentageAndReps;3)/2.5)*2.5; &quot;0.0&quot;);  &quot; x &quot;; TEXT(VLOOKUP([.$C55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55]=2;[.$E55]=3);CONCATENATE(TEXT(ROUND(VLOOKUP([.$B55];Dated1RM; [.J$2]+1)*VLOOKUP([.$C55];PercentageAndReps;3)/2.5)*2.5; &quot;0.0&quot;);  &quot; x &quot;; TEXT(VLOOKUP([.$C55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5]=4; [.E55]=3); [.B55]+1; [.B55])" office:value-type="float" office:value="5" calcext:value-type="float">
            <text:p>5</text:p>
          </table:table-cell>
          <table:table-cell table:formula="of:=IF([.E55]=3; IF([.C55] = 4; 1; [.C55]+1); [.C55])" office:value-type="float" office:value="2" calcext:value-type="float">
            <text:p>2</text:p>
          </table:table-cell>
          <table:table-cell table:style-name="ce12"/>
          <table:table-cell table:style-name="ce17" table:formula="of:=IF([.E55]=3; 1; [.E55]+1)" office:value-type="float" office:value="2" calcext:value-type="float">
            <text:p>2</text:p>
          </table:table-cell>
          <table:table-cell table:style-name="ce22" table:formula="of:=IF(OR([.$E56]=1;[.$E56]=3);CONCATENATE(TEXT(ROUND(VLOOKUP([.$B56];Dated1RM; [.F$2]+1)*VLOOKUP([.$C56];PercentageAndReps;3)/2.5)*2.5; &quot;0.0&quot;);  &quot; x &quot;; TEXT(VLOOKUP([.$C56];PercentageAndReps;4); &quot;0&quot;));&quot;&quot;)">
            <text:p/>
          </table:table-cell>
          <table:table-cell table:style-name="ce27" table:formula="of:=IF(OR([.$E56]=1;[.$E56]=3);CONCATENATE(TEXT(ROUND(VLOOKUP([.$B56];Dated1RM; [.G$2]+1)*VLOOKUP([.$C56];PercentageAndReps;3)/2.5)*2.5; &quot;0.0&quot;);  &quot; x &quot;; TEXT(VLOOKUP([.$C56];PercentageAndReps;4); &quot;0&quot;));&quot;&quot;)">
            <text:p/>
          </table:table-cell>
          <table:table-cell table:style-name="ce27" table:formula="of:=IF([.$E56]=2;CONCATENATE(TEXT(ROUND(VLOOKUP([.$B56];Dated1RM; [.H$2]+1)*VLOOKUP([.$C56];PercentageAndReps;3)/2.5)*2.5; &quot;0.0&quot;);  &quot; x &quot;; TEXT(VLOOKUP([.$C56];PercentageAndReps;4); &quot;0&quot;));&quot;&quot;)" office:value-type="string" office:string-value="135.0 x 2" calcext:value-type="string">
            <text:p>135.0 x 2</text:p>
          </table:table-cell>
          <table:table-cell table:style-name="ce27" table:formula="of:=IF(OR([.$E56]=1;[.$E56]=2);CONCATENATE(TEXT(ROUND(VLOOKUP([.$B56];Dated1RM; [.I$2]+1)*VLOOKUP([.$C56];PercentageAndReps;3)/2.5)*2.5; &quot;0.0&quot;);  &quot; x &quot;; TEXT(VLOOKUP([.$C56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56]=2;[.$E56]=3);CONCATENATE(TEXT(ROUND(VLOOKUP([.$B56];Dated1RM; [.J$2]+1)*VLOOKUP([.$C56];PercentageAndReps;3)/2.5)*2.5; &quot;0.0&quot;);  &quot; x &quot;; TEXT(VLOOKUP([.$C56];PercentageAndReps;4); &quot;0&quot;));&quot;&quot;)" office:value-type="string" office:string-value="45.0 x 2" calcext:value-type="string">
            <text:p>45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6]=4; [.E56]=3); [.B56]+1; [.B56])" office:value-type="float" office:value="5" calcext:value-type="float">
            <text:p>5</text:p>
          </table:table-cell>
          <table:table-cell table:formula="of:=IF([.E56]=3; IF([.C56] = 4; 1; [.C56]+1); [.C56])" office:value-type="float" office:value="2" calcext:value-type="float">
            <text:p>2</text:p>
          </table:table-cell>
          <table:table-cell table:style-name="ce12"/>
          <table:table-cell table:style-name="ce17" table:formula="of:=IF([.E56]=3; 1; [.E56]+1)" office:value-type="float" office:value="3" calcext:value-type="float">
            <text:p>3</text:p>
          </table:table-cell>
          <table:table-cell table:style-name="ce22" table:formula="of:=IF(OR([.$E57]=1;[.$E57]=3);CONCATENATE(TEXT(ROUND(VLOOKUP([.$B57];Dated1RM; [.F$2]+1)*VLOOKUP([.$C57];PercentageAndReps;3)/2.5)*2.5; &quot;0.0&quot;);  &quot; x &quot;; TEXT(VLOOKUP([.$C57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OR([.$E57]=1;[.$E57]=3);CONCATENATE(TEXT(ROUND(VLOOKUP([.$B57];Dated1RM; [.G$2]+1)*VLOOKUP([.$C57];PercentageAndReps;3)/2.5)*2.5; &quot;0.0&quot;);  &quot; x &quot;; TEXT(VLOOKUP([.$C57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[.$E57]=2;CONCATENATE(TEXT(ROUND(VLOOKUP([.$B57];Dated1RM; [.H$2]+1)*VLOOKUP([.$C57];PercentageAndReps;3)/2.5)*2.5; &quot;0.0&quot;);  &quot; x &quot;; TEXT(VLOOKUP([.$C57];PercentageAndReps;4); &quot;0&quot;));&quot;&quot;)">
            <text:p/>
          </table:table-cell>
          <table:table-cell table:style-name="ce27" table:formula="of:=IF(OR([.$E57]=1;[.$E57]=2);CONCATENATE(TEXT(ROUND(VLOOKUP([.$B57];Dated1RM; [.I$2]+1)*VLOOKUP([.$C57];PercentageAndReps;3)/2.5)*2.5; &quot;0.0&quot;);  &quot; x &quot;; TEXT(VLOOKUP([.$C57];PercentageAndReps;4); &quot;0&quot;));&quot;&quot;)">
            <text:p/>
          </table:table-cell>
          <table:table-cell table:style-name="ce27" table:formula="of:=IF(OR([.$E57]=2;[.$E57]=3);CONCATENATE(TEXT(ROUND(VLOOKUP([.$B57];Dated1RM; [.J$2]+1)*VLOOKUP([.$C57];PercentageAndReps;3)/2.5)*2.5; &quot;0.0&quot;);  &quot; x &quot;; TEXT(VLOOKUP([.$C57];PercentageAndReps;4); &quot;0&quot;));&quot;&quot;)" office:value-type="string" office:string-value="45.0 x 2" calcext:value-type="string">
            <text:p>45.0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7]=4; [.E57]=3); [.B57]+1; [.B57])" office:value-type="float" office:value="5" calcext:value-type="float">
            <text:p>5</text:p>
          </table:table-cell>
          <table:table-cell table:formula="of:=IF([.E57]=3; IF([.C57] = 4; 1; [.C57]+1); [.C57])" office:value-type="float" office:value="3" calcext:value-type="float">
            <text:p>3</text:p>
          </table:table-cell>
          <table:table-cell table:style-name="ce12" table:formula="of:=[.D55]+7" office:value-type="date" office:date-value="2015-11-07" calcext:value-type="date">
            <text:p>7 Nov 15</text:p>
          </table:table-cell>
          <table:table-cell table:style-name="ce17" table:formula="of:=IF([.E57]=3; 1; [.E57]+1)" office:value-type="float" office:value="1" calcext:value-type="float">
            <text:p>1</text:p>
          </table:table-cell>
          <table:table-cell table:style-name="ce22" table:formula="of:=IF(OR([.$E58]=1;[.$E58]=3);CONCATENATE(TEXT(ROUND(VLOOKUP([.$B58];Dated1RM; [.F$2]+1)*VLOOKUP([.$C58];PercentageAndReps;3)/2.5)*2.5; &quot;0.0&quot;);  &quot; x &quot;; TEXT(VLOOKUP([.$C58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OR([.$E58]=1;[.$E58]=3);CONCATENATE(TEXT(ROUND(VLOOKUP([.$B58];Dated1RM; [.G$2]+1)*VLOOKUP([.$C58];PercentageAndReps;3)/2.5)*2.5; &quot;0.0&quot;);  &quot; x &quot;; TEXT(VLOOKUP([.$C58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[.$E58]=2;CONCATENATE(TEXT(ROUND(VLOOKUP([.$B58];Dated1RM; [.H$2]+1)*VLOOKUP([.$C58];PercentageAndReps;3)/2.5)*2.5; &quot;0.0&quot;);  &quot; x &quot;; TEXT(VLOOKUP([.$C58];PercentageAndReps;4); &quot;0&quot;));&quot;&quot;)">
            <text:p/>
          </table:table-cell>
          <table:table-cell table:style-name="ce27" table:formula="of:=IF(OR([.$E58]=1;[.$E58]=2);CONCATENATE(TEXT(ROUND(VLOOKUP([.$B58];Dated1RM; [.I$2]+1)*VLOOKUP([.$C58];PercentageAndReps;3)/2.5)*2.5; &quot;0.0&quot;);  &quot; x &quot;; TEXT(VLOOKUP([.$C58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58]=2;[.$E58]=3);CONCATENATE(TEXT(ROUND(VLOOKUP([.$B58];Dated1RM; [.J$2]+1)*VLOOKUP([.$C58];PercentageAndReps;3)/2.5)*2.5; &quot;0.0&quot;);  &quot; x &quot;; TEXT(VLOOKUP([.$C58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8]=4; [.E58]=3); [.B58]+1; [.B58])" office:value-type="float" office:value="5" calcext:value-type="float">
            <text:p>5</text:p>
          </table:table-cell>
          <table:table-cell table:formula="of:=IF([.E58]=3; IF([.C58] = 4; 1; [.C58]+1); [.C58])" office:value-type="float" office:value="3" calcext:value-type="float">
            <text:p>3</text:p>
          </table:table-cell>
          <table:table-cell table:style-name="ce12"/>
          <table:table-cell table:style-name="ce17" table:formula="of:=IF([.E58]=3; 1; [.E58]+1)" office:value-type="float" office:value="2" calcext:value-type="float">
            <text:p>2</text:p>
          </table:table-cell>
          <table:table-cell table:style-name="ce22" table:formula="of:=IF(OR([.$E59]=1;[.$E59]=3);CONCATENATE(TEXT(ROUND(VLOOKUP([.$B59];Dated1RM; [.F$2]+1)*VLOOKUP([.$C59];PercentageAndReps;3)/2.5)*2.5; &quot;0.0&quot;);  &quot; x &quot;; TEXT(VLOOKUP([.$C59];PercentageAndReps;4); &quot;0&quot;));&quot;&quot;)">
            <text:p/>
          </table:table-cell>
          <table:table-cell table:style-name="ce27" table:formula="of:=IF(OR([.$E59]=1;[.$E59]=3);CONCATENATE(TEXT(ROUND(VLOOKUP([.$B59];Dated1RM; [.G$2]+1)*VLOOKUP([.$C59];PercentageAndReps;3)/2.5)*2.5; &quot;0.0&quot;);  &quot; x &quot;; TEXT(VLOOKUP([.$C59];PercentageAndReps;4); &quot;0&quot;));&quot;&quot;)">
            <text:p/>
          </table:table-cell>
          <table:table-cell table:style-name="ce27" table:formula="of:=IF([.$E59]=2;CONCATENATE(TEXT(ROUND(VLOOKUP([.$B59];Dated1RM; [.H$2]+1)*VLOOKUP([.$C59];PercentageAndReps;3)/2.5)*2.5; &quot;0.0&quot;);  &quot; x &quot;; TEXT(VLOOKUP([.$C59];PercentageAndReps;4); &quot;0&quot;));&quot;&quot;)" office:value-type="string" office:string-value="97.5 x 5" calcext:value-type="string">
            <text:p>97.5 x 5</text:p>
          </table:table-cell>
          <table:table-cell table:style-name="ce27" table:formula="of:=IF(OR([.$E59]=1;[.$E59]=2);CONCATENATE(TEXT(ROUND(VLOOKUP([.$B59];Dated1RM; [.I$2]+1)*VLOOKUP([.$C59];PercentageAndReps;3)/2.5)*2.5; &quot;0.0&quot;);  &quot; x &quot;; TEXT(VLOOKUP([.$C59];PercentageAndReps;4); &quot;0&quot;));&quot;&quot;)" office:value-type="string" office:string-value="45.0 x 5" calcext:value-type="string">
            <text:p>45.0 x 5</text:p>
          </table:table-cell>
          <table:table-cell table:style-name="ce27" table:formula="of:=IF(OR([.$E59]=2;[.$E59]=3);CONCATENATE(TEXT(ROUND(VLOOKUP([.$B59];Dated1RM; [.J$2]+1)*VLOOKUP([.$C59];PercentageAndReps;3)/2.5)*2.5; &quot;0.0&quot;);  &quot; x &quot;; TEXT(VLOOKUP([.$C59];PercentageAndReps;4); &quot;0&quot;));&quot;&quot;)" office:value-type="string" office:string-value="32.5 x 5" calcext:value-type="string">
            <text:p>32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59]=4; [.E59]=3); [.B59]+1; [.B59])" office:value-type="float" office:value="5" calcext:value-type="float">
            <text:p>5</text:p>
          </table:table-cell>
          <table:table-cell table:formula="of:=IF([.E59]=3; IF([.C59] = 4; 1; [.C59]+1); [.C59])" office:value-type="float" office:value="3" calcext:value-type="float">
            <text:p>3</text:p>
          </table:table-cell>
          <table:table-cell table:style-name="ce12"/>
          <table:table-cell table:style-name="ce17" table:formula="of:=IF([.E59]=3; 1; [.E59]+1)" office:value-type="float" office:value="3" calcext:value-type="float">
            <text:p>3</text:p>
          </table:table-cell>
          <table:table-cell table:style-name="ce22" table:formula="of:=IF(OR([.$E60]=1;[.$E60]=3);CONCATENATE(TEXT(ROUND(VLOOKUP([.$B60];Dated1RM; [.F$2]+1)*VLOOKUP([.$C60];PercentageAndReps;3)/2.5)*2.5; &quot;0.0&quot;);  &quot; x &quot;; TEXT(VLOOKUP([.$C60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OR([.$E60]=1;[.$E60]=3);CONCATENATE(TEXT(ROUND(VLOOKUP([.$B60];Dated1RM; [.G$2]+1)*VLOOKUP([.$C60];PercentageAndReps;3)/2.5)*2.5; &quot;0.0&quot;);  &quot; x &quot;; TEXT(VLOOKUP([.$C60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[.$E60]=2;CONCATENATE(TEXT(ROUND(VLOOKUP([.$B60];Dated1RM; [.H$2]+1)*VLOOKUP([.$C60];PercentageAndReps;3)/2.5)*2.5; &quot;0.0&quot;);  &quot; x &quot;; TEXT(VLOOKUP([.$C60];PercentageAndReps;4); &quot;0&quot;));&quot;&quot;)">
            <text:p/>
          </table:table-cell>
          <table:table-cell table:style-name="ce27" table:formula="of:=IF(OR([.$E60]=1;[.$E60]=2);CONCATENATE(TEXT(ROUND(VLOOKUP([.$B60];Dated1RM; [.I$2]+1)*VLOOKUP([.$C60];PercentageAndReps;3)/2.5)*2.5; &quot;0.0&quot;);  &quot; x &quot;; TEXT(VLOOKUP([.$C60];PercentageAndReps;4); &quot;0&quot;));&quot;&quot;)">
            <text:p/>
          </table:table-cell>
          <table:table-cell table:style-name="ce27" table:formula="of:=IF(OR([.$E60]=2;[.$E60]=3);CONCATENATE(TEXT(ROUND(VLOOKUP([.$B60];Dated1RM; [.J$2]+1)*VLOOKUP([.$C60];PercentageAndReps;3)/2.5)*2.5; &quot;0.0&quot;);  &quot; x &quot;; TEXT(VLOOKUP([.$C60];PercentageAndReps;4); &quot;0&quot;));&quot;&quot;)" office:value-type="string" office:string-value="32.5 x 5" calcext:value-type="string">
            <text:p>32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0]=4; [.E60]=3); [.B60]+1; [.B60])" office:value-type="float" office:value="5" calcext:value-type="float">
            <text:p>5</text:p>
          </table:table-cell>
          <table:table-cell table:formula="of:=IF([.E60]=3; IF([.C60] = 4; 1; [.C60]+1); [.C60])" office:value-type="float" office:value="4" calcext:value-type="float">
            <text:p>4</text:p>
          </table:table-cell>
          <table:table-cell table:style-name="ce12" table:formula="of:=[.D58]+7" office:value-type="date" office:date-value="2015-11-14" calcext:value-type="date">
            <text:p>14 Nov 15</text:p>
          </table:table-cell>
          <table:table-cell table:style-name="ce17" table:formula="of:=IF([.E60]=3; 1; [.E60]+1)" office:value-type="float" office:value="1" calcext:value-type="float">
            <text:p>1</text:p>
          </table:table-cell>
          <table:table-cell table:style-name="ce22" table:formula="of:=IF(OR([.$E61]=1;[.$E61]=3);CONCATENATE(TEXT(ROUND(VLOOKUP([.$B61];Dated1RM; [.F$2]+1)*VLOOKUP([.$C61];PercentageAndReps;3)/2.5)*2.5; &quot;0.0&quot;);  &quot; x &quot;; TEXT(VLOOKUP([.$C61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OR([.$E61]=1;[.$E61]=3);CONCATENATE(TEXT(ROUND(VLOOKUP([.$B61];Dated1RM; [.G$2]+1)*VLOOKUP([.$C61];PercentageAndReps;3)/2.5)*2.5; &quot;0.0&quot;);  &quot; x &quot;; TEXT(VLOOKUP([.$C61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[.$E61]=2;CONCATENATE(TEXT(ROUND(VLOOKUP([.$B61];Dated1RM; [.H$2]+1)*VLOOKUP([.$C61];PercentageAndReps;3)/2.5)*2.5; &quot;0.0&quot;);  &quot; x &quot;; TEXT(VLOOKUP([.$C61];PercentageAndReps;4); &quot;0&quot;));&quot;&quot;)">
            <text:p/>
          </table:table-cell>
          <table:table-cell table:style-name="ce27" table:formula="of:=IF(OR([.$E61]=1;[.$E61]=2);CONCATENATE(TEXT(ROUND(VLOOKUP([.$B61];Dated1RM; [.I$2]+1)*VLOOKUP([.$C61];PercentageAndReps;3)/2.5)*2.5; &quot;0.0&quot;);  &quot; x &quot;; TEXT(VLOOKUP([.$C61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61]=2;[.$E61]=3);CONCATENATE(TEXT(ROUND(VLOOKUP([.$B61];Dated1RM; [.J$2]+1)*VLOOKUP([.$C61];PercentageAndReps;3)/2.5)*2.5; &quot;0.0&quot;);  &quot; x &quot;; TEXT(VLOOKUP([.$C61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1]=4; [.E61]=3); [.B61]+1; [.B61])" office:value-type="float" office:value="5" calcext:value-type="float">
            <text:p>5</text:p>
          </table:table-cell>
          <table:table-cell table:formula="of:=IF([.E61]=3; IF([.C61] = 4; 1; [.C61]+1); [.C61])" office:value-type="float" office:value="4" calcext:value-type="float">
            <text:p>4</text:p>
          </table:table-cell>
          <table:table-cell table:style-name="ce12"/>
          <table:table-cell table:style-name="ce17" table:formula="of:=IF([.E61]=3; 1; [.E61]+1)" office:value-type="float" office:value="2" calcext:value-type="float">
            <text:p>2</text:p>
          </table:table-cell>
          <table:table-cell table:style-name="ce22" table:formula="of:=IF(OR([.$E62]=1;[.$E62]=3);CONCATENATE(TEXT(ROUND(VLOOKUP([.$B62];Dated1RM; [.F$2]+1)*VLOOKUP([.$C62];PercentageAndReps;3)/2.5)*2.5; &quot;0.0&quot;);  &quot; x &quot;; TEXT(VLOOKUP([.$C62];PercentageAndReps;4); &quot;0&quot;));&quot;&quot;)">
            <text:p/>
          </table:table-cell>
          <table:table-cell table:style-name="ce27" table:formula="of:=IF(OR([.$E62]=1;[.$E62]=3);CONCATENATE(TEXT(ROUND(VLOOKUP([.$B62];Dated1RM; [.G$2]+1)*VLOOKUP([.$C62];PercentageAndReps;3)/2.5)*2.5; &quot;0.0&quot;);  &quot; x &quot;; TEXT(VLOOKUP([.$C62];PercentageAndReps;4); &quot;0&quot;));&quot;&quot;)">
            <text:p/>
          </table:table-cell>
          <table:table-cell table:style-name="ce27" table:formula="of:=IF([.$E62]=2;CONCATENATE(TEXT(ROUND(VLOOKUP([.$B62];Dated1RM; [.H$2]+1)*VLOOKUP([.$C62];PercentageAndReps;3)/2.5)*2.5; &quot;0.0&quot;);  &quot; x &quot;; TEXT(VLOOKUP([.$C62];PercentageAndReps;4); &quot;0&quot;));&quot;&quot;)" office:value-type="string" office:string-value="135.0 x 2" calcext:value-type="string">
            <text:p>135.0 x 2</text:p>
          </table:table-cell>
          <table:table-cell table:style-name="ce27" table:formula="of:=IF(OR([.$E62]=1;[.$E62]=2);CONCATENATE(TEXT(ROUND(VLOOKUP([.$B62];Dated1RM; [.I$2]+1)*VLOOKUP([.$C62];PercentageAndReps;3)/2.5)*2.5; &quot;0.0&quot;);  &quot; x &quot;; TEXT(VLOOKUP([.$C62];PercentageAndReps;4); &quot;0&quot;));&quot;&quot;)" office:value-type="string" office:string-value="62.5 x 2" calcext:value-type="string">
            <text:p>62.5 x 2</text:p>
          </table:table-cell>
          <table:table-cell table:style-name="ce27" table:formula="of:=IF(OR([.$E62]=2;[.$E62]=3);CONCATENATE(TEXT(ROUND(VLOOKUP([.$B62];Dated1RM; [.J$2]+1)*VLOOKUP([.$C62];PercentageAndReps;3)/2.5)*2.5; &quot;0.0&quot;);  &quot; x &quot;; TEXT(VLOOKUP([.$C62];PercentageAndReps;4); &quot;0&quot;));&quot;&quot;)" office:value-type="string" office:string-value="45.0 x 2" calcext:value-type="string">
            <text:p>45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2]=4; [.E62]=3); [.B62]+1; [.B62])" office:value-type="float" office:value="5" calcext:value-type="float">
            <text:p>5</text:p>
          </table:table-cell>
          <table:table-cell table:formula="of:=IF([.E62]=3; IF([.C62] = 4; 1; [.C62]+1); [.C62])" office:value-type="float" office:value="4" calcext:value-type="float">
            <text:p>4</text:p>
          </table:table-cell>
          <table:table-cell table:style-name="ce13"/>
          <table:table-cell table:style-name="ce18" table:formula="of:=IF([.E62]=3; 1; [.E62]+1)" office:value-type="float" office:value="3" calcext:value-type="float">
            <text:p>3</text:p>
          </table:table-cell>
          <table:table-cell table:style-name="ce23" table:formula="of:=IF(OR([.$E63]=1;[.$E63]=3);CONCATENATE(TEXT(ROUND(VLOOKUP([.$B63];Dated1RM; [.F$2]+1)*VLOOKUP([.$C63];PercentageAndReps;3)/2.5)*2.5; &quot;0.0&quot;);  &quot; x &quot;; TEXT(VLOOKUP([.$C63];PercentageAndReps;4); &quot;0&quot;));&quot;&quot;)" office:value-type="string" office:string-value="100.0 x 2" calcext:value-type="string">
            <text:p>100.0 x 2</text:p>
          </table:table-cell>
          <table:table-cell table:style-name="ce28" table:formula="of:=IF(OR([.$E63]=1;[.$E63]=3);CONCATENATE(TEXT(ROUND(VLOOKUP([.$B63];Dated1RM; [.G$2]+1)*VLOOKUP([.$C63];PercentageAndReps;3)/2.5)*2.5; &quot;0.0&quot;);  &quot; x &quot;; TEXT(VLOOKUP([.$C63];PercentageAndReps;4); &quot;0&quot;));&quot;&quot;)" office:value-type="string" office:string-value="80.0 x 2" calcext:value-type="string">
            <text:p>80.0 x 2</text:p>
          </table:table-cell>
          <table:table-cell table:style-name="ce28" table:formula="of:=IF([.$E63]=2;CONCATENATE(TEXT(ROUND(VLOOKUP([.$B63];Dated1RM; [.H$2]+1)*VLOOKUP([.$C63];PercentageAndReps;3)/2.5)*2.5; &quot;0.0&quot;);  &quot; x &quot;; TEXT(VLOOKUP([.$C63];PercentageAndReps;4); &quot;0&quot;));&quot;&quot;)">
            <text:p/>
          </table:table-cell>
          <table:table-cell table:style-name="ce28" table:formula="of:=IF(OR([.$E63]=1;[.$E63]=2);CONCATENATE(TEXT(ROUND(VLOOKUP([.$B63];Dated1RM; [.I$2]+1)*VLOOKUP([.$C63];PercentageAndReps;3)/2.5)*2.5; &quot;0.0&quot;);  &quot; x &quot;; TEXT(VLOOKUP([.$C63];PercentageAndReps;4); &quot;0&quot;));&quot;&quot;)">
            <text:p/>
          </table:table-cell>
          <table:table-cell table:style-name="ce28" table:formula="of:=IF(OR([.$E63]=2;[.$E63]=3);CONCATENATE(TEXT(ROUND(VLOOKUP([.$B63];Dated1RM; [.J$2]+1)*VLOOKUP([.$C63];PercentageAndReps;3)/2.5)*2.5; &quot;0.0&quot;);  &quot; x &quot;; TEXT(VLOOKUP([.$C63];PercentageAndReps;4); &quot;0&quot;));&quot;&quot;)" office:value-type="string" office:string-value="45.0 x 2" calcext:value-type="string">
            <text:p>45.0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3]=4; [.E63]=3); [.B63]+1; [.B63])" office:value-type="float" office:value="6" calcext:value-type="float">
            <text:p>6</text:p>
          </table:table-cell>
          <table:table-cell table:formula="of:=IF([.E63]=3; IF([.C63] = 4; 1; [.C63]+1); [.C63])" office:value-type="float" office:value="1" calcext:value-type="float">
            <text:p>1</text:p>
          </table:table-cell>
          <table:table-cell table:style-name="ce14" table:formula="of:=[.D61]+7" office:value-type="date" office:date-value="2015-11-21" calcext:value-type="date">
            <text:p>21 Nov 15</text:p>
          </table:table-cell>
          <table:table-cell table:style-name="ce19" table:formula="of:=IF([.E63]=3; 1; [.E63]+1)" office:value-type="float" office:value="1" calcext:value-type="float">
            <text:p>1</text:p>
          </table:table-cell>
          <table:table-cell table:style-name="ce24" table:formula="of:=IF(OR([.$E64]=1;[.$E64]=3);CONCATENATE(TEXT(ROUND(VLOOKUP([.$B64];Dated1RM; [.F$2]+1)*VLOOKUP([.$C64];PercentageAndReps;3)/2.5)*2.5; &quot;0.0&quot;);  &quot; x &quot;; TEXT(VLOOKUP([.$C64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64]=1;[.$E64]=3);CONCATENATE(TEXT(ROUND(VLOOKUP([.$B64];Dated1RM; [.G$2]+1)*VLOOKUP([.$C64];PercentageAndReps;3)/2.5)*2.5; &quot;0.0&quot;);  &quot; x &quot;; TEXT(VLOOKUP([.$C64];PercentageAndReps;4); &quot;0&quot;));&quot;&quot;)" office:value-type="string" office:string-value="72.5 x 5" calcext:value-type="string">
            <text:p>72.5 x 5</text:p>
          </table:table-cell>
          <table:table-cell table:style-name="ce29" table:formula="of:=IF([.$E64]=2;CONCATENATE(TEXT(ROUND(VLOOKUP([.$B64];Dated1RM; [.H$2]+1)*VLOOKUP([.$C64];PercentageAndReps;3)/2.5)*2.5; &quot;0.0&quot;);  &quot; x &quot;; TEXT(VLOOKUP([.$C64];PercentageAndReps;4); &quot;0&quot;));&quot;&quot;)">
            <text:p/>
          </table:table-cell>
          <table:table-cell table:style-name="ce29" table:formula="of:=IF(OR([.$E64]=1;[.$E64]=2);CONCATENATE(TEXT(ROUND(VLOOKUP([.$B64];Dated1RM; [.I$2]+1)*VLOOKUP([.$C64];PercentageAndReps;3)/2.5)*2.5; &quot;0.0&quot;);  &quot; x &quot;; TEXT(VLOOKUP([.$C64];PercentageAndReps;4); &quot;0&quot;));&quot;&quot;)" office:value-type="string" office:string-value="55.0 x 5" calcext:value-type="string">
            <text:p>55.0 x 5</text:p>
          </table:table-cell>
          <table:table-cell table:style-name="ce29" table:formula="of:=IF(OR([.$E64]=2;[.$E64]=3);CONCATENATE(TEXT(ROUND(VLOOKUP([.$B64];Dated1RM; [.J$2]+1)*VLOOKUP([.$C64];PercentageAndReps;3)/2.5)*2.5; &quot;0.0&quot;);  &quot; x &quot;; TEXT(VLOOKUP([.$C64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4]=4; [.E64]=3); [.B64]+1; [.B64])" office:value-type="float" office:value="6" calcext:value-type="float">
            <text:p>6</text:p>
          </table:table-cell>
          <table:table-cell table:formula="of:=IF([.E64]=3; IF([.C64] = 4; 1; [.C64]+1); [.C64])" office:value-type="float" office:value="1" calcext:value-type="float">
            <text:p>1</text:p>
          </table:table-cell>
          <table:table-cell table:style-name="ce14"/>
          <table:table-cell table:style-name="ce19" table:formula="of:=IF([.E64]=3; 1; [.E64]+1)" office:value-type="float" office:value="2" calcext:value-type="float">
            <text:p>2</text:p>
          </table:table-cell>
          <table:table-cell table:style-name="ce24" table:formula="of:=IF(OR([.$E65]=1;[.$E65]=3);CONCATENATE(TEXT(ROUND(VLOOKUP([.$B65];Dated1RM; [.F$2]+1)*VLOOKUP([.$C65];PercentageAndReps;3)/2.5)*2.5; &quot;0.0&quot;);  &quot; x &quot;; TEXT(VLOOKUP([.$C65];PercentageAndReps;4); &quot;0&quot;));&quot;&quot;)">
            <text:p/>
          </table:table-cell>
          <table:table-cell table:style-name="ce29" table:formula="of:=IF(OR([.$E65]=1;[.$E65]=3);CONCATENATE(TEXT(ROUND(VLOOKUP([.$B65];Dated1RM; [.G$2]+1)*VLOOKUP([.$C65];PercentageAndReps;3)/2.5)*2.5; &quot;0.0&quot;);  &quot; x &quot;; TEXT(VLOOKUP([.$C65];PercentageAndReps;4); &quot;0&quot;));&quot;&quot;)">
            <text:p/>
          </table:table-cell>
          <table:table-cell table:style-name="ce29" table:formula="of:=IF([.$E65]=2;CONCATENATE(TEXT(ROUND(VLOOKUP([.$B65];Dated1RM; [.H$2]+1)*VLOOKUP([.$C65];PercentageAndReps;3)/2.5)*2.5; &quot;0.0&quot;);  &quot; x &quot;; TEXT(VLOOKUP([.$C65];PercentageAndReps;4); &quot;0&quot;));&quot;&quot;)" office:value-type="string" office:string-value="120.0 x 5" calcext:value-type="string">
            <text:p>120.0 x 5</text:p>
          </table:table-cell>
          <table:table-cell table:style-name="ce29" table:formula="of:=IF(OR([.$E65]=1;[.$E65]=2);CONCATENATE(TEXT(ROUND(VLOOKUP([.$B65];Dated1RM; [.I$2]+1)*VLOOKUP([.$C65];PercentageAndReps;3)/2.5)*2.5; &quot;0.0&quot;);  &quot; x &quot;; TEXT(VLOOKUP([.$C65];PercentageAndReps;4); &quot;0&quot;));&quot;&quot;)" office:value-type="string" office:string-value="55.0 x 5" calcext:value-type="string">
            <text:p>55.0 x 5</text:p>
          </table:table-cell>
          <table:table-cell table:style-name="ce29" table:formula="of:=IF(OR([.$E65]=2;[.$E65]=3);CONCATENATE(TEXT(ROUND(VLOOKUP([.$B65];Dated1RM; [.J$2]+1)*VLOOKUP([.$C65];PercentageAndReps;3)/2.5)*2.5; &quot;0.0&quot;);  &quot; x &quot;; TEXT(VLOOKUP([.$C65];PercentageAndReps;4); &quot;0&quot;));&quot;&quot;)" office:value-type="string" office:string-value="40.0 x 5" calcext:value-type="string">
            <text:p>40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5]=4; [.E65]=3); [.B65]+1; [.B65])" office:value-type="float" office:value="6" calcext:value-type="float">
            <text:p>6</text:p>
          </table:table-cell>
          <table:table-cell table:formula="of:=IF([.E65]=3; IF([.C65] = 4; 1; [.C65]+1); [.C65])" office:value-type="float" office:value="1" calcext:value-type="float">
            <text:p>1</text:p>
          </table:table-cell>
          <table:table-cell table:style-name="ce14"/>
          <table:table-cell table:style-name="ce19" table:formula="of:=IF([.E65]=3; 1; [.E65]+1)" office:value-type="float" office:value="3" calcext:value-type="float">
            <text:p>3</text:p>
          </table:table-cell>
          <table:table-cell table:style-name="ce24" table:formula="of:=IF(OR([.$E66]=1;[.$E66]=3);CONCATENATE(TEXT(ROUND(VLOOKUP([.$B66];Dated1RM; [.F$2]+1)*VLOOKUP([.$C66];PercentageAndReps;3)/2.5)*2.5; &quot;0.0&quot;);  &quot; x &quot;; TEXT(VLOOKUP([.$C66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66]=1;[.$E66]=3);CONCATENATE(TEXT(ROUND(VLOOKUP([.$B66];Dated1RM; [.G$2]+1)*VLOOKUP([.$C66];PercentageAndReps;3)/2.5)*2.5; &quot;0.0&quot;);  &quot; x &quot;; TEXT(VLOOKUP([.$C66];PercentageAndReps;4); &quot;0&quot;));&quot;&quot;)" office:value-type="string" office:string-value="72.5 x 5" calcext:value-type="string">
            <text:p>72.5 x 5</text:p>
          </table:table-cell>
          <table:table-cell table:style-name="ce29" table:formula="of:=IF([.$E66]=2;CONCATENATE(TEXT(ROUND(VLOOKUP([.$B66];Dated1RM; [.H$2]+1)*VLOOKUP([.$C66];PercentageAndReps;3)/2.5)*2.5; &quot;0.0&quot;);  &quot; x &quot;; TEXT(VLOOKUP([.$C66];PercentageAndReps;4); &quot;0&quot;));&quot;&quot;)">
            <text:p/>
          </table:table-cell>
          <table:table-cell table:style-name="ce29" table:formula="of:=IF(OR([.$E66]=1;[.$E66]=2);CONCATENATE(TEXT(ROUND(VLOOKUP([.$B66];Dated1RM; [.I$2]+1)*VLOOKUP([.$C66];PercentageAndReps;3)/2.5)*2.5; &quot;0.0&quot;);  &quot; x &quot;; TEXT(VLOOKUP([.$C66];PercentageAndReps;4); &quot;0&quot;));&quot;&quot;)">
            <text:p/>
          </table:table-cell>
          <table:table-cell table:style-name="ce29" table:formula="of:=IF(OR([.$E66]=2;[.$E66]=3);CONCATENATE(TEXT(ROUND(VLOOKUP([.$B66];Dated1RM; [.J$2]+1)*VLOOKUP([.$C66];PercentageAndReps;3)/2.5)*2.5; &quot;0.0&quot;);  &quot; x &quot;; TEXT(VLOOKUP([.$C66];PercentageAndReps;4); &quot;0&quot;));&quot;&quot;)" office:value-type="string" office:string-value="40.0 x 5" calcext:value-type="string">
            <text:p>40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6]=4; [.E66]=3); [.B66]+1; [.B66])" office:value-type="float" office:value="6" calcext:value-type="float">
            <text:p>6</text:p>
          </table:table-cell>
          <table:table-cell table:formula="of:=IF([.E66]=3; IF([.C66] = 4; 1; [.C66]+1); [.C66])" office:value-type="float" office:value="2" calcext:value-type="float">
            <text:p>2</text:p>
          </table:table-cell>
          <table:table-cell table:style-name="ce14" table:formula="of:=[.D64]+7" office:value-type="date" office:date-value="2015-11-28" calcext:value-type="date">
            <text:p>28 Nov 15</text:p>
          </table:table-cell>
          <table:table-cell table:style-name="ce19" table:formula="of:=IF([.E66]=3; 1; [.E66]+1)" office:value-type="float" office:value="1" calcext:value-type="float">
            <text:p>1</text:p>
          </table:table-cell>
          <table:table-cell table:style-name="ce24" table:formula="of:=IF(OR([.$E67]=1;[.$E67]=3);CONCATENATE(TEXT(ROUND(VLOOKUP([.$B67];Dated1RM; [.F$2]+1)*VLOOKUP([.$C67];PercentageAndReps;3)/2.5)*2.5; &quot;0.0&quot;);  &quot; x &quot;; TEXT(VLOOKUP([.$C67];PercentageAndReps;4); &quot;0&quot;));&quot;&quot;)" office:value-type="string" office:string-value="107.5 x 2" calcext:value-type="string">
            <text:p>107.5 x 2</text:p>
          </table:table-cell>
          <table:table-cell table:style-name="ce29" table:formula="of:=IF(OR([.$E67]=1;[.$E67]=3);CONCATENATE(TEXT(ROUND(VLOOKUP([.$B67];Dated1RM; [.G$2]+1)*VLOOKUP([.$C67];PercentageAndReps;3)/2.5)*2.5; &quot;0.0&quot;);  &quot; x &quot;; TEXT(VLOOKUP([.$C67];PercentageAndReps;4); &quot;0&quot;));&quot;&quot;)" office:value-type="string" office:string-value="85.0 x 2" calcext:value-type="string">
            <text:p>85.0 x 2</text:p>
          </table:table-cell>
          <table:table-cell table:style-name="ce29" table:formula="of:=IF([.$E67]=2;CONCATENATE(TEXT(ROUND(VLOOKUP([.$B67];Dated1RM; [.H$2]+1)*VLOOKUP([.$C67];PercentageAndReps;3)/2.5)*2.5; &quot;0.0&quot;);  &quot; x &quot;; TEXT(VLOOKUP([.$C67];PercentageAndReps;4); &quot;0&quot;));&quot;&quot;)">
            <text:p/>
          </table:table-cell>
          <table:table-cell table:style-name="ce29" table:formula="of:=IF(OR([.$E67]=1;[.$E67]=2);CONCATENATE(TEXT(ROUND(VLOOKUP([.$B67];Dated1RM; [.I$2]+1)*VLOOKUP([.$C67];PercentageAndReps;3)/2.5)*2.5; &quot;0.0&quot;);  &quot; x &quot;; TEXT(VLOOKUP([.$C67];PercentageAndReps;4); &quot;0&quot;));&quot;&quot;)" office:value-type="string" office:string-value="65.0 x 2" calcext:value-type="string">
            <text:p>65.0 x 2</text:p>
          </table:table-cell>
          <table:table-cell table:style-name="ce29" table:formula="of:=IF(OR([.$E67]=2;[.$E67]=3);CONCATENATE(TEXT(ROUND(VLOOKUP([.$B67];Dated1RM; [.J$2]+1)*VLOOKUP([.$C67];PercentageAndReps;3)/2.5)*2.5; &quot;0.0&quot;);  &quot; x &quot;; TEXT(VLOOKUP([.$C67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7]=4; [.E67]=3); [.B67]+1; [.B67])" office:value-type="float" office:value="6" calcext:value-type="float">
            <text:p>6</text:p>
          </table:table-cell>
          <table:table-cell table:formula="of:=IF([.E67]=3; IF([.C67] = 4; 1; [.C67]+1); [.C67])" office:value-type="float" office:value="2" calcext:value-type="float">
            <text:p>2</text:p>
          </table:table-cell>
          <table:table-cell table:style-name="ce14"/>
          <table:table-cell table:style-name="ce19" table:formula="of:=IF([.E67]=3; 1; [.E67]+1)" office:value-type="float" office:value="2" calcext:value-type="float">
            <text:p>2</text:p>
          </table:table-cell>
          <table:table-cell table:style-name="ce24" table:formula="of:=IF(OR([.$E68]=1;[.$E68]=3);CONCATENATE(TEXT(ROUND(VLOOKUP([.$B68];Dated1RM; [.F$2]+1)*VLOOKUP([.$C68];PercentageAndReps;3)/2.5)*2.5; &quot;0.0&quot;);  &quot; x &quot;; TEXT(VLOOKUP([.$C68];PercentageAndReps;4); &quot;0&quot;));&quot;&quot;)">
            <text:p/>
          </table:table-cell>
          <table:table-cell table:style-name="ce29" table:formula="of:=IF(OR([.$E68]=1;[.$E68]=3);CONCATENATE(TEXT(ROUND(VLOOKUP([.$B68];Dated1RM; [.G$2]+1)*VLOOKUP([.$C68];PercentageAndReps;3)/2.5)*2.5; &quot;0.0&quot;);  &quot; x &quot;; TEXT(VLOOKUP([.$C68];PercentageAndReps;4); &quot;0&quot;));&quot;&quot;)">
            <text:p/>
          </table:table-cell>
          <table:table-cell table:style-name="ce29" table:formula="of:=IF([.$E68]=2;CONCATENATE(TEXT(ROUND(VLOOKUP([.$B68];Dated1RM; [.H$2]+1)*VLOOKUP([.$C68];PercentageAndReps;3)/2.5)*2.5; &quot;0.0&quot;);  &quot; x &quot;; TEXT(VLOOKUP([.$C68];PercentageAndReps;4); &quot;0&quot;));&quot;&quot;)" office:value-type="string" office:string-value="145.0 x 2" calcext:value-type="string">
            <text:p>145.0 x 2</text:p>
          </table:table-cell>
          <table:table-cell table:style-name="ce29" table:formula="of:=IF(OR([.$E68]=1;[.$E68]=2);CONCATENATE(TEXT(ROUND(VLOOKUP([.$B68];Dated1RM; [.I$2]+1)*VLOOKUP([.$C68];PercentageAndReps;3)/2.5)*2.5; &quot;0.0&quot;);  &quot; x &quot;; TEXT(VLOOKUP([.$C68];PercentageAndReps;4); &quot;0&quot;));&quot;&quot;)" office:value-type="string" office:string-value="65.0 x 2" calcext:value-type="string">
            <text:p>65.0 x 2</text:p>
          </table:table-cell>
          <table:table-cell table:style-name="ce29" table:formula="of:=IF(OR([.$E68]=2;[.$E68]=3);CONCATENATE(TEXT(ROUND(VLOOKUP([.$B68];Dated1RM; [.J$2]+1)*VLOOKUP([.$C68];PercentageAndReps;3)/2.5)*2.5; &quot;0.0&quot;);  &quot; x &quot;; TEXT(VLOOKUP([.$C68];PercentageAndReps;4); &quot;0&quot;));&quot;&quot;)" office:value-type="string" office:string-value="47.5 x 2" calcext:value-type="string">
            <text:p>47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8]=4; [.E68]=3); [.B68]+1; [.B68])" office:value-type="float" office:value="6" calcext:value-type="float">
            <text:p>6</text:p>
          </table:table-cell>
          <table:table-cell table:formula="of:=IF([.E68]=3; IF([.C68] = 4; 1; [.C68]+1); [.C68])" office:value-type="float" office:value="2" calcext:value-type="float">
            <text:p>2</text:p>
          </table:table-cell>
          <table:table-cell table:style-name="ce14"/>
          <table:table-cell table:style-name="ce19" table:formula="of:=IF([.E68]=3; 1; [.E68]+1)" office:value-type="float" office:value="3" calcext:value-type="float">
            <text:p>3</text:p>
          </table:table-cell>
          <table:table-cell table:style-name="ce24" table:formula="of:=IF(OR([.$E69]=1;[.$E69]=3);CONCATENATE(TEXT(ROUND(VLOOKUP([.$B69];Dated1RM; [.F$2]+1)*VLOOKUP([.$C69];PercentageAndReps;3)/2.5)*2.5; &quot;0.0&quot;);  &quot; x &quot;; TEXT(VLOOKUP([.$C69];PercentageAndReps;4); &quot;0&quot;));&quot;&quot;)" office:value-type="string" office:string-value="107.5 x 2" calcext:value-type="string">
            <text:p>107.5 x 2</text:p>
          </table:table-cell>
          <table:table-cell table:style-name="ce29" table:formula="of:=IF(OR([.$E69]=1;[.$E69]=3);CONCATENATE(TEXT(ROUND(VLOOKUP([.$B69];Dated1RM; [.G$2]+1)*VLOOKUP([.$C69];PercentageAndReps;3)/2.5)*2.5; &quot;0.0&quot;);  &quot; x &quot;; TEXT(VLOOKUP([.$C69];PercentageAndReps;4); &quot;0&quot;));&quot;&quot;)" office:value-type="string" office:string-value="85.0 x 2" calcext:value-type="string">
            <text:p>85.0 x 2</text:p>
          </table:table-cell>
          <table:table-cell table:style-name="ce29" table:formula="of:=IF([.$E69]=2;CONCATENATE(TEXT(ROUND(VLOOKUP([.$B69];Dated1RM; [.H$2]+1)*VLOOKUP([.$C69];PercentageAndReps;3)/2.5)*2.5; &quot;0.0&quot;);  &quot; x &quot;; TEXT(VLOOKUP([.$C69];PercentageAndReps;4); &quot;0&quot;));&quot;&quot;)">
            <text:p/>
          </table:table-cell>
          <table:table-cell table:style-name="ce29" table:formula="of:=IF(OR([.$E69]=1;[.$E69]=2);CONCATENATE(TEXT(ROUND(VLOOKUP([.$B69];Dated1RM; [.I$2]+1)*VLOOKUP([.$C69];PercentageAndReps;3)/2.5)*2.5; &quot;0.0&quot;);  &quot; x &quot;; TEXT(VLOOKUP([.$C69];PercentageAndReps;4); &quot;0&quot;));&quot;&quot;)">
            <text:p/>
          </table:table-cell>
          <table:table-cell table:style-name="ce29" table:formula="of:=IF(OR([.$E69]=2;[.$E69]=3);CONCATENATE(TEXT(ROUND(VLOOKUP([.$B69];Dated1RM; [.J$2]+1)*VLOOKUP([.$C69];PercentageAndReps;3)/2.5)*2.5; &quot;0.0&quot;);  &quot; x &quot;; TEXT(VLOOKUP([.$C69];PercentageAndReps;4); &quot;0&quot;));&quot;&quot;)" office:value-type="string" office:string-value="47.5 x 2" calcext:value-type="string">
            <text:p>47.5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69]=4; [.E69]=3); [.B69]+1; [.B69])" office:value-type="float" office:value="6" calcext:value-type="float">
            <text:p>6</text:p>
          </table:table-cell>
          <table:table-cell table:formula="of:=IF([.E69]=3; IF([.C69] = 4; 1; [.C69]+1); [.C69])" office:value-type="float" office:value="3" calcext:value-type="float">
            <text:p>3</text:p>
          </table:table-cell>
          <table:table-cell table:style-name="ce14" table:formula="of:=[.D67]+7" office:value-type="date" office:date-value="2015-12-05" calcext:value-type="date">
            <text:p>5 Dec 15</text:p>
          </table:table-cell>
          <table:table-cell table:style-name="ce19" table:formula="of:=IF([.E69]=3; 1; [.E69]+1)" office:value-type="float" office:value="1" calcext:value-type="float">
            <text:p>1</text:p>
          </table:table-cell>
          <table:table-cell table:style-name="ce24" table:formula="of:=IF(OR([.$E70]=1;[.$E70]=3);CONCATENATE(TEXT(ROUND(VLOOKUP([.$B70];Dated1RM; [.F$2]+1)*VLOOKUP([.$C70];PercentageAndReps;3)/2.5)*2.5; &quot;0.0&quot;);  &quot; x &quot;; TEXT(VLOOKUP([.$C70];PercentageAndReps;4); &quot;0&quot;));&quot;&quot;)" office:value-type="string" office:string-value="77.5 x 5" calcext:value-type="string">
            <text:p>77.5 x 5</text:p>
          </table:table-cell>
          <table:table-cell table:style-name="ce29" table:formula="of:=IF(OR([.$E70]=1;[.$E70]=3);CONCATENATE(TEXT(ROUND(VLOOKUP([.$B70];Dated1RM; [.G$2]+1)*VLOOKUP([.$C70];PercentageAndReps;3)/2.5)*2.5; &quot;0.0&quot;);  &quot; x &quot;; TEXT(VLOOKUP([.$C70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[.$E70]=2;CONCATENATE(TEXT(ROUND(VLOOKUP([.$B70];Dated1RM; [.H$2]+1)*VLOOKUP([.$C70];PercentageAndReps;3)/2.5)*2.5; &quot;0.0&quot;);  &quot; x &quot;; TEXT(VLOOKUP([.$C70];PercentageAndReps;4); &quot;0&quot;));&quot;&quot;)">
            <text:p/>
          </table:table-cell>
          <table:table-cell table:style-name="ce29" table:formula="of:=IF(OR([.$E70]=1;[.$E70]=2);CONCATENATE(TEXT(ROUND(VLOOKUP([.$B70];Dated1RM; [.I$2]+1)*VLOOKUP([.$C70];PercentageAndReps;3)/2.5)*2.5; &quot;0.0&quot;);  &quot; x &quot;; TEXT(VLOOKUP([.$C70];PercentageAndReps;4); &quot;0&quot;));&quot;&quot;)" office:value-type="string" office:string-value="47.5 x 5" calcext:value-type="string">
            <text:p>47.5 x 5</text:p>
          </table:table-cell>
          <table:table-cell table:style-name="ce29" table:formula="of:=IF(OR([.$E70]=2;[.$E70]=3);CONCATENATE(TEXT(ROUND(VLOOKUP([.$B70];Dated1RM; [.J$2]+1)*VLOOKUP([.$C70];PercentageAndReps;3)/2.5)*2.5; &quot;0.0&quot;);  &quot; x &quot;; TEXT(VLOOKUP([.$C70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0]=4; [.E70]=3); [.B70]+1; [.B70])" office:value-type="float" office:value="6" calcext:value-type="float">
            <text:p>6</text:p>
          </table:table-cell>
          <table:table-cell table:formula="of:=IF([.E70]=3; IF([.C70] = 4; 1; [.C70]+1); [.C70])" office:value-type="float" office:value="3" calcext:value-type="float">
            <text:p>3</text:p>
          </table:table-cell>
          <table:table-cell table:style-name="ce14"/>
          <table:table-cell table:style-name="ce19" table:formula="of:=IF([.E70]=3; 1; [.E70]+1)" office:value-type="float" office:value="2" calcext:value-type="float">
            <text:p>2</text:p>
          </table:table-cell>
          <table:table-cell table:style-name="ce24" table:formula="of:=IF(OR([.$E71]=1;[.$E71]=3);CONCATENATE(TEXT(ROUND(VLOOKUP([.$B71];Dated1RM; [.F$2]+1)*VLOOKUP([.$C71];PercentageAndReps;3)/2.5)*2.5; &quot;0.0&quot;);  &quot; x &quot;; TEXT(VLOOKUP([.$C71];PercentageAndReps;4); &quot;0&quot;));&quot;&quot;)">
            <text:p/>
          </table:table-cell>
          <table:table-cell table:style-name="ce29" table:formula="of:=IF(OR([.$E71]=1;[.$E71]=3);CONCATENATE(TEXT(ROUND(VLOOKUP([.$B71];Dated1RM; [.G$2]+1)*VLOOKUP([.$C71];PercentageAndReps;3)/2.5)*2.5; &quot;0.0&quot;);  &quot; x &quot;; TEXT(VLOOKUP([.$C71];PercentageAndReps;4); &quot;0&quot;));&quot;&quot;)">
            <text:p/>
          </table:table-cell>
          <table:table-cell table:style-name="ce29" table:formula="of:=IF([.$E71]=2;CONCATENATE(TEXT(ROUND(VLOOKUP([.$B71];Dated1RM; [.H$2]+1)*VLOOKUP([.$C71];PercentageAndReps;3)/2.5)*2.5; &quot;0.0&quot;);  &quot; x &quot;; TEXT(VLOOKUP([.$C71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71]=1;[.$E71]=2);CONCATENATE(TEXT(ROUND(VLOOKUP([.$B71];Dated1RM; [.I$2]+1)*VLOOKUP([.$C71];PercentageAndReps;3)/2.5)*2.5; &quot;0.0&quot;);  &quot; x &quot;; TEXT(VLOOKUP([.$C71];PercentageAndReps;4); &quot;0&quot;));&quot;&quot;)" office:value-type="string" office:string-value="47.5 x 5" calcext:value-type="string">
            <text:p>47.5 x 5</text:p>
          </table:table-cell>
          <table:table-cell table:style-name="ce29" table:formula="of:=IF(OR([.$E71]=2;[.$E71]=3);CONCATENATE(TEXT(ROUND(VLOOKUP([.$B71];Dated1RM; [.J$2]+1)*VLOOKUP([.$C71];PercentageAndReps;3)/2.5)*2.5; &quot;0.0&quot;);  &quot; x &quot;; TEXT(VLOOKUP([.$C71];PercentageAndReps;4); &quot;0&quot;));&quot;&quot;)" office:value-type="string" office:string-value="35.0 x 5" calcext:value-type="string">
            <text:p>35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1]=4; [.E71]=3); [.B71]+1; [.B71])" office:value-type="float" office:value="6" calcext:value-type="float">
            <text:p>6</text:p>
          </table:table-cell>
          <table:table-cell table:formula="of:=IF([.E71]=3; IF([.C71] = 4; 1; [.C71]+1); [.C71])" office:value-type="float" office:value="3" calcext:value-type="float">
            <text:p>3</text:p>
          </table:table-cell>
          <table:table-cell table:style-name="ce14"/>
          <table:table-cell table:style-name="ce19" table:formula="of:=IF([.E71]=3; 1; [.E71]+1)" office:value-type="float" office:value="3" calcext:value-type="float">
            <text:p>3</text:p>
          </table:table-cell>
          <table:table-cell table:style-name="ce24" table:formula="of:=IF(OR([.$E72]=1;[.$E72]=3);CONCATENATE(TEXT(ROUND(VLOOKUP([.$B72];Dated1RM; [.F$2]+1)*VLOOKUP([.$C72];PercentageAndReps;3)/2.5)*2.5; &quot;0.0&quot;);  &quot; x &quot;; TEXT(VLOOKUP([.$C72];PercentageAndReps;4); &quot;0&quot;));&quot;&quot;)" office:value-type="string" office:string-value="77.5 x 5" calcext:value-type="string">
            <text:p>77.5 x 5</text:p>
          </table:table-cell>
          <table:table-cell table:style-name="ce29" table:formula="of:=IF(OR([.$E72]=1;[.$E72]=3);CONCATENATE(TEXT(ROUND(VLOOKUP([.$B72];Dated1RM; [.G$2]+1)*VLOOKUP([.$C72];PercentageAndReps;3)/2.5)*2.5; &quot;0.0&quot;);  &quot; x &quot;; TEXT(VLOOKUP([.$C72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[.$E72]=2;CONCATENATE(TEXT(ROUND(VLOOKUP([.$B72];Dated1RM; [.H$2]+1)*VLOOKUP([.$C72];PercentageAndReps;3)/2.5)*2.5; &quot;0.0&quot;);  &quot; x &quot;; TEXT(VLOOKUP([.$C72];PercentageAndReps;4); &quot;0&quot;));&quot;&quot;)">
            <text:p/>
          </table:table-cell>
          <table:table-cell table:style-name="ce29" table:formula="of:=IF(OR([.$E72]=1;[.$E72]=2);CONCATENATE(TEXT(ROUND(VLOOKUP([.$B72];Dated1RM; [.I$2]+1)*VLOOKUP([.$C72];PercentageAndReps;3)/2.5)*2.5; &quot;0.0&quot;);  &quot; x &quot;; TEXT(VLOOKUP([.$C72];PercentageAndReps;4); &quot;0&quot;));&quot;&quot;)">
            <text:p/>
          </table:table-cell>
          <table:table-cell table:style-name="ce29" table:formula="of:=IF(OR([.$E72]=2;[.$E72]=3);CONCATENATE(TEXT(ROUND(VLOOKUP([.$B72];Dated1RM; [.J$2]+1)*VLOOKUP([.$C72];PercentageAndReps;3)/2.5)*2.5; &quot;0.0&quot;);  &quot; x &quot;; TEXT(VLOOKUP([.$C72];PercentageAndReps;4); &quot;0&quot;));&quot;&quot;)" office:value-type="string" office:string-value="35.0 x 5" calcext:value-type="string">
            <text:p>35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2]=4; [.E72]=3); [.B72]+1; [.B72])" office:value-type="float" office:value="6" calcext:value-type="float">
            <text:p>6</text:p>
          </table:table-cell>
          <table:table-cell table:formula="of:=IF([.E72]=3; IF([.C72] = 4; 1; [.C72]+1); [.C72])" office:value-type="float" office:value="4" calcext:value-type="float">
            <text:p>4</text:p>
          </table:table-cell>
          <table:table-cell table:style-name="ce14" table:formula="of:=[.D70]+7" office:value-type="date" office:date-value="2015-12-12" calcext:value-type="date">
            <text:p>12 Dec 15</text:p>
          </table:table-cell>
          <table:table-cell table:style-name="ce19" table:formula="of:=IF([.E72]=3; 1; [.E72]+1)" office:value-type="float" office:value="1" calcext:value-type="float">
            <text:p>1</text:p>
          </table:table-cell>
          <table:table-cell table:style-name="ce24" table:formula="of:=IF(OR([.$E73]=1;[.$E73]=3);CONCATENATE(TEXT(ROUND(VLOOKUP([.$B73];Dated1RM; [.F$2]+1)*VLOOKUP([.$C73];PercentageAndReps;3)/2.5)*2.5; &quot;0.0&quot;);  &quot; x &quot;; TEXT(VLOOKUP([.$C73];PercentageAndReps;4); &quot;0&quot;));&quot;&quot;)" office:value-type="string" office:string-value="107.5 x 2" calcext:value-type="string">
            <text:p>107.5 x 2</text:p>
          </table:table-cell>
          <table:table-cell table:style-name="ce29" table:formula="of:=IF(OR([.$E73]=1;[.$E73]=3);CONCATENATE(TEXT(ROUND(VLOOKUP([.$B73];Dated1RM; [.G$2]+1)*VLOOKUP([.$C73];PercentageAndReps;3)/2.5)*2.5; &quot;0.0&quot;);  &quot; x &quot;; TEXT(VLOOKUP([.$C73];PercentageAndReps;4); &quot;0&quot;));&quot;&quot;)" office:value-type="string" office:string-value="85.0 x 2" calcext:value-type="string">
            <text:p>85.0 x 2</text:p>
          </table:table-cell>
          <table:table-cell table:style-name="ce29" table:formula="of:=IF([.$E73]=2;CONCATENATE(TEXT(ROUND(VLOOKUP([.$B73];Dated1RM; [.H$2]+1)*VLOOKUP([.$C73];PercentageAndReps;3)/2.5)*2.5; &quot;0.0&quot;);  &quot; x &quot;; TEXT(VLOOKUP([.$C73];PercentageAndReps;4); &quot;0&quot;));&quot;&quot;)">
            <text:p/>
          </table:table-cell>
          <table:table-cell table:style-name="ce29" table:formula="of:=IF(OR([.$E73]=1;[.$E73]=2);CONCATENATE(TEXT(ROUND(VLOOKUP([.$B73];Dated1RM; [.I$2]+1)*VLOOKUP([.$C73];PercentageAndReps;3)/2.5)*2.5; &quot;0.0&quot;);  &quot; x &quot;; TEXT(VLOOKUP([.$C73];PercentageAndReps;4); &quot;0&quot;));&quot;&quot;)" office:value-type="string" office:string-value="65.0 x 2" calcext:value-type="string">
            <text:p>65.0 x 2</text:p>
          </table:table-cell>
          <table:table-cell table:style-name="ce29" table:formula="of:=IF(OR([.$E73]=2;[.$E73]=3);CONCATENATE(TEXT(ROUND(VLOOKUP([.$B73];Dated1RM; [.J$2]+1)*VLOOKUP([.$C73];PercentageAndReps;3)/2.5)*2.5; &quot;0.0&quot;);  &quot; x &quot;; TEXT(VLOOKUP([.$C73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3]=4; [.E73]=3); [.B73]+1; [.B73])" office:value-type="float" office:value="6" calcext:value-type="float">
            <text:p>6</text:p>
          </table:table-cell>
          <table:table-cell table:formula="of:=IF([.E73]=3; IF([.C73] = 4; 1; [.C73]+1); [.C73])" office:value-type="float" office:value="4" calcext:value-type="float">
            <text:p>4</text:p>
          </table:table-cell>
          <table:table-cell table:style-name="ce14"/>
          <table:table-cell table:style-name="ce19" table:formula="of:=IF([.E73]=3; 1; [.E73]+1)" office:value-type="float" office:value="2" calcext:value-type="float">
            <text:p>2</text:p>
          </table:table-cell>
          <table:table-cell table:style-name="ce24" table:formula="of:=IF(OR([.$E74]=1;[.$E74]=3);CONCATENATE(TEXT(ROUND(VLOOKUP([.$B74];Dated1RM; [.F$2]+1)*VLOOKUP([.$C74];PercentageAndReps;3)/2.5)*2.5; &quot;0.0&quot;);  &quot; x &quot;; TEXT(VLOOKUP([.$C74];PercentageAndReps;4); &quot;0&quot;));&quot;&quot;)">
            <text:p/>
          </table:table-cell>
          <table:table-cell table:style-name="ce29" table:formula="of:=IF(OR([.$E74]=1;[.$E74]=3);CONCATENATE(TEXT(ROUND(VLOOKUP([.$B74];Dated1RM; [.G$2]+1)*VLOOKUP([.$C74];PercentageAndReps;3)/2.5)*2.5; &quot;0.0&quot;);  &quot; x &quot;; TEXT(VLOOKUP([.$C74];PercentageAndReps;4); &quot;0&quot;));&quot;&quot;)">
            <text:p/>
          </table:table-cell>
          <table:table-cell table:style-name="ce29" table:formula="of:=IF([.$E74]=2;CONCATENATE(TEXT(ROUND(VLOOKUP([.$B74];Dated1RM; [.H$2]+1)*VLOOKUP([.$C74];PercentageAndReps;3)/2.5)*2.5; &quot;0.0&quot;);  &quot; x &quot;; TEXT(VLOOKUP([.$C74];PercentageAndReps;4); &quot;0&quot;));&quot;&quot;)" office:value-type="string" office:string-value="145.0 x 2" calcext:value-type="string">
            <text:p>145.0 x 2</text:p>
          </table:table-cell>
          <table:table-cell table:style-name="ce29" table:formula="of:=IF(OR([.$E74]=1;[.$E74]=2);CONCATENATE(TEXT(ROUND(VLOOKUP([.$B74];Dated1RM; [.I$2]+1)*VLOOKUP([.$C74];PercentageAndReps;3)/2.5)*2.5; &quot;0.0&quot;);  &quot; x &quot;; TEXT(VLOOKUP([.$C74];PercentageAndReps;4); &quot;0&quot;));&quot;&quot;)" office:value-type="string" office:string-value="65.0 x 2" calcext:value-type="string">
            <text:p>65.0 x 2</text:p>
          </table:table-cell>
          <table:table-cell table:style-name="ce29" table:formula="of:=IF(OR([.$E74]=2;[.$E74]=3);CONCATENATE(TEXT(ROUND(VLOOKUP([.$B74];Dated1RM; [.J$2]+1)*VLOOKUP([.$C74];PercentageAndReps;3)/2.5)*2.5; &quot;0.0&quot;);  &quot; x &quot;; TEXT(VLOOKUP([.$C74];PercentageAndReps;4); &quot;0&quot;));&quot;&quot;)" office:value-type="string" office:string-value="47.5 x 2" calcext:value-type="string">
            <text:p>47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4]=4; [.E74]=3); [.B74]+1; [.B74])" office:value-type="float" office:value="6" calcext:value-type="float">
            <text:p>6</text:p>
          </table:table-cell>
          <table:table-cell table:formula="of:=IF([.E74]=3; IF([.C74] = 4; 1; [.C74]+1); [.C74])" office:value-type="float" office:value="4" calcext:value-type="float">
            <text:p>4</text:p>
          </table:table-cell>
          <table:table-cell table:style-name="ce15"/>
          <table:table-cell table:style-name="ce20" table:formula="of:=IF([.E74]=3; 1; [.E74]+1)" office:value-type="float" office:value="3" calcext:value-type="float">
            <text:p>3</text:p>
          </table:table-cell>
          <table:table-cell table:style-name="ce25" table:formula="of:=IF(OR([.$E75]=1;[.$E75]=3);CONCATENATE(TEXT(ROUND(VLOOKUP([.$B75];Dated1RM; [.F$2]+1)*VLOOKUP([.$C75];PercentageAndReps;3)/2.5)*2.5; &quot;0.0&quot;);  &quot; x &quot;; TEXT(VLOOKUP([.$C75];PercentageAndReps;4); &quot;0&quot;));&quot;&quot;)" office:value-type="string" office:string-value="107.5 x 2" calcext:value-type="string">
            <text:p>107.5 x 2</text:p>
          </table:table-cell>
          <table:table-cell table:style-name="ce30" table:formula="of:=IF(OR([.$E75]=1;[.$E75]=3);CONCATENATE(TEXT(ROUND(VLOOKUP([.$B75];Dated1RM; [.G$2]+1)*VLOOKUP([.$C75];PercentageAndReps;3)/2.5)*2.5; &quot;0.0&quot;);  &quot; x &quot;; TEXT(VLOOKUP([.$C75];PercentageAndReps;4); &quot;0&quot;));&quot;&quot;)" office:value-type="string" office:string-value="85.0 x 2" calcext:value-type="string">
            <text:p>85.0 x 2</text:p>
          </table:table-cell>
          <table:table-cell table:style-name="ce30" table:formula="of:=IF([.$E75]=2;CONCATENATE(TEXT(ROUND(VLOOKUP([.$B75];Dated1RM; [.H$2]+1)*VLOOKUP([.$C75];PercentageAndReps;3)/2.5)*2.5; &quot;0.0&quot;);  &quot; x &quot;; TEXT(VLOOKUP([.$C75];PercentageAndReps;4); &quot;0&quot;));&quot;&quot;)">
            <text:p/>
          </table:table-cell>
          <table:table-cell table:style-name="ce30" table:formula="of:=IF(OR([.$E75]=1;[.$E75]=2);CONCATENATE(TEXT(ROUND(VLOOKUP([.$B75];Dated1RM; [.I$2]+1)*VLOOKUP([.$C75];PercentageAndReps;3)/2.5)*2.5; &quot;0.0&quot;);  &quot; x &quot;; TEXT(VLOOKUP([.$C75];PercentageAndReps;4); &quot;0&quot;));&quot;&quot;)">
            <text:p/>
          </table:table-cell>
          <table:table-cell table:style-name="ce30" table:formula="of:=IF(OR([.$E75]=2;[.$E75]=3);CONCATENATE(TEXT(ROUND(VLOOKUP([.$B75];Dated1RM; [.J$2]+1)*VLOOKUP([.$C75];PercentageAndReps;3)/2.5)*2.5; &quot;0.0&quot;);  &quot; x &quot;; TEXT(VLOOKUP([.$C75];PercentageAndReps;4); &quot;0&quot;));&quot;&quot;)" office:value-type="string" office:string-value="47.5 x 2" calcext:value-type="string">
            <text:p>47.5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5]=4; [.E75]=3); [.B75]+1; [.B75])" office:value-type="float" office:value="7" calcext:value-type="float">
            <text:p>7</text:p>
          </table:table-cell>
          <table:table-cell table:formula="of:=IF([.E75]=3; IF([.C75] = 4; 1; [.C75]+1); [.C75])" office:value-type="float" office:value="1" calcext:value-type="float">
            <text:p>1</text:p>
          </table:table-cell>
          <table:table-cell table:style-name="ce12" table:formula="of:=[.D73]+7" office:value-type="date" office:date-value="2015-12-19" calcext:value-type="date">
            <text:p>19 Dec 15</text:p>
          </table:table-cell>
          <table:table-cell table:style-name="ce17" table:formula="of:=IF([.E75]=3; 1; [.E75]+1)" office:value-type="float" office:value="1" calcext:value-type="float">
            <text:p>1</text:p>
          </table:table-cell>
          <table:table-cell table:style-name="ce22" table:formula="of:=IF(OR([.$E76]=1;[.$E76]=3);CONCATENATE(TEXT(ROUND(VLOOKUP([.$B76];Dated1RM; [.F$2]+1)*VLOOKUP([.$C76];PercentageAndReps;3)/2.5)*2.5; &quot;0.0&quot;);  &quot; x &quot;; TEXT(VLOOKUP([.$C76];PercentageAndReps;4); &quot;0&quot;));&quot;&quot;)" office:value-type="string" office:string-value="97.5 x 5" calcext:value-type="string">
            <text:p>97.5 x 5</text:p>
          </table:table-cell>
          <table:table-cell table:style-name="ce27" table:formula="of:=IF(OR([.$E76]=1;[.$E76]=3);CONCATENATE(TEXT(ROUND(VLOOKUP([.$B76];Dated1RM; [.G$2]+1)*VLOOKUP([.$C76];PercentageAndReps;3)/2.5)*2.5; &quot;0.0&quot;);  &quot; x &quot;; TEXT(VLOOKUP([.$C76];PercentageAndReps;4); &quot;0&quot;));&quot;&quot;)" office:value-type="string" office:string-value="75.0 x 5" calcext:value-type="string">
            <text:p>75.0 x 5</text:p>
          </table:table-cell>
          <table:table-cell table:style-name="ce27" table:formula="of:=IF([.$E76]=2;CONCATENATE(TEXT(ROUND(VLOOKUP([.$B76];Dated1RM; [.H$2]+1)*VLOOKUP([.$C76];PercentageAndReps;3)/2.5)*2.5; &quot;0.0&quot;);  &quot; x &quot;; TEXT(VLOOKUP([.$C76];PercentageAndReps;4); &quot;0&quot;));&quot;&quot;)">
            <text:p/>
          </table:table-cell>
          <table:table-cell table:style-name="ce27" table:formula="of:=IF(OR([.$E76]=1;[.$E76]=2);CONCATENATE(TEXT(ROUND(VLOOKUP([.$B76];Dated1RM; [.I$2]+1)*VLOOKUP([.$C76];PercentageAndReps;3)/2.5)*2.5; &quot;0.0&quot;);  &quot; x &quot;; TEXT(VLOOKUP([.$C76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76]=2;[.$E76]=3);CONCATENATE(TEXT(ROUND(VLOOKUP([.$B76];Dated1RM; [.J$2]+1)*VLOOKUP([.$C76];PercentageAndReps;3)/2.5)*2.5; &quot;0.0&quot;);  &quot; x &quot;; TEXT(VLOOKUP([.$C76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6]=4; [.E76]=3); [.B76]+1; [.B76])" office:value-type="float" office:value="7" calcext:value-type="float">
            <text:p>7</text:p>
          </table:table-cell>
          <table:table-cell table:formula="of:=IF([.E76]=3; IF([.C76] = 4; 1; [.C76]+1); [.C76])" office:value-type="float" office:value="1" calcext:value-type="float">
            <text:p>1</text:p>
          </table:table-cell>
          <table:table-cell table:style-name="ce12"/>
          <table:table-cell table:style-name="ce17" table:formula="of:=IF([.E76]=3; 1; [.E76]+1)" office:value-type="float" office:value="2" calcext:value-type="float">
            <text:p>2</text:p>
          </table:table-cell>
          <table:table-cell table:style-name="ce22" table:formula="of:=IF(OR([.$E77]=1;[.$E77]=3);CONCATENATE(TEXT(ROUND(VLOOKUP([.$B77];Dated1RM; [.F$2]+1)*VLOOKUP([.$C77];PercentageAndReps;3)/2.5)*2.5; &quot;0.0&quot;);  &quot; x &quot;; TEXT(VLOOKUP([.$C77];PercentageAndReps;4); &quot;0&quot;));&quot;&quot;)">
            <text:p/>
          </table:table-cell>
          <table:table-cell table:style-name="ce27" table:formula="of:=IF(OR([.$E77]=1;[.$E77]=3);CONCATENATE(TEXT(ROUND(VLOOKUP([.$B77];Dated1RM; [.G$2]+1)*VLOOKUP([.$C77];PercentageAndReps;3)/2.5)*2.5; &quot;0.0&quot;);  &quot; x &quot;; TEXT(VLOOKUP([.$C77];PercentageAndReps;4); &quot;0&quot;));&quot;&quot;)">
            <text:p/>
          </table:table-cell>
          <table:table-cell table:style-name="ce27" table:formula="of:=IF([.$E77]=2;CONCATENATE(TEXT(ROUND(VLOOKUP([.$B77];Dated1RM; [.H$2]+1)*VLOOKUP([.$C77];PercentageAndReps;3)/2.5)*2.5; &quot;0.0&quot;);  &quot; x &quot;; TEXT(VLOOKUP([.$C77];PercentageAndReps;4); &quot;0&quot;));&quot;&quot;)" office:value-type="string" office:string-value="127.5 x 5" calcext:value-type="string">
            <text:p>127.5 x 5</text:p>
          </table:table-cell>
          <table:table-cell table:style-name="ce27" table:formula="of:=IF(OR([.$E77]=1;[.$E77]=2);CONCATENATE(TEXT(ROUND(VLOOKUP([.$B77];Dated1RM; [.I$2]+1)*VLOOKUP([.$C77];PercentageAndReps;3)/2.5)*2.5; &quot;0.0&quot;);  &quot; x &quot;; TEXT(VLOOKUP([.$C77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77]=2;[.$E77]=3);CONCATENATE(TEXT(ROUND(VLOOKUP([.$B77];Dated1RM; [.J$2]+1)*VLOOKUP([.$C77];PercentageAndReps;3)/2.5)*2.5; &quot;0.0&quot;);  &quot; x &quot;; TEXT(VLOOKUP([.$C77];PercentageAndReps;4); &quot;0&quot;));&quot;&quot;)" office:value-type="string" office:string-value="42.5 x 5" calcext:value-type="string">
            <text:p>42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7]=4; [.E77]=3); [.B77]+1; [.B77])" office:value-type="float" office:value="7" calcext:value-type="float">
            <text:p>7</text:p>
          </table:table-cell>
          <table:table-cell table:formula="of:=IF([.E77]=3; IF([.C77] = 4; 1; [.C77]+1); [.C77])" office:value-type="float" office:value="1" calcext:value-type="float">
            <text:p>1</text:p>
          </table:table-cell>
          <table:table-cell table:style-name="ce12"/>
          <table:table-cell table:style-name="ce17" table:formula="of:=IF([.E77]=3; 1; [.E77]+1)" office:value-type="float" office:value="3" calcext:value-type="float">
            <text:p>3</text:p>
          </table:table-cell>
          <table:table-cell table:style-name="ce22" table:formula="of:=IF(OR([.$E78]=1;[.$E78]=3);CONCATENATE(TEXT(ROUND(VLOOKUP([.$B78];Dated1RM; [.F$2]+1)*VLOOKUP([.$C78];PercentageAndReps;3)/2.5)*2.5; &quot;0.0&quot;);  &quot; x &quot;; TEXT(VLOOKUP([.$C78];PercentageAndReps;4); &quot;0&quot;));&quot;&quot;)" office:value-type="string" office:string-value="97.5 x 5" calcext:value-type="string">
            <text:p>97.5 x 5</text:p>
          </table:table-cell>
          <table:table-cell table:style-name="ce27" table:formula="of:=IF(OR([.$E78]=1;[.$E78]=3);CONCATENATE(TEXT(ROUND(VLOOKUP([.$B78];Dated1RM; [.G$2]+1)*VLOOKUP([.$C78];PercentageAndReps;3)/2.5)*2.5; &quot;0.0&quot;);  &quot; x &quot;; TEXT(VLOOKUP([.$C78];PercentageAndReps;4); &quot;0&quot;));&quot;&quot;)" office:value-type="string" office:string-value="75.0 x 5" calcext:value-type="string">
            <text:p>75.0 x 5</text:p>
          </table:table-cell>
          <table:table-cell table:style-name="ce27" table:formula="of:=IF([.$E78]=2;CONCATENATE(TEXT(ROUND(VLOOKUP([.$B78];Dated1RM; [.H$2]+1)*VLOOKUP([.$C78];PercentageAndReps;3)/2.5)*2.5; &quot;0.0&quot;);  &quot; x &quot;; TEXT(VLOOKUP([.$C78];PercentageAndReps;4); &quot;0&quot;));&quot;&quot;)">
            <text:p/>
          </table:table-cell>
          <table:table-cell table:style-name="ce27" table:formula="of:=IF(OR([.$E78]=1;[.$E78]=2);CONCATENATE(TEXT(ROUND(VLOOKUP([.$B78];Dated1RM; [.I$2]+1)*VLOOKUP([.$C78];PercentageAndReps;3)/2.5)*2.5; &quot;0.0&quot;);  &quot; x &quot;; TEXT(VLOOKUP([.$C78];PercentageAndReps;4); &quot;0&quot;));&quot;&quot;)">
            <text:p/>
          </table:table-cell>
          <table:table-cell table:style-name="ce27" table:formula="of:=IF(OR([.$E78]=2;[.$E78]=3);CONCATENATE(TEXT(ROUND(VLOOKUP([.$B78];Dated1RM; [.J$2]+1)*VLOOKUP([.$C78];PercentageAndReps;3)/2.5)*2.5; &quot;0.0&quot;);  &quot; x &quot;; TEXT(VLOOKUP([.$C78];PercentageAndReps;4); &quot;0&quot;));&quot;&quot;)" office:value-type="string" office:string-value="42.5 x 5" calcext:value-type="string">
            <text:p>42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8]=4; [.E78]=3); [.B78]+1; [.B78])" office:value-type="float" office:value="7" calcext:value-type="float">
            <text:p>7</text:p>
          </table:table-cell>
          <table:table-cell table:formula="of:=IF([.E78]=3; IF([.C78] = 4; 1; [.C78]+1); [.C78])" office:value-type="float" office:value="2" calcext:value-type="float">
            <text:p>2</text:p>
          </table:table-cell>
          <table:table-cell table:style-name="ce12" table:formula="of:=[.D76]+7" office:value-type="date" office:date-value="2015-12-26" calcext:value-type="date">
            <text:p>26 Dec 15</text:p>
          </table:table-cell>
          <table:table-cell table:style-name="ce17" table:formula="of:=IF([.E78]=3; 1; [.E78]+1)" office:value-type="float" office:value="1" calcext:value-type="float">
            <text:p>1</text:p>
          </table:table-cell>
          <table:table-cell table:style-name="ce22" table:formula="of:=IF(OR([.$E79]=1;[.$E79]=3);CONCATENATE(TEXT(ROUND(VLOOKUP([.$B79];Dated1RM; [.F$2]+1)*VLOOKUP([.$C79];PercentageAndReps;3)/2.5)*2.5; &quot;0.0&quot;);  &quot; x &quot;; TEXT(VLOOKUP([.$C79];PercentageAndReps;4); &quot;0&quot;));&quot;&quot;)" office:value-type="string" office:string-value="117.5 x 2" calcext:value-type="string">
            <text:p>117.5 x 2</text:p>
          </table:table-cell>
          <table:table-cell table:style-name="ce27" table:formula="of:=IF(OR([.$E79]=1;[.$E79]=3);CONCATENATE(TEXT(ROUND(VLOOKUP([.$B79];Dated1RM; [.G$2]+1)*VLOOKUP([.$C79];PercentageAndReps;3)/2.5)*2.5; &quot;0.0&quot;);  &quot; x &quot;; TEXT(VLOOKUP([.$C79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[.$E79]=2;CONCATENATE(TEXT(ROUND(VLOOKUP([.$B79];Dated1RM; [.H$2]+1)*VLOOKUP([.$C79];PercentageAndReps;3)/2.5)*2.5; &quot;0.0&quot;);  &quot; x &quot;; TEXT(VLOOKUP([.$C79];PercentageAndReps;4); &quot;0&quot;));&quot;&quot;)">
            <text:p/>
          </table:table-cell>
          <table:table-cell table:style-name="ce27" table:formula="of:=IF(OR([.$E79]=1;[.$E79]=2);CONCATENATE(TEXT(ROUND(VLOOKUP([.$B79];Dated1RM; [.I$2]+1)*VLOOKUP([.$C79];PercentageAndReps;3)/2.5)*2.5; &quot;0.0&quot;);  &quot; x &quot;; TEXT(VLOOKUP([.$C79];PercentageAndReps;4); &quot;0&quot;));&quot;&quot;)" office:value-type="string" office:string-value="67.5 x 2" calcext:value-type="string">
            <text:p>67.5 x 2</text:p>
          </table:table-cell>
          <table:table-cell table:style-name="ce27" table:formula="of:=IF(OR([.$E79]=2;[.$E79]=3);CONCATENATE(TEXT(ROUND(VLOOKUP([.$B79];Dated1RM; [.J$2]+1)*VLOOKUP([.$C79];PercentageAndReps;3)/2.5)*2.5; &quot;0.0&quot;);  &quot; x &quot;; TEXT(VLOOKUP([.$C79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79]=4; [.E79]=3); [.B79]+1; [.B79])" office:value-type="float" office:value="7" calcext:value-type="float">
            <text:p>7</text:p>
          </table:table-cell>
          <table:table-cell table:formula="of:=IF([.E79]=3; IF([.C79] = 4; 1; [.C79]+1); [.C79])" office:value-type="float" office:value="2" calcext:value-type="float">
            <text:p>2</text:p>
          </table:table-cell>
          <table:table-cell table:style-name="ce12"/>
          <table:table-cell table:style-name="ce17" table:formula="of:=IF([.E79]=3; 1; [.E79]+1)" office:value-type="float" office:value="2" calcext:value-type="float">
            <text:p>2</text:p>
          </table:table-cell>
          <table:table-cell table:style-name="ce22" table:formula="of:=IF(OR([.$E80]=1;[.$E80]=3);CONCATENATE(TEXT(ROUND(VLOOKUP([.$B80];Dated1RM; [.F$2]+1)*VLOOKUP([.$C80];PercentageAndReps;3)/2.5)*2.5; &quot;0.0&quot;);  &quot; x &quot;; TEXT(VLOOKUP([.$C80];PercentageAndReps;4); &quot;0&quot;));&quot;&quot;)">
            <text:p/>
          </table:table-cell>
          <table:table-cell table:style-name="ce27" table:formula="of:=IF(OR([.$E80]=1;[.$E80]=3);CONCATENATE(TEXT(ROUND(VLOOKUP([.$B80];Dated1RM; [.G$2]+1)*VLOOKUP([.$C80];PercentageAndReps;3)/2.5)*2.5; &quot;0.0&quot;);  &quot; x &quot;; TEXT(VLOOKUP([.$C80];PercentageAndReps;4); &quot;0&quot;));&quot;&quot;)">
            <text:p/>
          </table:table-cell>
          <table:table-cell table:style-name="ce27" table:formula="of:=IF([.$E80]=2;CONCATENATE(TEXT(ROUND(VLOOKUP([.$B80];Dated1RM; [.H$2]+1)*VLOOKUP([.$C80];PercentageAndReps;3)/2.5)*2.5; &quot;0.0&quot;);  &quot; x &quot;; TEXT(VLOOKUP([.$C80];PercentageAndReps;4); &quot;0&quot;));&quot;&quot;)" office:value-type="string" office:string-value="152.5 x 2" calcext:value-type="string">
            <text:p>152.5 x 2</text:p>
          </table:table-cell>
          <table:table-cell table:style-name="ce27" table:formula="of:=IF(OR([.$E80]=1;[.$E80]=2);CONCATENATE(TEXT(ROUND(VLOOKUP([.$B80];Dated1RM; [.I$2]+1)*VLOOKUP([.$C80];PercentageAndReps;3)/2.5)*2.5; &quot;0.0&quot;);  &quot; x &quot;; TEXT(VLOOKUP([.$C80];PercentageAndReps;4); &quot;0&quot;));&quot;&quot;)" office:value-type="string" office:string-value="67.5 x 2" calcext:value-type="string">
            <text:p>67.5 x 2</text:p>
          </table:table-cell>
          <table:table-cell table:style-name="ce27" table:formula="of:=IF(OR([.$E80]=2;[.$E80]=3);CONCATENATE(TEXT(ROUND(VLOOKUP([.$B80];Dated1RM; [.J$2]+1)*VLOOKUP([.$C80];PercentageAndReps;3)/2.5)*2.5; &quot;0.0&quot;);  &quot; x &quot;; TEXT(VLOOKUP([.$C80];PercentageAndReps;4); &quot;0&quot;));&quot;&quot;)" office:value-type="string" office:string-value="50.0 x 2" calcext:value-type="string">
            <text:p>50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0]=4; [.E80]=3); [.B80]+1; [.B80])" office:value-type="float" office:value="7" calcext:value-type="float">
            <text:p>7</text:p>
          </table:table-cell>
          <table:table-cell table:formula="of:=IF([.E80]=3; IF([.C80] = 4; 1; [.C80]+1); [.C80])" office:value-type="float" office:value="2" calcext:value-type="float">
            <text:p>2</text:p>
          </table:table-cell>
          <table:table-cell table:style-name="ce12"/>
          <table:table-cell table:style-name="ce17" table:formula="of:=IF([.E80]=3; 1; [.E80]+1)" office:value-type="float" office:value="3" calcext:value-type="float">
            <text:p>3</text:p>
          </table:table-cell>
          <table:table-cell table:style-name="ce22" table:formula="of:=IF(OR([.$E81]=1;[.$E81]=3);CONCATENATE(TEXT(ROUND(VLOOKUP([.$B81];Dated1RM; [.F$2]+1)*VLOOKUP([.$C81];PercentageAndReps;3)/2.5)*2.5; &quot;0.0&quot;);  &quot; x &quot;; TEXT(VLOOKUP([.$C81];PercentageAndReps;4); &quot;0&quot;));&quot;&quot;)" office:value-type="string" office:string-value="117.5 x 2" calcext:value-type="string">
            <text:p>117.5 x 2</text:p>
          </table:table-cell>
          <table:table-cell table:style-name="ce27" table:formula="of:=IF(OR([.$E81]=1;[.$E81]=3);CONCATENATE(TEXT(ROUND(VLOOKUP([.$B81];Dated1RM; [.G$2]+1)*VLOOKUP([.$C81];PercentageAndReps;3)/2.5)*2.5; &quot;0.0&quot;);  &quot; x &quot;; TEXT(VLOOKUP([.$C81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[.$E81]=2;CONCATENATE(TEXT(ROUND(VLOOKUP([.$B81];Dated1RM; [.H$2]+1)*VLOOKUP([.$C81];PercentageAndReps;3)/2.5)*2.5; &quot;0.0&quot;);  &quot; x &quot;; TEXT(VLOOKUP([.$C81];PercentageAndReps;4); &quot;0&quot;));&quot;&quot;)">
            <text:p/>
          </table:table-cell>
          <table:table-cell table:style-name="ce27" table:formula="of:=IF(OR([.$E81]=1;[.$E81]=2);CONCATENATE(TEXT(ROUND(VLOOKUP([.$B81];Dated1RM; [.I$2]+1)*VLOOKUP([.$C81];PercentageAndReps;3)/2.5)*2.5; &quot;0.0&quot;);  &quot; x &quot;; TEXT(VLOOKUP([.$C81];PercentageAndReps;4); &quot;0&quot;));&quot;&quot;)">
            <text:p/>
          </table:table-cell>
          <table:table-cell table:style-name="ce27" table:formula="of:=IF(OR([.$E81]=2;[.$E81]=3);CONCATENATE(TEXT(ROUND(VLOOKUP([.$B81];Dated1RM; [.J$2]+1)*VLOOKUP([.$C81];PercentageAndReps;3)/2.5)*2.5; &quot;0.0&quot;);  &quot; x &quot;; TEXT(VLOOKUP([.$C81];PercentageAndReps;4); &quot;0&quot;));&quot;&quot;)" office:value-type="string" office:string-value="50.0 x 2" calcext:value-type="string">
            <text:p>50.0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1]=4; [.E81]=3); [.B81]+1; [.B81])" office:value-type="float" office:value="7" calcext:value-type="float">
            <text:p>7</text:p>
          </table:table-cell>
          <table:table-cell table:formula="of:=IF([.E81]=3; IF([.C81] = 4; 1; [.C81]+1); [.C81])" office:value-type="float" office:value="3" calcext:value-type="float">
            <text:p>3</text:p>
          </table:table-cell>
          <table:table-cell table:style-name="ce12" table:formula="of:=[.D79]+7" office:value-type="date" office:date-value="2016-01-02" calcext:value-type="date">
            <text:p>2 Jan 16</text:p>
          </table:table-cell>
          <table:table-cell table:style-name="ce17" table:formula="of:=IF([.E81]=3; 1; [.E81]+1)" office:value-type="float" office:value="1" calcext:value-type="float">
            <text:p>1</text:p>
          </table:table-cell>
          <table:table-cell table:style-name="ce22" table:formula="of:=IF(OR([.$E82]=1;[.$E82]=3);CONCATENATE(TEXT(ROUND(VLOOKUP([.$B82];Dated1RM; [.F$2]+1)*VLOOKUP([.$C82];PercentageAndReps;3)/2.5)*2.5; &quot;0.0&quot;);  &quot; x &quot;; TEXT(VLOOKUP([.$C82];PercentageAndReps;4); &quot;0&quot;));&quot;&quot;)" office:value-type="string" office:string-value="85.0 x 5" calcext:value-type="string">
            <text:p>85.0 x 5</text:p>
          </table:table-cell>
          <table:table-cell table:style-name="ce27" table:formula="of:=IF(OR([.$E82]=1;[.$E82]=3);CONCATENATE(TEXT(ROUND(VLOOKUP([.$B82];Dated1RM; [.G$2]+1)*VLOOKUP([.$C82];PercentageAndReps;3)/2.5)*2.5; &quot;0.0&quot;);  &quot; x &quot;; TEXT(VLOOKUP([.$C82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[.$E82]=2;CONCATENATE(TEXT(ROUND(VLOOKUP([.$B82];Dated1RM; [.H$2]+1)*VLOOKUP([.$C82];PercentageAndReps;3)/2.5)*2.5; &quot;0.0&quot;);  &quot; x &quot;; TEXT(VLOOKUP([.$C82];PercentageAndReps;4); &quot;0&quot;));&quot;&quot;)">
            <text:p/>
          </table:table-cell>
          <table:table-cell table:style-name="ce27" table:formula="of:=IF(OR([.$E82]=1;[.$E82]=2);CONCATENATE(TEXT(ROUND(VLOOKUP([.$B82];Dated1RM; [.I$2]+1)*VLOOKUP([.$C82];PercentageAndReps;3)/2.5)*2.5; &quot;0.0&quot;);  &quot; x &quot;; TEXT(VLOOKUP([.$C82];PercentageAndReps;4); &quot;0&quot;));&quot;&quot;)" office:value-type="string" office:string-value="50.0 x 5" calcext:value-type="string">
            <text:p>50.0 x 5</text:p>
          </table:table-cell>
          <table:table-cell table:style-name="ce27" table:formula="of:=IF(OR([.$E82]=2;[.$E82]=3);CONCATENATE(TEXT(ROUND(VLOOKUP([.$B82];Dated1RM; [.J$2]+1)*VLOOKUP([.$C82];PercentageAndReps;3)/2.5)*2.5; &quot;0.0&quot;);  &quot; x &quot;; TEXT(VLOOKUP([.$C82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2]=4; [.E82]=3); [.B82]+1; [.B82])" office:value-type="float" office:value="7" calcext:value-type="float">
            <text:p>7</text:p>
          </table:table-cell>
          <table:table-cell table:formula="of:=IF([.E82]=3; IF([.C82] = 4; 1; [.C82]+1); [.C82])" office:value-type="float" office:value="3" calcext:value-type="float">
            <text:p>3</text:p>
          </table:table-cell>
          <table:table-cell table:style-name="ce12"/>
          <table:table-cell table:style-name="ce17" table:formula="of:=IF([.E82]=3; 1; [.E82]+1)" office:value-type="float" office:value="2" calcext:value-type="float">
            <text:p>2</text:p>
          </table:table-cell>
          <table:table-cell table:style-name="ce22" table:formula="of:=IF(OR([.$E83]=1;[.$E83]=3);CONCATENATE(TEXT(ROUND(VLOOKUP([.$B83];Dated1RM; [.F$2]+1)*VLOOKUP([.$C83];PercentageAndReps;3)/2.5)*2.5; &quot;0.0&quot;);  &quot; x &quot;; TEXT(VLOOKUP([.$C83];PercentageAndReps;4); &quot;0&quot;));&quot;&quot;)">
            <text:p/>
          </table:table-cell>
          <table:table-cell table:style-name="ce27" table:formula="of:=IF(OR([.$E83]=1;[.$E83]=3);CONCATENATE(TEXT(ROUND(VLOOKUP([.$B83];Dated1RM; [.G$2]+1)*VLOOKUP([.$C83];PercentageAndReps;3)/2.5)*2.5; &quot;0.0&quot;);  &quot; x &quot;; TEXT(VLOOKUP([.$C83];PercentageAndReps;4); &quot;0&quot;));&quot;&quot;)">
            <text:p/>
          </table:table-cell>
          <table:table-cell table:style-name="ce27" table:formula="of:=IF([.$E83]=2;CONCATENATE(TEXT(ROUND(VLOOKUP([.$B83];Dated1RM; [.H$2]+1)*VLOOKUP([.$C83];PercentageAndReps;3)/2.5)*2.5; &quot;0.0&quot;);  &quot; x &quot;; TEXT(VLOOKUP([.$C83];PercentageAndReps;4); &quot;0&quot;));&quot;&quot;)" office:value-type="string" office:string-value="110.0 x 5" calcext:value-type="string">
            <text:p>110.0 x 5</text:p>
          </table:table-cell>
          <table:table-cell table:style-name="ce27" table:formula="of:=IF(OR([.$E83]=1;[.$E83]=2);CONCATENATE(TEXT(ROUND(VLOOKUP([.$B83];Dated1RM; [.I$2]+1)*VLOOKUP([.$C83];PercentageAndReps;3)/2.5)*2.5; &quot;0.0&quot;);  &quot; x &quot;; TEXT(VLOOKUP([.$C83];PercentageAndReps;4); &quot;0&quot;));&quot;&quot;)" office:value-type="string" office:string-value="50.0 x 5" calcext:value-type="string">
            <text:p>50.0 x 5</text:p>
          </table:table-cell>
          <table:table-cell table:style-name="ce27" table:formula="of:=IF(OR([.$E83]=2;[.$E83]=3);CONCATENATE(TEXT(ROUND(VLOOKUP([.$B83];Dated1RM; [.J$2]+1)*VLOOKUP([.$C83];PercentageAndReps;3)/2.5)*2.5; &quot;0.0&quot;);  &quot; x &quot;; TEXT(VLOOKUP([.$C83];PercentageAndReps;4); &quot;0&quot;));&quot;&quot;)" office:value-type="string" office:string-value="35.0 x 5" calcext:value-type="string">
            <text:p>35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3]=4; [.E83]=3); [.B83]+1; [.B83])" office:value-type="float" office:value="7" calcext:value-type="float">
            <text:p>7</text:p>
          </table:table-cell>
          <table:table-cell table:formula="of:=IF([.E83]=3; IF([.C83] = 4; 1; [.C83]+1); [.C83])" office:value-type="float" office:value="3" calcext:value-type="float">
            <text:p>3</text:p>
          </table:table-cell>
          <table:table-cell table:style-name="ce12"/>
          <table:table-cell table:style-name="ce17" table:formula="of:=IF([.E83]=3; 1; [.E83]+1)" office:value-type="float" office:value="3" calcext:value-type="float">
            <text:p>3</text:p>
          </table:table-cell>
          <table:table-cell table:style-name="ce22" table:formula="of:=IF(OR([.$E84]=1;[.$E84]=3);CONCATENATE(TEXT(ROUND(VLOOKUP([.$B84];Dated1RM; [.F$2]+1)*VLOOKUP([.$C84];PercentageAndReps;3)/2.5)*2.5; &quot;0.0&quot;);  &quot; x &quot;; TEXT(VLOOKUP([.$C84];PercentageAndReps;4); &quot;0&quot;));&quot;&quot;)" office:value-type="string" office:string-value="85.0 x 5" calcext:value-type="string">
            <text:p>85.0 x 5</text:p>
          </table:table-cell>
          <table:table-cell table:style-name="ce27" table:formula="of:=IF(OR([.$E84]=1;[.$E84]=3);CONCATENATE(TEXT(ROUND(VLOOKUP([.$B84];Dated1RM; [.G$2]+1)*VLOOKUP([.$C84];PercentageAndReps;3)/2.5)*2.5; &quot;0.0&quot;);  &quot; x &quot;; TEXT(VLOOKUP([.$C84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[.$E84]=2;CONCATENATE(TEXT(ROUND(VLOOKUP([.$B84];Dated1RM; [.H$2]+1)*VLOOKUP([.$C84];PercentageAndReps;3)/2.5)*2.5; &quot;0.0&quot;);  &quot; x &quot;; TEXT(VLOOKUP([.$C84];PercentageAndReps;4); &quot;0&quot;));&quot;&quot;)">
            <text:p/>
          </table:table-cell>
          <table:table-cell table:style-name="ce27" table:formula="of:=IF(OR([.$E84]=1;[.$E84]=2);CONCATENATE(TEXT(ROUND(VLOOKUP([.$B84];Dated1RM; [.I$2]+1)*VLOOKUP([.$C84];PercentageAndReps;3)/2.5)*2.5; &quot;0.0&quot;);  &quot; x &quot;; TEXT(VLOOKUP([.$C84];PercentageAndReps;4); &quot;0&quot;));&quot;&quot;)">
            <text:p/>
          </table:table-cell>
          <table:table-cell table:style-name="ce27" table:formula="of:=IF(OR([.$E84]=2;[.$E84]=3);CONCATENATE(TEXT(ROUND(VLOOKUP([.$B84];Dated1RM; [.J$2]+1)*VLOOKUP([.$C84];PercentageAndReps;3)/2.5)*2.5; &quot;0.0&quot;);  &quot; x &quot;; TEXT(VLOOKUP([.$C84];PercentageAndReps;4); &quot;0&quot;));&quot;&quot;)" office:value-type="string" office:string-value="35.0 x 5" calcext:value-type="string">
            <text:p>35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4]=4; [.E84]=3); [.B84]+1; [.B84])" office:value-type="float" office:value="7" calcext:value-type="float">
            <text:p>7</text:p>
          </table:table-cell>
          <table:table-cell table:formula="of:=IF([.E84]=3; IF([.C84] = 4; 1; [.C84]+1); [.C84])" office:value-type="float" office:value="4" calcext:value-type="float">
            <text:p>4</text:p>
          </table:table-cell>
          <table:table-cell table:style-name="ce12" table:formula="of:=[.D82]+7" office:value-type="date" office:date-value="2016-01-09" calcext:value-type="date">
            <text:p>9 Jan 16</text:p>
          </table:table-cell>
          <table:table-cell table:style-name="ce17" table:formula="of:=IF([.E84]=3; 1; [.E84]+1)" office:value-type="float" office:value="1" calcext:value-type="float">
            <text:p>1</text:p>
          </table:table-cell>
          <table:table-cell table:style-name="ce22" table:formula="of:=IF(OR([.$E85]=1;[.$E85]=3);CONCATENATE(TEXT(ROUND(VLOOKUP([.$B85];Dated1RM; [.F$2]+1)*VLOOKUP([.$C85];PercentageAndReps;3)/2.5)*2.5; &quot;0.0&quot;);  &quot; x &quot;; TEXT(VLOOKUP([.$C85];PercentageAndReps;4); &quot;0&quot;));&quot;&quot;)" office:value-type="string" office:string-value="117.5 x 2" calcext:value-type="string">
            <text:p>117.5 x 2</text:p>
          </table:table-cell>
          <table:table-cell table:style-name="ce27" table:formula="of:=IF(OR([.$E85]=1;[.$E85]=3);CONCATENATE(TEXT(ROUND(VLOOKUP([.$B85];Dated1RM; [.G$2]+1)*VLOOKUP([.$C85];PercentageAndReps;3)/2.5)*2.5; &quot;0.0&quot;);  &quot; x &quot;; TEXT(VLOOKUP([.$C85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[.$E85]=2;CONCATENATE(TEXT(ROUND(VLOOKUP([.$B85];Dated1RM; [.H$2]+1)*VLOOKUP([.$C85];PercentageAndReps;3)/2.5)*2.5; &quot;0.0&quot;);  &quot; x &quot;; TEXT(VLOOKUP([.$C85];PercentageAndReps;4); &quot;0&quot;));&quot;&quot;)">
            <text:p/>
          </table:table-cell>
          <table:table-cell table:style-name="ce27" table:formula="of:=IF(OR([.$E85]=1;[.$E85]=2);CONCATENATE(TEXT(ROUND(VLOOKUP([.$B85];Dated1RM; [.I$2]+1)*VLOOKUP([.$C85];PercentageAndReps;3)/2.5)*2.5; &quot;0.0&quot;);  &quot; x &quot;; TEXT(VLOOKUP([.$C85];PercentageAndReps;4); &quot;0&quot;));&quot;&quot;)" office:value-type="string" office:string-value="67.5 x 2" calcext:value-type="string">
            <text:p>67.5 x 2</text:p>
          </table:table-cell>
          <table:table-cell table:style-name="ce27" table:formula="of:=IF(OR([.$E85]=2;[.$E85]=3);CONCATENATE(TEXT(ROUND(VLOOKUP([.$B85];Dated1RM; [.J$2]+1)*VLOOKUP([.$C85];PercentageAndReps;3)/2.5)*2.5; &quot;0.0&quot;);  &quot; x &quot;; TEXT(VLOOKUP([.$C85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5]=4; [.E85]=3); [.B85]+1; [.B85])" office:value-type="float" office:value="7" calcext:value-type="float">
            <text:p>7</text:p>
          </table:table-cell>
          <table:table-cell table:formula="of:=IF([.E85]=3; IF([.C85] = 4; 1; [.C85]+1); [.C85])" office:value-type="float" office:value="4" calcext:value-type="float">
            <text:p>4</text:p>
          </table:table-cell>
          <table:table-cell table:style-name="ce12"/>
          <table:table-cell table:style-name="ce17" table:formula="of:=IF([.E85]=3; 1; [.E85]+1)" office:value-type="float" office:value="2" calcext:value-type="float">
            <text:p>2</text:p>
          </table:table-cell>
          <table:table-cell table:style-name="ce22" table:formula="of:=IF(OR([.$E86]=1;[.$E86]=3);CONCATENATE(TEXT(ROUND(VLOOKUP([.$B86];Dated1RM; [.F$2]+1)*VLOOKUP([.$C86];PercentageAndReps;3)/2.5)*2.5; &quot;0.0&quot;);  &quot; x &quot;; TEXT(VLOOKUP([.$C86];PercentageAndReps;4); &quot;0&quot;));&quot;&quot;)">
            <text:p/>
          </table:table-cell>
          <table:table-cell table:style-name="ce27" table:formula="of:=IF(OR([.$E86]=1;[.$E86]=3);CONCATENATE(TEXT(ROUND(VLOOKUP([.$B86];Dated1RM; [.G$2]+1)*VLOOKUP([.$C86];PercentageAndReps;3)/2.5)*2.5; &quot;0.0&quot;);  &quot; x &quot;; TEXT(VLOOKUP([.$C86];PercentageAndReps;4); &quot;0&quot;));&quot;&quot;)">
            <text:p/>
          </table:table-cell>
          <table:table-cell table:style-name="ce27" table:formula="of:=IF([.$E86]=2;CONCATENATE(TEXT(ROUND(VLOOKUP([.$B86];Dated1RM; [.H$2]+1)*VLOOKUP([.$C86];PercentageAndReps;3)/2.5)*2.5; &quot;0.0&quot;);  &quot; x &quot;; TEXT(VLOOKUP([.$C86];PercentageAndReps;4); &quot;0&quot;));&quot;&quot;)" office:value-type="string" office:string-value="152.5 x 2" calcext:value-type="string">
            <text:p>152.5 x 2</text:p>
          </table:table-cell>
          <table:table-cell table:style-name="ce27" table:formula="of:=IF(OR([.$E86]=1;[.$E86]=2);CONCATENATE(TEXT(ROUND(VLOOKUP([.$B86];Dated1RM; [.I$2]+1)*VLOOKUP([.$C86];PercentageAndReps;3)/2.5)*2.5; &quot;0.0&quot;);  &quot; x &quot;; TEXT(VLOOKUP([.$C86];PercentageAndReps;4); &quot;0&quot;));&quot;&quot;)" office:value-type="string" office:string-value="67.5 x 2" calcext:value-type="string">
            <text:p>67.5 x 2</text:p>
          </table:table-cell>
          <table:table-cell table:style-name="ce27" table:formula="of:=IF(OR([.$E86]=2;[.$E86]=3);CONCATENATE(TEXT(ROUND(VLOOKUP([.$B86];Dated1RM; [.J$2]+1)*VLOOKUP([.$C86];PercentageAndReps;3)/2.5)*2.5; &quot;0.0&quot;);  &quot; x &quot;; TEXT(VLOOKUP([.$C86];PercentageAndReps;4); &quot;0&quot;));&quot;&quot;)" office:value-type="string" office:string-value="50.0 x 2" calcext:value-type="string">
            <text:p>50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6]=4; [.E86]=3); [.B86]+1; [.B86])" office:value-type="float" office:value="7" calcext:value-type="float">
            <text:p>7</text:p>
          </table:table-cell>
          <table:table-cell table:formula="of:=IF([.E86]=3; IF([.C86] = 4; 1; [.C86]+1); [.C86])" office:value-type="float" office:value="4" calcext:value-type="float">
            <text:p>4</text:p>
          </table:table-cell>
          <table:table-cell table:style-name="ce13"/>
          <table:table-cell table:style-name="ce18" table:formula="of:=IF([.E86]=3; 1; [.E86]+1)" office:value-type="float" office:value="3" calcext:value-type="float">
            <text:p>3</text:p>
          </table:table-cell>
          <table:table-cell table:style-name="ce23" table:formula="of:=IF(OR([.$E87]=1;[.$E87]=3);CONCATENATE(TEXT(ROUND(VLOOKUP([.$B87];Dated1RM; [.F$2]+1)*VLOOKUP([.$C87];PercentageAndReps;3)/2.5)*2.5; &quot;0.0&quot;);  &quot; x &quot;; TEXT(VLOOKUP([.$C87];PercentageAndReps;4); &quot;0&quot;));&quot;&quot;)" office:value-type="string" office:string-value="117.5 x 2" calcext:value-type="string">
            <text:p>117.5 x 2</text:p>
          </table:table-cell>
          <table:table-cell table:style-name="ce28" table:formula="of:=IF(OR([.$E87]=1;[.$E87]=3);CONCATENATE(TEXT(ROUND(VLOOKUP([.$B87];Dated1RM; [.G$2]+1)*VLOOKUP([.$C87];PercentageAndReps;3)/2.5)*2.5; &quot;0.0&quot;);  &quot; x &quot;; TEXT(VLOOKUP([.$C87];PercentageAndReps;4); &quot;0&quot;));&quot;&quot;)" office:value-type="string" office:string-value="90.0 x 2" calcext:value-type="string">
            <text:p>90.0 x 2</text:p>
          </table:table-cell>
          <table:table-cell table:style-name="ce28" table:formula="of:=IF([.$E87]=2;CONCATENATE(TEXT(ROUND(VLOOKUP([.$B87];Dated1RM; [.H$2]+1)*VLOOKUP([.$C87];PercentageAndReps;3)/2.5)*2.5; &quot;0.0&quot;);  &quot; x &quot;; TEXT(VLOOKUP([.$C87];PercentageAndReps;4); &quot;0&quot;));&quot;&quot;)">
            <text:p/>
          </table:table-cell>
          <table:table-cell table:style-name="ce28" table:formula="of:=IF(OR([.$E87]=1;[.$E87]=2);CONCATENATE(TEXT(ROUND(VLOOKUP([.$B87];Dated1RM; [.I$2]+1)*VLOOKUP([.$C87];PercentageAndReps;3)/2.5)*2.5; &quot;0.0&quot;);  &quot; x &quot;; TEXT(VLOOKUP([.$C87];PercentageAndReps;4); &quot;0&quot;));&quot;&quot;)">
            <text:p/>
          </table:table-cell>
          <table:table-cell table:style-name="ce28" table:formula="of:=IF(OR([.$E87]=2;[.$E87]=3);CONCATENATE(TEXT(ROUND(VLOOKUP([.$B87];Dated1RM; [.J$2]+1)*VLOOKUP([.$C87];PercentageAndReps;3)/2.5)*2.5; &quot;0.0&quot;);  &quot; x &quot;; TEXT(VLOOKUP([.$C87];PercentageAndReps;4); &quot;0&quot;));&quot;&quot;)" office:value-type="string" office:string-value="50.0 x 2" calcext:value-type="string">
            <text:p>50.0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7]=4; [.E87]=3); [.B87]+1; [.B87])" office:value-type="float" office:value="8" calcext:value-type="float">
            <text:p>8</text:p>
          </table:table-cell>
          <table:table-cell table:formula="of:=IF([.E87]=3; IF([.C87] = 4; 1; [.C87]+1); [.C87])" office:value-type="float" office:value="1" calcext:value-type="float">
            <text:p>1</text:p>
          </table:table-cell>
          <table:table-cell table:style-name="ce14" table:formula="of:=[.D85]+7" office:value-type="date" office:date-value="2016-01-16" calcext:value-type="date">
            <text:p>16 Jan 16</text:p>
          </table:table-cell>
          <table:table-cell table:style-name="ce19" table:formula="of:=IF([.E87]=3; 1; [.E87]+1)" office:value-type="float" office:value="1" calcext:value-type="float">
            <text:p>1</text:p>
          </table:table-cell>
          <table:table-cell table:style-name="ce24" table:formula="of:=IF(OR([.$E88]=1;[.$E88]=3);CONCATENATE(TEXT(ROUND(VLOOKUP([.$B88];Dated1RM; [.F$2]+1)*VLOOKUP([.$C88];PercentageAndReps;3)/2.5)*2.5; &quot;0.0&quot;);  &quot; x &quot;; TEXT(VLOOKUP([.$C88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88]=1;[.$E88]=3);CONCATENATE(TEXT(ROUND(VLOOKUP([.$B88];Dated1RM; [.G$2]+1)*VLOOKUP([.$C88];PercentageAndReps;3)/2.5)*2.5; &quot;0.0&quot;);  &quot; x &quot;; TEXT(VLOOKUP([.$C88];PercentageAndReps;4); &quot;0&quot;));&quot;&quot;)" office:value-type="string" office:string-value="80.0 x 5" calcext:value-type="string">
            <text:p>80.0 x 5</text:p>
          </table:table-cell>
          <table:table-cell table:style-name="ce29" table:formula="of:=IF([.$E88]=2;CONCATENATE(TEXT(ROUND(VLOOKUP([.$B88];Dated1RM; [.H$2]+1)*VLOOKUP([.$C88];PercentageAndReps;3)/2.5)*2.5; &quot;0.0&quot;);  &quot; x &quot;; TEXT(VLOOKUP([.$C88];PercentageAndReps;4); &quot;0&quot;));&quot;&quot;)">
            <text:p/>
          </table:table-cell>
          <table:table-cell table:style-name="ce29" table:formula="of:=IF(OR([.$E88]=1;[.$E88]=2);CONCATENATE(TEXT(ROUND(VLOOKUP([.$B88];Dated1RM; [.I$2]+1)*VLOOKUP([.$C88];PercentageAndReps;3)/2.5)*2.5; &quot;0.0&quot;);  &quot; x &quot;; TEXT(VLOOKUP([.$C88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OR([.$E88]=2;[.$E88]=3);CONCATENATE(TEXT(ROUND(VLOOKUP([.$B88];Dated1RM; [.J$2]+1)*VLOOKUP([.$C88];PercentageAndReps;3)/2.5)*2.5; &quot;0.0&quot;);  &quot; x &quot;; TEXT(VLOOKUP([.$C88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8]=4; [.E88]=3); [.B88]+1; [.B88])" office:value-type="float" office:value="8" calcext:value-type="float">
            <text:p>8</text:p>
          </table:table-cell>
          <table:table-cell table:formula="of:=IF([.E88]=3; IF([.C88] = 4; 1; [.C88]+1); [.C88])" office:value-type="float" office:value="1" calcext:value-type="float">
            <text:p>1</text:p>
          </table:table-cell>
          <table:table-cell table:style-name="ce14"/>
          <table:table-cell table:style-name="ce19" table:formula="of:=IF([.E88]=3; 1; [.E88]+1)" office:value-type="float" office:value="2" calcext:value-type="float">
            <text:p>2</text:p>
          </table:table-cell>
          <table:table-cell table:style-name="ce24" table:formula="of:=IF(OR([.$E89]=1;[.$E89]=3);CONCATENATE(TEXT(ROUND(VLOOKUP([.$B89];Dated1RM; [.F$2]+1)*VLOOKUP([.$C89];PercentageAndReps;3)/2.5)*2.5; &quot;0.0&quot;);  &quot; x &quot;; TEXT(VLOOKUP([.$C89];PercentageAndReps;4); &quot;0&quot;));&quot;&quot;)">
            <text:p/>
          </table:table-cell>
          <table:table-cell table:style-name="ce29" table:formula="of:=IF(OR([.$E89]=1;[.$E89]=3);CONCATENATE(TEXT(ROUND(VLOOKUP([.$B89];Dated1RM; [.G$2]+1)*VLOOKUP([.$C89];PercentageAndReps;3)/2.5)*2.5; &quot;0.0&quot;);  &quot; x &quot;; TEXT(VLOOKUP([.$C89];PercentageAndReps;4); &quot;0&quot;));&quot;&quot;)">
            <text:p/>
          </table:table-cell>
          <table:table-cell table:style-name="ce29" table:formula="of:=IF([.$E89]=2;CONCATENATE(TEXT(ROUND(VLOOKUP([.$B89];Dated1RM; [.H$2]+1)*VLOOKUP([.$C89];PercentageAndReps;3)/2.5)*2.5; &quot;0.0&quot;);  &quot; x &quot;; TEXT(VLOOKUP([.$C89];PercentageAndReps;4); &quot;0&quot;));&quot;&quot;)" office:value-type="string" office:string-value="135.0 x 5" calcext:value-type="string">
            <text:p>135.0 x 5</text:p>
          </table:table-cell>
          <table:table-cell table:style-name="ce29" table:formula="of:=IF(OR([.$E89]=1;[.$E89]=2);CONCATENATE(TEXT(ROUND(VLOOKUP([.$B89];Dated1RM; [.I$2]+1)*VLOOKUP([.$C89];PercentageAndReps;3)/2.5)*2.5; &quot;0.0&quot;);  &quot; x &quot;; TEXT(VLOOKUP([.$C89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OR([.$E89]=2;[.$E89]=3);CONCATENATE(TEXT(ROUND(VLOOKUP([.$B89];Dated1RM; [.J$2]+1)*VLOOKUP([.$C89];PercentageAndReps;3)/2.5)*2.5; &quot;0.0&quot;);  &quot; x &quot;; TEXT(VLOOKUP([.$C89];PercentageAndReps;4); &quot;0&quot;));&quot;&quot;)" office:value-type="string" office:string-value="42.5 x 5" calcext:value-type="string">
            <text:p>42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89]=4; [.E89]=3); [.B89]+1; [.B89])" office:value-type="float" office:value="8" calcext:value-type="float">
            <text:p>8</text:p>
          </table:table-cell>
          <table:table-cell table:formula="of:=IF([.E89]=3; IF([.C89] = 4; 1; [.C89]+1); [.C89])" office:value-type="float" office:value="1" calcext:value-type="float">
            <text:p>1</text:p>
          </table:table-cell>
          <table:table-cell table:style-name="ce14"/>
          <table:table-cell table:style-name="ce19" table:formula="of:=IF([.E89]=3; 1; [.E89]+1)" office:value-type="float" office:value="3" calcext:value-type="float">
            <text:p>3</text:p>
          </table:table-cell>
          <table:table-cell table:style-name="ce24" table:formula="of:=IF(OR([.$E90]=1;[.$E90]=3);CONCATENATE(TEXT(ROUND(VLOOKUP([.$B90];Dated1RM; [.F$2]+1)*VLOOKUP([.$C90];PercentageAndReps;3)/2.5)*2.5; &quot;0.0&quot;);  &quot; x &quot;; TEXT(VLOOKUP([.$C90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90]=1;[.$E90]=3);CONCATENATE(TEXT(ROUND(VLOOKUP([.$B90];Dated1RM; [.G$2]+1)*VLOOKUP([.$C90];PercentageAndReps;3)/2.5)*2.5; &quot;0.0&quot;);  &quot; x &quot;; TEXT(VLOOKUP([.$C90];PercentageAndReps;4); &quot;0&quot;));&quot;&quot;)" office:value-type="string" office:string-value="80.0 x 5" calcext:value-type="string">
            <text:p>80.0 x 5</text:p>
          </table:table-cell>
          <table:table-cell table:style-name="ce29" table:formula="of:=IF([.$E90]=2;CONCATENATE(TEXT(ROUND(VLOOKUP([.$B90];Dated1RM; [.H$2]+1)*VLOOKUP([.$C90];PercentageAndReps;3)/2.5)*2.5; &quot;0.0&quot;);  &quot; x &quot;; TEXT(VLOOKUP([.$C90];PercentageAndReps;4); &quot;0&quot;));&quot;&quot;)">
            <text:p/>
          </table:table-cell>
          <table:table-cell table:style-name="ce29" table:formula="of:=IF(OR([.$E90]=1;[.$E90]=2);CONCATENATE(TEXT(ROUND(VLOOKUP([.$B90];Dated1RM; [.I$2]+1)*VLOOKUP([.$C90];PercentageAndReps;3)/2.5)*2.5; &quot;0.0&quot;);  &quot; x &quot;; TEXT(VLOOKUP([.$C90];PercentageAndReps;4); &quot;0&quot;));&quot;&quot;)">
            <text:p/>
          </table:table-cell>
          <table:table-cell table:style-name="ce29" table:formula="of:=IF(OR([.$E90]=2;[.$E90]=3);CONCATENATE(TEXT(ROUND(VLOOKUP([.$B90];Dated1RM; [.J$2]+1)*VLOOKUP([.$C90];PercentageAndReps;3)/2.5)*2.5; &quot;0.0&quot;);  &quot; x &quot;; TEXT(VLOOKUP([.$C90];PercentageAndReps;4); &quot;0&quot;));&quot;&quot;)" office:value-type="string" office:string-value="42.5 x 5" calcext:value-type="string">
            <text:p>42.5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0]=4; [.E90]=3); [.B90]+1; [.B90])" office:value-type="float" office:value="8" calcext:value-type="float">
            <text:p>8</text:p>
          </table:table-cell>
          <table:table-cell table:formula="of:=IF([.E90]=3; IF([.C90] = 4; 1; [.C90]+1); [.C90])" office:value-type="float" office:value="2" calcext:value-type="float">
            <text:p>2</text:p>
          </table:table-cell>
          <table:table-cell table:style-name="ce14" table:formula="of:=[.D88]+7" office:value-type="date" office:date-value="2016-01-23" calcext:value-type="date">
            <text:p>23 Jan 16</text:p>
          </table:table-cell>
          <table:table-cell table:style-name="ce19" table:formula="of:=IF([.E90]=3; 1; [.E90]+1)" office:value-type="float" office:value="1" calcext:value-type="float">
            <text:p>1</text:p>
          </table:table-cell>
          <table:table-cell table:style-name="ce24" table:formula="of:=IF(OR([.$E91]=1;[.$E91]=3);CONCATENATE(TEXT(ROUND(VLOOKUP([.$B91];Dated1RM; [.F$2]+1)*VLOOKUP([.$C91];PercentageAndReps;3)/2.5)*2.5; &quot;0.0&quot;);  &quot; x &quot;; TEXT(VLOOKUP([.$C91];PercentageAndReps;4); &quot;0&quot;));&quot;&quot;)" office:value-type="string" office:string-value="125.0 x 2" calcext:value-type="string">
            <text:p>125.0 x 2</text:p>
          </table:table-cell>
          <table:table-cell table:style-name="ce29" table:formula="of:=IF(OR([.$E91]=1;[.$E91]=3);CONCATENATE(TEXT(ROUND(VLOOKUP([.$B91];Dated1RM; [.G$2]+1)*VLOOKUP([.$C91];PercentageAndReps;3)/2.5)*2.5; &quot;0.0&quot;);  &quot; x &quot;; TEXT(VLOOKUP([.$C91];PercentageAndReps;4); &quot;0&quot;));&quot;&quot;)" office:value-type="string" office:string-value="95.0 x 2" calcext:value-type="string">
            <text:p>95.0 x 2</text:p>
          </table:table-cell>
          <table:table-cell table:style-name="ce29" table:formula="of:=IF([.$E91]=2;CONCATENATE(TEXT(ROUND(VLOOKUP([.$B91];Dated1RM; [.H$2]+1)*VLOOKUP([.$C91];PercentageAndReps;3)/2.5)*2.5; &quot;0.0&quot;);  &quot; x &quot;; TEXT(VLOOKUP([.$C91];PercentageAndReps;4); &quot;0&quot;));&quot;&quot;)">
            <text:p/>
          </table:table-cell>
          <table:table-cell table:style-name="ce29" table:formula="of:=IF(OR([.$E91]=1;[.$E91]=2);CONCATENATE(TEXT(ROUND(VLOOKUP([.$B91];Dated1RM; [.I$2]+1)*VLOOKUP([.$C91];PercentageAndReps;3)/2.5)*2.5; &quot;0.0&quot;);  &quot; x &quot;; TEXT(VLOOKUP([.$C91];PercentageAndReps;4); &quot;0&quot;));&quot;&quot;)" office:value-type="string" office:string-value="70.0 x 2" calcext:value-type="string">
            <text:p>70.0 x 2</text:p>
          </table:table-cell>
          <table:table-cell table:style-name="ce29" table:formula="of:=IF(OR([.$E91]=2;[.$E91]=3);CONCATENATE(TEXT(ROUND(VLOOKUP([.$B91];Dated1RM; [.J$2]+1)*VLOOKUP([.$C91];PercentageAndReps;3)/2.5)*2.5; &quot;0.0&quot;);  &quot; x &quot;; TEXT(VLOOKUP([.$C91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1]=4; [.E91]=3); [.B91]+1; [.B91])" office:value-type="float" office:value="8" calcext:value-type="float">
            <text:p>8</text:p>
          </table:table-cell>
          <table:table-cell table:formula="of:=IF([.E91]=3; IF([.C91] = 4; 1; [.C91]+1); [.C91])" office:value-type="float" office:value="2" calcext:value-type="float">
            <text:p>2</text:p>
          </table:table-cell>
          <table:table-cell table:style-name="ce14"/>
          <table:table-cell table:style-name="ce19" table:formula="of:=IF([.E91]=3; 1; [.E91]+1)" office:value-type="float" office:value="2" calcext:value-type="float">
            <text:p>2</text:p>
          </table:table-cell>
          <table:table-cell table:style-name="ce24" table:formula="of:=IF(OR([.$E92]=1;[.$E92]=3);CONCATENATE(TEXT(ROUND(VLOOKUP([.$B92];Dated1RM; [.F$2]+1)*VLOOKUP([.$C92];PercentageAndReps;3)/2.5)*2.5; &quot;0.0&quot;);  &quot; x &quot;; TEXT(VLOOKUP([.$C92];PercentageAndReps;4); &quot;0&quot;));&quot;&quot;)">
            <text:p/>
          </table:table-cell>
          <table:table-cell table:style-name="ce29" table:formula="of:=IF(OR([.$E92]=1;[.$E92]=3);CONCATENATE(TEXT(ROUND(VLOOKUP([.$B92];Dated1RM; [.G$2]+1)*VLOOKUP([.$C92];PercentageAndReps;3)/2.5)*2.5; &quot;0.0&quot;);  &quot; x &quot;; TEXT(VLOOKUP([.$C92];PercentageAndReps;4); &quot;0&quot;));&quot;&quot;)">
            <text:p/>
          </table:table-cell>
          <table:table-cell table:style-name="ce29" table:formula="of:=IF([.$E92]=2;CONCATENATE(TEXT(ROUND(VLOOKUP([.$B92];Dated1RM; [.H$2]+1)*VLOOKUP([.$C92];PercentageAndReps;3)/2.5)*2.5; &quot;0.0&quot;);  &quot; x &quot;; TEXT(VLOOKUP([.$C92];PercentageAndReps;4); &quot;0&quot;));&quot;&quot;)" office:value-type="string" office:string-value="162.5 x 2" calcext:value-type="string">
            <text:p>162.5 x 2</text:p>
          </table:table-cell>
          <table:table-cell table:style-name="ce29" table:formula="of:=IF(OR([.$E92]=1;[.$E92]=2);CONCATENATE(TEXT(ROUND(VLOOKUP([.$B92];Dated1RM; [.I$2]+1)*VLOOKUP([.$C92];PercentageAndReps;3)/2.5)*2.5; &quot;0.0&quot;);  &quot; x &quot;; TEXT(VLOOKUP([.$C92];PercentageAndReps;4); &quot;0&quot;));&quot;&quot;)" office:value-type="string" office:string-value="70.0 x 2" calcext:value-type="string">
            <text:p>70.0 x 2</text:p>
          </table:table-cell>
          <table:table-cell table:style-name="ce29" table:formula="of:=IF(OR([.$E92]=2;[.$E92]=3);CONCATENATE(TEXT(ROUND(VLOOKUP([.$B92];Dated1RM; [.J$2]+1)*VLOOKUP([.$C92];PercentageAndReps;3)/2.5)*2.5; &quot;0.0&quot;);  &quot; x &quot;; TEXT(VLOOKUP([.$C92];PercentageAndReps;4); &quot;0&quot;));&quot;&quot;)" office:value-type="string" office:string-value="52.5 x 2" calcext:value-type="string">
            <text:p>52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2]=4; [.E92]=3); [.B92]+1; [.B92])" office:value-type="float" office:value="8" calcext:value-type="float">
            <text:p>8</text:p>
          </table:table-cell>
          <table:table-cell table:formula="of:=IF([.E92]=3; IF([.C92] = 4; 1; [.C92]+1); [.C92])" office:value-type="float" office:value="2" calcext:value-type="float">
            <text:p>2</text:p>
          </table:table-cell>
          <table:table-cell table:style-name="ce14"/>
          <table:table-cell table:style-name="ce19" table:formula="of:=IF([.E92]=3; 1; [.E92]+1)" office:value-type="float" office:value="3" calcext:value-type="float">
            <text:p>3</text:p>
          </table:table-cell>
          <table:table-cell table:style-name="ce24" table:formula="of:=IF(OR([.$E93]=1;[.$E93]=3);CONCATENATE(TEXT(ROUND(VLOOKUP([.$B93];Dated1RM; [.F$2]+1)*VLOOKUP([.$C93];PercentageAndReps;3)/2.5)*2.5; &quot;0.0&quot;);  &quot; x &quot;; TEXT(VLOOKUP([.$C93];PercentageAndReps;4); &quot;0&quot;));&quot;&quot;)" office:value-type="string" office:string-value="125.0 x 2" calcext:value-type="string">
            <text:p>125.0 x 2</text:p>
          </table:table-cell>
          <table:table-cell table:style-name="ce29" table:formula="of:=IF(OR([.$E93]=1;[.$E93]=3);CONCATENATE(TEXT(ROUND(VLOOKUP([.$B93];Dated1RM; [.G$2]+1)*VLOOKUP([.$C93];PercentageAndReps;3)/2.5)*2.5; &quot;0.0&quot;);  &quot; x &quot;; TEXT(VLOOKUP([.$C93];PercentageAndReps;4); &quot;0&quot;));&quot;&quot;)" office:value-type="string" office:string-value="95.0 x 2" calcext:value-type="string">
            <text:p>95.0 x 2</text:p>
          </table:table-cell>
          <table:table-cell table:style-name="ce29" table:formula="of:=IF([.$E93]=2;CONCATENATE(TEXT(ROUND(VLOOKUP([.$B93];Dated1RM; [.H$2]+1)*VLOOKUP([.$C93];PercentageAndReps;3)/2.5)*2.5; &quot;0.0&quot;);  &quot; x &quot;; TEXT(VLOOKUP([.$C93];PercentageAndReps;4); &quot;0&quot;));&quot;&quot;)">
            <text:p/>
          </table:table-cell>
          <table:table-cell table:style-name="ce29" table:formula="of:=IF(OR([.$E93]=1;[.$E93]=2);CONCATENATE(TEXT(ROUND(VLOOKUP([.$B93];Dated1RM; [.I$2]+1)*VLOOKUP([.$C93];PercentageAndReps;3)/2.5)*2.5; &quot;0.0&quot;);  &quot; x &quot;; TEXT(VLOOKUP([.$C93];PercentageAndReps;4); &quot;0&quot;));&quot;&quot;)">
            <text:p/>
          </table:table-cell>
          <table:table-cell table:style-name="ce29" table:formula="of:=IF(OR([.$E93]=2;[.$E93]=3);CONCATENATE(TEXT(ROUND(VLOOKUP([.$B93];Dated1RM; [.J$2]+1)*VLOOKUP([.$C93];PercentageAndReps;3)/2.5)*2.5; &quot;0.0&quot;);  &quot; x &quot;; TEXT(VLOOKUP([.$C93];PercentageAndReps;4); &quot;0&quot;));&quot;&quot;)" office:value-type="string" office:string-value="52.5 x 2" calcext:value-type="string">
            <text:p>52.5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3]=4; [.E93]=3); [.B93]+1; [.B93])" office:value-type="float" office:value="8" calcext:value-type="float">
            <text:p>8</text:p>
          </table:table-cell>
          <table:table-cell table:formula="of:=IF([.E93]=3; IF([.C93] = 4; 1; [.C93]+1); [.C93])" office:value-type="float" office:value="3" calcext:value-type="float">
            <text:p>3</text:p>
          </table:table-cell>
          <table:table-cell table:style-name="ce14" table:formula="of:=[.D91]+7" office:value-type="date" office:date-value="2016-01-30" calcext:value-type="date">
            <text:p>30 Jan 16</text:p>
          </table:table-cell>
          <table:table-cell table:style-name="ce19" table:formula="of:=IF([.E93]=3; 1; [.E93]+1)" office:value-type="float" office:value="1" calcext:value-type="float">
            <text:p>1</text:p>
          </table:table-cell>
          <table:table-cell table:style-name="ce24" table:formula="of:=IF(OR([.$E94]=1;[.$E94]=3);CONCATENATE(TEXT(ROUND(VLOOKUP([.$B94];Dated1RM; [.F$2]+1)*VLOOKUP([.$C94];PercentageAndReps;3)/2.5)*2.5; &quot;0.0&quot;);  &quot; x &quot;; TEXT(VLOOKUP([.$C94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94]=1;[.$E94]=3);CONCATENATE(TEXT(ROUND(VLOOKUP([.$B94];Dated1RM; [.G$2]+1)*VLOOKUP([.$C94];PercentageAndReps;3)/2.5)*2.5; &quot;0.0&quot;);  &quot; x &quot;; TEXT(VLOOKUP([.$C94];PercentageAndReps;4); &quot;0&quot;));&quot;&quot;)" office:value-type="string" office:string-value="67.5 x 5" calcext:value-type="string">
            <text:p>67.5 x 5</text:p>
          </table:table-cell>
          <table:table-cell table:style-name="ce29" table:formula="of:=IF([.$E94]=2;CONCATENATE(TEXT(ROUND(VLOOKUP([.$B94];Dated1RM; [.H$2]+1)*VLOOKUP([.$C94];PercentageAndReps;3)/2.5)*2.5; &quot;0.0&quot;);  &quot; x &quot;; TEXT(VLOOKUP([.$C94];PercentageAndReps;4); &quot;0&quot;));&quot;&quot;)">
            <text:p/>
          </table:table-cell>
          <table:table-cell table:style-name="ce29" table:formula="of:=IF(OR([.$E94]=1;[.$E94]=2);CONCATENATE(TEXT(ROUND(VLOOKUP([.$B94];Dated1RM; [.I$2]+1)*VLOOKUP([.$C94];PercentageAndReps;3)/2.5)*2.5; &quot;0.0&quot;);  &quot; x &quot;; TEXT(VLOOKUP([.$C94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OR([.$E94]=2;[.$E94]=3);CONCATENATE(TEXT(ROUND(VLOOKUP([.$B94];Dated1RM; [.J$2]+1)*VLOOKUP([.$C94];PercentageAndReps;3)/2.5)*2.5; &quot;0.0&quot;);  &quot; x &quot;; TEXT(VLOOKUP([.$C94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4]=4; [.E94]=3); [.B94]+1; [.B94])" office:value-type="float" office:value="8" calcext:value-type="float">
            <text:p>8</text:p>
          </table:table-cell>
          <table:table-cell table:formula="of:=IF([.E94]=3; IF([.C94] = 4; 1; [.C94]+1); [.C94])" office:value-type="float" office:value="3" calcext:value-type="float">
            <text:p>3</text:p>
          </table:table-cell>
          <table:table-cell table:style-name="ce14"/>
          <table:table-cell table:style-name="ce19" table:formula="of:=IF([.E94]=3; 1; [.E94]+1)" office:value-type="float" office:value="2" calcext:value-type="float">
            <text:p>2</text:p>
          </table:table-cell>
          <table:table-cell table:style-name="ce24" table:formula="of:=IF(OR([.$E95]=1;[.$E95]=3);CONCATENATE(TEXT(ROUND(VLOOKUP([.$B95];Dated1RM; [.F$2]+1)*VLOOKUP([.$C95];PercentageAndReps;3)/2.5)*2.5; &quot;0.0&quot;);  &quot; x &quot;; TEXT(VLOOKUP([.$C95];PercentageAndReps;4); &quot;0&quot;));&quot;&quot;)">
            <text:p/>
          </table:table-cell>
          <table:table-cell table:style-name="ce29" table:formula="of:=IF(OR([.$E95]=1;[.$E95]=3);CONCATENATE(TEXT(ROUND(VLOOKUP([.$B95];Dated1RM; [.G$2]+1)*VLOOKUP([.$C95];PercentageAndReps;3)/2.5)*2.5; &quot;0.0&quot;);  &quot; x &quot;; TEXT(VLOOKUP([.$C95];PercentageAndReps;4); &quot;0&quot;));&quot;&quot;)">
            <text:p/>
          </table:table-cell>
          <table:table-cell table:style-name="ce29" table:formula="of:=IF([.$E95]=2;CONCATENATE(TEXT(ROUND(VLOOKUP([.$B95];Dated1RM; [.H$2]+1)*VLOOKUP([.$C95];PercentageAndReps;3)/2.5)*2.5; &quot;0.0&quot;);  &quot; x &quot;; TEXT(VLOOKUP([.$C95];PercentageAndReps;4); &quot;0&quot;));&quot;&quot;)" office:value-type="string" office:string-value="117.5 x 5" calcext:value-type="string">
            <text:p>117.5 x 5</text:p>
          </table:table-cell>
          <table:table-cell table:style-name="ce29" table:formula="of:=IF(OR([.$E95]=1;[.$E95]=2);CONCATENATE(TEXT(ROUND(VLOOKUP([.$B95];Dated1RM; [.I$2]+1)*VLOOKUP([.$C95];PercentageAndReps;3)/2.5)*2.5; &quot;0.0&quot;);  &quot; x &quot;; TEXT(VLOOKUP([.$C95];PercentageAndReps;4); &quot;0&quot;));&quot;&quot;)" office:value-type="string" office:string-value="50.0 x 5" calcext:value-type="string">
            <text:p>50.0 x 5</text:p>
          </table:table-cell>
          <table:table-cell table:style-name="ce29" table:formula="of:=IF(OR([.$E95]=2;[.$E95]=3);CONCATENATE(TEXT(ROUND(VLOOKUP([.$B95];Dated1RM; [.J$2]+1)*VLOOKUP([.$C95];PercentageAndReps;3)/2.5)*2.5; &quot;0.0&quot;);  &quot; x &quot;; TEXT(VLOOKUP([.$C95];PercentageAndReps;4); &quot;0&quot;));&quot;&quot;)" office:value-type="string" office:string-value="37.5 x 5" calcext:value-type="string">
            <text:p>37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5]=4; [.E95]=3); [.B95]+1; [.B95])" office:value-type="float" office:value="8" calcext:value-type="float">
            <text:p>8</text:p>
          </table:table-cell>
          <table:table-cell table:formula="of:=IF([.E95]=3; IF([.C95] = 4; 1; [.C95]+1); [.C95])" office:value-type="float" office:value="3" calcext:value-type="float">
            <text:p>3</text:p>
          </table:table-cell>
          <table:table-cell table:style-name="ce14"/>
          <table:table-cell table:style-name="ce19" table:formula="of:=IF([.E95]=3; 1; [.E95]+1)" office:value-type="float" office:value="3" calcext:value-type="float">
            <text:p>3</text:p>
          </table:table-cell>
          <table:table-cell table:style-name="ce24" table:formula="of:=IF(OR([.$E96]=1;[.$E96]=3);CONCATENATE(TEXT(ROUND(VLOOKUP([.$B96];Dated1RM; [.F$2]+1)*VLOOKUP([.$C96];PercentageAndReps;3)/2.5)*2.5; &quot;0.0&quot;);  &quot; x &quot;; TEXT(VLOOKUP([.$C96];PercentageAndReps;4); &quot;0&quot;));&quot;&quot;)" office:value-type="string" office:string-value="90.0 x 5" calcext:value-type="string">
            <text:p>90.0 x 5</text:p>
          </table:table-cell>
          <table:table-cell table:style-name="ce29" table:formula="of:=IF(OR([.$E96]=1;[.$E96]=3);CONCATENATE(TEXT(ROUND(VLOOKUP([.$B96];Dated1RM; [.G$2]+1)*VLOOKUP([.$C96];PercentageAndReps;3)/2.5)*2.5; &quot;0.0&quot;);  &quot; x &quot;; TEXT(VLOOKUP([.$C96];PercentageAndReps;4); &quot;0&quot;));&quot;&quot;)" office:value-type="string" office:string-value="67.5 x 5" calcext:value-type="string">
            <text:p>67.5 x 5</text:p>
          </table:table-cell>
          <table:table-cell table:style-name="ce29" table:formula="of:=IF([.$E96]=2;CONCATENATE(TEXT(ROUND(VLOOKUP([.$B96];Dated1RM; [.H$2]+1)*VLOOKUP([.$C96];PercentageAndReps;3)/2.5)*2.5; &quot;0.0&quot;);  &quot; x &quot;; TEXT(VLOOKUP([.$C96];PercentageAndReps;4); &quot;0&quot;));&quot;&quot;)">
            <text:p/>
          </table:table-cell>
          <table:table-cell table:style-name="ce29" table:formula="of:=IF(OR([.$E96]=1;[.$E96]=2);CONCATENATE(TEXT(ROUND(VLOOKUP([.$B96];Dated1RM; [.I$2]+1)*VLOOKUP([.$C96];PercentageAndReps;3)/2.5)*2.5; &quot;0.0&quot;);  &quot; x &quot;; TEXT(VLOOKUP([.$C96];PercentageAndReps;4); &quot;0&quot;));&quot;&quot;)">
            <text:p/>
          </table:table-cell>
          <table:table-cell table:style-name="ce29" table:formula="of:=IF(OR([.$E96]=2;[.$E96]=3);CONCATENATE(TEXT(ROUND(VLOOKUP([.$B96];Dated1RM; [.J$2]+1)*VLOOKUP([.$C96];PercentageAndReps;3)/2.5)*2.5; &quot;0.0&quot;);  &quot; x &quot;; TEXT(VLOOKUP([.$C96];PercentageAndReps;4); &quot;0&quot;));&quot;&quot;)" office:value-type="string" office:string-value="37.5 x 5" calcext:value-type="string">
            <text:p>37.5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6]=4; [.E96]=3); [.B96]+1; [.B96])" office:value-type="float" office:value="8" calcext:value-type="float">
            <text:p>8</text:p>
          </table:table-cell>
          <table:table-cell table:formula="of:=IF([.E96]=3; IF([.C96] = 4; 1; [.C96]+1); [.C96])" office:value-type="float" office:value="4" calcext:value-type="float">
            <text:p>4</text:p>
          </table:table-cell>
          <table:table-cell table:style-name="ce14" table:formula="of:=[.D94]+7" office:value-type="date" office:date-value="2016-02-06" calcext:value-type="date">
            <text:p>6 Feb 16</text:p>
          </table:table-cell>
          <table:table-cell table:style-name="ce19" table:formula="of:=IF([.E96]=3; 1; [.E96]+1)" office:value-type="float" office:value="1" calcext:value-type="float">
            <text:p>1</text:p>
          </table:table-cell>
          <table:table-cell table:style-name="ce24" table:formula="of:=IF(OR([.$E97]=1;[.$E97]=3);CONCATENATE(TEXT(ROUND(VLOOKUP([.$B97];Dated1RM; [.F$2]+1)*VLOOKUP([.$C97];PercentageAndReps;3)/2.5)*2.5; &quot;0.0&quot;);  &quot; x &quot;; TEXT(VLOOKUP([.$C97];PercentageAndReps;4); &quot;0&quot;));&quot;&quot;)" office:value-type="string" office:string-value="125.0 x 2" calcext:value-type="string">
            <text:p>125.0 x 2</text:p>
          </table:table-cell>
          <table:table-cell table:style-name="ce29" table:formula="of:=IF(OR([.$E97]=1;[.$E97]=3);CONCATENATE(TEXT(ROUND(VLOOKUP([.$B97];Dated1RM; [.G$2]+1)*VLOOKUP([.$C97];PercentageAndReps;3)/2.5)*2.5; &quot;0.0&quot;);  &quot; x &quot;; TEXT(VLOOKUP([.$C97];PercentageAndReps;4); &quot;0&quot;));&quot;&quot;)" office:value-type="string" office:string-value="95.0 x 2" calcext:value-type="string">
            <text:p>95.0 x 2</text:p>
          </table:table-cell>
          <table:table-cell table:style-name="ce29" table:formula="of:=IF([.$E97]=2;CONCATENATE(TEXT(ROUND(VLOOKUP([.$B97];Dated1RM; [.H$2]+1)*VLOOKUP([.$C97];PercentageAndReps;3)/2.5)*2.5; &quot;0.0&quot;);  &quot; x &quot;; TEXT(VLOOKUP([.$C97];PercentageAndReps;4); &quot;0&quot;));&quot;&quot;)">
            <text:p/>
          </table:table-cell>
          <table:table-cell table:style-name="ce29" table:formula="of:=IF(OR([.$E97]=1;[.$E97]=2);CONCATENATE(TEXT(ROUND(VLOOKUP([.$B97];Dated1RM; [.I$2]+1)*VLOOKUP([.$C97];PercentageAndReps;3)/2.5)*2.5; &quot;0.0&quot;);  &quot; x &quot;; TEXT(VLOOKUP([.$C97];PercentageAndReps;4); &quot;0&quot;));&quot;&quot;)" office:value-type="string" office:string-value="70.0 x 2" calcext:value-type="string">
            <text:p>70.0 x 2</text:p>
          </table:table-cell>
          <table:table-cell table:style-name="ce29" table:formula="of:=IF(OR([.$E97]=2;[.$E97]=3);CONCATENATE(TEXT(ROUND(VLOOKUP([.$B97];Dated1RM; [.J$2]+1)*VLOOKUP([.$C97];PercentageAndReps;3)/2.5)*2.5; &quot;0.0&quot;);  &quot; x &quot;; TEXT(VLOOKUP([.$C97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7]=4; [.E97]=3); [.B97]+1; [.B97])" office:value-type="float" office:value="8" calcext:value-type="float">
            <text:p>8</text:p>
          </table:table-cell>
          <table:table-cell table:formula="of:=IF([.E97]=3; IF([.C97] = 4; 1; [.C97]+1); [.C97])" office:value-type="float" office:value="4" calcext:value-type="float">
            <text:p>4</text:p>
          </table:table-cell>
          <table:table-cell table:style-name="ce14"/>
          <table:table-cell table:style-name="ce19" table:formula="of:=IF([.E97]=3; 1; [.E97]+1)" office:value-type="float" office:value="2" calcext:value-type="float">
            <text:p>2</text:p>
          </table:table-cell>
          <table:table-cell table:style-name="ce24" table:formula="of:=IF(OR([.$E98]=1;[.$E98]=3);CONCATENATE(TEXT(ROUND(VLOOKUP([.$B98];Dated1RM; [.F$2]+1)*VLOOKUP([.$C98];PercentageAndReps;3)/2.5)*2.5; &quot;0.0&quot;);  &quot; x &quot;; TEXT(VLOOKUP([.$C98];PercentageAndReps;4); &quot;0&quot;));&quot;&quot;)">
            <text:p/>
          </table:table-cell>
          <table:table-cell table:style-name="ce29" table:formula="of:=IF(OR([.$E98]=1;[.$E98]=3);CONCATENATE(TEXT(ROUND(VLOOKUP([.$B98];Dated1RM; [.G$2]+1)*VLOOKUP([.$C98];PercentageAndReps;3)/2.5)*2.5; &quot;0.0&quot;);  &quot; x &quot;; TEXT(VLOOKUP([.$C98];PercentageAndReps;4); &quot;0&quot;));&quot;&quot;)">
            <text:p/>
          </table:table-cell>
          <table:table-cell table:style-name="ce29" table:formula="of:=IF([.$E98]=2;CONCATENATE(TEXT(ROUND(VLOOKUP([.$B98];Dated1RM; [.H$2]+1)*VLOOKUP([.$C98];PercentageAndReps;3)/2.5)*2.5; &quot;0.0&quot;);  &quot; x &quot;; TEXT(VLOOKUP([.$C98];PercentageAndReps;4); &quot;0&quot;));&quot;&quot;)" office:value-type="string" office:string-value="162.5 x 2" calcext:value-type="string">
            <text:p>162.5 x 2</text:p>
          </table:table-cell>
          <table:table-cell table:style-name="ce29" table:formula="of:=IF(OR([.$E98]=1;[.$E98]=2);CONCATENATE(TEXT(ROUND(VLOOKUP([.$B98];Dated1RM; [.I$2]+1)*VLOOKUP([.$C98];PercentageAndReps;3)/2.5)*2.5; &quot;0.0&quot;);  &quot; x &quot;; TEXT(VLOOKUP([.$C98];PercentageAndReps;4); &quot;0&quot;));&quot;&quot;)" office:value-type="string" office:string-value="70.0 x 2" calcext:value-type="string">
            <text:p>70.0 x 2</text:p>
          </table:table-cell>
          <table:table-cell table:style-name="ce29" table:formula="of:=IF(OR([.$E98]=2;[.$E98]=3);CONCATENATE(TEXT(ROUND(VLOOKUP([.$B98];Dated1RM; [.J$2]+1)*VLOOKUP([.$C98];PercentageAndReps;3)/2.5)*2.5; &quot;0.0&quot;);  &quot; x &quot;; TEXT(VLOOKUP([.$C98];PercentageAndReps;4); &quot;0&quot;));&quot;&quot;)" office:value-type="string" office:string-value="52.5 x 2" calcext:value-type="string">
            <text:p>52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8]=4; [.E98]=3); [.B98]+1; [.B98])" office:value-type="float" office:value="8" calcext:value-type="float">
            <text:p>8</text:p>
          </table:table-cell>
          <table:table-cell table:formula="of:=IF([.E98]=3; IF([.C98] = 4; 1; [.C98]+1); [.C98])" office:value-type="float" office:value="4" calcext:value-type="float">
            <text:p>4</text:p>
          </table:table-cell>
          <table:table-cell table:style-name="ce15"/>
          <table:table-cell table:style-name="ce20" table:formula="of:=IF([.E98]=3; 1; [.E98]+1)" office:value-type="float" office:value="3" calcext:value-type="float">
            <text:p>3</text:p>
          </table:table-cell>
          <table:table-cell table:style-name="ce25" table:formula="of:=IF(OR([.$E99]=1;[.$E99]=3);CONCATENATE(TEXT(ROUND(VLOOKUP([.$B99];Dated1RM; [.F$2]+1)*VLOOKUP([.$C99];PercentageAndReps;3)/2.5)*2.5; &quot;0.0&quot;);  &quot; x &quot;; TEXT(VLOOKUP([.$C99];PercentageAndReps;4); &quot;0&quot;));&quot;&quot;)" office:value-type="string" office:string-value="125.0 x 2" calcext:value-type="string">
            <text:p>125.0 x 2</text:p>
          </table:table-cell>
          <table:table-cell table:style-name="ce30" table:formula="of:=IF(OR([.$E99]=1;[.$E99]=3);CONCATENATE(TEXT(ROUND(VLOOKUP([.$B99];Dated1RM; [.G$2]+1)*VLOOKUP([.$C99];PercentageAndReps;3)/2.5)*2.5; &quot;0.0&quot;);  &quot; x &quot;; TEXT(VLOOKUP([.$C99];PercentageAndReps;4); &quot;0&quot;));&quot;&quot;)" office:value-type="string" office:string-value="95.0 x 2" calcext:value-type="string">
            <text:p>95.0 x 2</text:p>
          </table:table-cell>
          <table:table-cell table:style-name="ce30" table:formula="of:=IF([.$E99]=2;CONCATENATE(TEXT(ROUND(VLOOKUP([.$B99];Dated1RM; [.H$2]+1)*VLOOKUP([.$C99];PercentageAndReps;3)/2.5)*2.5; &quot;0.0&quot;);  &quot; x &quot;; TEXT(VLOOKUP([.$C99];PercentageAndReps;4); &quot;0&quot;));&quot;&quot;)">
            <text:p/>
          </table:table-cell>
          <table:table-cell table:style-name="ce30" table:formula="of:=IF(OR([.$E99]=1;[.$E99]=2);CONCATENATE(TEXT(ROUND(VLOOKUP([.$B99];Dated1RM; [.I$2]+1)*VLOOKUP([.$C99];PercentageAndReps;3)/2.5)*2.5; &quot;0.0&quot;);  &quot; x &quot;; TEXT(VLOOKUP([.$C99];PercentageAndReps;4); &quot;0&quot;));&quot;&quot;)">
            <text:p/>
          </table:table-cell>
          <table:table-cell table:style-name="ce30" table:formula="of:=IF(OR([.$E99]=2;[.$E99]=3);CONCATENATE(TEXT(ROUND(VLOOKUP([.$B99];Dated1RM; [.J$2]+1)*VLOOKUP([.$C99];PercentageAndReps;3)/2.5)*2.5; &quot;0.0&quot;);  &quot; x &quot;; TEXT(VLOOKUP([.$C99];PercentageAndReps;4); &quot;0&quot;));&quot;&quot;)" office:value-type="string" office:string-value="52.5 x 2" calcext:value-type="string">
            <text:p>52.5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99]=4; [.E99]=3); [.B99]+1; [.B99])" office:value-type="float" office:value="9" calcext:value-type="float">
            <text:p>9</text:p>
          </table:table-cell>
          <table:table-cell table:formula="of:=IF([.E99]=3; IF([.C99] = 4; 1; [.C99]+1); [.C99])" office:value-type="float" office:value="1" calcext:value-type="float">
            <text:p>1</text:p>
          </table:table-cell>
          <table:table-cell table:style-name="ce12" table:formula="of:=[.D97]+7" office:value-type="date" office:date-value="2016-02-13" calcext:value-type="date">
            <text:p>13 Feb 16</text:p>
          </table:table-cell>
          <table:table-cell table:style-name="ce17" table:formula="of:=IF([.E99]=3; 1; [.E99]+1)" office:value-type="float" office:value="1" calcext:value-type="float">
            <text:p>1</text:p>
          </table:table-cell>
          <table:table-cell table:style-name="ce22" table:formula="of:=IF(OR([.$E100]=1;[.$E100]=3);CONCATENATE(TEXT(ROUND(VLOOKUP([.$B100];Dated1RM; [.F$2]+1)*VLOOKUP([.$C100];PercentageAndReps;3)/2.5)*2.5; &quot;0.0&quot;);  &quot; x &quot;; TEXT(VLOOKUP([.$C100];PercentageAndReps;4); &quot;0&quot;));&quot;&quot;)" office:value-type="string" office:string-value="110.0 x 5" calcext:value-type="string">
            <text:p>110.0 x 5</text:p>
          </table:table-cell>
          <table:table-cell table:style-name="ce27" table:formula="of:=IF(OR([.$E100]=1;[.$E100]=3);CONCATENATE(TEXT(ROUND(VLOOKUP([.$B100];Dated1RM; [.G$2]+1)*VLOOKUP([.$C100];PercentageAndReps;3)/2.5)*2.5; &quot;0.0&quot;);  &quot; x &quot;; TEXT(VLOOKUP([.$C100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00]=2;CONCATENATE(TEXT(ROUND(VLOOKUP([.$B100];Dated1RM; [.H$2]+1)*VLOOKUP([.$C100];PercentageAndReps;3)/2.5)*2.5; &quot;0.0&quot;);  &quot; x &quot;; TEXT(VLOOKUP([.$C100];PercentageAndReps;4); &quot;0&quot;));&quot;&quot;)">
            <text:p/>
          </table:table-cell>
          <table:table-cell table:style-name="ce27" table:formula="of:=IF(OR([.$E100]=1;[.$E100]=2);CONCATENATE(TEXT(ROUND(VLOOKUP([.$B100];Dated1RM; [.I$2]+1)*VLOOKUP([.$C100];PercentageAndReps;3)/2.5)*2.5; &quot;0.0&quot;);  &quot; x &quot;; TEXT(VLOOKUP([.$C100];PercentageAndReps;4); &quot;0&quot;));&quot;&quot;)" office:value-type="string" office:string-value="60.0 x 5" calcext:value-type="string">
            <text:p>60.0 x 5</text:p>
          </table:table-cell>
          <table:table-cell table:style-name="ce27" table:formula="of:=IF(OR([.$E100]=2;[.$E100]=3);CONCATENATE(TEXT(ROUND(VLOOKUP([.$B100];Dated1RM; [.J$2]+1)*VLOOKUP([.$C100];PercentageAndReps;3)/2.5)*2.5; &quot;0.0&quot;);  &quot; x &quot;; TEXT(VLOOKUP([.$C100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0]=4; [.E100]=3); [.B100]+1; [.B100])" office:value-type="float" office:value="9" calcext:value-type="float">
            <text:p>9</text:p>
          </table:table-cell>
          <table:table-cell table:formula="of:=IF([.E100]=3; IF([.C100] = 4; 1; [.C100]+1); [.C100])" office:value-type="float" office:value="1" calcext:value-type="float">
            <text:p>1</text:p>
          </table:table-cell>
          <table:table-cell table:style-name="ce12"/>
          <table:table-cell table:style-name="ce17" table:formula="of:=IF([.E100]=3; 1; [.E100]+1)" office:value-type="float" office:value="2" calcext:value-type="float">
            <text:p>2</text:p>
          </table:table-cell>
          <table:table-cell table:style-name="ce22" table:formula="of:=IF(OR([.$E101]=1;[.$E101]=3);CONCATENATE(TEXT(ROUND(VLOOKUP([.$B101];Dated1RM; [.F$2]+1)*VLOOKUP([.$C101];PercentageAndReps;3)/2.5)*2.5; &quot;0.0&quot;);  &quot; x &quot;; TEXT(VLOOKUP([.$C101];PercentageAndReps;4); &quot;0&quot;));&quot;&quot;)">
            <text:p/>
          </table:table-cell>
          <table:table-cell table:style-name="ce27" table:formula="of:=IF(OR([.$E101]=1;[.$E101]=3);CONCATENATE(TEXT(ROUND(VLOOKUP([.$B101];Dated1RM; [.G$2]+1)*VLOOKUP([.$C101];PercentageAndReps;3)/2.5)*2.5; &quot;0.0&quot;);  &quot; x &quot;; TEXT(VLOOKUP([.$C101];PercentageAndReps;4); &quot;0&quot;));&quot;&quot;)">
            <text:p/>
          </table:table-cell>
          <table:table-cell table:style-name="ce27" table:formula="of:=IF([.$E101]=2;CONCATENATE(TEXT(ROUND(VLOOKUP([.$B101];Dated1RM; [.H$2]+1)*VLOOKUP([.$C101];PercentageAndReps;3)/2.5)*2.5; &quot;0.0&quot;);  &quot; x &quot;; TEXT(VLOOKUP([.$C101];PercentageAndReps;4); &quot;0&quot;));&quot;&quot;)" office:value-type="string" office:string-value="142.5 x 5" calcext:value-type="string">
            <text:p>142.5 x 5</text:p>
          </table:table-cell>
          <table:table-cell table:style-name="ce27" table:formula="of:=IF(OR([.$E101]=1;[.$E101]=2);CONCATENATE(TEXT(ROUND(VLOOKUP([.$B101];Dated1RM; [.I$2]+1)*VLOOKUP([.$C101];PercentageAndReps;3)/2.5)*2.5; &quot;0.0&quot;);  &quot; x &quot;; TEXT(VLOOKUP([.$C101];PercentageAndReps;4); &quot;0&quot;));&quot;&quot;)" office:value-type="string" office:string-value="60.0 x 5" calcext:value-type="string">
            <text:p>60.0 x 5</text:p>
          </table:table-cell>
          <table:table-cell table:style-name="ce27" table:formula="of:=IF(OR([.$E101]=2;[.$E101]=3);CONCATENATE(TEXT(ROUND(VLOOKUP([.$B101];Dated1RM; [.J$2]+1)*VLOOKUP([.$C101];PercentageAndReps;3)/2.5)*2.5; &quot;0.0&quot;);  &quot; x &quot;; TEXT(VLOOKUP([.$C101];PercentageAndReps;4); &quot;0&quot;));&quot;&quot;)" office:value-type="string" office:string-value="45.0 x 5" calcext:value-type="string">
            <text:p>45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1]=4; [.E101]=3); [.B101]+1; [.B101])" office:value-type="float" office:value="9" calcext:value-type="float">
            <text:p>9</text:p>
          </table:table-cell>
          <table:table-cell table:formula="of:=IF([.E101]=3; IF([.C101] = 4; 1; [.C101]+1); [.C101])" office:value-type="float" office:value="1" calcext:value-type="float">
            <text:p>1</text:p>
          </table:table-cell>
          <table:table-cell table:style-name="ce12"/>
          <table:table-cell table:style-name="ce17" table:formula="of:=IF([.E101]=3; 1; [.E101]+1)" office:value-type="float" office:value="3" calcext:value-type="float">
            <text:p>3</text:p>
          </table:table-cell>
          <table:table-cell table:style-name="ce22" table:formula="of:=IF(OR([.$E102]=1;[.$E102]=3);CONCATENATE(TEXT(ROUND(VLOOKUP([.$B102];Dated1RM; [.F$2]+1)*VLOOKUP([.$C102];PercentageAndReps;3)/2.5)*2.5; &quot;0.0&quot;);  &quot; x &quot;; TEXT(VLOOKUP([.$C102];PercentageAndReps;4); &quot;0&quot;));&quot;&quot;)" office:value-type="string" office:string-value="110.0 x 5" calcext:value-type="string">
            <text:p>110.0 x 5</text:p>
          </table:table-cell>
          <table:table-cell table:style-name="ce27" table:formula="of:=IF(OR([.$E102]=1;[.$E102]=3);CONCATENATE(TEXT(ROUND(VLOOKUP([.$B102];Dated1RM; [.G$2]+1)*VLOOKUP([.$C102];PercentageAndReps;3)/2.5)*2.5; &quot;0.0&quot;);  &quot; x &quot;; TEXT(VLOOKUP([.$C102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02]=2;CONCATENATE(TEXT(ROUND(VLOOKUP([.$B102];Dated1RM; [.H$2]+1)*VLOOKUP([.$C102];PercentageAndReps;3)/2.5)*2.5; &quot;0.0&quot;);  &quot; x &quot;; TEXT(VLOOKUP([.$C102];PercentageAndReps;4); &quot;0&quot;));&quot;&quot;)">
            <text:p/>
          </table:table-cell>
          <table:table-cell table:style-name="ce27" table:formula="of:=IF(OR([.$E102]=1;[.$E102]=2);CONCATENATE(TEXT(ROUND(VLOOKUP([.$B102];Dated1RM; [.I$2]+1)*VLOOKUP([.$C102];PercentageAndReps;3)/2.5)*2.5; &quot;0.0&quot;);  &quot; x &quot;; TEXT(VLOOKUP([.$C102];PercentageAndReps;4); &quot;0&quot;));&quot;&quot;)">
            <text:p/>
          </table:table-cell>
          <table:table-cell table:style-name="ce27" table:formula="of:=IF(OR([.$E102]=2;[.$E102]=3);CONCATENATE(TEXT(ROUND(VLOOKUP([.$B102];Dated1RM; [.J$2]+1)*VLOOKUP([.$C102];PercentageAndReps;3)/2.5)*2.5; &quot;0.0&quot;);  &quot; x &quot;; TEXT(VLOOKUP([.$C102];PercentageAndReps;4); &quot;0&quot;));&quot;&quot;)" office:value-type="string" office:string-value="45.0 x 5" calcext:value-type="string">
            <text:p>45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2]=4; [.E102]=3); [.B102]+1; [.B102])" office:value-type="float" office:value="9" calcext:value-type="float">
            <text:p>9</text:p>
          </table:table-cell>
          <table:table-cell table:formula="of:=IF([.E102]=3; IF([.C102] = 4; 1; [.C102]+1); [.C102])" office:value-type="float" office:value="2" calcext:value-type="float">
            <text:p>2</text:p>
          </table:table-cell>
          <table:table-cell table:style-name="ce12" table:formula="of:=[.D100]+7" office:value-type="date" office:date-value="2016-02-20" calcext:value-type="date">
            <text:p>20 Feb 16</text:p>
          </table:table-cell>
          <table:table-cell table:style-name="ce17" table:formula="of:=IF([.E102]=3; 1; [.E102]+1)" office:value-type="float" office:value="1" calcext:value-type="float">
            <text:p>1</text:p>
          </table:table-cell>
          <table:table-cell table:style-name="ce22" table:formula="of:=IF(OR([.$E103]=1;[.$E103]=3);CONCATENATE(TEXT(ROUND(VLOOKUP([.$B103];Dated1RM; [.F$2]+1)*VLOOKUP([.$C103];PercentageAndReps;3)/2.5)*2.5; &quot;0.0&quot;);  &quot; x &quot;; TEXT(VLOOKUP([.$C103];PercentageAndReps;4); &quot;0&quot;));&quot;&quot;)" office:value-type="string" office:string-value="130.0 x 2" calcext:value-type="string">
            <text:p>130.0 x 2</text:p>
          </table:table-cell>
          <table:table-cell table:style-name="ce27" table:formula="of:=IF(OR([.$E103]=1;[.$E103]=3);CONCATENATE(TEXT(ROUND(VLOOKUP([.$B103];Dated1RM; [.G$2]+1)*VLOOKUP([.$C103];PercentageAndReps;3)/2.5)*2.5; &quot;0.0&quot;);  &quot; x &quot;; TEXT(VLOOKUP([.$C103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[.$E103]=2;CONCATENATE(TEXT(ROUND(VLOOKUP([.$B103];Dated1RM; [.H$2]+1)*VLOOKUP([.$C103];PercentageAndReps;3)/2.5)*2.5; &quot;0.0&quot;);  &quot; x &quot;; TEXT(VLOOKUP([.$C103];PercentageAndReps;4); &quot;0&quot;));&quot;&quot;)">
            <text:p/>
          </table:table-cell>
          <table:table-cell table:style-name="ce27" table:formula="of:=IF(OR([.$E103]=1;[.$E103]=2);CONCATENATE(TEXT(ROUND(VLOOKUP([.$B103];Dated1RM; [.I$2]+1)*VLOOKUP([.$C103];PercentageAndReps;3)/2.5)*2.5; &quot;0.0&quot;);  &quot; x &quot;; TEXT(VLOOKUP([.$C103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OR([.$E103]=2;[.$E103]=3);CONCATENATE(TEXT(ROUND(VLOOKUP([.$B103];Dated1RM; [.J$2]+1)*VLOOKUP([.$C103];PercentageAndReps;3)/2.5)*2.5; &quot;0.0&quot;);  &quot; x &quot;; TEXT(VLOOKUP([.$C103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3]=4; [.E103]=3); [.B103]+1; [.B103])" office:value-type="float" office:value="9" calcext:value-type="float">
            <text:p>9</text:p>
          </table:table-cell>
          <table:table-cell table:formula="of:=IF([.E103]=3; IF([.C103] = 4; 1; [.C103]+1); [.C103])" office:value-type="float" office:value="2" calcext:value-type="float">
            <text:p>2</text:p>
          </table:table-cell>
          <table:table-cell table:style-name="ce12"/>
          <table:table-cell table:style-name="ce17" table:formula="of:=IF([.E103]=3; 1; [.E103]+1)" office:value-type="float" office:value="2" calcext:value-type="float">
            <text:p>2</text:p>
          </table:table-cell>
          <table:table-cell table:style-name="ce22" table:formula="of:=IF(OR([.$E104]=1;[.$E104]=3);CONCATENATE(TEXT(ROUND(VLOOKUP([.$B104];Dated1RM; [.F$2]+1)*VLOOKUP([.$C104];PercentageAndReps;3)/2.5)*2.5; &quot;0.0&quot;);  &quot; x &quot;; TEXT(VLOOKUP([.$C104];PercentageAndReps;4); &quot;0&quot;));&quot;&quot;)">
            <text:p/>
          </table:table-cell>
          <table:table-cell table:style-name="ce27" table:formula="of:=IF(OR([.$E104]=1;[.$E104]=3);CONCATENATE(TEXT(ROUND(VLOOKUP([.$B104];Dated1RM; [.G$2]+1)*VLOOKUP([.$C104];PercentageAndReps;3)/2.5)*2.5; &quot;0.0&quot;);  &quot; x &quot;; TEXT(VLOOKUP([.$C104];PercentageAndReps;4); &quot;0&quot;));&quot;&quot;)">
            <text:p/>
          </table:table-cell>
          <table:table-cell table:style-name="ce27" table:formula="of:=IF([.$E104]=2;CONCATENATE(TEXT(ROUND(VLOOKUP([.$B104];Dated1RM; [.H$2]+1)*VLOOKUP([.$C104];PercentageAndReps;3)/2.5)*2.5; &quot;0.0&quot;);  &quot; x &quot;; TEXT(VLOOKUP([.$C104];PercentageAndReps;4); &quot;0&quot;));&quot;&quot;)" office:value-type="string" office:string-value="170.0 x 2" calcext:value-type="string">
            <text:p>170.0 x 2</text:p>
          </table:table-cell>
          <table:table-cell table:style-name="ce27" table:formula="of:=IF(OR([.$E104]=1;[.$E104]=2);CONCATENATE(TEXT(ROUND(VLOOKUP([.$B104];Dated1RM; [.I$2]+1)*VLOOKUP([.$C104];PercentageAndReps;3)/2.5)*2.5; &quot;0.0&quot;);  &quot; x &quot;; TEXT(VLOOKUP([.$C104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OR([.$E104]=2;[.$E104]=3);CONCATENATE(TEXT(ROUND(VLOOKUP([.$B104];Dated1RM; [.J$2]+1)*VLOOKUP([.$C104];PercentageAndReps;3)/2.5)*2.5; &quot;0.0&quot;);  &quot; x &quot;; TEXT(VLOOKUP([.$C104];PercentageAndReps;4); &quot;0&quot;));&quot;&quot;)" office:value-type="string" office:string-value="55.0 x 2" calcext:value-type="string">
            <text:p>55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4]=4; [.E104]=3); [.B104]+1; [.B104])" office:value-type="float" office:value="9" calcext:value-type="float">
            <text:p>9</text:p>
          </table:table-cell>
          <table:table-cell table:formula="of:=IF([.E104]=3; IF([.C104] = 4; 1; [.C104]+1); [.C104])" office:value-type="float" office:value="2" calcext:value-type="float">
            <text:p>2</text:p>
          </table:table-cell>
          <table:table-cell table:style-name="ce12"/>
          <table:table-cell table:style-name="ce17" table:formula="of:=IF([.E104]=3; 1; [.E104]+1)" office:value-type="float" office:value="3" calcext:value-type="float">
            <text:p>3</text:p>
          </table:table-cell>
          <table:table-cell table:style-name="ce22" table:formula="of:=IF(OR([.$E105]=1;[.$E105]=3);CONCATENATE(TEXT(ROUND(VLOOKUP([.$B105];Dated1RM; [.F$2]+1)*VLOOKUP([.$C105];PercentageAndReps;3)/2.5)*2.5; &quot;0.0&quot;);  &quot; x &quot;; TEXT(VLOOKUP([.$C105];PercentageAndReps;4); &quot;0&quot;));&quot;&quot;)" office:value-type="string" office:string-value="130.0 x 2" calcext:value-type="string">
            <text:p>130.0 x 2</text:p>
          </table:table-cell>
          <table:table-cell table:style-name="ce27" table:formula="of:=IF(OR([.$E105]=1;[.$E105]=3);CONCATENATE(TEXT(ROUND(VLOOKUP([.$B105];Dated1RM; [.G$2]+1)*VLOOKUP([.$C105];PercentageAndReps;3)/2.5)*2.5; &quot;0.0&quot;);  &quot; x &quot;; TEXT(VLOOKUP([.$C105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[.$E105]=2;CONCATENATE(TEXT(ROUND(VLOOKUP([.$B105];Dated1RM; [.H$2]+1)*VLOOKUP([.$C105];PercentageAndReps;3)/2.5)*2.5; &quot;0.0&quot;);  &quot; x &quot;; TEXT(VLOOKUP([.$C105];PercentageAndReps;4); &quot;0&quot;));&quot;&quot;)">
            <text:p/>
          </table:table-cell>
          <table:table-cell table:style-name="ce27" table:formula="of:=IF(OR([.$E105]=1;[.$E105]=2);CONCATENATE(TEXT(ROUND(VLOOKUP([.$B105];Dated1RM; [.I$2]+1)*VLOOKUP([.$C105];PercentageAndReps;3)/2.5)*2.5; &quot;0.0&quot;);  &quot; x &quot;; TEXT(VLOOKUP([.$C105];PercentageAndReps;4); &quot;0&quot;));&quot;&quot;)">
            <text:p/>
          </table:table-cell>
          <table:table-cell table:style-name="ce27" table:formula="of:=IF(OR([.$E105]=2;[.$E105]=3);CONCATENATE(TEXT(ROUND(VLOOKUP([.$B105];Dated1RM; [.J$2]+1)*VLOOKUP([.$C105];PercentageAndReps;3)/2.5)*2.5; &quot;0.0&quot;);  &quot; x &quot;; TEXT(VLOOKUP([.$C105];PercentageAndReps;4); &quot;0&quot;));&quot;&quot;)" office:value-type="string" office:string-value="55.0 x 2" calcext:value-type="string">
            <text:p>55.0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5]=4; [.E105]=3); [.B105]+1; [.B105])" office:value-type="float" office:value="9" calcext:value-type="float">
            <text:p>9</text:p>
          </table:table-cell>
          <table:table-cell table:formula="of:=IF([.E105]=3; IF([.C105] = 4; 1; [.C105]+1); [.C105])" office:value-type="float" office:value="3" calcext:value-type="float">
            <text:p>3</text:p>
          </table:table-cell>
          <table:table-cell table:style-name="ce12" table:formula="of:=[.D103]+7" office:value-type="date" office:date-value="2016-02-27" calcext:value-type="date">
            <text:p>27 Feb 16</text:p>
          </table:table-cell>
          <table:table-cell table:style-name="ce17" table:formula="of:=IF([.E105]=3; 1; [.E105]+1)" office:value-type="float" office:value="1" calcext:value-type="float">
            <text:p>1</text:p>
          </table:table-cell>
          <table:table-cell table:style-name="ce22" table:formula="of:=IF(OR([.$E106]=1;[.$E106]=3);CONCATENATE(TEXT(ROUND(VLOOKUP([.$B106];Dated1RM; [.F$2]+1)*VLOOKUP([.$C106];PercentageAndReps;3)/2.5)*2.5; &quot;0.0&quot;);  &quot; x &quot;; TEXT(VLOOKUP([.$C106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OR([.$E106]=1;[.$E106]=3);CONCATENATE(TEXT(ROUND(VLOOKUP([.$B106];Dated1RM; [.G$2]+1)*VLOOKUP([.$C106];PercentageAndReps;3)/2.5)*2.5; &quot;0.0&quot;);  &quot; x &quot;; TEXT(VLOOKUP([.$C106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[.$E106]=2;CONCATENATE(TEXT(ROUND(VLOOKUP([.$B106];Dated1RM; [.H$2]+1)*VLOOKUP([.$C106];PercentageAndReps;3)/2.5)*2.5; &quot;0.0&quot;);  &quot; x &quot;; TEXT(VLOOKUP([.$C106];PercentageAndReps;4); &quot;0&quot;));&quot;&quot;)">
            <text:p/>
          </table:table-cell>
          <table:table-cell table:style-name="ce27" table:formula="of:=IF(OR([.$E106]=1;[.$E106]=2);CONCATENATE(TEXT(ROUND(VLOOKUP([.$B106];Dated1RM; [.I$2]+1)*VLOOKUP([.$C106];PercentageAndReps;3)/2.5)*2.5; &quot;0.0&quot;);  &quot; x &quot;; TEXT(VLOOKUP([.$C106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106]=2;[.$E106]=3);CONCATENATE(TEXT(ROUND(VLOOKUP([.$B106];Dated1RM; [.J$2]+1)*VLOOKUP([.$C106];PercentageAndReps;3)/2.5)*2.5; &quot;0.0&quot;);  &quot; x &quot;; TEXT(VLOOKUP([.$C106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6]=4; [.E106]=3); [.B106]+1; [.B106])" office:value-type="float" office:value="9" calcext:value-type="float">
            <text:p>9</text:p>
          </table:table-cell>
          <table:table-cell table:formula="of:=IF([.E106]=3; IF([.C106] = 4; 1; [.C106]+1); [.C106])" office:value-type="float" office:value="3" calcext:value-type="float">
            <text:p>3</text:p>
          </table:table-cell>
          <table:table-cell table:style-name="ce12"/>
          <table:table-cell table:style-name="ce17" table:formula="of:=IF([.E106]=3; 1; [.E106]+1)" office:value-type="float" office:value="2" calcext:value-type="float">
            <text:p>2</text:p>
          </table:table-cell>
          <table:table-cell table:style-name="ce22" table:formula="of:=IF(OR([.$E107]=1;[.$E107]=3);CONCATENATE(TEXT(ROUND(VLOOKUP([.$B107];Dated1RM; [.F$2]+1)*VLOOKUP([.$C107];PercentageAndReps;3)/2.5)*2.5; &quot;0.0&quot;);  &quot; x &quot;; TEXT(VLOOKUP([.$C107];PercentageAndReps;4); &quot;0&quot;));&quot;&quot;)">
            <text:p/>
          </table:table-cell>
          <table:table-cell table:style-name="ce27" table:formula="of:=IF(OR([.$E107]=1;[.$E107]=3);CONCATENATE(TEXT(ROUND(VLOOKUP([.$B107];Dated1RM; [.G$2]+1)*VLOOKUP([.$C107];PercentageAndReps;3)/2.5)*2.5; &quot;0.0&quot;);  &quot; x &quot;; TEXT(VLOOKUP([.$C107];PercentageAndReps;4); &quot;0&quot;));&quot;&quot;)">
            <text:p/>
          </table:table-cell>
          <table:table-cell table:style-name="ce27" table:formula="of:=IF([.$E107]=2;CONCATENATE(TEXT(ROUND(VLOOKUP([.$B107];Dated1RM; [.H$2]+1)*VLOOKUP([.$C107];PercentageAndReps;3)/2.5)*2.5; &quot;0.0&quot;);  &quot; x &quot;; TEXT(VLOOKUP([.$C107];PercentageAndReps;4); &quot;0&quot;));&quot;&quot;)" office:value-type="string" office:string-value="122.5 x 5" calcext:value-type="string">
            <text:p>122.5 x 5</text:p>
          </table:table-cell>
          <table:table-cell table:style-name="ce27" table:formula="of:=IF(OR([.$E107]=1;[.$E107]=2);CONCATENATE(TEXT(ROUND(VLOOKUP([.$B107];Dated1RM; [.I$2]+1)*VLOOKUP([.$C107];PercentageAndReps;3)/2.5)*2.5; &quot;0.0&quot;);  &quot; x &quot;; TEXT(VLOOKUP([.$C107];PercentageAndReps;4); &quot;0&quot;));&quot;&quot;)" office:value-type="string" office:string-value="52.5 x 5" calcext:value-type="string">
            <text:p>52.5 x 5</text:p>
          </table:table-cell>
          <table:table-cell table:style-name="ce27" table:formula="of:=IF(OR([.$E107]=2;[.$E107]=3);CONCATENATE(TEXT(ROUND(VLOOKUP([.$B107];Dated1RM; [.J$2]+1)*VLOOKUP([.$C107];PercentageAndReps;3)/2.5)*2.5; &quot;0.0&quot;);  &quot; x &quot;; TEXT(VLOOKUP([.$C107];PercentageAndReps;4); &quot;0&quot;));&quot;&quot;)" office:value-type="string" office:string-value="40.0 x 5" calcext:value-type="string">
            <text:p>40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7]=4; [.E107]=3); [.B107]+1; [.B107])" office:value-type="float" office:value="9" calcext:value-type="float">
            <text:p>9</text:p>
          </table:table-cell>
          <table:table-cell table:formula="of:=IF([.E107]=3; IF([.C107] = 4; 1; [.C107]+1); [.C107])" office:value-type="float" office:value="3" calcext:value-type="float">
            <text:p>3</text:p>
          </table:table-cell>
          <table:table-cell table:style-name="ce12"/>
          <table:table-cell table:style-name="ce17" table:formula="of:=IF([.E107]=3; 1; [.E107]+1)" office:value-type="float" office:value="3" calcext:value-type="float">
            <text:p>3</text:p>
          </table:table-cell>
          <table:table-cell table:style-name="ce22" table:formula="of:=IF(OR([.$E108]=1;[.$E108]=3);CONCATENATE(TEXT(ROUND(VLOOKUP([.$B108];Dated1RM; [.F$2]+1)*VLOOKUP([.$C108];PercentageAndReps;3)/2.5)*2.5; &quot;0.0&quot;);  &quot; x &quot;; TEXT(VLOOKUP([.$C108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OR([.$E108]=1;[.$E108]=3);CONCATENATE(TEXT(ROUND(VLOOKUP([.$B108];Dated1RM; [.G$2]+1)*VLOOKUP([.$C108];PercentageAndReps;3)/2.5)*2.5; &quot;0.0&quot;);  &quot; x &quot;; TEXT(VLOOKUP([.$C108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[.$E108]=2;CONCATENATE(TEXT(ROUND(VLOOKUP([.$B108];Dated1RM; [.H$2]+1)*VLOOKUP([.$C108];PercentageAndReps;3)/2.5)*2.5; &quot;0.0&quot;);  &quot; x &quot;; TEXT(VLOOKUP([.$C108];PercentageAndReps;4); &quot;0&quot;));&quot;&quot;)">
            <text:p/>
          </table:table-cell>
          <table:table-cell table:style-name="ce27" table:formula="of:=IF(OR([.$E108]=1;[.$E108]=2);CONCATENATE(TEXT(ROUND(VLOOKUP([.$B108];Dated1RM; [.I$2]+1)*VLOOKUP([.$C108];PercentageAndReps;3)/2.5)*2.5; &quot;0.0&quot;);  &quot; x &quot;; TEXT(VLOOKUP([.$C108];PercentageAndReps;4); &quot;0&quot;));&quot;&quot;)">
            <text:p/>
          </table:table-cell>
          <table:table-cell table:style-name="ce27" table:formula="of:=IF(OR([.$E108]=2;[.$E108]=3);CONCATENATE(TEXT(ROUND(VLOOKUP([.$B108];Dated1RM; [.J$2]+1)*VLOOKUP([.$C108];PercentageAndReps;3)/2.5)*2.5; &quot;0.0&quot;);  &quot; x &quot;; TEXT(VLOOKUP([.$C108];PercentageAndReps;4); &quot;0&quot;));&quot;&quot;)" office:value-type="string" office:string-value="40.0 x 5" calcext:value-type="string">
            <text:p>40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8]=4; [.E108]=3); [.B108]+1; [.B108])" office:value-type="float" office:value="9" calcext:value-type="float">
            <text:p>9</text:p>
          </table:table-cell>
          <table:table-cell table:formula="of:=IF([.E108]=3; IF([.C108] = 4; 1; [.C108]+1); [.C108])" office:value-type="float" office:value="4" calcext:value-type="float">
            <text:p>4</text:p>
          </table:table-cell>
          <table:table-cell table:style-name="ce12" table:formula="of:=[.D106]+7" office:value-type="date" office:date-value="2016-03-05" calcext:value-type="date">
            <text:p>5 Mar 16</text:p>
          </table:table-cell>
          <table:table-cell table:style-name="ce17" table:formula="of:=IF([.E108]=3; 1; [.E108]+1)" office:value-type="float" office:value="1" calcext:value-type="float">
            <text:p>1</text:p>
          </table:table-cell>
          <table:table-cell table:style-name="ce22" table:formula="of:=IF(OR([.$E109]=1;[.$E109]=3);CONCATENATE(TEXT(ROUND(VLOOKUP([.$B109];Dated1RM; [.F$2]+1)*VLOOKUP([.$C109];PercentageAndReps;3)/2.5)*2.5; &quot;0.0&quot;);  &quot; x &quot;; TEXT(VLOOKUP([.$C109];PercentageAndReps;4); &quot;0&quot;));&quot;&quot;)" office:value-type="string" office:string-value="130.0 x 2" calcext:value-type="string">
            <text:p>130.0 x 2</text:p>
          </table:table-cell>
          <table:table-cell table:style-name="ce27" table:formula="of:=IF(OR([.$E109]=1;[.$E109]=3);CONCATENATE(TEXT(ROUND(VLOOKUP([.$B109];Dated1RM; [.G$2]+1)*VLOOKUP([.$C109];PercentageAndReps;3)/2.5)*2.5; &quot;0.0&quot;);  &quot; x &quot;; TEXT(VLOOKUP([.$C109];PercentageAndReps;4); &quot;0&quot;));&quot;&quot;)" office:value-type="string" office:string-value="100.0 x 2" calcext:value-type="string">
            <text:p>100.0 x 2</text:p>
          </table:table-cell>
          <table:table-cell table:style-name="ce27" table:formula="of:=IF([.$E109]=2;CONCATENATE(TEXT(ROUND(VLOOKUP([.$B109];Dated1RM; [.H$2]+1)*VLOOKUP([.$C109];PercentageAndReps;3)/2.5)*2.5; &quot;0.0&quot;);  &quot; x &quot;; TEXT(VLOOKUP([.$C109];PercentageAndReps;4); &quot;0&quot;));&quot;&quot;)">
            <text:p/>
          </table:table-cell>
          <table:table-cell table:style-name="ce27" table:formula="of:=IF(OR([.$E109]=1;[.$E109]=2);CONCATENATE(TEXT(ROUND(VLOOKUP([.$B109];Dated1RM; [.I$2]+1)*VLOOKUP([.$C109];PercentageAndReps;3)/2.5)*2.5; &quot;0.0&quot;);  &quot; x &quot;; TEXT(VLOOKUP([.$C109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OR([.$E109]=2;[.$E109]=3);CONCATENATE(TEXT(ROUND(VLOOKUP([.$B109];Dated1RM; [.J$2]+1)*VLOOKUP([.$C109];PercentageAndReps;3)/2.5)*2.5; &quot;0.0&quot;);  &quot; x &quot;; TEXT(VLOOKUP([.$C109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09]=4; [.E109]=3); [.B109]+1; [.B109])" office:value-type="float" office:value="9" calcext:value-type="float">
            <text:p>9</text:p>
          </table:table-cell>
          <table:table-cell table:formula="of:=IF([.E109]=3; IF([.C109] = 4; 1; [.C109]+1); [.C109])" office:value-type="float" office:value="4" calcext:value-type="float">
            <text:p>4</text:p>
          </table:table-cell>
          <table:table-cell table:style-name="ce12"/>
          <table:table-cell table:style-name="ce17" table:formula="of:=IF([.E109]=3; 1; [.E109]+1)" office:value-type="float" office:value="2" calcext:value-type="float">
            <text:p>2</text:p>
          </table:table-cell>
          <table:table-cell table:style-name="ce22" table:formula="of:=IF(OR([.$E110]=1;[.$E110]=3);CONCATENATE(TEXT(ROUND(VLOOKUP([.$B110];Dated1RM; [.F$2]+1)*VLOOKUP([.$C110];PercentageAndReps;3)/2.5)*2.5; &quot;0.0&quot;);  &quot; x &quot;; TEXT(VLOOKUP([.$C110];PercentageAndReps;4); &quot;0&quot;));&quot;&quot;)">
            <text:p/>
          </table:table-cell>
          <table:table-cell table:style-name="ce27" table:formula="of:=IF(OR([.$E110]=1;[.$E110]=3);CONCATENATE(TEXT(ROUND(VLOOKUP([.$B110];Dated1RM; [.G$2]+1)*VLOOKUP([.$C110];PercentageAndReps;3)/2.5)*2.5; &quot;0.0&quot;);  &quot; x &quot;; TEXT(VLOOKUP([.$C110];PercentageAndReps;4); &quot;0&quot;));&quot;&quot;)">
            <text:p/>
          </table:table-cell>
          <table:table-cell table:style-name="ce27" table:formula="of:=IF([.$E110]=2;CONCATENATE(TEXT(ROUND(VLOOKUP([.$B110];Dated1RM; [.H$2]+1)*VLOOKUP([.$C110];PercentageAndReps;3)/2.5)*2.5; &quot;0.0&quot;);  &quot; x &quot;; TEXT(VLOOKUP([.$C110];PercentageAndReps;4); &quot;0&quot;));&quot;&quot;)" office:value-type="string" office:string-value="170.0 x 2" calcext:value-type="string">
            <text:p>170.0 x 2</text:p>
          </table:table-cell>
          <table:table-cell table:style-name="ce27" table:formula="of:=IF(OR([.$E110]=1;[.$E110]=2);CONCATENATE(TEXT(ROUND(VLOOKUP([.$B110];Dated1RM; [.I$2]+1)*VLOOKUP([.$C110];PercentageAndReps;3)/2.5)*2.5; &quot;0.0&quot;);  &quot; x &quot;; TEXT(VLOOKUP([.$C110];PercentageAndReps;4); &quot;0&quot;));&quot;&quot;)" office:value-type="string" office:string-value="72.5 x 2" calcext:value-type="string">
            <text:p>72.5 x 2</text:p>
          </table:table-cell>
          <table:table-cell table:style-name="ce27" table:formula="of:=IF(OR([.$E110]=2;[.$E110]=3);CONCATENATE(TEXT(ROUND(VLOOKUP([.$B110];Dated1RM; [.J$2]+1)*VLOOKUP([.$C110];PercentageAndReps;3)/2.5)*2.5; &quot;0.0&quot;);  &quot; x &quot;; TEXT(VLOOKUP([.$C110];PercentageAndReps;4); &quot;0&quot;));&quot;&quot;)" office:value-type="string" office:string-value="55.0 x 2" calcext:value-type="string">
            <text:p>55.0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0]=4; [.E110]=3); [.B110]+1; [.B110])" office:value-type="float" office:value="9" calcext:value-type="float">
            <text:p>9</text:p>
          </table:table-cell>
          <table:table-cell table:formula="of:=IF([.E110]=3; IF([.C110] = 4; 1; [.C110]+1); [.C110])" office:value-type="float" office:value="4" calcext:value-type="float">
            <text:p>4</text:p>
          </table:table-cell>
          <table:table-cell table:style-name="ce13"/>
          <table:table-cell table:style-name="ce18" table:formula="of:=IF([.E110]=3; 1; [.E110]+1)" office:value-type="float" office:value="3" calcext:value-type="float">
            <text:p>3</text:p>
          </table:table-cell>
          <table:table-cell table:style-name="ce23" table:formula="of:=IF(OR([.$E111]=1;[.$E111]=3);CONCATENATE(TEXT(ROUND(VLOOKUP([.$B111];Dated1RM; [.F$2]+1)*VLOOKUP([.$C111];PercentageAndReps;3)/2.5)*2.5; &quot;0.0&quot;);  &quot; x &quot;; TEXT(VLOOKUP([.$C111];PercentageAndReps;4); &quot;0&quot;));&quot;&quot;)" office:value-type="string" office:string-value="130.0 x 2" calcext:value-type="string">
            <text:p>130.0 x 2</text:p>
          </table:table-cell>
          <table:table-cell table:style-name="ce28" table:formula="of:=IF(OR([.$E111]=1;[.$E111]=3);CONCATENATE(TEXT(ROUND(VLOOKUP([.$B111];Dated1RM; [.G$2]+1)*VLOOKUP([.$C111];PercentageAndReps;3)/2.5)*2.5; &quot;0.0&quot;);  &quot; x &quot;; TEXT(VLOOKUP([.$C111];PercentageAndReps;4); &quot;0&quot;));&quot;&quot;)" office:value-type="string" office:string-value="100.0 x 2" calcext:value-type="string">
            <text:p>100.0 x 2</text:p>
          </table:table-cell>
          <table:table-cell table:style-name="ce28" table:formula="of:=IF([.$E111]=2;CONCATENATE(TEXT(ROUND(VLOOKUP([.$B111];Dated1RM; [.H$2]+1)*VLOOKUP([.$C111];PercentageAndReps;3)/2.5)*2.5; &quot;0.0&quot;);  &quot; x &quot;; TEXT(VLOOKUP([.$C111];PercentageAndReps;4); &quot;0&quot;));&quot;&quot;)">
            <text:p/>
          </table:table-cell>
          <table:table-cell table:style-name="ce28" table:formula="of:=IF(OR([.$E111]=1;[.$E111]=2);CONCATENATE(TEXT(ROUND(VLOOKUP([.$B111];Dated1RM; [.I$2]+1)*VLOOKUP([.$C111];PercentageAndReps;3)/2.5)*2.5; &quot;0.0&quot;);  &quot; x &quot;; TEXT(VLOOKUP([.$C111];PercentageAndReps;4); &quot;0&quot;));&quot;&quot;)">
            <text:p/>
          </table:table-cell>
          <table:table-cell table:style-name="ce28" table:formula="of:=IF(OR([.$E111]=2;[.$E111]=3);CONCATENATE(TEXT(ROUND(VLOOKUP([.$B111];Dated1RM; [.J$2]+1)*VLOOKUP([.$C111];PercentageAndReps;3)/2.5)*2.5; &quot;0.0&quot;);  &quot; x &quot;; TEXT(VLOOKUP([.$C111];PercentageAndReps;4); &quot;0&quot;));&quot;&quot;)" office:value-type="string" office:string-value="55.0 x 2" calcext:value-type="string">
            <text:p>55.0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1]=4; [.E111]=3); [.B111]+1; [.B111])" office:value-type="float" office:value="10" calcext:value-type="float">
            <text:p>10</text:p>
          </table:table-cell>
          <table:table-cell table:formula="of:=IF([.E111]=3; IF([.C111] = 4; 1; [.C111]+1); [.C111])" office:value-type="float" office:value="1" calcext:value-type="float">
            <text:p>1</text:p>
          </table:table-cell>
          <table:table-cell table:style-name="ce14" table:formula="of:=[.D109]+7" office:value-type="date" office:date-value="2016-03-12" calcext:value-type="date">
            <text:p>12 Mar 16</text:p>
          </table:table-cell>
          <table:table-cell table:style-name="ce19" table:formula="of:=IF([.E111]=3; 1; [.E111]+1)" office:value-type="float" office:value="1" calcext:value-type="float">
            <text:p>1</text:p>
          </table:table-cell>
          <table:table-cell table:style-name="ce24" table:formula="of:=IF(OR([.$E112]=1;[.$E112]=3);CONCATENATE(TEXT(ROUND(VLOOKUP([.$B112];Dated1RM; [.F$2]+1)*VLOOKUP([.$C112];PercentageAndReps;3)/2.5)*2.5; &quot;0.0&quot;);  &quot; x &quot;; TEXT(VLOOKUP([.$C112];PercentageAndReps;4); &quot;0&quot;));&quot;&quot;)" office:value-type="string" office:string-value="112.5 x 5" calcext:value-type="string">
            <text:p>112.5 x 5</text:p>
          </table:table-cell>
          <table:table-cell table:style-name="ce29" table:formula="of:=IF(OR([.$E112]=1;[.$E112]=3);CONCATENATE(TEXT(ROUND(VLOOKUP([.$B112];Dated1RM; [.G$2]+1)*VLOOKUP([.$C112];PercentageAndReps;3)/2.5)*2.5; &quot;0.0&quot;);  &quot; x &quot;; TEXT(VLOOKUP([.$C112];PercentageAndReps;4); &quot;0&quot;));&quot;&quot;)" office:value-type="string" office:string-value="87.5 x 5" calcext:value-type="string">
            <text:p>87.5 x 5</text:p>
          </table:table-cell>
          <table:table-cell table:style-name="ce29" table:formula="of:=IF([.$E112]=2;CONCATENATE(TEXT(ROUND(VLOOKUP([.$B112];Dated1RM; [.H$2]+1)*VLOOKUP([.$C112];PercentageAndReps;3)/2.5)*2.5; &quot;0.0&quot;);  &quot; x &quot;; TEXT(VLOOKUP([.$C112];PercentageAndReps;4); &quot;0&quot;));&quot;&quot;)">
            <text:p/>
          </table:table-cell>
          <table:table-cell table:style-name="ce29" table:formula="of:=IF(OR([.$E112]=1;[.$E112]=2);CONCATENATE(TEXT(ROUND(VLOOKUP([.$B112];Dated1RM; [.I$2]+1)*VLOOKUP([.$C112];PercentageAndReps;3)/2.5)*2.5; &quot;0.0&quot;);  &quot; x &quot;; TEXT(VLOOKUP([.$C112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OR([.$E112]=2;[.$E112]=3);CONCATENATE(TEXT(ROUND(VLOOKUP([.$B112];Dated1RM; [.J$2]+1)*VLOOKUP([.$C112];PercentageAndReps;3)/2.5)*2.5; &quot;0.0&quot;);  &quot; x &quot;; TEXT(VLOOKUP([.$C112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2]=4; [.E112]=3); [.B112]+1; [.B112])" office:value-type="float" office:value="10" calcext:value-type="float">
            <text:p>10</text:p>
          </table:table-cell>
          <table:table-cell table:formula="of:=IF([.E112]=3; IF([.C112] = 4; 1; [.C112]+1); [.C112])" office:value-type="float" office:value="1" calcext:value-type="float">
            <text:p>1</text:p>
          </table:table-cell>
          <table:table-cell table:style-name="ce14"/>
          <table:table-cell table:style-name="ce19" table:formula="of:=IF([.E112]=3; 1; [.E112]+1)" office:value-type="float" office:value="2" calcext:value-type="float">
            <text:p>2</text:p>
          </table:table-cell>
          <table:table-cell table:style-name="ce24" table:formula="of:=IF(OR([.$E113]=1;[.$E113]=3);CONCATENATE(TEXT(ROUND(VLOOKUP([.$B113];Dated1RM; [.F$2]+1)*VLOOKUP([.$C113];PercentageAndReps;3)/2.5)*2.5; &quot;0.0&quot;);  &quot; x &quot;; TEXT(VLOOKUP([.$C113];PercentageAndReps;4); &quot;0&quot;));&quot;&quot;)">
            <text:p/>
          </table:table-cell>
          <table:table-cell table:style-name="ce29" table:formula="of:=IF(OR([.$E113]=1;[.$E113]=3);CONCATENATE(TEXT(ROUND(VLOOKUP([.$B113];Dated1RM; [.G$2]+1)*VLOOKUP([.$C113];PercentageAndReps;3)/2.5)*2.5; &quot;0.0&quot;);  &quot; x &quot;; TEXT(VLOOKUP([.$C113];PercentageAndReps;4); &quot;0&quot;));&quot;&quot;)">
            <text:p/>
          </table:table-cell>
          <table:table-cell table:style-name="ce29" table:formula="of:=IF([.$E113]=2;CONCATENATE(TEXT(ROUND(VLOOKUP([.$B113];Dated1RM; [.H$2]+1)*VLOOKUP([.$C113];PercentageAndReps;3)/2.5)*2.5; &quot;0.0&quot;);  &quot; x &quot;; TEXT(VLOOKUP([.$C113];PercentageAndReps;4); &quot;0&quot;));&quot;&quot;)" office:value-type="string" office:string-value="147.5 x 5" calcext:value-type="string">
            <text:p>147.5 x 5</text:p>
          </table:table-cell>
          <table:table-cell table:style-name="ce29" table:formula="of:=IF(OR([.$E113]=1;[.$E113]=2);CONCATENATE(TEXT(ROUND(VLOOKUP([.$B113];Dated1RM; [.I$2]+1)*VLOOKUP([.$C113];PercentageAndReps;3)/2.5)*2.5; &quot;0.0&quot;);  &quot; x &quot;; TEXT(VLOOKUP([.$C113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OR([.$E113]=2;[.$E113]=3);CONCATENATE(TEXT(ROUND(VLOOKUP([.$B113];Dated1RM; [.J$2]+1)*VLOOKUP([.$C113];PercentageAndReps;3)/2.5)*2.5; &quot;0.0&quot;);  &quot; x &quot;; TEXT(VLOOKUP([.$C113];PercentageAndReps;4); &quot;0&quot;));&quot;&quot;)" office:value-type="string" office:string-value="47.5 x 5" calcext:value-type="string">
            <text:p>47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3]=4; [.E113]=3); [.B113]+1; [.B113])" office:value-type="float" office:value="10" calcext:value-type="float">
            <text:p>10</text:p>
          </table:table-cell>
          <table:table-cell table:formula="of:=IF([.E113]=3; IF([.C113] = 4; 1; [.C113]+1); [.C113])" office:value-type="float" office:value="1" calcext:value-type="float">
            <text:p>1</text:p>
          </table:table-cell>
          <table:table-cell table:style-name="ce14"/>
          <table:table-cell table:style-name="ce19" table:formula="of:=IF([.E113]=3; 1; [.E113]+1)" office:value-type="float" office:value="3" calcext:value-type="float">
            <text:p>3</text:p>
          </table:table-cell>
          <table:table-cell table:style-name="ce24" table:formula="of:=IF(OR([.$E114]=1;[.$E114]=3);CONCATENATE(TEXT(ROUND(VLOOKUP([.$B114];Dated1RM; [.F$2]+1)*VLOOKUP([.$C114];PercentageAndReps;3)/2.5)*2.5; &quot;0.0&quot;);  &quot; x &quot;; TEXT(VLOOKUP([.$C114];PercentageAndReps;4); &quot;0&quot;));&quot;&quot;)" office:value-type="string" office:string-value="112.5 x 5" calcext:value-type="string">
            <text:p>112.5 x 5</text:p>
          </table:table-cell>
          <table:table-cell table:style-name="ce29" table:formula="of:=IF(OR([.$E114]=1;[.$E114]=3);CONCATENATE(TEXT(ROUND(VLOOKUP([.$B114];Dated1RM; [.G$2]+1)*VLOOKUP([.$C114];PercentageAndReps;3)/2.5)*2.5; &quot;0.0&quot;);  &quot; x &quot;; TEXT(VLOOKUP([.$C114];PercentageAndReps;4); &quot;0&quot;));&quot;&quot;)" office:value-type="string" office:string-value="87.5 x 5" calcext:value-type="string">
            <text:p>87.5 x 5</text:p>
          </table:table-cell>
          <table:table-cell table:style-name="ce29" table:formula="of:=IF([.$E114]=2;CONCATENATE(TEXT(ROUND(VLOOKUP([.$B114];Dated1RM; [.H$2]+1)*VLOOKUP([.$C114];PercentageAndReps;3)/2.5)*2.5; &quot;0.0&quot;);  &quot; x &quot;; TEXT(VLOOKUP([.$C114];PercentageAndReps;4); &quot;0&quot;));&quot;&quot;)">
            <text:p/>
          </table:table-cell>
          <table:table-cell table:style-name="ce29" table:formula="of:=IF(OR([.$E114]=1;[.$E114]=2);CONCATENATE(TEXT(ROUND(VLOOKUP([.$B114];Dated1RM; [.I$2]+1)*VLOOKUP([.$C114];PercentageAndReps;3)/2.5)*2.5; &quot;0.0&quot;);  &quot; x &quot;; TEXT(VLOOKUP([.$C114];PercentageAndReps;4); &quot;0&quot;));&quot;&quot;)">
            <text:p/>
          </table:table-cell>
          <table:table-cell table:style-name="ce29" table:formula="of:=IF(OR([.$E114]=2;[.$E114]=3);CONCATENATE(TEXT(ROUND(VLOOKUP([.$B114];Dated1RM; [.J$2]+1)*VLOOKUP([.$C114];PercentageAndReps;3)/2.5)*2.5; &quot;0.0&quot;);  &quot; x &quot;; TEXT(VLOOKUP([.$C114];PercentageAndReps;4); &quot;0&quot;));&quot;&quot;)" office:value-type="string" office:string-value="47.5 x 5" calcext:value-type="string">
            <text:p>47.5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4]=4; [.E114]=3); [.B114]+1; [.B114])" office:value-type="float" office:value="10" calcext:value-type="float">
            <text:p>10</text:p>
          </table:table-cell>
          <table:table-cell table:formula="of:=IF([.E114]=3; IF([.C114] = 4; 1; [.C114]+1); [.C114])" office:value-type="float" office:value="2" calcext:value-type="float">
            <text:p>2</text:p>
          </table:table-cell>
          <table:table-cell table:style-name="ce14" table:formula="of:=[.D112]+7" office:value-type="date" office:date-value="2016-03-19" calcext:value-type="date">
            <text:p>19 Mar 16</text:p>
          </table:table-cell>
          <table:table-cell table:style-name="ce19" table:formula="of:=IF([.E114]=3; 1; [.E114]+1)" office:value-type="float" office:value="1" calcext:value-type="float">
            <text:p>1</text:p>
          </table:table-cell>
          <table:table-cell table:style-name="ce24" table:formula="of:=IF(OR([.$E115]=1;[.$E115]=3);CONCATENATE(TEXT(ROUND(VLOOKUP([.$B115];Dated1RM; [.F$2]+1)*VLOOKUP([.$C115];PercentageAndReps;3)/2.5)*2.5; &quot;0.0&quot;);  &quot; x &quot;; TEXT(VLOOKUP([.$C115];PercentageAndReps;4); &quot;0&quot;));&quot;&quot;)" office:value-type="string" office:string-value="135.0 x 2" calcext:value-type="string">
            <text:p>135.0 x 2</text:p>
          </table:table-cell>
          <table:table-cell table:style-name="ce29" table:formula="of:=IF(OR([.$E115]=1;[.$E115]=3);CONCATENATE(TEXT(ROUND(VLOOKUP([.$B115];Dated1RM; [.G$2]+1)*VLOOKUP([.$C115];PercentageAndReps;3)/2.5)*2.5; &quot;0.0&quot;);  &quot; x &quot;; TEXT(VLOOKUP([.$C115];PercentageAndReps;4); &quot;0&quot;));&quot;&quot;)" office:value-type="string" office:string-value="102.5 x 2" calcext:value-type="string">
            <text:p>102.5 x 2</text:p>
          </table:table-cell>
          <table:table-cell table:style-name="ce29" table:formula="of:=IF([.$E115]=2;CONCATENATE(TEXT(ROUND(VLOOKUP([.$B115];Dated1RM; [.H$2]+1)*VLOOKUP([.$C115];PercentageAndReps;3)/2.5)*2.5; &quot;0.0&quot;);  &quot; x &quot;; TEXT(VLOOKUP([.$C115];PercentageAndReps;4); &quot;0&quot;));&quot;&quot;)">
            <text:p/>
          </table:table-cell>
          <table:table-cell table:style-name="ce29" table:formula="of:=IF(OR([.$E115]=1;[.$E115]=2);CONCATENATE(TEXT(ROUND(VLOOKUP([.$B115];Dated1RM; [.I$2]+1)*VLOOKUP([.$C115];PercentageAndReps;3)/2.5)*2.5; &quot;0.0&quot;);  &quot; x &quot;; TEXT(VLOOKUP([.$C115];PercentageAndReps;4); &quot;0&quot;));&quot;&quot;)" office:value-type="string" office:string-value="75.0 x 2" calcext:value-type="string">
            <text:p>75.0 x 2</text:p>
          </table:table-cell>
          <table:table-cell table:style-name="ce29" table:formula="of:=IF(OR([.$E115]=2;[.$E115]=3);CONCATENATE(TEXT(ROUND(VLOOKUP([.$B115];Dated1RM; [.J$2]+1)*VLOOKUP([.$C115];PercentageAndReps;3)/2.5)*2.5; &quot;0.0&quot;);  &quot; x &quot;; TEXT(VLOOKUP([.$C115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5]=4; [.E115]=3); [.B115]+1; [.B115])" office:value-type="float" office:value="10" calcext:value-type="float">
            <text:p>10</text:p>
          </table:table-cell>
          <table:table-cell table:formula="of:=IF([.E115]=3; IF([.C115] = 4; 1; [.C115]+1); [.C115])" office:value-type="float" office:value="2" calcext:value-type="float">
            <text:p>2</text:p>
          </table:table-cell>
          <table:table-cell table:style-name="ce14"/>
          <table:table-cell table:style-name="ce19" table:formula="of:=IF([.E115]=3; 1; [.E115]+1)" office:value-type="float" office:value="2" calcext:value-type="float">
            <text:p>2</text:p>
          </table:table-cell>
          <table:table-cell table:style-name="ce24" table:formula="of:=IF(OR([.$E116]=1;[.$E116]=3);CONCATENATE(TEXT(ROUND(VLOOKUP([.$B116];Dated1RM; [.F$2]+1)*VLOOKUP([.$C116];PercentageAndReps;3)/2.5)*2.5; &quot;0.0&quot;);  &quot; x &quot;; TEXT(VLOOKUP([.$C116];PercentageAndReps;4); &quot;0&quot;));&quot;&quot;)">
            <text:p/>
          </table:table-cell>
          <table:table-cell table:style-name="ce29" table:formula="of:=IF(OR([.$E116]=1;[.$E116]=3);CONCATENATE(TEXT(ROUND(VLOOKUP([.$B116];Dated1RM; [.G$2]+1)*VLOOKUP([.$C116];PercentageAndReps;3)/2.5)*2.5; &quot;0.0&quot;);  &quot; x &quot;; TEXT(VLOOKUP([.$C116];PercentageAndReps;4); &quot;0&quot;));&quot;&quot;)">
            <text:p/>
          </table:table-cell>
          <table:table-cell table:style-name="ce29" table:formula="of:=IF([.$E116]=2;CONCATENATE(TEXT(ROUND(VLOOKUP([.$B116];Dated1RM; [.H$2]+1)*VLOOKUP([.$C116];PercentageAndReps;3)/2.5)*2.5; &quot;0.0&quot;);  &quot; x &quot;; TEXT(VLOOKUP([.$C116];PercentageAndReps;4); &quot;0&quot;));&quot;&quot;)" office:value-type="string" office:string-value="175.0 x 2" calcext:value-type="string">
            <text:p>175.0 x 2</text:p>
          </table:table-cell>
          <table:table-cell table:style-name="ce29" table:formula="of:=IF(OR([.$E116]=1;[.$E116]=2);CONCATENATE(TEXT(ROUND(VLOOKUP([.$B116];Dated1RM; [.I$2]+1)*VLOOKUP([.$C116];PercentageAndReps;3)/2.5)*2.5; &quot;0.0&quot;);  &quot; x &quot;; TEXT(VLOOKUP([.$C116];PercentageAndReps;4); &quot;0&quot;));&quot;&quot;)" office:value-type="string" office:string-value="75.0 x 2" calcext:value-type="string">
            <text:p>75.0 x 2</text:p>
          </table:table-cell>
          <table:table-cell table:style-name="ce29" table:formula="of:=IF(OR([.$E116]=2;[.$E116]=3);CONCATENATE(TEXT(ROUND(VLOOKUP([.$B116];Dated1RM; [.J$2]+1)*VLOOKUP([.$C116];PercentageAndReps;3)/2.5)*2.5; &quot;0.0&quot;);  &quot; x &quot;; TEXT(VLOOKUP([.$C116];PercentageAndReps;4); &quot;0&quot;));&quot;&quot;)" office:value-type="string" office:string-value="57.5 x 2" calcext:value-type="string">
            <text:p>57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6]=4; [.E116]=3); [.B116]+1; [.B116])" office:value-type="float" office:value="10" calcext:value-type="float">
            <text:p>10</text:p>
          </table:table-cell>
          <table:table-cell table:formula="of:=IF([.E116]=3; IF([.C116] = 4; 1; [.C116]+1); [.C116])" office:value-type="float" office:value="2" calcext:value-type="float">
            <text:p>2</text:p>
          </table:table-cell>
          <table:table-cell table:style-name="ce14"/>
          <table:table-cell table:style-name="ce19" table:formula="of:=IF([.E116]=3; 1; [.E116]+1)" office:value-type="float" office:value="3" calcext:value-type="float">
            <text:p>3</text:p>
          </table:table-cell>
          <table:table-cell table:style-name="ce24" table:formula="of:=IF(OR([.$E117]=1;[.$E117]=3);CONCATENATE(TEXT(ROUND(VLOOKUP([.$B117];Dated1RM; [.F$2]+1)*VLOOKUP([.$C117];PercentageAndReps;3)/2.5)*2.5; &quot;0.0&quot;);  &quot; x &quot;; TEXT(VLOOKUP([.$C117];PercentageAndReps;4); &quot;0&quot;));&quot;&quot;)" office:value-type="string" office:string-value="135.0 x 2" calcext:value-type="string">
            <text:p>135.0 x 2</text:p>
          </table:table-cell>
          <table:table-cell table:style-name="ce29" table:formula="of:=IF(OR([.$E117]=1;[.$E117]=3);CONCATENATE(TEXT(ROUND(VLOOKUP([.$B117];Dated1RM; [.G$2]+1)*VLOOKUP([.$C117];PercentageAndReps;3)/2.5)*2.5; &quot;0.0&quot;);  &quot; x &quot;; TEXT(VLOOKUP([.$C117];PercentageAndReps;4); &quot;0&quot;));&quot;&quot;)" office:value-type="string" office:string-value="102.5 x 2" calcext:value-type="string">
            <text:p>102.5 x 2</text:p>
          </table:table-cell>
          <table:table-cell table:style-name="ce29" table:formula="of:=IF([.$E117]=2;CONCATENATE(TEXT(ROUND(VLOOKUP([.$B117];Dated1RM; [.H$2]+1)*VLOOKUP([.$C117];PercentageAndReps;3)/2.5)*2.5; &quot;0.0&quot;);  &quot; x &quot;; TEXT(VLOOKUP([.$C117];PercentageAndReps;4); &quot;0&quot;));&quot;&quot;)">
            <text:p/>
          </table:table-cell>
          <table:table-cell table:style-name="ce29" table:formula="of:=IF(OR([.$E117]=1;[.$E117]=2);CONCATENATE(TEXT(ROUND(VLOOKUP([.$B117];Dated1RM; [.I$2]+1)*VLOOKUP([.$C117];PercentageAndReps;3)/2.5)*2.5; &quot;0.0&quot;);  &quot; x &quot;; TEXT(VLOOKUP([.$C117];PercentageAndReps;4); &quot;0&quot;));&quot;&quot;)">
            <text:p/>
          </table:table-cell>
          <table:table-cell table:style-name="ce29" table:formula="of:=IF(OR([.$E117]=2;[.$E117]=3);CONCATENATE(TEXT(ROUND(VLOOKUP([.$B117];Dated1RM; [.J$2]+1)*VLOOKUP([.$C117];PercentageAndReps;3)/2.5)*2.5; &quot;0.0&quot;);  &quot; x &quot;; TEXT(VLOOKUP([.$C117];PercentageAndReps;4); &quot;0&quot;));&quot;&quot;)" office:value-type="string" office:string-value="57.5 x 2" calcext:value-type="string">
            <text:p>57.5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7]=4; [.E117]=3); [.B117]+1; [.B117])" office:value-type="float" office:value="10" calcext:value-type="float">
            <text:p>10</text:p>
          </table:table-cell>
          <table:table-cell table:formula="of:=IF([.E117]=3; IF([.C117] = 4; 1; [.C117]+1); [.C117])" office:value-type="float" office:value="3" calcext:value-type="float">
            <text:p>3</text:p>
          </table:table-cell>
          <table:table-cell table:style-name="ce14" table:formula="of:=[.D115]+7" office:value-type="date" office:date-value="2016-03-26" calcext:value-type="date">
            <text:p>26 Mar 16</text:p>
          </table:table-cell>
          <table:table-cell table:style-name="ce19" table:formula="of:=IF([.E117]=3; 1; [.E117]+1)" office:value-type="float" office:value="1" calcext:value-type="float">
            <text:p>1</text:p>
          </table:table-cell>
          <table:table-cell table:style-name="ce24" table:formula="of:=IF(OR([.$E118]=1;[.$E118]=3);CONCATENATE(TEXT(ROUND(VLOOKUP([.$B118];Dated1RM; [.F$2]+1)*VLOOKUP([.$C118];PercentageAndReps;3)/2.5)*2.5; &quot;0.0&quot;);  &quot; x &quot;; TEXT(VLOOKUP([.$C118];PercentageAndReps;4); &quot;0&quot;));&quot;&quot;)" office:value-type="string" office:string-value="97.5 x 5" calcext:value-type="string">
            <text:p>97.5 x 5</text:p>
          </table:table-cell>
          <table:table-cell table:style-name="ce29" table:formula="of:=IF(OR([.$E118]=1;[.$E118]=3);CONCATENATE(TEXT(ROUND(VLOOKUP([.$B118];Dated1RM; [.G$2]+1)*VLOOKUP([.$C118];PercentageAndReps;3)/2.5)*2.5; &quot;0.0&quot;);  &quot; x &quot;; TEXT(VLOOKUP([.$C118];PercentageAndReps;4); &quot;0&quot;));&quot;&quot;)" office:value-type="string" office:string-value="75.0 x 5" calcext:value-type="string">
            <text:p>75.0 x 5</text:p>
          </table:table-cell>
          <table:table-cell table:style-name="ce29" table:formula="of:=IF([.$E118]=2;CONCATENATE(TEXT(ROUND(VLOOKUP([.$B118];Dated1RM; [.H$2]+1)*VLOOKUP([.$C118];PercentageAndReps;3)/2.5)*2.5; &quot;0.0&quot;);  &quot; x &quot;; TEXT(VLOOKUP([.$C118];PercentageAndReps;4); &quot;0&quot;));&quot;&quot;)">
            <text:p/>
          </table:table-cell>
          <table:table-cell table:style-name="ce29" table:formula="of:=IF(OR([.$E118]=1;[.$E118]=2);CONCATENATE(TEXT(ROUND(VLOOKUP([.$B118];Dated1RM; [.I$2]+1)*VLOOKUP([.$C118];PercentageAndReps;3)/2.5)*2.5; &quot;0.0&quot;);  &quot; x &quot;; TEXT(VLOOKUP([.$C118];PercentageAndReps;4); &quot;0&quot;));&quot;&quot;)" office:value-type="string" office:string-value="52.5 x 5" calcext:value-type="string">
            <text:p>52.5 x 5</text:p>
          </table:table-cell>
          <table:table-cell table:style-name="ce29" table:formula="of:=IF(OR([.$E118]=2;[.$E118]=3);CONCATENATE(TEXT(ROUND(VLOOKUP([.$B118];Dated1RM; [.J$2]+1)*VLOOKUP([.$C118];PercentageAndReps;3)/2.5)*2.5; &quot;0.0&quot;);  &quot; x &quot;; TEXT(VLOOKUP([.$C118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8]=4; [.E118]=3); [.B118]+1; [.B118])" office:value-type="float" office:value="10" calcext:value-type="float">
            <text:p>10</text:p>
          </table:table-cell>
          <table:table-cell table:formula="of:=IF([.E118]=3; IF([.C118] = 4; 1; [.C118]+1); [.C118])" office:value-type="float" office:value="3" calcext:value-type="float">
            <text:p>3</text:p>
          </table:table-cell>
          <table:table-cell table:style-name="ce14"/>
          <table:table-cell table:style-name="ce19" table:formula="of:=IF([.E118]=3; 1; [.E118]+1)" office:value-type="float" office:value="2" calcext:value-type="float">
            <text:p>2</text:p>
          </table:table-cell>
          <table:table-cell table:style-name="ce24" table:formula="of:=IF(OR([.$E119]=1;[.$E119]=3);CONCATENATE(TEXT(ROUND(VLOOKUP([.$B119];Dated1RM; [.F$2]+1)*VLOOKUP([.$C119];PercentageAndReps;3)/2.5)*2.5; &quot;0.0&quot;);  &quot; x &quot;; TEXT(VLOOKUP([.$C119];PercentageAndReps;4); &quot;0&quot;));&quot;&quot;)">
            <text:p/>
          </table:table-cell>
          <table:table-cell table:style-name="ce29" table:formula="of:=IF(OR([.$E119]=1;[.$E119]=3);CONCATENATE(TEXT(ROUND(VLOOKUP([.$B119];Dated1RM; [.G$2]+1)*VLOOKUP([.$C119];PercentageAndReps;3)/2.5)*2.5; &quot;0.0&quot;);  &quot; x &quot;; TEXT(VLOOKUP([.$C119];PercentageAndReps;4); &quot;0&quot;));&quot;&quot;)">
            <text:p/>
          </table:table-cell>
          <table:table-cell table:style-name="ce29" table:formula="of:=IF([.$E119]=2;CONCATENATE(TEXT(ROUND(VLOOKUP([.$B119];Dated1RM; [.H$2]+1)*VLOOKUP([.$C119];PercentageAndReps;3)/2.5)*2.5; &quot;0.0&quot;);  &quot; x &quot;; TEXT(VLOOKUP([.$C119];PercentageAndReps;4); &quot;0&quot;));&quot;&quot;)" office:value-type="string" office:string-value="127.5 x 5" calcext:value-type="string">
            <text:p>127.5 x 5</text:p>
          </table:table-cell>
          <table:table-cell table:style-name="ce29" table:formula="of:=IF(OR([.$E119]=1;[.$E119]=2);CONCATENATE(TEXT(ROUND(VLOOKUP([.$B119];Dated1RM; [.I$2]+1)*VLOOKUP([.$C119];PercentageAndReps;3)/2.5)*2.5; &quot;0.0&quot;);  &quot; x &quot;; TEXT(VLOOKUP([.$C119];PercentageAndReps;4); &quot;0&quot;));&quot;&quot;)" office:value-type="string" office:string-value="52.5 x 5" calcext:value-type="string">
            <text:p>52.5 x 5</text:p>
          </table:table-cell>
          <table:table-cell table:style-name="ce29" table:formula="of:=IF(OR([.$E119]=2;[.$E119]=3);CONCATENATE(TEXT(ROUND(VLOOKUP([.$B119];Dated1RM; [.J$2]+1)*VLOOKUP([.$C119];PercentageAndReps;3)/2.5)*2.5; &quot;0.0&quot;);  &quot; x &quot;; TEXT(VLOOKUP([.$C119];PercentageAndReps;4); &quot;0&quot;));&quot;&quot;)" office:value-type="string" office:string-value="40.0 x 5" calcext:value-type="string">
            <text:p>40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19]=4; [.E119]=3); [.B119]+1; [.B119])" office:value-type="float" office:value="10" calcext:value-type="float">
            <text:p>10</text:p>
          </table:table-cell>
          <table:table-cell table:formula="of:=IF([.E119]=3; IF([.C119] = 4; 1; [.C119]+1); [.C119])" office:value-type="float" office:value="3" calcext:value-type="float">
            <text:p>3</text:p>
          </table:table-cell>
          <table:table-cell table:style-name="ce14"/>
          <table:table-cell table:style-name="ce19" table:formula="of:=IF([.E119]=3; 1; [.E119]+1)" office:value-type="float" office:value="3" calcext:value-type="float">
            <text:p>3</text:p>
          </table:table-cell>
          <table:table-cell table:style-name="ce24" table:formula="of:=IF(OR([.$E120]=1;[.$E120]=3);CONCATENATE(TEXT(ROUND(VLOOKUP([.$B120];Dated1RM; [.F$2]+1)*VLOOKUP([.$C120];PercentageAndReps;3)/2.5)*2.5; &quot;0.0&quot;);  &quot; x &quot;; TEXT(VLOOKUP([.$C120];PercentageAndReps;4); &quot;0&quot;));&quot;&quot;)" office:value-type="string" office:string-value="97.5 x 5" calcext:value-type="string">
            <text:p>97.5 x 5</text:p>
          </table:table-cell>
          <table:table-cell table:style-name="ce29" table:formula="of:=IF(OR([.$E120]=1;[.$E120]=3);CONCATENATE(TEXT(ROUND(VLOOKUP([.$B120];Dated1RM; [.G$2]+1)*VLOOKUP([.$C120];PercentageAndReps;3)/2.5)*2.5; &quot;0.0&quot;);  &quot; x &quot;; TEXT(VLOOKUP([.$C120];PercentageAndReps;4); &quot;0&quot;));&quot;&quot;)" office:value-type="string" office:string-value="75.0 x 5" calcext:value-type="string">
            <text:p>75.0 x 5</text:p>
          </table:table-cell>
          <table:table-cell table:style-name="ce29" table:formula="of:=IF([.$E120]=2;CONCATENATE(TEXT(ROUND(VLOOKUP([.$B120];Dated1RM; [.H$2]+1)*VLOOKUP([.$C120];PercentageAndReps;3)/2.5)*2.5; &quot;0.0&quot;);  &quot; x &quot;; TEXT(VLOOKUP([.$C120];PercentageAndReps;4); &quot;0&quot;));&quot;&quot;)">
            <text:p/>
          </table:table-cell>
          <table:table-cell table:style-name="ce29" table:formula="of:=IF(OR([.$E120]=1;[.$E120]=2);CONCATENATE(TEXT(ROUND(VLOOKUP([.$B120];Dated1RM; [.I$2]+1)*VLOOKUP([.$C120];PercentageAndReps;3)/2.5)*2.5; &quot;0.0&quot;);  &quot; x &quot;; TEXT(VLOOKUP([.$C120];PercentageAndReps;4); &quot;0&quot;));&quot;&quot;)">
            <text:p/>
          </table:table-cell>
          <table:table-cell table:style-name="ce29" table:formula="of:=IF(OR([.$E120]=2;[.$E120]=3);CONCATENATE(TEXT(ROUND(VLOOKUP([.$B120];Dated1RM; [.J$2]+1)*VLOOKUP([.$C120];PercentageAndReps;3)/2.5)*2.5; &quot;0.0&quot;);  &quot; x &quot;; TEXT(VLOOKUP([.$C120];PercentageAndReps;4); &quot;0&quot;));&quot;&quot;)" office:value-type="string" office:string-value="40.0 x 5" calcext:value-type="string">
            <text:p>40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0]=4; [.E120]=3); [.B120]+1; [.B120])" office:value-type="float" office:value="10" calcext:value-type="float">
            <text:p>10</text:p>
          </table:table-cell>
          <table:table-cell table:formula="of:=IF([.E120]=3; IF([.C120] = 4; 1; [.C120]+1); [.C120])" office:value-type="float" office:value="4" calcext:value-type="float">
            <text:p>4</text:p>
          </table:table-cell>
          <table:table-cell table:style-name="ce14" table:formula="of:=[.D118]+7" office:value-type="date" office:date-value="2016-04-02" calcext:value-type="date">
            <text:p>2 Apr 16</text:p>
          </table:table-cell>
          <table:table-cell table:style-name="ce19" table:formula="of:=IF([.E120]=3; 1; [.E120]+1)" office:value-type="float" office:value="1" calcext:value-type="float">
            <text:p>1</text:p>
          </table:table-cell>
          <table:table-cell table:style-name="ce24" table:formula="of:=IF(OR([.$E121]=1;[.$E121]=3);CONCATENATE(TEXT(ROUND(VLOOKUP([.$B121];Dated1RM; [.F$2]+1)*VLOOKUP([.$C121];PercentageAndReps;3)/2.5)*2.5; &quot;0.0&quot;);  &quot; x &quot;; TEXT(VLOOKUP([.$C121];PercentageAndReps;4); &quot;0&quot;));&quot;&quot;)" office:value-type="string" office:string-value="135.0 x 2" calcext:value-type="string">
            <text:p>135.0 x 2</text:p>
          </table:table-cell>
          <table:table-cell table:style-name="ce29" table:formula="of:=IF(OR([.$E121]=1;[.$E121]=3);CONCATENATE(TEXT(ROUND(VLOOKUP([.$B121];Dated1RM; [.G$2]+1)*VLOOKUP([.$C121];PercentageAndReps;3)/2.5)*2.5; &quot;0.0&quot;);  &quot; x &quot;; TEXT(VLOOKUP([.$C121];PercentageAndReps;4); &quot;0&quot;));&quot;&quot;)" office:value-type="string" office:string-value="102.5 x 2" calcext:value-type="string">
            <text:p>102.5 x 2</text:p>
          </table:table-cell>
          <table:table-cell table:style-name="ce29" table:formula="of:=IF([.$E121]=2;CONCATENATE(TEXT(ROUND(VLOOKUP([.$B121];Dated1RM; [.H$2]+1)*VLOOKUP([.$C121];PercentageAndReps;3)/2.5)*2.5; &quot;0.0&quot;);  &quot; x &quot;; TEXT(VLOOKUP([.$C121];PercentageAndReps;4); &quot;0&quot;));&quot;&quot;)">
            <text:p/>
          </table:table-cell>
          <table:table-cell table:style-name="ce29" table:formula="of:=IF(OR([.$E121]=1;[.$E121]=2);CONCATENATE(TEXT(ROUND(VLOOKUP([.$B121];Dated1RM; [.I$2]+1)*VLOOKUP([.$C121];PercentageAndReps;3)/2.5)*2.5; &quot;0.0&quot;);  &quot; x &quot;; TEXT(VLOOKUP([.$C121];PercentageAndReps;4); &quot;0&quot;));&quot;&quot;)" office:value-type="string" office:string-value="75.0 x 2" calcext:value-type="string">
            <text:p>75.0 x 2</text:p>
          </table:table-cell>
          <table:table-cell table:style-name="ce29" table:formula="of:=IF(OR([.$E121]=2;[.$E121]=3);CONCATENATE(TEXT(ROUND(VLOOKUP([.$B121];Dated1RM; [.J$2]+1)*VLOOKUP([.$C121];PercentageAndReps;3)/2.5)*2.5; &quot;0.0&quot;);  &quot; x &quot;; TEXT(VLOOKUP([.$C121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1]=4; [.E121]=3); [.B121]+1; [.B121])" office:value-type="float" office:value="10" calcext:value-type="float">
            <text:p>10</text:p>
          </table:table-cell>
          <table:table-cell table:formula="of:=IF([.E121]=3; IF([.C121] = 4; 1; [.C121]+1); [.C121])" office:value-type="float" office:value="4" calcext:value-type="float">
            <text:p>4</text:p>
          </table:table-cell>
          <table:table-cell table:style-name="ce14"/>
          <table:table-cell table:style-name="ce19" table:formula="of:=IF([.E121]=3; 1; [.E121]+1)" office:value-type="float" office:value="2" calcext:value-type="float">
            <text:p>2</text:p>
          </table:table-cell>
          <table:table-cell table:style-name="ce24" table:formula="of:=IF(OR([.$E122]=1;[.$E122]=3);CONCATENATE(TEXT(ROUND(VLOOKUP([.$B122];Dated1RM; [.F$2]+1)*VLOOKUP([.$C122];PercentageAndReps;3)/2.5)*2.5; &quot;0.0&quot;);  &quot; x &quot;; TEXT(VLOOKUP([.$C122];PercentageAndReps;4); &quot;0&quot;));&quot;&quot;)">
            <text:p/>
          </table:table-cell>
          <table:table-cell table:style-name="ce29" table:formula="of:=IF(OR([.$E122]=1;[.$E122]=3);CONCATENATE(TEXT(ROUND(VLOOKUP([.$B122];Dated1RM; [.G$2]+1)*VLOOKUP([.$C122];PercentageAndReps;3)/2.5)*2.5; &quot;0.0&quot;);  &quot; x &quot;; TEXT(VLOOKUP([.$C122];PercentageAndReps;4); &quot;0&quot;));&quot;&quot;)">
            <text:p/>
          </table:table-cell>
          <table:table-cell table:style-name="ce29" table:formula="of:=IF([.$E122]=2;CONCATENATE(TEXT(ROUND(VLOOKUP([.$B122];Dated1RM; [.H$2]+1)*VLOOKUP([.$C122];PercentageAndReps;3)/2.5)*2.5; &quot;0.0&quot;);  &quot; x &quot;; TEXT(VLOOKUP([.$C122];PercentageAndReps;4); &quot;0&quot;));&quot;&quot;)" office:value-type="string" office:string-value="175.0 x 2" calcext:value-type="string">
            <text:p>175.0 x 2</text:p>
          </table:table-cell>
          <table:table-cell table:style-name="ce29" table:formula="of:=IF(OR([.$E122]=1;[.$E122]=2);CONCATENATE(TEXT(ROUND(VLOOKUP([.$B122];Dated1RM; [.I$2]+1)*VLOOKUP([.$C122];PercentageAndReps;3)/2.5)*2.5; &quot;0.0&quot;);  &quot; x &quot;; TEXT(VLOOKUP([.$C122];PercentageAndReps;4); &quot;0&quot;));&quot;&quot;)" office:value-type="string" office:string-value="75.0 x 2" calcext:value-type="string">
            <text:p>75.0 x 2</text:p>
          </table:table-cell>
          <table:table-cell table:style-name="ce29" table:formula="of:=IF(OR([.$E122]=2;[.$E122]=3);CONCATENATE(TEXT(ROUND(VLOOKUP([.$B122];Dated1RM; [.J$2]+1)*VLOOKUP([.$C122];PercentageAndReps;3)/2.5)*2.5; &quot;0.0&quot;);  &quot; x &quot;; TEXT(VLOOKUP([.$C122];PercentageAndReps;4); &quot;0&quot;));&quot;&quot;)" office:value-type="string" office:string-value="57.5 x 2" calcext:value-type="string">
            <text:p>57.5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2]=4; [.E122]=3); [.B122]+1; [.B122])" office:value-type="float" office:value="10" calcext:value-type="float">
            <text:p>10</text:p>
          </table:table-cell>
          <table:table-cell table:formula="of:=IF([.E122]=3; IF([.C122] = 4; 1; [.C122]+1); [.C122])" office:value-type="float" office:value="4" calcext:value-type="float">
            <text:p>4</text:p>
          </table:table-cell>
          <table:table-cell table:style-name="ce15"/>
          <table:table-cell table:style-name="ce20" table:formula="of:=IF([.E122]=3; 1; [.E122]+1)" office:value-type="float" office:value="3" calcext:value-type="float">
            <text:p>3</text:p>
          </table:table-cell>
          <table:table-cell table:style-name="ce25" table:formula="of:=IF(OR([.$E123]=1;[.$E123]=3);CONCATENATE(TEXT(ROUND(VLOOKUP([.$B123];Dated1RM; [.F$2]+1)*VLOOKUP([.$C123];PercentageAndReps;3)/2.5)*2.5; &quot;0.0&quot;);  &quot; x &quot;; TEXT(VLOOKUP([.$C123];PercentageAndReps;4); &quot;0&quot;));&quot;&quot;)" office:value-type="string" office:string-value="135.0 x 2" calcext:value-type="string">
            <text:p>135.0 x 2</text:p>
          </table:table-cell>
          <table:table-cell table:style-name="ce30" table:formula="of:=IF(OR([.$E123]=1;[.$E123]=3);CONCATENATE(TEXT(ROUND(VLOOKUP([.$B123];Dated1RM; [.G$2]+1)*VLOOKUP([.$C123];PercentageAndReps;3)/2.5)*2.5; &quot;0.0&quot;);  &quot; x &quot;; TEXT(VLOOKUP([.$C123];PercentageAndReps;4); &quot;0&quot;));&quot;&quot;)" office:value-type="string" office:string-value="102.5 x 2" calcext:value-type="string">
            <text:p>102.5 x 2</text:p>
          </table:table-cell>
          <table:table-cell table:style-name="ce30" table:formula="of:=IF([.$E123]=2;CONCATENATE(TEXT(ROUND(VLOOKUP([.$B123];Dated1RM; [.H$2]+1)*VLOOKUP([.$C123];PercentageAndReps;3)/2.5)*2.5; &quot;0.0&quot;);  &quot; x &quot;; TEXT(VLOOKUP([.$C123];PercentageAndReps;4); &quot;0&quot;));&quot;&quot;)">
            <text:p/>
          </table:table-cell>
          <table:table-cell table:style-name="ce30" table:formula="of:=IF(OR([.$E123]=1;[.$E123]=2);CONCATENATE(TEXT(ROUND(VLOOKUP([.$B123];Dated1RM; [.I$2]+1)*VLOOKUP([.$C123];PercentageAndReps;3)/2.5)*2.5; &quot;0.0&quot;);  &quot; x &quot;; TEXT(VLOOKUP([.$C123];PercentageAndReps;4); &quot;0&quot;));&quot;&quot;)">
            <text:p/>
          </table:table-cell>
          <table:table-cell table:style-name="ce30" table:formula="of:=IF(OR([.$E123]=2;[.$E123]=3);CONCATENATE(TEXT(ROUND(VLOOKUP([.$B123];Dated1RM; [.J$2]+1)*VLOOKUP([.$C123];PercentageAndReps;3)/2.5)*2.5; &quot;0.0&quot;);  &quot; x &quot;; TEXT(VLOOKUP([.$C123];PercentageAndReps;4); &quot;0&quot;));&quot;&quot;)" office:value-type="string" office:string-value="57.5 x 2" calcext:value-type="string">
            <text:p>57.5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3]=4; [.E123]=3); [.B123]+1; [.B123])" office:value-type="float" office:value="11" calcext:value-type="float">
            <text:p>11</text:p>
          </table:table-cell>
          <table:table-cell table:formula="of:=IF([.E123]=3; IF([.C123] = 4; 1; [.C123]+1); [.C123])" office:value-type="float" office:value="1" calcext:value-type="float">
            <text:p>1</text:p>
          </table:table-cell>
          <table:table-cell table:style-name="ce12" table:formula="of:=[.D121]+7" office:value-type="date" office:date-value="2016-04-09" calcext:value-type="date">
            <text:p>9 Apr 16</text:p>
          </table:table-cell>
          <table:table-cell table:style-name="ce17" table:formula="of:=IF([.E123]=3; 1; [.E123]+1)" office:value-type="float" office:value="1" calcext:value-type="float">
            <text:p>1</text:p>
          </table:table-cell>
          <table:table-cell table:style-name="ce22" table:formula="of:=IF(OR([.$E124]=1;[.$E124]=3);CONCATENATE(TEXT(ROUND(VLOOKUP([.$B124];Dated1RM; [.F$2]+1)*VLOOKUP([.$C124];PercentageAndReps;3)/2.5)*2.5; &quot;0.0&quot;);  &quot; x &quot;; TEXT(VLOOKUP([.$C124];PercentageAndReps;4); &quot;0&quot;));&quot;&quot;)" office:value-type="string" office:string-value="117.5 x 5" calcext:value-type="string">
            <text:p>117.5 x 5</text:p>
          </table:table-cell>
          <table:table-cell table:style-name="ce27" table:formula="of:=IF(OR([.$E124]=1;[.$E124]=3);CONCATENATE(TEXT(ROUND(VLOOKUP([.$B124];Dated1RM; [.G$2]+1)*VLOOKUP([.$C124];PercentageAndReps;3)/2.5)*2.5; &quot;0.0&quot;);  &quot; x &quot;; TEXT(VLOOKUP([.$C124];PercentageAndReps;4); &quot;0&quot;));&quot;&quot;)" office:value-type="string" office:string-value="90.0 x 5" calcext:value-type="string">
            <text:p>90.0 x 5</text:p>
          </table:table-cell>
          <table:table-cell table:style-name="ce27" table:formula="of:=IF([.$E124]=2;CONCATENATE(TEXT(ROUND(VLOOKUP([.$B124];Dated1RM; [.H$2]+1)*VLOOKUP([.$C124];PercentageAndReps;3)/2.5)*2.5; &quot;0.0&quot;);  &quot; x &quot;; TEXT(VLOOKUP([.$C124];PercentageAndReps;4); &quot;0&quot;));&quot;&quot;)">
            <text:p/>
          </table:table-cell>
          <table:table-cell table:style-name="ce27" table:formula="of:=IF(OR([.$E124]=1;[.$E124]=2);CONCATENATE(TEXT(ROUND(VLOOKUP([.$B124];Dated1RM; [.I$2]+1)*VLOOKUP([.$C124];PercentageAndReps;3)/2.5)*2.5; &quot;0.0&quot;);  &quot; x &quot;; TEXT(VLOOKUP([.$C124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OR([.$E124]=2;[.$E124]=3);CONCATENATE(TEXT(ROUND(VLOOKUP([.$B124];Dated1RM; [.J$2]+1)*VLOOKUP([.$C124];PercentageAndReps;3)/2.5)*2.5; &quot;0.0&quot;);  &quot; x &quot;; TEXT(VLOOKUP([.$C124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4]=4; [.E124]=3); [.B124]+1; [.B124])" office:value-type="float" office:value="11" calcext:value-type="float">
            <text:p>11</text:p>
          </table:table-cell>
          <table:table-cell table:formula="of:=IF([.E124]=3; IF([.C124] = 4; 1; [.C124]+1); [.C124])" office:value-type="float" office:value="1" calcext:value-type="float">
            <text:p>1</text:p>
          </table:table-cell>
          <table:table-cell table:style-name="ce12"/>
          <table:table-cell table:style-name="ce17" table:formula="of:=IF([.E124]=3; 1; [.E124]+1)" office:value-type="float" office:value="2" calcext:value-type="float">
            <text:p>2</text:p>
          </table:table-cell>
          <table:table-cell table:style-name="ce22" table:formula="of:=IF(OR([.$E125]=1;[.$E125]=3);CONCATENATE(TEXT(ROUND(VLOOKUP([.$B125];Dated1RM; [.F$2]+1)*VLOOKUP([.$C125];PercentageAndReps;3)/2.5)*2.5; &quot;0.0&quot;);  &quot; x &quot;; TEXT(VLOOKUP([.$C125];PercentageAndReps;4); &quot;0&quot;));&quot;&quot;)">
            <text:p/>
          </table:table-cell>
          <table:table-cell table:style-name="ce27" table:formula="of:=IF(OR([.$E125]=1;[.$E125]=3);CONCATENATE(TEXT(ROUND(VLOOKUP([.$B125];Dated1RM; [.G$2]+1)*VLOOKUP([.$C125];PercentageAndReps;3)/2.5)*2.5; &quot;0.0&quot;);  &quot; x &quot;; TEXT(VLOOKUP([.$C125];PercentageAndReps;4); &quot;0&quot;));&quot;&quot;)">
            <text:p/>
          </table:table-cell>
          <table:table-cell table:style-name="ce27" table:formula="of:=IF([.$E125]=2;CONCATENATE(TEXT(ROUND(VLOOKUP([.$B125];Dated1RM; [.H$2]+1)*VLOOKUP([.$C125];PercentageAndReps;3)/2.5)*2.5; &quot;0.0&quot;);  &quot; x &quot;; TEXT(VLOOKUP([.$C125];PercentageAndReps;4); &quot;0&quot;));&quot;&quot;)" office:value-type="string" office:string-value="150.0 x 5" calcext:value-type="string">
            <text:p>150.0 x 5</text:p>
          </table:table-cell>
          <table:table-cell table:style-name="ce27" table:formula="of:=IF(OR([.$E125]=1;[.$E125]=2);CONCATENATE(TEXT(ROUND(VLOOKUP([.$B125];Dated1RM; [.I$2]+1)*VLOOKUP([.$C125];PercentageAndReps;3)/2.5)*2.5; &quot;0.0&quot;);  &quot; x &quot;; TEXT(VLOOKUP([.$C125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OR([.$E125]=2;[.$E125]=3);CONCATENATE(TEXT(ROUND(VLOOKUP([.$B125];Dated1RM; [.J$2]+1)*VLOOKUP([.$C125];PercentageAndReps;3)/2.5)*2.5; &quot;0.0&quot;);  &quot; x &quot;; TEXT(VLOOKUP([.$C125];PercentageAndReps;4); &quot;0&quot;));&quot;&quot;)" office:value-type="string" office:string-value="50.0 x 5" calcext:value-type="string">
            <text:p>50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5]=4; [.E125]=3); [.B125]+1; [.B125])" office:value-type="float" office:value="11" calcext:value-type="float">
            <text:p>11</text:p>
          </table:table-cell>
          <table:table-cell table:formula="of:=IF([.E125]=3; IF([.C125] = 4; 1; [.C125]+1); [.C125])" office:value-type="float" office:value="1" calcext:value-type="float">
            <text:p>1</text:p>
          </table:table-cell>
          <table:table-cell table:style-name="ce12"/>
          <table:table-cell table:style-name="ce17" table:formula="of:=IF([.E125]=3; 1; [.E125]+1)" office:value-type="float" office:value="3" calcext:value-type="float">
            <text:p>3</text:p>
          </table:table-cell>
          <table:table-cell table:style-name="ce22" table:formula="of:=IF(OR([.$E126]=1;[.$E126]=3);CONCATENATE(TEXT(ROUND(VLOOKUP([.$B126];Dated1RM; [.F$2]+1)*VLOOKUP([.$C126];PercentageAndReps;3)/2.5)*2.5; &quot;0.0&quot;);  &quot; x &quot;; TEXT(VLOOKUP([.$C126];PercentageAndReps;4); &quot;0&quot;));&quot;&quot;)" office:value-type="string" office:string-value="117.5 x 5" calcext:value-type="string">
            <text:p>117.5 x 5</text:p>
          </table:table-cell>
          <table:table-cell table:style-name="ce27" table:formula="of:=IF(OR([.$E126]=1;[.$E126]=3);CONCATENATE(TEXT(ROUND(VLOOKUP([.$B126];Dated1RM; [.G$2]+1)*VLOOKUP([.$C126];PercentageAndReps;3)/2.5)*2.5; &quot;0.0&quot;);  &quot; x &quot;; TEXT(VLOOKUP([.$C126];PercentageAndReps;4); &quot;0&quot;));&quot;&quot;)" office:value-type="string" office:string-value="90.0 x 5" calcext:value-type="string">
            <text:p>90.0 x 5</text:p>
          </table:table-cell>
          <table:table-cell table:style-name="ce27" table:formula="of:=IF([.$E126]=2;CONCATENATE(TEXT(ROUND(VLOOKUP([.$B126];Dated1RM; [.H$2]+1)*VLOOKUP([.$C126];PercentageAndReps;3)/2.5)*2.5; &quot;0.0&quot;);  &quot; x &quot;; TEXT(VLOOKUP([.$C126];PercentageAndReps;4); &quot;0&quot;));&quot;&quot;)">
            <text:p/>
          </table:table-cell>
          <table:table-cell table:style-name="ce27" table:formula="of:=IF(OR([.$E126]=1;[.$E126]=2);CONCATENATE(TEXT(ROUND(VLOOKUP([.$B126];Dated1RM; [.I$2]+1)*VLOOKUP([.$C126];PercentageAndReps;3)/2.5)*2.5; &quot;0.0&quot;);  &quot; x &quot;; TEXT(VLOOKUP([.$C126];PercentageAndReps;4); &quot;0&quot;));&quot;&quot;)">
            <text:p/>
          </table:table-cell>
          <table:table-cell table:style-name="ce27" table:formula="of:=IF(OR([.$E126]=2;[.$E126]=3);CONCATENATE(TEXT(ROUND(VLOOKUP([.$B126];Dated1RM; [.J$2]+1)*VLOOKUP([.$C126];PercentageAndReps;3)/2.5)*2.5; &quot;0.0&quot;);  &quot; x &quot;; TEXT(VLOOKUP([.$C126];PercentageAndReps;4); &quot;0&quot;));&quot;&quot;)" office:value-type="string" office:string-value="50.0 x 5" calcext:value-type="string">
            <text:p>50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6]=4; [.E126]=3); [.B126]+1; [.B126])" office:value-type="float" office:value="11" calcext:value-type="float">
            <text:p>11</text:p>
          </table:table-cell>
          <table:table-cell table:formula="of:=IF([.E126]=3; IF([.C126] = 4; 1; [.C126]+1); [.C126])" office:value-type="float" office:value="2" calcext:value-type="float">
            <text:p>2</text:p>
          </table:table-cell>
          <table:table-cell table:style-name="ce12" table:formula="of:=[.D124]+7" office:value-type="date" office:date-value="2016-04-16" calcext:value-type="date">
            <text:p>16 Apr 16</text:p>
          </table:table-cell>
          <table:table-cell table:style-name="ce17" table:formula="of:=IF([.E126]=3; 1; [.E126]+1)" office:value-type="float" office:value="1" calcext:value-type="float">
            <text:p>1</text:p>
          </table:table-cell>
          <table:table-cell table:style-name="ce22" table:formula="of:=IF(OR([.$E127]=1;[.$E127]=3);CONCATENATE(TEXT(ROUND(VLOOKUP([.$B127];Dated1RM; [.F$2]+1)*VLOOKUP([.$C127];PercentageAndReps;3)/2.5)*2.5; &quot;0.0&quot;);  &quot; x &quot;; TEXT(VLOOKUP([.$C127];PercentageAndReps;4); &quot;0&quot;));&quot;&quot;)" office:value-type="string" office:string-value="140.0 x 2" calcext:value-type="string">
            <text:p>140.0 x 2</text:p>
          </table:table-cell>
          <table:table-cell table:style-name="ce27" table:formula="of:=IF(OR([.$E127]=1;[.$E127]=3);CONCATENATE(TEXT(ROUND(VLOOKUP([.$B127];Dated1RM; [.G$2]+1)*VLOOKUP([.$C127];PercentageAndReps;3)/2.5)*2.5; &quot;0.0&quot;);  &quot; x &quot;; TEXT(VLOOKUP([.$C127];PercentageAndReps;4); &quot;0&quot;));&quot;&quot;)" office:value-type="string" office:string-value="107.5 x 2" calcext:value-type="string">
            <text:p>107.5 x 2</text:p>
          </table:table-cell>
          <table:table-cell table:style-name="ce27" table:formula="of:=IF([.$E127]=2;CONCATENATE(TEXT(ROUND(VLOOKUP([.$B127];Dated1RM; [.H$2]+1)*VLOOKUP([.$C127];PercentageAndReps;3)/2.5)*2.5; &quot;0.0&quot;);  &quot; x &quot;; TEXT(VLOOKUP([.$C127];PercentageAndReps;4); &quot;0&quot;));&quot;&quot;)">
            <text:p/>
          </table:table-cell>
          <table:table-cell table:style-name="ce27" table:formula="of:=IF(OR([.$E127]=1;[.$E127]=2);CONCATENATE(TEXT(ROUND(VLOOKUP([.$B127];Dated1RM; [.I$2]+1)*VLOOKUP([.$C127];PercentageAndReps;3)/2.5)*2.5; &quot;0.0&quot;);  &quot; x &quot;; TEXT(VLOOKUP([.$C127];PercentageAndReps;4); &quot;0&quot;));&quot;&quot;)" office:value-type="string" office:string-value="77.5 x 2" calcext:value-type="string">
            <text:p>77.5 x 2</text:p>
          </table:table-cell>
          <table:table-cell table:style-name="ce27" table:formula="of:=IF(OR([.$E127]=2;[.$E127]=3);CONCATENATE(TEXT(ROUND(VLOOKUP([.$B127];Dated1RM; [.J$2]+1)*VLOOKUP([.$C127];PercentageAndReps;3)/2.5)*2.5; &quot;0.0&quot;);  &quot; x &quot;; TEXT(VLOOKUP([.$C127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7]=4; [.E127]=3); [.B127]+1; [.B127])" office:value-type="float" office:value="11" calcext:value-type="float">
            <text:p>11</text:p>
          </table:table-cell>
          <table:table-cell table:formula="of:=IF([.E127]=3; IF([.C127] = 4; 1; [.C127]+1); [.C127])" office:value-type="float" office:value="2" calcext:value-type="float">
            <text:p>2</text:p>
          </table:table-cell>
          <table:table-cell table:style-name="ce12"/>
          <table:table-cell table:style-name="ce17" table:formula="of:=IF([.E127]=3; 1; [.E127]+1)" office:value-type="float" office:value="2" calcext:value-type="float">
            <text:p>2</text:p>
          </table:table-cell>
          <table:table-cell table:style-name="ce22" table:formula="of:=IF(OR([.$E128]=1;[.$E128]=3);CONCATENATE(TEXT(ROUND(VLOOKUP([.$B128];Dated1RM; [.F$2]+1)*VLOOKUP([.$C128];PercentageAndReps;3)/2.5)*2.5; &quot;0.0&quot;);  &quot; x &quot;; TEXT(VLOOKUP([.$C128];PercentageAndReps;4); &quot;0&quot;));&quot;&quot;)">
            <text:p/>
          </table:table-cell>
          <table:table-cell table:style-name="ce27" table:formula="of:=IF(OR([.$E128]=1;[.$E128]=3);CONCATENATE(TEXT(ROUND(VLOOKUP([.$B128];Dated1RM; [.G$2]+1)*VLOOKUP([.$C128];PercentageAndReps;3)/2.5)*2.5; &quot;0.0&quot;);  &quot; x &quot;; TEXT(VLOOKUP([.$C128];PercentageAndReps;4); &quot;0&quot;));&quot;&quot;)">
            <text:p/>
          </table:table-cell>
          <table:table-cell table:style-name="ce27" table:formula="of:=IF([.$E128]=2;CONCATENATE(TEXT(ROUND(VLOOKUP([.$B128];Dated1RM; [.H$2]+1)*VLOOKUP([.$C128];PercentageAndReps;3)/2.5)*2.5; &quot;0.0&quot;);  &quot; x &quot;; TEXT(VLOOKUP([.$C128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128]=1;[.$E128]=2);CONCATENATE(TEXT(ROUND(VLOOKUP([.$B128];Dated1RM; [.I$2]+1)*VLOOKUP([.$C128];PercentageAndReps;3)/2.5)*2.5; &quot;0.0&quot;);  &quot; x &quot;; TEXT(VLOOKUP([.$C128];PercentageAndReps;4); &quot;0&quot;));&quot;&quot;)" office:value-type="string" office:string-value="77.5 x 2" calcext:value-type="string">
            <text:p>77.5 x 2</text:p>
          </table:table-cell>
          <table:table-cell table:style-name="ce27" table:formula="of:=IF(OR([.$E128]=2;[.$E128]=3);CONCATENATE(TEXT(ROUND(VLOOKUP([.$B128];Dated1RM; [.J$2]+1)*VLOOKUP([.$C128];PercentageAndReps;3)/2.5)*2.5; &quot;0.0&quot;);  &quot; x &quot;; TEXT(VLOOKUP([.$C128];PercentageAndReps;4); &quot;0&quot;));&quot;&quot;)" office:value-type="string" office:string-value="57.5 x 2" calcext:value-type="string">
            <text:p>57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8]=4; [.E128]=3); [.B128]+1; [.B128])" office:value-type="float" office:value="11" calcext:value-type="float">
            <text:p>11</text:p>
          </table:table-cell>
          <table:table-cell table:formula="of:=IF([.E128]=3; IF([.C128] = 4; 1; [.C128]+1); [.C128])" office:value-type="float" office:value="2" calcext:value-type="float">
            <text:p>2</text:p>
          </table:table-cell>
          <table:table-cell table:style-name="ce12"/>
          <table:table-cell table:style-name="ce17" table:formula="of:=IF([.E128]=3; 1; [.E128]+1)" office:value-type="float" office:value="3" calcext:value-type="float">
            <text:p>3</text:p>
          </table:table-cell>
          <table:table-cell table:style-name="ce22" table:formula="of:=IF(OR([.$E129]=1;[.$E129]=3);CONCATENATE(TEXT(ROUND(VLOOKUP([.$B129];Dated1RM; [.F$2]+1)*VLOOKUP([.$C129];PercentageAndReps;3)/2.5)*2.5; &quot;0.0&quot;);  &quot; x &quot;; TEXT(VLOOKUP([.$C129];PercentageAndReps;4); &quot;0&quot;));&quot;&quot;)" office:value-type="string" office:string-value="140.0 x 2" calcext:value-type="string">
            <text:p>140.0 x 2</text:p>
          </table:table-cell>
          <table:table-cell table:style-name="ce27" table:formula="of:=IF(OR([.$E129]=1;[.$E129]=3);CONCATENATE(TEXT(ROUND(VLOOKUP([.$B129];Dated1RM; [.G$2]+1)*VLOOKUP([.$C129];PercentageAndReps;3)/2.5)*2.5; &quot;0.0&quot;);  &quot; x &quot;; TEXT(VLOOKUP([.$C129];PercentageAndReps;4); &quot;0&quot;));&quot;&quot;)" office:value-type="string" office:string-value="107.5 x 2" calcext:value-type="string">
            <text:p>107.5 x 2</text:p>
          </table:table-cell>
          <table:table-cell table:style-name="ce27" table:formula="of:=IF([.$E129]=2;CONCATENATE(TEXT(ROUND(VLOOKUP([.$B129];Dated1RM; [.H$2]+1)*VLOOKUP([.$C129];PercentageAndReps;3)/2.5)*2.5; &quot;0.0&quot;);  &quot; x &quot;; TEXT(VLOOKUP([.$C129];PercentageAndReps;4); &quot;0&quot;));&quot;&quot;)">
            <text:p/>
          </table:table-cell>
          <table:table-cell table:style-name="ce27" table:formula="of:=IF(OR([.$E129]=1;[.$E129]=2);CONCATENATE(TEXT(ROUND(VLOOKUP([.$B129];Dated1RM; [.I$2]+1)*VLOOKUP([.$C129];PercentageAndReps;3)/2.5)*2.5; &quot;0.0&quot;);  &quot; x &quot;; TEXT(VLOOKUP([.$C129];PercentageAndReps;4); &quot;0&quot;));&quot;&quot;)">
            <text:p/>
          </table:table-cell>
          <table:table-cell table:style-name="ce27" table:formula="of:=IF(OR([.$E129]=2;[.$E129]=3);CONCATENATE(TEXT(ROUND(VLOOKUP([.$B129];Dated1RM; [.J$2]+1)*VLOOKUP([.$C129];PercentageAndReps;3)/2.5)*2.5; &quot;0.0&quot;);  &quot; x &quot;; TEXT(VLOOKUP([.$C129];PercentageAndReps;4); &quot;0&quot;));&quot;&quot;)" office:value-type="string" office:string-value="57.5 x 2" calcext:value-type="string">
            <text:p>57.5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29]=4; [.E129]=3); [.B129]+1; [.B129])" office:value-type="float" office:value="11" calcext:value-type="float">
            <text:p>11</text:p>
          </table:table-cell>
          <table:table-cell table:formula="of:=IF([.E129]=3; IF([.C129] = 4; 1; [.C129]+1); [.C129])" office:value-type="float" office:value="3" calcext:value-type="float">
            <text:p>3</text:p>
          </table:table-cell>
          <table:table-cell table:style-name="ce12" table:formula="of:=[.D127]+7" office:value-type="date" office:date-value="2016-04-23" calcext:value-type="date">
            <text:p>23 Apr 16</text:p>
          </table:table-cell>
          <table:table-cell table:style-name="ce17" table:formula="of:=IF([.E129]=3; 1; [.E129]+1)" office:value-type="float" office:value="1" calcext:value-type="float">
            <text:p>1</text:p>
          </table:table-cell>
          <table:table-cell table:style-name="ce22" table:formula="of:=IF(OR([.$E130]=1;[.$E130]=3);CONCATENATE(TEXT(ROUND(VLOOKUP([.$B130];Dated1RM; [.F$2]+1)*VLOOKUP([.$C130];PercentageAndReps;3)/2.5)*2.5; &quot;0.0&quot;);  &quot; x &quot;; TEXT(VLOOKUP([.$C130];PercentageAndReps;4); &quot;0&quot;));&quot;&quot;)" office:value-type="string" office:string-value="100.0 x 5" calcext:value-type="string">
            <text:p>100.0 x 5</text:p>
          </table:table-cell>
          <table:table-cell table:style-name="ce27" table:formula="of:=IF(OR([.$E130]=1;[.$E130]=3);CONCATENATE(TEXT(ROUND(VLOOKUP([.$B130];Dated1RM; [.G$2]+1)*VLOOKUP([.$C130];PercentageAndReps;3)/2.5)*2.5; &quot;0.0&quot;);  &quot; x &quot;; TEXT(VLOOKUP([.$C130];PercentageAndReps;4); &quot;0&quot;));&quot;&quot;)" office:value-type="string" office:string-value="77.5 x 5" calcext:value-type="string">
            <text:p>77.5 x 5</text:p>
          </table:table-cell>
          <table:table-cell table:style-name="ce27" table:formula="of:=IF([.$E130]=2;CONCATENATE(TEXT(ROUND(VLOOKUP([.$B130];Dated1RM; [.H$2]+1)*VLOOKUP([.$C130];PercentageAndReps;3)/2.5)*2.5; &quot;0.0&quot;);  &quot; x &quot;; TEXT(VLOOKUP([.$C130];PercentageAndReps;4); &quot;0&quot;));&quot;&quot;)">
            <text:p/>
          </table:table-cell>
          <table:table-cell table:style-name="ce27" table:formula="of:=IF(OR([.$E130]=1;[.$E130]=2);CONCATENATE(TEXT(ROUND(VLOOKUP([.$B130];Dated1RM; [.I$2]+1)*VLOOKUP([.$C130];PercentageAndReps;3)/2.5)*2.5; &quot;0.0&quot;);  &quot; x &quot;; TEXT(VLOOKUP([.$C130];PercentageAndReps;4); &quot;0&quot;));&quot;&quot;)" office:value-type="string" office:string-value="55.0 x 5" calcext:value-type="string">
            <text:p>55.0 x 5</text:p>
          </table:table-cell>
          <table:table-cell table:style-name="ce27" table:formula="of:=IF(OR([.$E130]=2;[.$E130]=3);CONCATENATE(TEXT(ROUND(VLOOKUP([.$B130];Dated1RM; [.J$2]+1)*VLOOKUP([.$C130];PercentageAndReps;3)/2.5)*2.5; &quot;0.0&quot;);  &quot; x &quot;; TEXT(VLOOKUP([.$C130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0]=4; [.E130]=3); [.B130]+1; [.B130])" office:value-type="float" office:value="11" calcext:value-type="float">
            <text:p>11</text:p>
          </table:table-cell>
          <table:table-cell table:formula="of:=IF([.E130]=3; IF([.C130] = 4; 1; [.C130]+1); [.C130])" office:value-type="float" office:value="3" calcext:value-type="float">
            <text:p>3</text:p>
          </table:table-cell>
          <table:table-cell table:style-name="ce12"/>
          <table:table-cell table:style-name="ce17" table:formula="of:=IF([.E130]=3; 1; [.E130]+1)" office:value-type="float" office:value="2" calcext:value-type="float">
            <text:p>2</text:p>
          </table:table-cell>
          <table:table-cell table:style-name="ce22" table:formula="of:=IF(OR([.$E131]=1;[.$E131]=3);CONCATENATE(TEXT(ROUND(VLOOKUP([.$B131];Dated1RM; [.F$2]+1)*VLOOKUP([.$C131];PercentageAndReps;3)/2.5)*2.5; &quot;0.0&quot;);  &quot; x &quot;; TEXT(VLOOKUP([.$C131];PercentageAndReps;4); &quot;0&quot;));&quot;&quot;)">
            <text:p/>
          </table:table-cell>
          <table:table-cell table:style-name="ce27" table:formula="of:=IF(OR([.$E131]=1;[.$E131]=3);CONCATENATE(TEXT(ROUND(VLOOKUP([.$B131];Dated1RM; [.G$2]+1)*VLOOKUP([.$C131];PercentageAndReps;3)/2.5)*2.5; &quot;0.0&quot;);  &quot; x &quot;; TEXT(VLOOKUP([.$C131];PercentageAndReps;4); &quot;0&quot;));&quot;&quot;)">
            <text:p/>
          </table:table-cell>
          <table:table-cell table:style-name="ce27" table:formula="of:=IF([.$E131]=2;CONCATENATE(TEXT(ROUND(VLOOKUP([.$B131];Dated1RM; [.H$2]+1)*VLOOKUP([.$C131];PercentageAndReps;3)/2.5)*2.5; &quot;0.0&quot;);  &quot; x &quot;; TEXT(VLOOKUP([.$C131];PercentageAndReps;4); &quot;0&quot;));&quot;&quot;)" office:value-type="string" office:string-value="130.0 x 5" calcext:value-type="string">
            <text:p>130.0 x 5</text:p>
          </table:table-cell>
          <table:table-cell table:style-name="ce27" table:formula="of:=IF(OR([.$E131]=1;[.$E131]=2);CONCATENATE(TEXT(ROUND(VLOOKUP([.$B131];Dated1RM; [.I$2]+1)*VLOOKUP([.$C131];PercentageAndReps;3)/2.5)*2.5; &quot;0.0&quot;);  &quot; x &quot;; TEXT(VLOOKUP([.$C131];PercentageAndReps;4); &quot;0&quot;));&quot;&quot;)" office:value-type="string" office:string-value="55.0 x 5" calcext:value-type="string">
            <text:p>55.0 x 5</text:p>
          </table:table-cell>
          <table:table-cell table:style-name="ce27" table:formula="of:=IF(OR([.$E131]=2;[.$E131]=3);CONCATENATE(TEXT(ROUND(VLOOKUP([.$B131];Dated1RM; [.J$2]+1)*VLOOKUP([.$C131];PercentageAndReps;3)/2.5)*2.5; &quot;0.0&quot;);  &quot; x &quot;; TEXT(VLOOKUP([.$C131];PercentageAndReps;4); &quot;0&quot;));&quot;&quot;)" office:value-type="string" office:string-value="42.5 x 5" calcext:value-type="string">
            <text:p>42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1]=4; [.E131]=3); [.B131]+1; [.B131])" office:value-type="float" office:value="11" calcext:value-type="float">
            <text:p>11</text:p>
          </table:table-cell>
          <table:table-cell table:formula="of:=IF([.E131]=3; IF([.C131] = 4; 1; [.C131]+1); [.C131])" office:value-type="float" office:value="3" calcext:value-type="float">
            <text:p>3</text:p>
          </table:table-cell>
          <table:table-cell table:style-name="ce12"/>
          <table:table-cell table:style-name="ce17" table:formula="of:=IF([.E131]=3; 1; [.E131]+1)" office:value-type="float" office:value="3" calcext:value-type="float">
            <text:p>3</text:p>
          </table:table-cell>
          <table:table-cell table:style-name="ce22" table:formula="of:=IF(OR([.$E132]=1;[.$E132]=3);CONCATENATE(TEXT(ROUND(VLOOKUP([.$B132];Dated1RM; [.F$2]+1)*VLOOKUP([.$C132];PercentageAndReps;3)/2.5)*2.5; &quot;0.0&quot;);  &quot; x &quot;; TEXT(VLOOKUP([.$C132];PercentageAndReps;4); &quot;0&quot;));&quot;&quot;)" office:value-type="string" office:string-value="100.0 x 5" calcext:value-type="string">
            <text:p>100.0 x 5</text:p>
          </table:table-cell>
          <table:table-cell table:style-name="ce27" table:formula="of:=IF(OR([.$E132]=1;[.$E132]=3);CONCATENATE(TEXT(ROUND(VLOOKUP([.$B132];Dated1RM; [.G$2]+1)*VLOOKUP([.$C132];PercentageAndReps;3)/2.5)*2.5; &quot;0.0&quot;);  &quot; x &quot;; TEXT(VLOOKUP([.$C132];PercentageAndReps;4); &quot;0&quot;));&quot;&quot;)" office:value-type="string" office:string-value="77.5 x 5" calcext:value-type="string">
            <text:p>77.5 x 5</text:p>
          </table:table-cell>
          <table:table-cell table:style-name="ce27" table:formula="of:=IF([.$E132]=2;CONCATENATE(TEXT(ROUND(VLOOKUP([.$B132];Dated1RM; [.H$2]+1)*VLOOKUP([.$C132];PercentageAndReps;3)/2.5)*2.5; &quot;0.0&quot;);  &quot; x &quot;; TEXT(VLOOKUP([.$C132];PercentageAndReps;4); &quot;0&quot;));&quot;&quot;)">
            <text:p/>
          </table:table-cell>
          <table:table-cell table:style-name="ce27" table:formula="of:=IF(OR([.$E132]=1;[.$E132]=2);CONCATENATE(TEXT(ROUND(VLOOKUP([.$B132];Dated1RM; [.I$2]+1)*VLOOKUP([.$C132];PercentageAndReps;3)/2.5)*2.5; &quot;0.0&quot;);  &quot; x &quot;; TEXT(VLOOKUP([.$C132];PercentageAndReps;4); &quot;0&quot;));&quot;&quot;)">
            <text:p/>
          </table:table-cell>
          <table:table-cell table:style-name="ce27" table:formula="of:=IF(OR([.$E132]=2;[.$E132]=3);CONCATENATE(TEXT(ROUND(VLOOKUP([.$B132];Dated1RM; [.J$2]+1)*VLOOKUP([.$C132];PercentageAndReps;3)/2.5)*2.5; &quot;0.0&quot;);  &quot; x &quot;; TEXT(VLOOKUP([.$C132];PercentageAndReps;4); &quot;0&quot;));&quot;&quot;)" office:value-type="string" office:string-value="42.5 x 5" calcext:value-type="string">
            <text:p>42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2]=4; [.E132]=3); [.B132]+1; [.B132])" office:value-type="float" office:value="11" calcext:value-type="float">
            <text:p>11</text:p>
          </table:table-cell>
          <table:table-cell table:formula="of:=IF([.E132]=3; IF([.C132] = 4; 1; [.C132]+1); [.C132])" office:value-type="float" office:value="4" calcext:value-type="float">
            <text:p>4</text:p>
          </table:table-cell>
          <table:table-cell table:style-name="ce12" table:formula="of:=[.D130]+7" office:value-type="date" office:date-value="2016-04-30" calcext:value-type="date">
            <text:p>30 Apr 16</text:p>
          </table:table-cell>
          <table:table-cell table:style-name="ce17" table:formula="of:=IF([.E132]=3; 1; [.E132]+1)" office:value-type="float" office:value="1" calcext:value-type="float">
            <text:p>1</text:p>
          </table:table-cell>
          <table:table-cell table:style-name="ce22" table:formula="of:=IF(OR([.$E133]=1;[.$E133]=3);CONCATENATE(TEXT(ROUND(VLOOKUP([.$B133];Dated1RM; [.F$2]+1)*VLOOKUP([.$C133];PercentageAndReps;3)/2.5)*2.5; &quot;0.0&quot;);  &quot; x &quot;; TEXT(VLOOKUP([.$C133];PercentageAndReps;4); &quot;0&quot;));&quot;&quot;)" office:value-type="string" office:string-value="140.0 x 2" calcext:value-type="string">
            <text:p>140.0 x 2</text:p>
          </table:table-cell>
          <table:table-cell table:style-name="ce27" table:formula="of:=IF(OR([.$E133]=1;[.$E133]=3);CONCATENATE(TEXT(ROUND(VLOOKUP([.$B133];Dated1RM; [.G$2]+1)*VLOOKUP([.$C133];PercentageAndReps;3)/2.5)*2.5; &quot;0.0&quot;);  &quot; x &quot;; TEXT(VLOOKUP([.$C133];PercentageAndReps;4); &quot;0&quot;));&quot;&quot;)" office:value-type="string" office:string-value="107.5 x 2" calcext:value-type="string">
            <text:p>107.5 x 2</text:p>
          </table:table-cell>
          <table:table-cell table:style-name="ce27" table:formula="of:=IF([.$E133]=2;CONCATENATE(TEXT(ROUND(VLOOKUP([.$B133];Dated1RM; [.H$2]+1)*VLOOKUP([.$C133];PercentageAndReps;3)/2.5)*2.5; &quot;0.0&quot;);  &quot; x &quot;; TEXT(VLOOKUP([.$C133];PercentageAndReps;4); &quot;0&quot;));&quot;&quot;)">
            <text:p/>
          </table:table-cell>
          <table:table-cell table:style-name="ce27" table:formula="of:=IF(OR([.$E133]=1;[.$E133]=2);CONCATENATE(TEXT(ROUND(VLOOKUP([.$B133];Dated1RM; [.I$2]+1)*VLOOKUP([.$C133];PercentageAndReps;3)/2.5)*2.5; &quot;0.0&quot;);  &quot; x &quot;; TEXT(VLOOKUP([.$C133];PercentageAndReps;4); &quot;0&quot;));&quot;&quot;)" office:value-type="string" office:string-value="77.5 x 2" calcext:value-type="string">
            <text:p>77.5 x 2</text:p>
          </table:table-cell>
          <table:table-cell table:style-name="ce27" table:formula="of:=IF(OR([.$E133]=2;[.$E133]=3);CONCATENATE(TEXT(ROUND(VLOOKUP([.$B133];Dated1RM; [.J$2]+1)*VLOOKUP([.$C133];PercentageAndReps;3)/2.5)*2.5; &quot;0.0&quot;);  &quot; x &quot;; TEXT(VLOOKUP([.$C133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3]=4; [.E133]=3); [.B133]+1; [.B133])" office:value-type="float" office:value="11" calcext:value-type="float">
            <text:p>11</text:p>
          </table:table-cell>
          <table:table-cell table:formula="of:=IF([.E133]=3; IF([.C133] = 4; 1; [.C133]+1); [.C133])" office:value-type="float" office:value="4" calcext:value-type="float">
            <text:p>4</text:p>
          </table:table-cell>
          <table:table-cell table:style-name="ce12"/>
          <table:table-cell table:style-name="ce17" table:formula="of:=IF([.E133]=3; 1; [.E133]+1)" office:value-type="float" office:value="2" calcext:value-type="float">
            <text:p>2</text:p>
          </table:table-cell>
          <table:table-cell table:style-name="ce22" table:formula="of:=IF(OR([.$E134]=1;[.$E134]=3);CONCATENATE(TEXT(ROUND(VLOOKUP([.$B134];Dated1RM; [.F$2]+1)*VLOOKUP([.$C134];PercentageAndReps;3)/2.5)*2.5; &quot;0.0&quot;);  &quot; x &quot;; TEXT(VLOOKUP([.$C134];PercentageAndReps;4); &quot;0&quot;));&quot;&quot;)">
            <text:p/>
          </table:table-cell>
          <table:table-cell table:style-name="ce27" table:formula="of:=IF(OR([.$E134]=1;[.$E134]=3);CONCATENATE(TEXT(ROUND(VLOOKUP([.$B134];Dated1RM; [.G$2]+1)*VLOOKUP([.$C134];PercentageAndReps;3)/2.5)*2.5; &quot;0.0&quot;);  &quot; x &quot;; TEXT(VLOOKUP([.$C134];PercentageAndReps;4); &quot;0&quot;));&quot;&quot;)">
            <text:p/>
          </table:table-cell>
          <table:table-cell table:style-name="ce27" table:formula="of:=IF([.$E134]=2;CONCATENATE(TEXT(ROUND(VLOOKUP([.$B134];Dated1RM; [.H$2]+1)*VLOOKUP([.$C134];PercentageAndReps;3)/2.5)*2.5; &quot;0.0&quot;);  &quot; x &quot;; TEXT(VLOOKUP([.$C134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134]=1;[.$E134]=2);CONCATENATE(TEXT(ROUND(VLOOKUP([.$B134];Dated1RM; [.I$2]+1)*VLOOKUP([.$C134];PercentageAndReps;3)/2.5)*2.5; &quot;0.0&quot;);  &quot; x &quot;; TEXT(VLOOKUP([.$C134];PercentageAndReps;4); &quot;0&quot;));&quot;&quot;)" office:value-type="string" office:string-value="77.5 x 2" calcext:value-type="string">
            <text:p>77.5 x 2</text:p>
          </table:table-cell>
          <table:table-cell table:style-name="ce27" table:formula="of:=IF(OR([.$E134]=2;[.$E134]=3);CONCATENATE(TEXT(ROUND(VLOOKUP([.$B134];Dated1RM; [.J$2]+1)*VLOOKUP([.$C134];PercentageAndReps;3)/2.5)*2.5; &quot;0.0&quot;);  &quot; x &quot;; TEXT(VLOOKUP([.$C134];PercentageAndReps;4); &quot;0&quot;));&quot;&quot;)" office:value-type="string" office:string-value="57.5 x 2" calcext:value-type="string">
            <text:p>57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4]=4; [.E134]=3); [.B134]+1; [.B134])" office:value-type="float" office:value="11" calcext:value-type="float">
            <text:p>11</text:p>
          </table:table-cell>
          <table:table-cell table:formula="of:=IF([.E134]=3; IF([.C134] = 4; 1; [.C134]+1); [.C134])" office:value-type="float" office:value="4" calcext:value-type="float">
            <text:p>4</text:p>
          </table:table-cell>
          <table:table-cell table:style-name="ce13"/>
          <table:table-cell table:style-name="ce18" table:formula="of:=IF([.E134]=3; 1; [.E134]+1)" office:value-type="float" office:value="3" calcext:value-type="float">
            <text:p>3</text:p>
          </table:table-cell>
          <table:table-cell table:style-name="ce23" table:formula="of:=IF(OR([.$E135]=1;[.$E135]=3);CONCATENATE(TEXT(ROUND(VLOOKUP([.$B135];Dated1RM; [.F$2]+1)*VLOOKUP([.$C135];PercentageAndReps;3)/2.5)*2.5; &quot;0.0&quot;);  &quot; x &quot;; TEXT(VLOOKUP([.$C135];PercentageAndReps;4); &quot;0&quot;));&quot;&quot;)" office:value-type="string" office:string-value="140.0 x 2" calcext:value-type="string">
            <text:p>140.0 x 2</text:p>
          </table:table-cell>
          <table:table-cell table:style-name="ce28" table:formula="of:=IF(OR([.$E135]=1;[.$E135]=3);CONCATENATE(TEXT(ROUND(VLOOKUP([.$B135];Dated1RM; [.G$2]+1)*VLOOKUP([.$C135];PercentageAndReps;3)/2.5)*2.5; &quot;0.0&quot;);  &quot; x &quot;; TEXT(VLOOKUP([.$C135];PercentageAndReps;4); &quot;0&quot;));&quot;&quot;)" office:value-type="string" office:string-value="107.5 x 2" calcext:value-type="string">
            <text:p>107.5 x 2</text:p>
          </table:table-cell>
          <table:table-cell table:style-name="ce28" table:formula="of:=IF([.$E135]=2;CONCATENATE(TEXT(ROUND(VLOOKUP([.$B135];Dated1RM; [.H$2]+1)*VLOOKUP([.$C135];PercentageAndReps;3)/2.5)*2.5; &quot;0.0&quot;);  &quot; x &quot;; TEXT(VLOOKUP([.$C135];PercentageAndReps;4); &quot;0&quot;));&quot;&quot;)">
            <text:p/>
          </table:table-cell>
          <table:table-cell table:style-name="ce28" table:formula="of:=IF(OR([.$E135]=1;[.$E135]=2);CONCATENATE(TEXT(ROUND(VLOOKUP([.$B135];Dated1RM; [.I$2]+1)*VLOOKUP([.$C135];PercentageAndReps;3)/2.5)*2.5; &quot;0.0&quot;);  &quot; x &quot;; TEXT(VLOOKUP([.$C135];PercentageAndReps;4); &quot;0&quot;));&quot;&quot;)">
            <text:p/>
          </table:table-cell>
          <table:table-cell table:style-name="ce28" table:formula="of:=IF(OR([.$E135]=2;[.$E135]=3);CONCATENATE(TEXT(ROUND(VLOOKUP([.$B135];Dated1RM; [.J$2]+1)*VLOOKUP([.$C135];PercentageAndReps;3)/2.5)*2.5; &quot;0.0&quot;);  &quot; x &quot;; TEXT(VLOOKUP([.$C135];PercentageAndReps;4); &quot;0&quot;));&quot;&quot;)" office:value-type="string" office:string-value="57.5 x 2" calcext:value-type="string">
            <text:p>57.5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5]=4; [.E135]=3); [.B135]+1; [.B135])" office:value-type="float" office:value="12" calcext:value-type="float">
            <text:p>12</text:p>
          </table:table-cell>
          <table:table-cell table:formula="of:=IF([.E135]=3; IF([.C135] = 4; 1; [.C135]+1); [.C135])" office:value-type="float" office:value="1" calcext:value-type="float">
            <text:p>1</text:p>
          </table:table-cell>
          <table:table-cell table:style-name="ce14" table:formula="of:=[.D133]+7" office:value-type="date" office:date-value="2016-05-07" calcext:value-type="date">
            <text:p>7 May 16</text:p>
          </table:table-cell>
          <table:table-cell table:style-name="ce19" table:formula="of:=IF([.E135]=3; 1; [.E135]+1)" office:value-type="float" office:value="1" calcext:value-type="float">
            <text:p>1</text:p>
          </table:table-cell>
          <table:table-cell table:style-name="ce24" table:formula="of:=IF(OR([.$E136]=1;[.$E136]=3);CONCATENATE(TEXT(ROUND(VLOOKUP([.$B136];Dated1RM; [.F$2]+1)*VLOOKUP([.$C136];PercentageAndReps;3)/2.5)*2.5; &quot;0.0&quot;);  &quot; x &quot;; TEXT(VLOOKUP([.$C136];PercentageAndReps;4); &quot;0&quot;));&quot;&quot;)" office:value-type="string" office:string-value="120.0 x 5" calcext:value-type="string">
            <text:p>120.0 x 5</text:p>
          </table:table-cell>
          <table:table-cell table:style-name="ce29" table:formula="of:=IF(OR([.$E136]=1;[.$E136]=3);CONCATENATE(TEXT(ROUND(VLOOKUP([.$B136];Dated1RM; [.G$2]+1)*VLOOKUP([.$C136];PercentageAndReps;3)/2.5)*2.5; &quot;0.0&quot;);  &quot; x &quot;; TEXT(VLOOKUP([.$C136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36]=2;CONCATENATE(TEXT(ROUND(VLOOKUP([.$B136];Dated1RM; [.H$2]+1)*VLOOKUP([.$C136];PercentageAndReps;3)/2.5)*2.5; &quot;0.0&quot;);  &quot; x &quot;; TEXT(VLOOKUP([.$C136];PercentageAndReps;4); &quot;0&quot;));&quot;&quot;)">
            <text:p/>
          </table:table-cell>
          <table:table-cell table:style-name="ce29" table:formula="of:=IF(OR([.$E136]=1;[.$E136]=2);CONCATENATE(TEXT(ROUND(VLOOKUP([.$B136];Dated1RM; [.I$2]+1)*VLOOKUP([.$C136];PercentageAndReps;3)/2.5)*2.5; &quot;0.0&quot;);  &quot; x &quot;; TEXT(VLOOKUP([.$C136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OR([.$E136]=2;[.$E136]=3);CONCATENATE(TEXT(ROUND(VLOOKUP([.$B136];Dated1RM; [.J$2]+1)*VLOOKUP([.$C136];PercentageAndReps;3)/2.5)*2.5; &quot;0.0&quot;);  &quot; x &quot;; TEXT(VLOOKUP([.$C136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6]=4; [.E136]=3); [.B136]+1; [.B136])" office:value-type="float" office:value="12" calcext:value-type="float">
            <text:p>12</text:p>
          </table:table-cell>
          <table:table-cell table:formula="of:=IF([.E136]=3; IF([.C136] = 4; 1; [.C136]+1); [.C136])" office:value-type="float" office:value="1" calcext:value-type="float">
            <text:p>1</text:p>
          </table:table-cell>
          <table:table-cell table:style-name="ce14"/>
          <table:table-cell table:style-name="ce19" table:formula="of:=IF([.E136]=3; 1; [.E136]+1)" office:value-type="float" office:value="2" calcext:value-type="float">
            <text:p>2</text:p>
          </table:table-cell>
          <table:table-cell table:style-name="ce24" table:formula="of:=IF(OR([.$E137]=1;[.$E137]=3);CONCATENATE(TEXT(ROUND(VLOOKUP([.$B137];Dated1RM; [.F$2]+1)*VLOOKUP([.$C137];PercentageAndReps;3)/2.5)*2.5; &quot;0.0&quot;);  &quot; x &quot;; TEXT(VLOOKUP([.$C137];PercentageAndReps;4); &quot;0&quot;));&quot;&quot;)">
            <text:p/>
          </table:table-cell>
          <table:table-cell table:style-name="ce29" table:formula="of:=IF(OR([.$E137]=1;[.$E137]=3);CONCATENATE(TEXT(ROUND(VLOOKUP([.$B137];Dated1RM; [.G$2]+1)*VLOOKUP([.$C137];PercentageAndReps;3)/2.5)*2.5; &quot;0.0&quot;);  &quot; x &quot;; TEXT(VLOOKUP([.$C137];PercentageAndReps;4); &quot;0&quot;));&quot;&quot;)">
            <text:p/>
          </table:table-cell>
          <table:table-cell table:style-name="ce29" table:formula="of:=IF([.$E137]=2;CONCATENATE(TEXT(ROUND(VLOOKUP([.$B137];Dated1RM; [.H$2]+1)*VLOOKUP([.$C137];PercentageAndReps;3)/2.5)*2.5; &quot;0.0&quot;);  &quot; x &quot;; TEXT(VLOOKUP([.$C137];PercentageAndReps;4); &quot;0&quot;));&quot;&quot;)" office:value-type="string" office:string-value="155.0 x 5" calcext:value-type="string">
            <text:p>155.0 x 5</text:p>
          </table:table-cell>
          <table:table-cell table:style-name="ce29" table:formula="of:=IF(OR([.$E137]=1;[.$E137]=2);CONCATENATE(TEXT(ROUND(VLOOKUP([.$B137];Dated1RM; [.I$2]+1)*VLOOKUP([.$C137];PercentageAndReps;3)/2.5)*2.5; &quot;0.0&quot;);  &quot; x &quot;; TEXT(VLOOKUP([.$C137];PercentageAndReps;4); &quot;0&quot;));&quot;&quot;)" office:value-type="string" office:string-value="65.0 x 5" calcext:value-type="string">
            <text:p>65.0 x 5</text:p>
          </table:table-cell>
          <table:table-cell table:style-name="ce29" table:formula="of:=IF(OR([.$E137]=2;[.$E137]=3);CONCATENATE(TEXT(ROUND(VLOOKUP([.$B137];Dated1RM; [.J$2]+1)*VLOOKUP([.$C137];PercentageAndReps;3)/2.5)*2.5; &quot;0.0&quot;);  &quot; x &quot;; TEXT(VLOOKUP([.$C137];PercentageAndReps;4); &quot;0&quot;));&quot;&quot;)" office:value-type="string" office:string-value="50.0 x 5" calcext:value-type="string">
            <text:p>50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7]=4; [.E137]=3); [.B137]+1; [.B137])" office:value-type="float" office:value="12" calcext:value-type="float">
            <text:p>12</text:p>
          </table:table-cell>
          <table:table-cell table:formula="of:=IF([.E137]=3; IF([.C137] = 4; 1; [.C137]+1); [.C137])" office:value-type="float" office:value="1" calcext:value-type="float">
            <text:p>1</text:p>
          </table:table-cell>
          <table:table-cell table:style-name="ce14"/>
          <table:table-cell table:style-name="ce19" table:formula="of:=IF([.E137]=3; 1; [.E137]+1)" office:value-type="float" office:value="3" calcext:value-type="float">
            <text:p>3</text:p>
          </table:table-cell>
          <table:table-cell table:style-name="ce24" table:formula="of:=IF(OR([.$E138]=1;[.$E138]=3);CONCATENATE(TEXT(ROUND(VLOOKUP([.$B138];Dated1RM; [.F$2]+1)*VLOOKUP([.$C138];PercentageAndReps;3)/2.5)*2.5; &quot;0.0&quot;);  &quot; x &quot;; TEXT(VLOOKUP([.$C138];PercentageAndReps;4); &quot;0&quot;));&quot;&quot;)" office:value-type="string" office:string-value="120.0 x 5" calcext:value-type="string">
            <text:p>120.0 x 5</text:p>
          </table:table-cell>
          <table:table-cell table:style-name="ce29" table:formula="of:=IF(OR([.$E138]=1;[.$E138]=3);CONCATENATE(TEXT(ROUND(VLOOKUP([.$B138];Dated1RM; [.G$2]+1)*VLOOKUP([.$C138];PercentageAndReps;3)/2.5)*2.5; &quot;0.0&quot;);  &quot; x &quot;; TEXT(VLOOKUP([.$C138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38]=2;CONCATENATE(TEXT(ROUND(VLOOKUP([.$B138];Dated1RM; [.H$2]+1)*VLOOKUP([.$C138];PercentageAndReps;3)/2.5)*2.5; &quot;0.0&quot;);  &quot; x &quot;; TEXT(VLOOKUP([.$C138];PercentageAndReps;4); &quot;0&quot;));&quot;&quot;)">
            <text:p/>
          </table:table-cell>
          <table:table-cell table:style-name="ce29" table:formula="of:=IF(OR([.$E138]=1;[.$E138]=2);CONCATENATE(TEXT(ROUND(VLOOKUP([.$B138];Dated1RM; [.I$2]+1)*VLOOKUP([.$C138];PercentageAndReps;3)/2.5)*2.5; &quot;0.0&quot;);  &quot; x &quot;; TEXT(VLOOKUP([.$C138];PercentageAndReps;4); &quot;0&quot;));&quot;&quot;)">
            <text:p/>
          </table:table-cell>
          <table:table-cell table:style-name="ce29" table:formula="of:=IF(OR([.$E138]=2;[.$E138]=3);CONCATENATE(TEXT(ROUND(VLOOKUP([.$B138];Dated1RM; [.J$2]+1)*VLOOKUP([.$C138];PercentageAndReps;3)/2.5)*2.5; &quot;0.0&quot;);  &quot; x &quot;; TEXT(VLOOKUP([.$C138];PercentageAndReps;4); &quot;0&quot;));&quot;&quot;)" office:value-type="string" office:string-value="50.0 x 5" calcext:value-type="string">
            <text:p>50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8]=4; [.E138]=3); [.B138]+1; [.B138])" office:value-type="float" office:value="12" calcext:value-type="float">
            <text:p>12</text:p>
          </table:table-cell>
          <table:table-cell table:formula="of:=IF([.E138]=3; IF([.C138] = 4; 1; [.C138]+1); [.C138])" office:value-type="float" office:value="2" calcext:value-type="float">
            <text:p>2</text:p>
          </table:table-cell>
          <table:table-cell table:style-name="ce14" table:formula="of:=[.D136]+7" office:value-type="date" office:date-value="2016-05-14" calcext:value-type="date">
            <text:p>14 May 16</text:p>
          </table:table-cell>
          <table:table-cell table:style-name="ce19" table:formula="of:=IF([.E138]=3; 1; [.E138]+1)" office:value-type="float" office:value="1" calcext:value-type="float">
            <text:p>1</text:p>
          </table:table-cell>
          <table:table-cell table:style-name="ce24" table:formula="of:=IF(OR([.$E139]=1;[.$E139]=3);CONCATENATE(TEXT(ROUND(VLOOKUP([.$B139];Dated1RM; [.F$2]+1)*VLOOKUP([.$C139];PercentageAndReps;3)/2.5)*2.5; &quot;0.0&quot;);  &quot; x &quot;; TEXT(VLOOKUP([.$C139];PercentageAndReps;4); &quot;0&quot;));&quot;&quot;)" office:value-type="string" office:string-value="145.0 x 2" calcext:value-type="string">
            <text:p>145.0 x 2</text:p>
          </table:table-cell>
          <table:table-cell table:style-name="ce29" table:formula="of:=IF(OR([.$E139]=1;[.$E139]=3);CONCATENATE(TEXT(ROUND(VLOOKUP([.$B139];Dated1RM; [.G$2]+1)*VLOOKUP([.$C139];PercentageAndReps;3)/2.5)*2.5; &quot;0.0&quot;);  &quot; x &quot;; TEXT(VLOOKUP([.$C139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39]=2;CONCATENATE(TEXT(ROUND(VLOOKUP([.$B139];Dated1RM; [.H$2]+1)*VLOOKUP([.$C139];PercentageAndReps;3)/2.5)*2.5; &quot;0.0&quot;);  &quot; x &quot;; TEXT(VLOOKUP([.$C139];PercentageAndReps;4); &quot;0&quot;));&quot;&quot;)">
            <text:p/>
          </table:table-cell>
          <table:table-cell table:style-name="ce29" table:formula="of:=IF(OR([.$E139]=1;[.$E139]=2);CONCATENATE(TEXT(ROUND(VLOOKUP([.$B139];Dated1RM; [.I$2]+1)*VLOOKUP([.$C139];PercentageAndReps;3)/2.5)*2.5; &quot;0.0&quot;);  &quot; x &quot;; TEXT(VLOOKUP([.$C139];PercentageAndReps;4); &quot;0&quot;));&quot;&quot;)" office:value-type="string" office:string-value="80.0 x 2" calcext:value-type="string">
            <text:p>80.0 x 2</text:p>
          </table:table-cell>
          <table:table-cell table:style-name="ce29" table:formula="of:=IF(OR([.$E139]=2;[.$E139]=3);CONCATENATE(TEXT(ROUND(VLOOKUP([.$B139];Dated1RM; [.J$2]+1)*VLOOKUP([.$C139];PercentageAndReps;3)/2.5)*2.5; &quot;0.0&quot;);  &quot; x &quot;; TEXT(VLOOKUP([.$C139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39]=4; [.E139]=3); [.B139]+1; [.B139])" office:value-type="float" office:value="12" calcext:value-type="float">
            <text:p>12</text:p>
          </table:table-cell>
          <table:table-cell table:formula="of:=IF([.E139]=3; IF([.C139] = 4; 1; [.C139]+1); [.C139])" office:value-type="float" office:value="2" calcext:value-type="float">
            <text:p>2</text:p>
          </table:table-cell>
          <table:table-cell table:style-name="ce14"/>
          <table:table-cell table:style-name="ce19" table:formula="of:=IF([.E139]=3; 1; [.E139]+1)" office:value-type="float" office:value="2" calcext:value-type="float">
            <text:p>2</text:p>
          </table:table-cell>
          <table:table-cell table:style-name="ce24" table:formula="of:=IF(OR([.$E140]=1;[.$E140]=3);CONCATENATE(TEXT(ROUND(VLOOKUP([.$B140];Dated1RM; [.F$2]+1)*VLOOKUP([.$C140];PercentageAndReps;3)/2.5)*2.5; &quot;0.0&quot;);  &quot; x &quot;; TEXT(VLOOKUP([.$C140];PercentageAndReps;4); &quot;0&quot;));&quot;&quot;)">
            <text:p/>
          </table:table-cell>
          <table:table-cell table:style-name="ce29" table:formula="of:=IF(OR([.$E140]=1;[.$E140]=3);CONCATENATE(TEXT(ROUND(VLOOKUP([.$B140];Dated1RM; [.G$2]+1)*VLOOKUP([.$C140];PercentageAndReps;3)/2.5)*2.5; &quot;0.0&quot;);  &quot; x &quot;; TEXT(VLOOKUP([.$C140];PercentageAndReps;4); &quot;0&quot;));&quot;&quot;)">
            <text:p/>
          </table:table-cell>
          <table:table-cell table:style-name="ce29" table:formula="of:=IF([.$E140]=2;CONCATENATE(TEXT(ROUND(VLOOKUP([.$B140];Dated1RM; [.H$2]+1)*VLOOKUP([.$C140];PercentageAndReps;3)/2.5)*2.5; &quot;0.0&quot;);  &quot; x &quot;; TEXT(VLOOKUP([.$C140];PercentageAndReps;4); &quot;0&quot;));&quot;&quot;)" office:value-type="string" office:string-value="185.0 x 2" calcext:value-type="string">
            <text:p>185.0 x 2</text:p>
          </table:table-cell>
          <table:table-cell table:style-name="ce29" table:formula="of:=IF(OR([.$E140]=1;[.$E140]=2);CONCATENATE(TEXT(ROUND(VLOOKUP([.$B140];Dated1RM; [.I$2]+1)*VLOOKUP([.$C140];PercentageAndReps;3)/2.5)*2.5; &quot;0.0&quot;);  &quot; x &quot;; TEXT(VLOOKUP([.$C140];PercentageAndReps;4); &quot;0&quot;));&quot;&quot;)" office:value-type="string" office:string-value="80.0 x 2" calcext:value-type="string">
            <text:p>80.0 x 2</text:p>
          </table:table-cell>
          <table:table-cell table:style-name="ce29" table:formula="of:=IF(OR([.$E140]=2;[.$E140]=3);CONCATENATE(TEXT(ROUND(VLOOKUP([.$B140];Dated1RM; [.J$2]+1)*VLOOKUP([.$C140];PercentageAndReps;3)/2.5)*2.5; &quot;0.0&quot;);  &quot; x &quot;; TEXT(VLOOKUP([.$C140];PercentageAndReps;4); &quot;0&quot;));&quot;&quot;)" office:value-type="string" office:string-value="60.0 x 2" calcext:value-type="string">
            <text:p>60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0]=4; [.E140]=3); [.B140]+1; [.B140])" office:value-type="float" office:value="12" calcext:value-type="float">
            <text:p>12</text:p>
          </table:table-cell>
          <table:table-cell table:formula="of:=IF([.E140]=3; IF([.C140] = 4; 1; [.C140]+1); [.C140])" office:value-type="float" office:value="2" calcext:value-type="float">
            <text:p>2</text:p>
          </table:table-cell>
          <table:table-cell table:style-name="ce14"/>
          <table:table-cell table:style-name="ce19" table:formula="of:=IF([.E140]=3; 1; [.E140]+1)" office:value-type="float" office:value="3" calcext:value-type="float">
            <text:p>3</text:p>
          </table:table-cell>
          <table:table-cell table:style-name="ce24" table:formula="of:=IF(OR([.$E141]=1;[.$E141]=3);CONCATENATE(TEXT(ROUND(VLOOKUP([.$B141];Dated1RM; [.F$2]+1)*VLOOKUP([.$C141];PercentageAndReps;3)/2.5)*2.5; &quot;0.0&quot;);  &quot; x &quot;; TEXT(VLOOKUP([.$C141];PercentageAndReps;4); &quot;0&quot;));&quot;&quot;)" office:value-type="string" office:string-value="145.0 x 2" calcext:value-type="string">
            <text:p>145.0 x 2</text:p>
          </table:table-cell>
          <table:table-cell table:style-name="ce29" table:formula="of:=IF(OR([.$E141]=1;[.$E141]=3);CONCATENATE(TEXT(ROUND(VLOOKUP([.$B141];Dated1RM; [.G$2]+1)*VLOOKUP([.$C141];PercentageAndReps;3)/2.5)*2.5; &quot;0.0&quot;);  &quot; x &quot;; TEXT(VLOOKUP([.$C141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41]=2;CONCATENATE(TEXT(ROUND(VLOOKUP([.$B141];Dated1RM; [.H$2]+1)*VLOOKUP([.$C141];PercentageAndReps;3)/2.5)*2.5; &quot;0.0&quot;);  &quot; x &quot;; TEXT(VLOOKUP([.$C141];PercentageAndReps;4); &quot;0&quot;));&quot;&quot;)">
            <text:p/>
          </table:table-cell>
          <table:table-cell table:style-name="ce29" table:formula="of:=IF(OR([.$E141]=1;[.$E141]=2);CONCATENATE(TEXT(ROUND(VLOOKUP([.$B141];Dated1RM; [.I$2]+1)*VLOOKUP([.$C141];PercentageAndReps;3)/2.5)*2.5; &quot;0.0&quot;);  &quot; x &quot;; TEXT(VLOOKUP([.$C141];PercentageAndReps;4); &quot;0&quot;));&quot;&quot;)">
            <text:p/>
          </table:table-cell>
          <table:table-cell table:style-name="ce29" table:formula="of:=IF(OR([.$E141]=2;[.$E141]=3);CONCATENATE(TEXT(ROUND(VLOOKUP([.$B141];Dated1RM; [.J$2]+1)*VLOOKUP([.$C141];PercentageAndReps;3)/2.5)*2.5; &quot;0.0&quot;);  &quot; x &quot;; TEXT(VLOOKUP([.$C141];PercentageAndReps;4); &quot;0&quot;));&quot;&quot;)" office:value-type="string" office:string-value="60.0 x 2" calcext:value-type="string">
            <text:p>60.0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1]=4; [.E141]=3); [.B141]+1; [.B141])" office:value-type="float" office:value="12" calcext:value-type="float">
            <text:p>12</text:p>
          </table:table-cell>
          <table:table-cell table:formula="of:=IF([.E141]=3; IF([.C141] = 4; 1; [.C141]+1); [.C141])" office:value-type="float" office:value="3" calcext:value-type="float">
            <text:p>3</text:p>
          </table:table-cell>
          <table:table-cell table:style-name="ce14" table:formula="of:=[.D139]+7" office:value-type="date" office:date-value="2016-05-21" calcext:value-type="date">
            <text:p>21 May 16</text:p>
          </table:table-cell>
          <table:table-cell table:style-name="ce19" table:formula="of:=IF([.E141]=3; 1; [.E141]+1)" office:value-type="float" office:value="1" calcext:value-type="float">
            <text:p>1</text:p>
          </table:table-cell>
          <table:table-cell table:style-name="ce24" table:formula="of:=IF(OR([.$E142]=1;[.$E142]=3);CONCATENATE(TEXT(ROUND(VLOOKUP([.$B142];Dated1RM; [.F$2]+1)*VLOOKUP([.$C142];PercentageAndReps;3)/2.5)*2.5; &quot;0.0&quot;);  &quot; x &quot;; TEXT(VLOOKUP([.$C142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142]=1;[.$E142]=3);CONCATENATE(TEXT(ROUND(VLOOKUP([.$B142];Dated1RM; [.G$2]+1)*VLOOKUP([.$C142];PercentageAndReps;3)/2.5)*2.5; &quot;0.0&quot;);  &quot; x &quot;; TEXT(VLOOKUP([.$C142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42]=2;CONCATENATE(TEXT(ROUND(VLOOKUP([.$B142];Dated1RM; [.H$2]+1)*VLOOKUP([.$C142];PercentageAndReps;3)/2.5)*2.5; &quot;0.0&quot;);  &quot; x &quot;; TEXT(VLOOKUP([.$C142];PercentageAndReps;4); &quot;0&quot;));&quot;&quot;)">
            <text:p/>
          </table:table-cell>
          <table:table-cell table:style-name="ce29" table:formula="of:=IF(OR([.$E142]=1;[.$E142]=2);CONCATENATE(TEXT(ROUND(VLOOKUP([.$B142];Dated1RM; [.I$2]+1)*VLOOKUP([.$C142];PercentageAndReps;3)/2.5)*2.5; &quot;0.0&quot;);  &quot; x &quot;; TEXT(VLOOKUP([.$C142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OR([.$E142]=2;[.$E142]=3);CONCATENATE(TEXT(ROUND(VLOOKUP([.$B142];Dated1RM; [.J$2]+1)*VLOOKUP([.$C142];PercentageAndReps;3)/2.5)*2.5; &quot;0.0&quot;);  &quot; x &quot;; TEXT(VLOOKUP([.$C142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2]=4; [.E142]=3); [.B142]+1; [.B142])" office:value-type="float" office:value="12" calcext:value-type="float">
            <text:p>12</text:p>
          </table:table-cell>
          <table:table-cell table:formula="of:=IF([.E142]=3; IF([.C142] = 4; 1; [.C142]+1); [.C142])" office:value-type="float" office:value="3" calcext:value-type="float">
            <text:p>3</text:p>
          </table:table-cell>
          <table:table-cell table:style-name="ce14"/>
          <table:table-cell table:style-name="ce19" table:formula="of:=IF([.E142]=3; 1; [.E142]+1)" office:value-type="float" office:value="2" calcext:value-type="float">
            <text:p>2</text:p>
          </table:table-cell>
          <table:table-cell table:style-name="ce24" table:formula="of:=IF(OR([.$E143]=1;[.$E143]=3);CONCATENATE(TEXT(ROUND(VLOOKUP([.$B143];Dated1RM; [.F$2]+1)*VLOOKUP([.$C143];PercentageAndReps;3)/2.5)*2.5; &quot;0.0&quot;);  &quot; x &quot;; TEXT(VLOOKUP([.$C143];PercentageAndReps;4); &quot;0&quot;));&quot;&quot;)">
            <text:p/>
          </table:table-cell>
          <table:table-cell table:style-name="ce29" table:formula="of:=IF(OR([.$E143]=1;[.$E143]=3);CONCATENATE(TEXT(ROUND(VLOOKUP([.$B143];Dated1RM; [.G$2]+1)*VLOOKUP([.$C143];PercentageAndReps;3)/2.5)*2.5; &quot;0.0&quot;);  &quot; x &quot;; TEXT(VLOOKUP([.$C143];PercentageAndReps;4); &quot;0&quot;));&quot;&quot;)">
            <text:p/>
          </table:table-cell>
          <table:table-cell table:style-name="ce29" table:formula="of:=IF([.$E143]=2;CONCATENATE(TEXT(ROUND(VLOOKUP([.$B143];Dated1RM; [.H$2]+1)*VLOOKUP([.$C143];PercentageAndReps;3)/2.5)*2.5; &quot;0.0&quot;);  &quot; x &quot;; TEXT(VLOOKUP([.$C143];PercentageAndReps;4); &quot;0&quot;));&quot;&quot;)" office:value-type="string" office:string-value="132.5 x 5" calcext:value-type="string">
            <text:p>132.5 x 5</text:p>
          </table:table-cell>
          <table:table-cell table:style-name="ce29" table:formula="of:=IF(OR([.$E143]=1;[.$E143]=2);CONCATENATE(TEXT(ROUND(VLOOKUP([.$B143];Dated1RM; [.I$2]+1)*VLOOKUP([.$C143];PercentageAndReps;3)/2.5)*2.5; &quot;0.0&quot;);  &quot; x &quot;; TEXT(VLOOKUP([.$C143];PercentageAndReps;4); &quot;0&quot;));&quot;&quot;)" office:value-type="string" office:string-value="57.5 x 5" calcext:value-type="string">
            <text:p>57.5 x 5</text:p>
          </table:table-cell>
          <table:table-cell table:style-name="ce29" table:formula="of:=IF(OR([.$E143]=2;[.$E143]=3);CONCATENATE(TEXT(ROUND(VLOOKUP([.$B143];Dated1RM; [.J$2]+1)*VLOOKUP([.$C143];PercentageAndReps;3)/2.5)*2.5; &quot;0.0&quot;);  &quot; x &quot;; TEXT(VLOOKUP([.$C143];PercentageAndReps;4); &quot;0&quot;));&quot;&quot;)" office:value-type="string" office:string-value="45.0 x 5" calcext:value-type="string">
            <text:p>45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3]=4; [.E143]=3); [.B143]+1; [.B143])" office:value-type="float" office:value="12" calcext:value-type="float">
            <text:p>12</text:p>
          </table:table-cell>
          <table:table-cell table:formula="of:=IF([.E143]=3; IF([.C143] = 4; 1; [.C143]+1); [.C143])" office:value-type="float" office:value="3" calcext:value-type="float">
            <text:p>3</text:p>
          </table:table-cell>
          <table:table-cell table:style-name="ce14"/>
          <table:table-cell table:style-name="ce19" table:formula="of:=IF([.E143]=3; 1; [.E143]+1)" office:value-type="float" office:value="3" calcext:value-type="float">
            <text:p>3</text:p>
          </table:table-cell>
          <table:table-cell table:style-name="ce24" table:formula="of:=IF(OR([.$E144]=1;[.$E144]=3);CONCATENATE(TEXT(ROUND(VLOOKUP([.$B144];Dated1RM; [.F$2]+1)*VLOOKUP([.$C144];PercentageAndReps;3)/2.5)*2.5; &quot;0.0&quot;);  &quot; x &quot;; TEXT(VLOOKUP([.$C144];PercentageAndReps;4); &quot;0&quot;));&quot;&quot;)" office:value-type="string" office:string-value="105.0 x 5" calcext:value-type="string">
            <text:p>105.0 x 5</text:p>
          </table:table-cell>
          <table:table-cell table:style-name="ce29" table:formula="of:=IF(OR([.$E144]=1;[.$E144]=3);CONCATENATE(TEXT(ROUND(VLOOKUP([.$B144];Dated1RM; [.G$2]+1)*VLOOKUP([.$C144];PercentageAndReps;3)/2.5)*2.5; &quot;0.0&quot;);  &quot; x &quot;; TEXT(VLOOKUP([.$C144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44]=2;CONCATENATE(TEXT(ROUND(VLOOKUP([.$B144];Dated1RM; [.H$2]+1)*VLOOKUP([.$C144];PercentageAndReps;3)/2.5)*2.5; &quot;0.0&quot;);  &quot; x &quot;; TEXT(VLOOKUP([.$C144];PercentageAndReps;4); &quot;0&quot;));&quot;&quot;)">
            <text:p/>
          </table:table-cell>
          <table:table-cell table:style-name="ce29" table:formula="of:=IF(OR([.$E144]=1;[.$E144]=2);CONCATENATE(TEXT(ROUND(VLOOKUP([.$B144];Dated1RM; [.I$2]+1)*VLOOKUP([.$C144];PercentageAndReps;3)/2.5)*2.5; &quot;0.0&quot;);  &quot; x &quot;; TEXT(VLOOKUP([.$C144];PercentageAndReps;4); &quot;0&quot;));&quot;&quot;)">
            <text:p/>
          </table:table-cell>
          <table:table-cell table:style-name="ce29" table:formula="of:=IF(OR([.$E144]=2;[.$E144]=3);CONCATENATE(TEXT(ROUND(VLOOKUP([.$B144];Dated1RM; [.J$2]+1)*VLOOKUP([.$C144];PercentageAndReps;3)/2.5)*2.5; &quot;0.0&quot;);  &quot; x &quot;; TEXT(VLOOKUP([.$C144];PercentageAndReps;4); &quot;0&quot;));&quot;&quot;)" office:value-type="string" office:string-value="45.0 x 5" calcext:value-type="string">
            <text:p>45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4]=4; [.E144]=3); [.B144]+1; [.B144])" office:value-type="float" office:value="12" calcext:value-type="float">
            <text:p>12</text:p>
          </table:table-cell>
          <table:table-cell table:formula="of:=IF([.E144]=3; IF([.C144] = 4; 1; [.C144]+1); [.C144])" office:value-type="float" office:value="4" calcext:value-type="float">
            <text:p>4</text:p>
          </table:table-cell>
          <table:table-cell table:style-name="ce14" table:formula="of:=[.D142]+7" office:value-type="date" office:date-value="2016-05-28" calcext:value-type="date">
            <text:p>28 May 16</text:p>
          </table:table-cell>
          <table:table-cell table:style-name="ce19" table:formula="of:=IF([.E144]=3; 1; [.E144]+1)" office:value-type="float" office:value="1" calcext:value-type="float">
            <text:p>1</text:p>
          </table:table-cell>
          <table:table-cell table:style-name="ce24" table:formula="of:=IF(OR([.$E145]=1;[.$E145]=3);CONCATENATE(TEXT(ROUND(VLOOKUP([.$B145];Dated1RM; [.F$2]+1)*VLOOKUP([.$C145];PercentageAndReps;3)/2.5)*2.5; &quot;0.0&quot;);  &quot; x &quot;; TEXT(VLOOKUP([.$C145];PercentageAndReps;4); &quot;0&quot;));&quot;&quot;)" office:value-type="string" office:string-value="145.0 x 2" calcext:value-type="string">
            <text:p>145.0 x 2</text:p>
          </table:table-cell>
          <table:table-cell table:style-name="ce29" table:formula="of:=IF(OR([.$E145]=1;[.$E145]=3);CONCATENATE(TEXT(ROUND(VLOOKUP([.$B145];Dated1RM; [.G$2]+1)*VLOOKUP([.$C145];PercentageAndReps;3)/2.5)*2.5; &quot;0.0&quot;);  &quot; x &quot;; TEXT(VLOOKUP([.$C145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45]=2;CONCATENATE(TEXT(ROUND(VLOOKUP([.$B145];Dated1RM; [.H$2]+1)*VLOOKUP([.$C145];PercentageAndReps;3)/2.5)*2.5; &quot;0.0&quot;);  &quot; x &quot;; TEXT(VLOOKUP([.$C145];PercentageAndReps;4); &quot;0&quot;));&quot;&quot;)">
            <text:p/>
          </table:table-cell>
          <table:table-cell table:style-name="ce29" table:formula="of:=IF(OR([.$E145]=1;[.$E145]=2);CONCATENATE(TEXT(ROUND(VLOOKUP([.$B145];Dated1RM; [.I$2]+1)*VLOOKUP([.$C145];PercentageAndReps;3)/2.5)*2.5; &quot;0.0&quot;);  &quot; x &quot;; TEXT(VLOOKUP([.$C145];PercentageAndReps;4); &quot;0&quot;));&quot;&quot;)" office:value-type="string" office:string-value="80.0 x 2" calcext:value-type="string">
            <text:p>80.0 x 2</text:p>
          </table:table-cell>
          <table:table-cell table:style-name="ce29" table:formula="of:=IF(OR([.$E145]=2;[.$E145]=3);CONCATENATE(TEXT(ROUND(VLOOKUP([.$B145];Dated1RM; [.J$2]+1)*VLOOKUP([.$C145];PercentageAndReps;3)/2.5)*2.5; &quot;0.0&quot;);  &quot; x &quot;; TEXT(VLOOKUP([.$C145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5]=4; [.E145]=3); [.B145]+1; [.B145])" office:value-type="float" office:value="12" calcext:value-type="float">
            <text:p>12</text:p>
          </table:table-cell>
          <table:table-cell table:formula="of:=IF([.E145]=3; IF([.C145] = 4; 1; [.C145]+1); [.C145])" office:value-type="float" office:value="4" calcext:value-type="float">
            <text:p>4</text:p>
          </table:table-cell>
          <table:table-cell table:style-name="ce14"/>
          <table:table-cell table:style-name="ce19" table:formula="of:=IF([.E145]=3; 1; [.E145]+1)" office:value-type="float" office:value="2" calcext:value-type="float">
            <text:p>2</text:p>
          </table:table-cell>
          <table:table-cell table:style-name="ce24" table:formula="of:=IF(OR([.$E146]=1;[.$E146]=3);CONCATENATE(TEXT(ROUND(VLOOKUP([.$B146];Dated1RM; [.F$2]+1)*VLOOKUP([.$C146];PercentageAndReps;3)/2.5)*2.5; &quot;0.0&quot;);  &quot; x &quot;; TEXT(VLOOKUP([.$C146];PercentageAndReps;4); &quot;0&quot;));&quot;&quot;)">
            <text:p/>
          </table:table-cell>
          <table:table-cell table:style-name="ce29" table:formula="of:=IF(OR([.$E146]=1;[.$E146]=3);CONCATENATE(TEXT(ROUND(VLOOKUP([.$B146];Dated1RM; [.G$2]+1)*VLOOKUP([.$C146];PercentageAndReps;3)/2.5)*2.5; &quot;0.0&quot;);  &quot; x &quot;; TEXT(VLOOKUP([.$C146];PercentageAndReps;4); &quot;0&quot;));&quot;&quot;)">
            <text:p/>
          </table:table-cell>
          <table:table-cell table:style-name="ce29" table:formula="of:=IF([.$E146]=2;CONCATENATE(TEXT(ROUND(VLOOKUP([.$B146];Dated1RM; [.H$2]+1)*VLOOKUP([.$C146];PercentageAndReps;3)/2.5)*2.5; &quot;0.0&quot;);  &quot; x &quot;; TEXT(VLOOKUP([.$C146];PercentageAndReps;4); &quot;0&quot;));&quot;&quot;)" office:value-type="string" office:string-value="185.0 x 2" calcext:value-type="string">
            <text:p>185.0 x 2</text:p>
          </table:table-cell>
          <table:table-cell table:style-name="ce29" table:formula="of:=IF(OR([.$E146]=1;[.$E146]=2);CONCATENATE(TEXT(ROUND(VLOOKUP([.$B146];Dated1RM; [.I$2]+1)*VLOOKUP([.$C146];PercentageAndReps;3)/2.5)*2.5; &quot;0.0&quot;);  &quot; x &quot;; TEXT(VLOOKUP([.$C146];PercentageAndReps;4); &quot;0&quot;));&quot;&quot;)" office:value-type="string" office:string-value="80.0 x 2" calcext:value-type="string">
            <text:p>80.0 x 2</text:p>
          </table:table-cell>
          <table:table-cell table:style-name="ce29" table:formula="of:=IF(OR([.$E146]=2;[.$E146]=3);CONCATENATE(TEXT(ROUND(VLOOKUP([.$B146];Dated1RM; [.J$2]+1)*VLOOKUP([.$C146];PercentageAndReps;3)/2.5)*2.5; &quot;0.0&quot;);  &quot; x &quot;; TEXT(VLOOKUP([.$C146];PercentageAndReps;4); &quot;0&quot;));&quot;&quot;)" office:value-type="string" office:string-value="60.0 x 2" calcext:value-type="string">
            <text:p>60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6]=4; [.E146]=3); [.B146]+1; [.B146])" office:value-type="float" office:value="12" calcext:value-type="float">
            <text:p>12</text:p>
          </table:table-cell>
          <table:table-cell table:formula="of:=IF([.E146]=3; IF([.C146] = 4; 1; [.C146]+1); [.C146])" office:value-type="float" office:value="4" calcext:value-type="float">
            <text:p>4</text:p>
          </table:table-cell>
          <table:table-cell table:style-name="ce15"/>
          <table:table-cell table:style-name="ce20" table:formula="of:=IF([.E146]=3; 1; [.E146]+1)" office:value-type="float" office:value="3" calcext:value-type="float">
            <text:p>3</text:p>
          </table:table-cell>
          <table:table-cell table:style-name="ce25" table:formula="of:=IF(OR([.$E147]=1;[.$E147]=3);CONCATENATE(TEXT(ROUND(VLOOKUP([.$B147];Dated1RM; [.F$2]+1)*VLOOKUP([.$C147];PercentageAndReps;3)/2.5)*2.5; &quot;0.0&quot;);  &quot; x &quot;; TEXT(VLOOKUP([.$C147];PercentageAndReps;4); &quot;0&quot;));&quot;&quot;)" office:value-type="string" office:string-value="145.0 x 2" calcext:value-type="string">
            <text:p>145.0 x 2</text:p>
          </table:table-cell>
          <table:table-cell table:style-name="ce30" table:formula="of:=IF(OR([.$E147]=1;[.$E147]=3);CONCATENATE(TEXT(ROUND(VLOOKUP([.$B147];Dated1RM; [.G$2]+1)*VLOOKUP([.$C147];PercentageAndReps;3)/2.5)*2.5; &quot;0.0&quot;);  &quot; x &quot;; TEXT(VLOOKUP([.$C147];PercentageAndReps;4); &quot;0&quot;));&quot;&quot;)" office:value-type="string" office:string-value="112.5 x 2" calcext:value-type="string">
            <text:p>112.5 x 2</text:p>
          </table:table-cell>
          <table:table-cell table:style-name="ce30" table:formula="of:=IF([.$E147]=2;CONCATENATE(TEXT(ROUND(VLOOKUP([.$B147];Dated1RM; [.H$2]+1)*VLOOKUP([.$C147];PercentageAndReps;3)/2.5)*2.5; &quot;0.0&quot;);  &quot; x &quot;; TEXT(VLOOKUP([.$C147];PercentageAndReps;4); &quot;0&quot;));&quot;&quot;)">
            <text:p/>
          </table:table-cell>
          <table:table-cell table:style-name="ce30" table:formula="of:=IF(OR([.$E147]=1;[.$E147]=2);CONCATENATE(TEXT(ROUND(VLOOKUP([.$B147];Dated1RM; [.I$2]+1)*VLOOKUP([.$C147];PercentageAndReps;3)/2.5)*2.5; &quot;0.0&quot;);  &quot; x &quot;; TEXT(VLOOKUP([.$C147];PercentageAndReps;4); &quot;0&quot;));&quot;&quot;)">
            <text:p/>
          </table:table-cell>
          <table:table-cell table:style-name="ce30" table:formula="of:=IF(OR([.$E147]=2;[.$E147]=3);CONCATENATE(TEXT(ROUND(VLOOKUP([.$B147];Dated1RM; [.J$2]+1)*VLOOKUP([.$C147];PercentageAndReps;3)/2.5)*2.5; &quot;0.0&quot;);  &quot; x &quot;; TEXT(VLOOKUP([.$C147];PercentageAndReps;4); &quot;0&quot;));&quot;&quot;)" office:value-type="string" office:string-value="60.0 x 2" calcext:value-type="string">
            <text:p>60.0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7]=4; [.E147]=3); [.B147]+1; [.B147])" office:value-type="float" office:value="13" calcext:value-type="float">
            <text:p>13</text:p>
          </table:table-cell>
          <table:table-cell table:formula="of:=IF([.E147]=3; IF([.C147] = 4; 1; [.C147]+1); [.C147])" office:value-type="float" office:value="1" calcext:value-type="float">
            <text:p>1</text:p>
          </table:table-cell>
          <table:table-cell table:style-name="ce12" table:formula="of:=[.D145]+7" office:value-type="date" office:date-value="2016-06-04" calcext:value-type="date">
            <text:p>4 Jun 16</text:p>
          </table:table-cell>
          <table:table-cell table:style-name="ce17" table:formula="of:=IF([.E147]=3; 1; [.E147]+1)" office:value-type="float" office:value="1" calcext:value-type="float">
            <text:p>1</text:p>
          </table:table-cell>
          <table:table-cell table:style-name="ce22" table:formula="of:=IF(OR([.$E148]=1;[.$E148]=3);CONCATENATE(TEXT(ROUND(VLOOKUP([.$B148];Dated1RM; [.F$2]+1)*VLOOKUP([.$C148];PercentageAndReps;3)/2.5)*2.5; &quot;0.0&quot;);  &quot; x &quot;; TEXT(VLOOKUP([.$C148];PercentageAndReps;4); &quot;0&quot;));&quot;&quot;)" office:value-type="string" office:string-value="125.0 x 5" calcext:value-type="string">
            <text:p>125.0 x 5</text:p>
          </table:table-cell>
          <table:table-cell table:style-name="ce27" table:formula="of:=IF(OR([.$E148]=1;[.$E148]=3);CONCATENATE(TEXT(ROUND(VLOOKUP([.$B148];Dated1RM; [.G$2]+1)*VLOOKUP([.$C148];PercentageAndReps;3)/2.5)*2.5; &quot;0.0&quot;);  &quot; x &quot;; TEXT(VLOOKUP([.$C148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48]=2;CONCATENATE(TEXT(ROUND(VLOOKUP([.$B148];Dated1RM; [.H$2]+1)*VLOOKUP([.$C148];PercentageAndReps;3)/2.5)*2.5; &quot;0.0&quot;);  &quot; x &quot;; TEXT(VLOOKUP([.$C148];PercentageAndReps;4); &quot;0&quot;));&quot;&quot;)">
            <text:p/>
          </table:table-cell>
          <table:table-cell table:style-name="ce27" table:formula="of:=IF(OR([.$E148]=1;[.$E148]=2);CONCATENATE(TEXT(ROUND(VLOOKUP([.$B148];Dated1RM; [.I$2]+1)*VLOOKUP([.$C148];PercentageAndReps;3)/2.5)*2.5; &quot;0.0&quot;);  &quot; x &quot;; TEXT(VLOOKUP([.$C148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OR([.$E148]=2;[.$E148]=3);CONCATENATE(TEXT(ROUND(VLOOKUP([.$B148];Dated1RM; [.J$2]+1)*VLOOKUP([.$C148];PercentageAndReps;3)/2.5)*2.5; &quot;0.0&quot;);  &quot; x &quot;; TEXT(VLOOKUP([.$C148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8]=4; [.E148]=3); [.B148]+1; [.B148])" office:value-type="float" office:value="13" calcext:value-type="float">
            <text:p>13</text:p>
          </table:table-cell>
          <table:table-cell table:formula="of:=IF([.E148]=3; IF([.C148] = 4; 1; [.C148]+1); [.C148])" office:value-type="float" office:value="1" calcext:value-type="float">
            <text:p>1</text:p>
          </table:table-cell>
          <table:table-cell table:style-name="ce12"/>
          <table:table-cell table:style-name="ce17" table:formula="of:=IF([.E148]=3; 1; [.E148]+1)" office:value-type="float" office:value="2" calcext:value-type="float">
            <text:p>2</text:p>
          </table:table-cell>
          <table:table-cell table:style-name="ce22" table:formula="of:=IF(OR([.$E149]=1;[.$E149]=3);CONCATENATE(TEXT(ROUND(VLOOKUP([.$B149];Dated1RM; [.F$2]+1)*VLOOKUP([.$C149];PercentageAndReps;3)/2.5)*2.5; &quot;0.0&quot;);  &quot; x &quot;; TEXT(VLOOKUP([.$C149];PercentageAndReps;4); &quot;0&quot;));&quot;&quot;)">
            <text:p/>
          </table:table-cell>
          <table:table-cell table:style-name="ce27" table:formula="of:=IF(OR([.$E149]=1;[.$E149]=3);CONCATENATE(TEXT(ROUND(VLOOKUP([.$B149];Dated1RM; [.G$2]+1)*VLOOKUP([.$C149];PercentageAndReps;3)/2.5)*2.5; &quot;0.0&quot;);  &quot; x &quot;; TEXT(VLOOKUP([.$C149];PercentageAndReps;4); &quot;0&quot;));&quot;&quot;)">
            <text:p/>
          </table:table-cell>
          <table:table-cell table:style-name="ce27" table:formula="of:=IF([.$E149]=2;CONCATENATE(TEXT(ROUND(VLOOKUP([.$B149];Dated1RM; [.H$2]+1)*VLOOKUP([.$C149];PercentageAndReps;3)/2.5)*2.5; &quot;0.0&quot;);  &quot; x &quot;; TEXT(VLOOKUP([.$C149];PercentageAndReps;4); &quot;0&quot;));&quot;&quot;)" office:value-type="string" office:string-value="157.5 x 5" calcext:value-type="string">
            <text:p>157.5 x 5</text:p>
          </table:table-cell>
          <table:table-cell table:style-name="ce27" table:formula="of:=IF(OR([.$E149]=1;[.$E149]=2);CONCATENATE(TEXT(ROUND(VLOOKUP([.$B149];Dated1RM; [.I$2]+1)*VLOOKUP([.$C149];PercentageAndReps;3)/2.5)*2.5; &quot;0.0&quot;);  &quot; x &quot;; TEXT(VLOOKUP([.$C149];PercentageAndReps;4); &quot;0&quot;));&quot;&quot;)" office:value-type="string" office:string-value="67.5 x 5" calcext:value-type="string">
            <text:p>67.5 x 5</text:p>
          </table:table-cell>
          <table:table-cell table:style-name="ce27" table:formula="of:=IF(OR([.$E149]=2;[.$E149]=3);CONCATENATE(TEXT(ROUND(VLOOKUP([.$B149];Dated1RM; [.J$2]+1)*VLOOKUP([.$C149];PercentageAndReps;3)/2.5)*2.5; &quot;0.0&quot;);  &quot; x &quot;; TEXT(VLOOKUP([.$C149];PercentageAndReps;4); &quot;0&quot;));&quot;&quot;)" office:value-type="string" office:string-value="52.5 x 5" calcext:value-type="string">
            <text:p>52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49]=4; [.E149]=3); [.B149]+1; [.B149])" office:value-type="float" office:value="13" calcext:value-type="float">
            <text:p>13</text:p>
          </table:table-cell>
          <table:table-cell table:formula="of:=IF([.E149]=3; IF([.C149] = 4; 1; [.C149]+1); [.C149])" office:value-type="float" office:value="1" calcext:value-type="float">
            <text:p>1</text:p>
          </table:table-cell>
          <table:table-cell table:style-name="ce12"/>
          <table:table-cell table:style-name="ce17" table:formula="of:=IF([.E149]=3; 1; [.E149]+1)" office:value-type="float" office:value="3" calcext:value-type="float">
            <text:p>3</text:p>
          </table:table-cell>
          <table:table-cell table:style-name="ce22" table:formula="of:=IF(OR([.$E150]=1;[.$E150]=3);CONCATENATE(TEXT(ROUND(VLOOKUP([.$B150];Dated1RM; [.F$2]+1)*VLOOKUP([.$C150];PercentageAndReps;3)/2.5)*2.5; &quot;0.0&quot;);  &quot; x &quot;; TEXT(VLOOKUP([.$C150];PercentageAndReps;4); &quot;0&quot;));&quot;&quot;)" office:value-type="string" office:string-value="125.0 x 5" calcext:value-type="string">
            <text:p>125.0 x 5</text:p>
          </table:table-cell>
          <table:table-cell table:style-name="ce27" table:formula="of:=IF(OR([.$E150]=1;[.$E150]=3);CONCATENATE(TEXT(ROUND(VLOOKUP([.$B150];Dated1RM; [.G$2]+1)*VLOOKUP([.$C150];PercentageAndReps;3)/2.5)*2.5; &quot;0.0&quot;);  &quot; x &quot;; TEXT(VLOOKUP([.$C150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50]=2;CONCATENATE(TEXT(ROUND(VLOOKUP([.$B150];Dated1RM; [.H$2]+1)*VLOOKUP([.$C150];PercentageAndReps;3)/2.5)*2.5; &quot;0.0&quot;);  &quot; x &quot;; TEXT(VLOOKUP([.$C150];PercentageAndReps;4); &quot;0&quot;));&quot;&quot;)">
            <text:p/>
          </table:table-cell>
          <table:table-cell table:style-name="ce27" table:formula="of:=IF(OR([.$E150]=1;[.$E150]=2);CONCATENATE(TEXT(ROUND(VLOOKUP([.$B150];Dated1RM; [.I$2]+1)*VLOOKUP([.$C150];PercentageAndReps;3)/2.5)*2.5; &quot;0.0&quot;);  &quot; x &quot;; TEXT(VLOOKUP([.$C150];PercentageAndReps;4); &quot;0&quot;));&quot;&quot;)">
            <text:p/>
          </table:table-cell>
          <table:table-cell table:style-name="ce27" table:formula="of:=IF(OR([.$E150]=2;[.$E150]=3);CONCATENATE(TEXT(ROUND(VLOOKUP([.$B150];Dated1RM; [.J$2]+1)*VLOOKUP([.$C150];PercentageAndReps;3)/2.5)*2.5; &quot;0.0&quot;);  &quot; x &quot;; TEXT(VLOOKUP([.$C150];PercentageAndReps;4); &quot;0&quot;));&quot;&quot;)" office:value-type="string" office:string-value="52.5 x 5" calcext:value-type="string">
            <text:p>52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0]=4; [.E150]=3); [.B150]+1; [.B150])" office:value-type="float" office:value="13" calcext:value-type="float">
            <text:p>13</text:p>
          </table:table-cell>
          <table:table-cell table:formula="of:=IF([.E150]=3; IF([.C150] = 4; 1; [.C150]+1); [.C150])" office:value-type="float" office:value="2" calcext:value-type="float">
            <text:p>2</text:p>
          </table:table-cell>
          <table:table-cell table:style-name="ce12" table:formula="of:=[.D148]+7" office:value-type="date" office:date-value="2016-06-11" calcext:value-type="date">
            <text:p>11 Jun 16</text:p>
          </table:table-cell>
          <table:table-cell table:style-name="ce17" table:formula="of:=IF([.E150]=3; 1; [.E150]+1)" office:value-type="float" office:value="1" calcext:value-type="float">
            <text:p>1</text:p>
          </table:table-cell>
          <table:table-cell table:style-name="ce22" table:formula="of:=IF(OR([.$E151]=1;[.$E151]=3);CONCATENATE(TEXT(ROUND(VLOOKUP([.$B151];Dated1RM; [.F$2]+1)*VLOOKUP([.$C151];PercentageAndReps;3)/2.5)*2.5; &quot;0.0&quot;);  &quot; x &quot;; TEXT(VLOOKUP([.$C151];PercentageAndReps;4); &quot;0&quot;));&quot;&quot;)" office:value-type="string" office:string-value="147.5 x 2" calcext:value-type="string">
            <text:p>147.5 x 2</text:p>
          </table:table-cell>
          <table:table-cell table:style-name="ce27" table:formula="of:=IF(OR([.$E151]=1;[.$E151]=3);CONCATENATE(TEXT(ROUND(VLOOKUP([.$B151];Dated1RM; [.G$2]+1)*VLOOKUP([.$C151];PercentageAndReps;3)/2.5)*2.5; &quot;0.0&quot;);  &quot; x &quot;; TEXT(VLOOKUP([.$C151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51]=2;CONCATENATE(TEXT(ROUND(VLOOKUP([.$B151];Dated1RM; [.H$2]+1)*VLOOKUP([.$C151];PercentageAndReps;3)/2.5)*2.5; &quot;0.0&quot;);  &quot; x &quot;; TEXT(VLOOKUP([.$C151];PercentageAndReps;4); &quot;0&quot;));&quot;&quot;)">
            <text:p/>
          </table:table-cell>
          <table:table-cell table:style-name="ce27" table:formula="of:=IF(OR([.$E151]=1;[.$E151]=2);CONCATENATE(TEXT(ROUND(VLOOKUP([.$B151];Dated1RM; [.I$2]+1)*VLOOKUP([.$C151];PercentageAndReps;3)/2.5)*2.5; &quot;0.0&quot;);  &quot; x &quot;; TEXT(VLOOKUP([.$C151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151]=2;[.$E151]=3);CONCATENATE(TEXT(ROUND(VLOOKUP([.$B151];Dated1RM; [.J$2]+1)*VLOOKUP([.$C151];PercentageAndReps;3)/2.5)*2.5; &quot;0.0&quot;);  &quot; x &quot;; TEXT(VLOOKUP([.$C151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1]=4; [.E151]=3); [.B151]+1; [.B151])" office:value-type="float" office:value="13" calcext:value-type="float">
            <text:p>13</text:p>
          </table:table-cell>
          <table:table-cell table:formula="of:=IF([.E151]=3; IF([.C151] = 4; 1; [.C151]+1); [.C151])" office:value-type="float" office:value="2" calcext:value-type="float">
            <text:p>2</text:p>
          </table:table-cell>
          <table:table-cell table:style-name="ce12"/>
          <table:table-cell table:style-name="ce17" table:formula="of:=IF([.E151]=3; 1; [.E151]+1)" office:value-type="float" office:value="2" calcext:value-type="float">
            <text:p>2</text:p>
          </table:table-cell>
          <table:table-cell table:style-name="ce22" table:formula="of:=IF(OR([.$E152]=1;[.$E152]=3);CONCATENATE(TEXT(ROUND(VLOOKUP([.$B152];Dated1RM; [.F$2]+1)*VLOOKUP([.$C152];PercentageAndReps;3)/2.5)*2.5; &quot;0.0&quot;);  &quot; x &quot;; TEXT(VLOOKUP([.$C152];PercentageAndReps;4); &quot;0&quot;));&quot;&quot;)">
            <text:p/>
          </table:table-cell>
          <table:table-cell table:style-name="ce27" table:formula="of:=IF(OR([.$E152]=1;[.$E152]=3);CONCATENATE(TEXT(ROUND(VLOOKUP([.$B152];Dated1RM; [.G$2]+1)*VLOOKUP([.$C152];PercentageAndReps;3)/2.5)*2.5; &quot;0.0&quot;);  &quot; x &quot;; TEXT(VLOOKUP([.$C152];PercentageAndReps;4); &quot;0&quot;));&quot;&quot;)">
            <text:p/>
          </table:table-cell>
          <table:table-cell table:style-name="ce27" table:formula="of:=IF([.$E152]=2;CONCATENATE(TEXT(ROUND(VLOOKUP([.$B152];Dated1RM; [.H$2]+1)*VLOOKUP([.$C152];PercentageAndReps;3)/2.5)*2.5; &quot;0.0&quot;);  &quot; x &quot;; TEXT(VLOOKUP([.$C152];PercentageAndReps;4); &quot;0&quot;));&quot;&quot;)" office:value-type="string" office:string-value="190.0 x 2" calcext:value-type="string">
            <text:p>190.0 x 2</text:p>
          </table:table-cell>
          <table:table-cell table:style-name="ce27" table:formula="of:=IF(OR([.$E152]=1;[.$E152]=2);CONCATENATE(TEXT(ROUND(VLOOKUP([.$B152];Dated1RM; [.I$2]+1)*VLOOKUP([.$C152];PercentageAndReps;3)/2.5)*2.5; &quot;0.0&quot;);  &quot; x &quot;; TEXT(VLOOKUP([.$C152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152]=2;[.$E152]=3);CONCATENATE(TEXT(ROUND(VLOOKUP([.$B152];Dated1RM; [.J$2]+1)*VLOOKUP([.$C152];PercentageAndReps;3)/2.5)*2.5; &quot;0.0&quot;);  &quot; x &quot;; TEXT(VLOOKUP([.$C152];PercentageAndReps;4); &quot;0&quot;));&quot;&quot;)" office:value-type="string" office:string-value="62.5 x 2" calcext:value-type="string">
            <text:p>62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2]=4; [.E152]=3); [.B152]+1; [.B152])" office:value-type="float" office:value="13" calcext:value-type="float">
            <text:p>13</text:p>
          </table:table-cell>
          <table:table-cell table:formula="of:=IF([.E152]=3; IF([.C152] = 4; 1; [.C152]+1); [.C152])" office:value-type="float" office:value="2" calcext:value-type="float">
            <text:p>2</text:p>
          </table:table-cell>
          <table:table-cell table:style-name="ce12"/>
          <table:table-cell table:style-name="ce17" table:formula="of:=IF([.E152]=3; 1; [.E152]+1)" office:value-type="float" office:value="3" calcext:value-type="float">
            <text:p>3</text:p>
          </table:table-cell>
          <table:table-cell table:style-name="ce22" table:formula="of:=IF(OR([.$E153]=1;[.$E153]=3);CONCATENATE(TEXT(ROUND(VLOOKUP([.$B153];Dated1RM; [.F$2]+1)*VLOOKUP([.$C153];PercentageAndReps;3)/2.5)*2.5; &quot;0.0&quot;);  &quot; x &quot;; TEXT(VLOOKUP([.$C153];PercentageAndReps;4); &quot;0&quot;));&quot;&quot;)" office:value-type="string" office:string-value="147.5 x 2" calcext:value-type="string">
            <text:p>147.5 x 2</text:p>
          </table:table-cell>
          <table:table-cell table:style-name="ce27" table:formula="of:=IF(OR([.$E153]=1;[.$E153]=3);CONCATENATE(TEXT(ROUND(VLOOKUP([.$B153];Dated1RM; [.G$2]+1)*VLOOKUP([.$C153];PercentageAndReps;3)/2.5)*2.5; &quot;0.0&quot;);  &quot; x &quot;; TEXT(VLOOKUP([.$C153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53]=2;CONCATENATE(TEXT(ROUND(VLOOKUP([.$B153];Dated1RM; [.H$2]+1)*VLOOKUP([.$C153];PercentageAndReps;3)/2.5)*2.5; &quot;0.0&quot;);  &quot; x &quot;; TEXT(VLOOKUP([.$C153];PercentageAndReps;4); &quot;0&quot;));&quot;&quot;)">
            <text:p/>
          </table:table-cell>
          <table:table-cell table:style-name="ce27" table:formula="of:=IF(OR([.$E153]=1;[.$E153]=2);CONCATENATE(TEXT(ROUND(VLOOKUP([.$B153];Dated1RM; [.I$2]+1)*VLOOKUP([.$C153];PercentageAndReps;3)/2.5)*2.5; &quot;0.0&quot;);  &quot; x &quot;; TEXT(VLOOKUP([.$C153];PercentageAndReps;4); &quot;0&quot;));&quot;&quot;)">
            <text:p/>
          </table:table-cell>
          <table:table-cell table:style-name="ce27" table:formula="of:=IF(OR([.$E153]=2;[.$E153]=3);CONCATENATE(TEXT(ROUND(VLOOKUP([.$B153];Dated1RM; [.J$2]+1)*VLOOKUP([.$C153];PercentageAndReps;3)/2.5)*2.5; &quot;0.0&quot;);  &quot; x &quot;; TEXT(VLOOKUP([.$C153];PercentageAndReps;4); &quot;0&quot;));&quot;&quot;)" office:value-type="string" office:string-value="62.5 x 2" calcext:value-type="string">
            <text:p>62.5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3]=4; [.E153]=3); [.B153]+1; [.B153])" office:value-type="float" office:value="13" calcext:value-type="float">
            <text:p>13</text:p>
          </table:table-cell>
          <table:table-cell table:formula="of:=IF([.E153]=3; IF([.C153] = 4; 1; [.C153]+1); [.C153])" office:value-type="float" office:value="3" calcext:value-type="float">
            <text:p>3</text:p>
          </table:table-cell>
          <table:table-cell table:style-name="ce12" table:formula="of:=[.D151]+7" office:value-type="date" office:date-value="2016-06-18" calcext:value-type="date">
            <text:p>18 Jun 16</text:p>
          </table:table-cell>
          <table:table-cell table:style-name="ce17" table:formula="of:=IF([.E153]=3; 1; [.E153]+1)" office:value-type="float" office:value="1" calcext:value-type="float">
            <text:p>1</text:p>
          </table:table-cell>
          <table:table-cell table:style-name="ce22" table:formula="of:=IF(OR([.$E154]=1;[.$E154]=3);CONCATENATE(TEXT(ROUND(VLOOKUP([.$B154];Dated1RM; [.F$2]+1)*VLOOKUP([.$C154];PercentageAndReps;3)/2.5)*2.5; &quot;0.0&quot;);  &quot; x &quot;; TEXT(VLOOKUP([.$C154];PercentageAndReps;4); &quot;0&quot;));&quot;&quot;)" office:value-type="string" office:string-value="107.5 x 5" calcext:value-type="string">
            <text:p>107.5 x 5</text:p>
          </table:table-cell>
          <table:table-cell table:style-name="ce27" table:formula="of:=IF(OR([.$E154]=1;[.$E154]=3);CONCATENATE(TEXT(ROUND(VLOOKUP([.$B154];Dated1RM; [.G$2]+1)*VLOOKUP([.$C154];PercentageAndReps;3)/2.5)*2.5; &quot;0.0&quot;);  &quot; x &quot;; TEXT(VLOOKUP([.$C154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54]=2;CONCATENATE(TEXT(ROUND(VLOOKUP([.$B154];Dated1RM; [.H$2]+1)*VLOOKUP([.$C154];PercentageAndReps;3)/2.5)*2.5; &quot;0.0&quot;);  &quot; x &quot;; TEXT(VLOOKUP([.$C154];PercentageAndReps;4); &quot;0&quot;));&quot;&quot;)">
            <text:p/>
          </table:table-cell>
          <table:table-cell table:style-name="ce27" table:formula="of:=IF(OR([.$E154]=1;[.$E154]=2);CONCATENATE(TEXT(ROUND(VLOOKUP([.$B154];Dated1RM; [.I$2]+1)*VLOOKUP([.$C154];PercentageAndReps;3)/2.5)*2.5; &quot;0.0&quot;);  &quot; x &quot;; TEXT(VLOOKUP([.$C154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154]=2;[.$E154]=3);CONCATENATE(TEXT(ROUND(VLOOKUP([.$B154];Dated1RM; [.J$2]+1)*VLOOKUP([.$C154];PercentageAndReps;3)/2.5)*2.5; &quot;0.0&quot;);  &quot; x &quot;; TEXT(VLOOKUP([.$C154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4]=4; [.E154]=3); [.B154]+1; [.B154])" office:value-type="float" office:value="13" calcext:value-type="float">
            <text:p>13</text:p>
          </table:table-cell>
          <table:table-cell table:formula="of:=IF([.E154]=3; IF([.C154] = 4; 1; [.C154]+1); [.C154])" office:value-type="float" office:value="3" calcext:value-type="float">
            <text:p>3</text:p>
          </table:table-cell>
          <table:table-cell table:style-name="ce12"/>
          <table:table-cell table:style-name="ce17" table:formula="of:=IF([.E154]=3; 1; [.E154]+1)" office:value-type="float" office:value="2" calcext:value-type="float">
            <text:p>2</text:p>
          </table:table-cell>
          <table:table-cell table:style-name="ce22" table:formula="of:=IF(OR([.$E155]=1;[.$E155]=3);CONCATENATE(TEXT(ROUND(VLOOKUP([.$B155];Dated1RM; [.F$2]+1)*VLOOKUP([.$C155];PercentageAndReps;3)/2.5)*2.5; &quot;0.0&quot;);  &quot; x &quot;; TEXT(VLOOKUP([.$C155];PercentageAndReps;4); &quot;0&quot;));&quot;&quot;)">
            <text:p/>
          </table:table-cell>
          <table:table-cell table:style-name="ce27" table:formula="of:=IF(OR([.$E155]=1;[.$E155]=3);CONCATENATE(TEXT(ROUND(VLOOKUP([.$B155];Dated1RM; [.G$2]+1)*VLOOKUP([.$C155];PercentageAndReps;3)/2.5)*2.5; &quot;0.0&quot;);  &quot; x &quot;; TEXT(VLOOKUP([.$C155];PercentageAndReps;4); &quot;0&quot;));&quot;&quot;)">
            <text:p/>
          </table:table-cell>
          <table:table-cell table:style-name="ce27" table:formula="of:=IF([.$E155]=2;CONCATENATE(TEXT(ROUND(VLOOKUP([.$B155];Dated1RM; [.H$2]+1)*VLOOKUP([.$C155];PercentageAndReps;3)/2.5)*2.5; &quot;0.0&quot;);  &quot; x &quot;; TEXT(VLOOKUP([.$C155];PercentageAndReps;4); &quot;0&quot;));&quot;&quot;)" office:value-type="string" office:string-value="137.5 x 5" calcext:value-type="string">
            <text:p>137.5 x 5</text:p>
          </table:table-cell>
          <table:table-cell table:style-name="ce27" table:formula="of:=IF(OR([.$E155]=1;[.$E155]=2);CONCATENATE(TEXT(ROUND(VLOOKUP([.$B155];Dated1RM; [.I$2]+1)*VLOOKUP([.$C155];PercentageAndReps;3)/2.5)*2.5; &quot;0.0&quot;);  &quot; x &quot;; TEXT(VLOOKUP([.$C155];PercentageAndReps;4); &quot;0&quot;));&quot;&quot;)" office:value-type="string" office:string-value="57.5 x 5" calcext:value-type="string">
            <text:p>57.5 x 5</text:p>
          </table:table-cell>
          <table:table-cell table:style-name="ce27" table:formula="of:=IF(OR([.$E155]=2;[.$E155]=3);CONCATENATE(TEXT(ROUND(VLOOKUP([.$B155];Dated1RM; [.J$2]+1)*VLOOKUP([.$C155];PercentageAndReps;3)/2.5)*2.5; &quot;0.0&quot;);  &quot; x &quot;; TEXT(VLOOKUP([.$C155];PercentageAndReps;4); &quot;0&quot;));&quot;&quot;)" office:value-type="string" office:string-value="45.0 x 5" calcext:value-type="string">
            <text:p>45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5]=4; [.E155]=3); [.B155]+1; [.B155])" office:value-type="float" office:value="13" calcext:value-type="float">
            <text:p>13</text:p>
          </table:table-cell>
          <table:table-cell table:formula="of:=IF([.E155]=3; IF([.C155] = 4; 1; [.C155]+1); [.C155])" office:value-type="float" office:value="3" calcext:value-type="float">
            <text:p>3</text:p>
          </table:table-cell>
          <table:table-cell table:style-name="ce12"/>
          <table:table-cell table:style-name="ce17" table:formula="of:=IF([.E155]=3; 1; [.E155]+1)" office:value-type="float" office:value="3" calcext:value-type="float">
            <text:p>3</text:p>
          </table:table-cell>
          <table:table-cell table:style-name="ce22" table:formula="of:=IF(OR([.$E156]=1;[.$E156]=3);CONCATENATE(TEXT(ROUND(VLOOKUP([.$B156];Dated1RM; [.F$2]+1)*VLOOKUP([.$C156];PercentageAndReps;3)/2.5)*2.5; &quot;0.0&quot;);  &quot; x &quot;; TEXT(VLOOKUP([.$C156];PercentageAndReps;4); &quot;0&quot;));&quot;&quot;)" office:value-type="string" office:string-value="107.5 x 5" calcext:value-type="string">
            <text:p>107.5 x 5</text:p>
          </table:table-cell>
          <table:table-cell table:style-name="ce27" table:formula="of:=IF(OR([.$E156]=1;[.$E156]=3);CONCATENATE(TEXT(ROUND(VLOOKUP([.$B156];Dated1RM; [.G$2]+1)*VLOOKUP([.$C156];PercentageAndReps;3)/2.5)*2.5; &quot;0.0&quot;);  &quot; x &quot;; TEXT(VLOOKUP([.$C156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56]=2;CONCATENATE(TEXT(ROUND(VLOOKUP([.$B156];Dated1RM; [.H$2]+1)*VLOOKUP([.$C156];PercentageAndReps;3)/2.5)*2.5; &quot;0.0&quot;);  &quot; x &quot;; TEXT(VLOOKUP([.$C156];PercentageAndReps;4); &quot;0&quot;));&quot;&quot;)">
            <text:p/>
          </table:table-cell>
          <table:table-cell table:style-name="ce27" table:formula="of:=IF(OR([.$E156]=1;[.$E156]=2);CONCATENATE(TEXT(ROUND(VLOOKUP([.$B156];Dated1RM; [.I$2]+1)*VLOOKUP([.$C156];PercentageAndReps;3)/2.5)*2.5; &quot;0.0&quot;);  &quot; x &quot;; TEXT(VLOOKUP([.$C156];PercentageAndReps;4); &quot;0&quot;));&quot;&quot;)">
            <text:p/>
          </table:table-cell>
          <table:table-cell table:style-name="ce27" table:formula="of:=IF(OR([.$E156]=2;[.$E156]=3);CONCATENATE(TEXT(ROUND(VLOOKUP([.$B156];Dated1RM; [.J$2]+1)*VLOOKUP([.$C156];PercentageAndReps;3)/2.5)*2.5; &quot;0.0&quot;);  &quot; x &quot;; TEXT(VLOOKUP([.$C156];PercentageAndReps;4); &quot;0&quot;));&quot;&quot;)" office:value-type="string" office:string-value="45.0 x 5" calcext:value-type="string">
            <text:p>45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6]=4; [.E156]=3); [.B156]+1; [.B156])" office:value-type="float" office:value="13" calcext:value-type="float">
            <text:p>13</text:p>
          </table:table-cell>
          <table:table-cell table:formula="of:=IF([.E156]=3; IF([.C156] = 4; 1; [.C156]+1); [.C156])" office:value-type="float" office:value="4" calcext:value-type="float">
            <text:p>4</text:p>
          </table:table-cell>
          <table:table-cell table:style-name="ce12" table:formula="of:=[.D154]+7" office:value-type="date" office:date-value="2016-06-25" calcext:value-type="date">
            <text:p>25 Jun 16</text:p>
          </table:table-cell>
          <table:table-cell table:style-name="ce17" table:formula="of:=IF([.E156]=3; 1; [.E156]+1)" office:value-type="float" office:value="1" calcext:value-type="float">
            <text:p>1</text:p>
          </table:table-cell>
          <table:table-cell table:style-name="ce22" table:formula="of:=IF(OR([.$E157]=1;[.$E157]=3);CONCATENATE(TEXT(ROUND(VLOOKUP([.$B157];Dated1RM; [.F$2]+1)*VLOOKUP([.$C157];PercentageAndReps;3)/2.5)*2.5; &quot;0.0&quot;);  &quot; x &quot;; TEXT(VLOOKUP([.$C157];PercentageAndReps;4); &quot;0&quot;));&quot;&quot;)" office:value-type="string" office:string-value="147.5 x 2" calcext:value-type="string">
            <text:p>147.5 x 2</text:p>
          </table:table-cell>
          <table:table-cell table:style-name="ce27" table:formula="of:=IF(OR([.$E157]=1;[.$E157]=3);CONCATENATE(TEXT(ROUND(VLOOKUP([.$B157];Dated1RM; [.G$2]+1)*VLOOKUP([.$C157];PercentageAndReps;3)/2.5)*2.5; &quot;0.0&quot;);  &quot; x &quot;; TEXT(VLOOKUP([.$C157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57]=2;CONCATENATE(TEXT(ROUND(VLOOKUP([.$B157];Dated1RM; [.H$2]+1)*VLOOKUP([.$C157];PercentageAndReps;3)/2.5)*2.5; &quot;0.0&quot;);  &quot; x &quot;; TEXT(VLOOKUP([.$C157];PercentageAndReps;4); &quot;0&quot;));&quot;&quot;)">
            <text:p/>
          </table:table-cell>
          <table:table-cell table:style-name="ce27" table:formula="of:=IF(OR([.$E157]=1;[.$E157]=2);CONCATENATE(TEXT(ROUND(VLOOKUP([.$B157];Dated1RM; [.I$2]+1)*VLOOKUP([.$C157];PercentageAndReps;3)/2.5)*2.5; &quot;0.0&quot;);  &quot; x &quot;; TEXT(VLOOKUP([.$C157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157]=2;[.$E157]=3);CONCATENATE(TEXT(ROUND(VLOOKUP([.$B157];Dated1RM; [.J$2]+1)*VLOOKUP([.$C157];PercentageAndReps;3)/2.5)*2.5; &quot;0.0&quot;);  &quot; x &quot;; TEXT(VLOOKUP([.$C157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7]=4; [.E157]=3); [.B157]+1; [.B157])" office:value-type="float" office:value="13" calcext:value-type="float">
            <text:p>13</text:p>
          </table:table-cell>
          <table:table-cell table:formula="of:=IF([.E157]=3; IF([.C157] = 4; 1; [.C157]+1); [.C157])" office:value-type="float" office:value="4" calcext:value-type="float">
            <text:p>4</text:p>
          </table:table-cell>
          <table:table-cell table:style-name="ce12"/>
          <table:table-cell table:style-name="ce17" table:formula="of:=IF([.E157]=3; 1; [.E157]+1)" office:value-type="float" office:value="2" calcext:value-type="float">
            <text:p>2</text:p>
          </table:table-cell>
          <table:table-cell table:style-name="ce22" table:formula="of:=IF(OR([.$E158]=1;[.$E158]=3);CONCATENATE(TEXT(ROUND(VLOOKUP([.$B158];Dated1RM; [.F$2]+1)*VLOOKUP([.$C158];PercentageAndReps;3)/2.5)*2.5; &quot;0.0&quot;);  &quot; x &quot;; TEXT(VLOOKUP([.$C158];PercentageAndReps;4); &quot;0&quot;));&quot;&quot;)">
            <text:p/>
          </table:table-cell>
          <table:table-cell table:style-name="ce27" table:formula="of:=IF(OR([.$E158]=1;[.$E158]=3);CONCATENATE(TEXT(ROUND(VLOOKUP([.$B158];Dated1RM; [.G$2]+1)*VLOOKUP([.$C158];PercentageAndReps;3)/2.5)*2.5; &quot;0.0&quot;);  &quot; x &quot;; TEXT(VLOOKUP([.$C158];PercentageAndReps;4); &quot;0&quot;));&quot;&quot;)">
            <text:p/>
          </table:table-cell>
          <table:table-cell table:style-name="ce27" table:formula="of:=IF([.$E158]=2;CONCATENATE(TEXT(ROUND(VLOOKUP([.$B158];Dated1RM; [.H$2]+1)*VLOOKUP([.$C158];PercentageAndReps;3)/2.5)*2.5; &quot;0.0&quot;);  &quot; x &quot;; TEXT(VLOOKUP([.$C158];PercentageAndReps;4); &quot;0&quot;));&quot;&quot;)" office:value-type="string" office:string-value="190.0 x 2" calcext:value-type="string">
            <text:p>190.0 x 2</text:p>
          </table:table-cell>
          <table:table-cell table:style-name="ce27" table:formula="of:=IF(OR([.$E158]=1;[.$E158]=2);CONCATENATE(TEXT(ROUND(VLOOKUP([.$B158];Dated1RM; [.I$2]+1)*VLOOKUP([.$C158];PercentageAndReps;3)/2.5)*2.5; &quot;0.0&quot;);  &quot; x &quot;; TEXT(VLOOKUP([.$C158];PercentageAndReps;4); &quot;0&quot;));&quot;&quot;)" office:value-type="string" office:string-value="80.0 x 2" calcext:value-type="string">
            <text:p>80.0 x 2</text:p>
          </table:table-cell>
          <table:table-cell table:style-name="ce27" table:formula="of:=IF(OR([.$E158]=2;[.$E158]=3);CONCATENATE(TEXT(ROUND(VLOOKUP([.$B158];Dated1RM; [.J$2]+1)*VLOOKUP([.$C158];PercentageAndReps;3)/2.5)*2.5; &quot;0.0&quot;);  &quot; x &quot;; TEXT(VLOOKUP([.$C158];PercentageAndReps;4); &quot;0&quot;));&quot;&quot;)" office:value-type="string" office:string-value="62.5 x 2" calcext:value-type="string">
            <text:p>62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8]=4; [.E158]=3); [.B158]+1; [.B158])" office:value-type="float" office:value="13" calcext:value-type="float">
            <text:p>13</text:p>
          </table:table-cell>
          <table:table-cell table:formula="of:=IF([.E158]=3; IF([.C158] = 4; 1; [.C158]+1); [.C158])" office:value-type="float" office:value="4" calcext:value-type="float">
            <text:p>4</text:p>
          </table:table-cell>
          <table:table-cell table:style-name="ce13"/>
          <table:table-cell table:style-name="ce18" table:formula="of:=IF([.E158]=3; 1; [.E158]+1)" office:value-type="float" office:value="3" calcext:value-type="float">
            <text:p>3</text:p>
          </table:table-cell>
          <table:table-cell table:style-name="ce23" table:formula="of:=IF(OR([.$E159]=1;[.$E159]=3);CONCATENATE(TEXT(ROUND(VLOOKUP([.$B159];Dated1RM; [.F$2]+1)*VLOOKUP([.$C159];PercentageAndReps;3)/2.5)*2.5; &quot;0.0&quot;);  &quot; x &quot;; TEXT(VLOOKUP([.$C159];PercentageAndReps;4); &quot;0&quot;));&quot;&quot;)" office:value-type="string" office:string-value="147.5 x 2" calcext:value-type="string">
            <text:p>147.5 x 2</text:p>
          </table:table-cell>
          <table:table-cell table:style-name="ce28" table:formula="of:=IF(OR([.$E159]=1;[.$E159]=3);CONCATENATE(TEXT(ROUND(VLOOKUP([.$B159];Dated1RM; [.G$2]+1)*VLOOKUP([.$C159];PercentageAndReps;3)/2.5)*2.5; &quot;0.0&quot;);  &quot; x &quot;; TEXT(VLOOKUP([.$C159];PercentageAndReps;4); &quot;0&quot;));&quot;&quot;)" office:value-type="string" office:string-value="112.5 x 2" calcext:value-type="string">
            <text:p>112.5 x 2</text:p>
          </table:table-cell>
          <table:table-cell table:style-name="ce28" table:formula="of:=IF([.$E159]=2;CONCATENATE(TEXT(ROUND(VLOOKUP([.$B159];Dated1RM; [.H$2]+1)*VLOOKUP([.$C159];PercentageAndReps;3)/2.5)*2.5; &quot;0.0&quot;);  &quot; x &quot;; TEXT(VLOOKUP([.$C159];PercentageAndReps;4); &quot;0&quot;));&quot;&quot;)">
            <text:p/>
          </table:table-cell>
          <table:table-cell table:style-name="ce28" table:formula="of:=IF(OR([.$E159]=1;[.$E159]=2);CONCATENATE(TEXT(ROUND(VLOOKUP([.$B159];Dated1RM; [.I$2]+1)*VLOOKUP([.$C159];PercentageAndReps;3)/2.5)*2.5; &quot;0.0&quot;);  &quot; x &quot;; TEXT(VLOOKUP([.$C159];PercentageAndReps;4); &quot;0&quot;));&quot;&quot;)">
            <text:p/>
          </table:table-cell>
          <table:table-cell table:style-name="ce28" table:formula="of:=IF(OR([.$E159]=2;[.$E159]=3);CONCATENATE(TEXT(ROUND(VLOOKUP([.$B159];Dated1RM; [.J$2]+1)*VLOOKUP([.$C159];PercentageAndReps;3)/2.5)*2.5; &quot;0.0&quot;);  &quot; x &quot;; TEXT(VLOOKUP([.$C159];PercentageAndReps;4); &quot;0&quot;));&quot;&quot;)" office:value-type="string" office:string-value="62.5 x 2" calcext:value-type="string">
            <text:p>62.5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59]=4; [.E159]=3); [.B159]+1; [.B159])" office:value-type="float" office:value="14" calcext:value-type="float">
            <text:p>14</text:p>
          </table:table-cell>
          <table:table-cell table:formula="of:=IF([.E159]=3; IF([.C159] = 4; 1; [.C159]+1); [.C159])" office:value-type="float" office:value="1" calcext:value-type="float">
            <text:p>1</text:p>
          </table:table-cell>
          <table:table-cell table:style-name="ce14" table:formula="of:=[.D157]+7" office:value-type="date" office:date-value="2016-07-02" calcext:value-type="date">
            <text:p>2 Jul 16</text:p>
          </table:table-cell>
          <table:table-cell table:style-name="ce19" table:formula="of:=IF([.E159]=3; 1; [.E159]+1)" office:value-type="float" office:value="1" calcext:value-type="float">
            <text:p>1</text:p>
          </table:table-cell>
          <table:table-cell table:style-name="ce24" table:formula="of:=IF(OR([.$E160]=1;[.$E160]=3);CONCATENATE(TEXT(ROUND(VLOOKUP([.$B160];Dated1RM; [.F$2]+1)*VLOOKUP([.$C160];PercentageAndReps;3)/2.5)*2.5; &quot;0.0&quot;);  &quot; x &quot;; TEXT(VLOOKUP([.$C160];PercentageAndReps;4); &quot;0&quot;));&quot;&quot;)" office:value-type="string" office:string-value="127.5 x 5" calcext:value-type="string">
            <text:p>127.5 x 5</text:p>
          </table:table-cell>
          <table:table-cell table:style-name="ce29" table:formula="of:=IF(OR([.$E160]=1;[.$E160]=3);CONCATENATE(TEXT(ROUND(VLOOKUP([.$B160];Dated1RM; [.G$2]+1)*VLOOKUP([.$C160];PercentageAndReps;3)/2.5)*2.5; &quot;0.0&quot;);  &quot; x &quot;; TEXT(VLOOKUP([.$C160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60]=2;CONCATENATE(TEXT(ROUND(VLOOKUP([.$B160];Dated1RM; [.H$2]+1)*VLOOKUP([.$C160];PercentageAndReps;3)/2.5)*2.5; &quot;0.0&quot;);  &quot; x &quot;; TEXT(VLOOKUP([.$C160];PercentageAndReps;4); &quot;0&quot;));&quot;&quot;)">
            <text:p/>
          </table:table-cell>
          <table:table-cell table:style-name="ce29" table:formula="of:=IF(OR([.$E160]=1;[.$E160]=2);CONCATENATE(TEXT(ROUND(VLOOKUP([.$B160];Dated1RM; [.I$2]+1)*VLOOKUP([.$C160];PercentageAndReps;3)/2.5)*2.5; &quot;0.0&quot;);  &quot; x &quot;; TEXT(VLOOKUP([.$C160];PercentageAndReps;4); &quot;0&quot;));&quot;&quot;)" office:value-type="string" office:string-value="70.0 x 5" calcext:value-type="string">
            <text:p>70.0 x 5</text:p>
          </table:table-cell>
          <table:table-cell table:style-name="ce29" table:formula="of:=IF(OR([.$E160]=2;[.$E160]=3);CONCATENATE(TEXT(ROUND(VLOOKUP([.$B160];Dated1RM; [.J$2]+1)*VLOOKUP([.$C160];PercentageAndReps;3)/2.5)*2.5; &quot;0.0&quot;);  &quot; x &quot;; TEXT(VLOOKUP([.$C160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0]=4; [.E160]=3); [.B160]+1; [.B160])" office:value-type="float" office:value="14" calcext:value-type="float">
            <text:p>14</text:p>
          </table:table-cell>
          <table:table-cell table:formula="of:=IF([.E160]=3; IF([.C160] = 4; 1; [.C160]+1); [.C160])" office:value-type="float" office:value="1" calcext:value-type="float">
            <text:p>1</text:p>
          </table:table-cell>
          <table:table-cell table:style-name="ce14"/>
          <table:table-cell table:style-name="ce19" table:formula="of:=IF([.E160]=3; 1; [.E160]+1)" office:value-type="float" office:value="2" calcext:value-type="float">
            <text:p>2</text:p>
          </table:table-cell>
          <table:table-cell table:style-name="ce24" table:formula="of:=IF(OR([.$E161]=1;[.$E161]=3);CONCATENATE(TEXT(ROUND(VLOOKUP([.$B161];Dated1RM; [.F$2]+1)*VLOOKUP([.$C161];PercentageAndReps;3)/2.5)*2.5; &quot;0.0&quot;);  &quot; x &quot;; TEXT(VLOOKUP([.$C161];PercentageAndReps;4); &quot;0&quot;));&quot;&quot;)">
            <text:p/>
          </table:table-cell>
          <table:table-cell table:style-name="ce29" table:formula="of:=IF(OR([.$E161]=1;[.$E161]=3);CONCATENATE(TEXT(ROUND(VLOOKUP([.$B161];Dated1RM; [.G$2]+1)*VLOOKUP([.$C161];PercentageAndReps;3)/2.5)*2.5; &quot;0.0&quot;);  &quot; x &quot;; TEXT(VLOOKUP([.$C161];PercentageAndReps;4); &quot;0&quot;));&quot;&quot;)">
            <text:p/>
          </table:table-cell>
          <table:table-cell table:style-name="ce29" table:formula="of:=IF([.$E161]=2;CONCATENATE(TEXT(ROUND(VLOOKUP([.$B161];Dated1RM; [.H$2]+1)*VLOOKUP([.$C161];PercentageAndReps;3)/2.5)*2.5; &quot;0.0&quot;);  &quot; x &quot;; TEXT(VLOOKUP([.$C161];PercentageAndReps;4); &quot;0&quot;));&quot;&quot;)" office:value-type="string" office:string-value="162.5 x 5" calcext:value-type="string">
            <text:p>162.5 x 5</text:p>
          </table:table-cell>
          <table:table-cell table:style-name="ce29" table:formula="of:=IF(OR([.$E161]=1;[.$E161]=2);CONCATENATE(TEXT(ROUND(VLOOKUP([.$B161];Dated1RM; [.I$2]+1)*VLOOKUP([.$C161];PercentageAndReps;3)/2.5)*2.5; &quot;0.0&quot;);  &quot; x &quot;; TEXT(VLOOKUP([.$C161];PercentageAndReps;4); &quot;0&quot;));&quot;&quot;)" office:value-type="string" office:string-value="70.0 x 5" calcext:value-type="string">
            <text:p>70.0 x 5</text:p>
          </table:table-cell>
          <table:table-cell table:style-name="ce29" table:formula="of:=IF(OR([.$E161]=2;[.$E161]=3);CONCATENATE(TEXT(ROUND(VLOOKUP([.$B161];Dated1RM; [.J$2]+1)*VLOOKUP([.$C161];PercentageAndReps;3)/2.5)*2.5; &quot;0.0&quot;);  &quot; x &quot;; TEXT(VLOOKUP([.$C161];PercentageAndReps;4); &quot;0&quot;));&quot;&quot;)" office:value-type="string" office:string-value="55.0 x 5" calcext:value-type="string">
            <text:p>55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1]=4; [.E161]=3); [.B161]+1; [.B161])" office:value-type="float" office:value="14" calcext:value-type="float">
            <text:p>14</text:p>
          </table:table-cell>
          <table:table-cell table:formula="of:=IF([.E161]=3; IF([.C161] = 4; 1; [.C161]+1); [.C161])" office:value-type="float" office:value="1" calcext:value-type="float">
            <text:p>1</text:p>
          </table:table-cell>
          <table:table-cell table:style-name="ce14"/>
          <table:table-cell table:style-name="ce19" table:formula="of:=IF([.E161]=3; 1; [.E161]+1)" office:value-type="float" office:value="3" calcext:value-type="float">
            <text:p>3</text:p>
          </table:table-cell>
          <table:table-cell table:style-name="ce24" table:formula="of:=IF(OR([.$E162]=1;[.$E162]=3);CONCATENATE(TEXT(ROUND(VLOOKUP([.$B162];Dated1RM; [.F$2]+1)*VLOOKUP([.$C162];PercentageAndReps;3)/2.5)*2.5; &quot;0.0&quot;);  &quot; x &quot;; TEXT(VLOOKUP([.$C162];PercentageAndReps;4); &quot;0&quot;));&quot;&quot;)" office:value-type="string" office:string-value="127.5 x 5" calcext:value-type="string">
            <text:p>127.5 x 5</text:p>
          </table:table-cell>
          <table:table-cell table:style-name="ce29" table:formula="of:=IF(OR([.$E162]=1;[.$E162]=3);CONCATENATE(TEXT(ROUND(VLOOKUP([.$B162];Dated1RM; [.G$2]+1)*VLOOKUP([.$C162];PercentageAndReps;3)/2.5)*2.5; &quot;0.0&quot;);  &quot; x &quot;; TEXT(VLOOKUP([.$C162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62]=2;CONCATENATE(TEXT(ROUND(VLOOKUP([.$B162];Dated1RM; [.H$2]+1)*VLOOKUP([.$C162];PercentageAndReps;3)/2.5)*2.5; &quot;0.0&quot;);  &quot; x &quot;; TEXT(VLOOKUP([.$C162];PercentageAndReps;4); &quot;0&quot;));&quot;&quot;)">
            <text:p/>
          </table:table-cell>
          <table:table-cell table:style-name="ce29" table:formula="of:=IF(OR([.$E162]=1;[.$E162]=2);CONCATENATE(TEXT(ROUND(VLOOKUP([.$B162];Dated1RM; [.I$2]+1)*VLOOKUP([.$C162];PercentageAndReps;3)/2.5)*2.5; &quot;0.0&quot;);  &quot; x &quot;; TEXT(VLOOKUP([.$C162];PercentageAndReps;4); &quot;0&quot;));&quot;&quot;)">
            <text:p/>
          </table:table-cell>
          <table:table-cell table:style-name="ce29" table:formula="of:=IF(OR([.$E162]=2;[.$E162]=3);CONCATENATE(TEXT(ROUND(VLOOKUP([.$B162];Dated1RM; [.J$2]+1)*VLOOKUP([.$C162];PercentageAndReps;3)/2.5)*2.5; &quot;0.0&quot;);  &quot; x &quot;; TEXT(VLOOKUP([.$C162];PercentageAndReps;4); &quot;0&quot;));&quot;&quot;)" office:value-type="string" office:string-value="55.0 x 5" calcext:value-type="string">
            <text:p>55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2]=4; [.E162]=3); [.B162]+1; [.B162])" office:value-type="float" office:value="14" calcext:value-type="float">
            <text:p>14</text:p>
          </table:table-cell>
          <table:table-cell table:formula="of:=IF([.E162]=3; IF([.C162] = 4; 1; [.C162]+1); [.C162])" office:value-type="float" office:value="2" calcext:value-type="float">
            <text:p>2</text:p>
          </table:table-cell>
          <table:table-cell table:style-name="ce14" table:formula="of:=[.D160]+7" office:value-type="date" office:date-value="2016-07-09" calcext:value-type="date">
            <text:p>9 Jul 16</text:p>
          </table:table-cell>
          <table:table-cell table:style-name="ce19" table:formula="of:=IF([.E162]=3; 1; [.E162]+1)" office:value-type="float" office:value="1" calcext:value-type="float">
            <text:p>1</text:p>
          </table:table-cell>
          <table:table-cell table:style-name="ce24" table:formula="of:=IF(OR([.$E163]=1;[.$E163]=3);CONCATENATE(TEXT(ROUND(VLOOKUP([.$B163];Dated1RM; [.F$2]+1)*VLOOKUP([.$C163];PercentageAndReps;3)/2.5)*2.5; &quot;0.0&quot;);  &quot; x &quot;; TEXT(VLOOKUP([.$C163];PercentageAndReps;4); &quot;0&quot;));&quot;&quot;)" office:value-type="string" office:string-value="152.5 x 2" calcext:value-type="string">
            <text:p>152.5 x 2</text:p>
          </table:table-cell>
          <table:table-cell table:style-name="ce29" table:formula="of:=IF(OR([.$E163]=1;[.$E163]=3);CONCATENATE(TEXT(ROUND(VLOOKUP([.$B163];Dated1RM; [.G$2]+1)*VLOOKUP([.$C163];PercentageAndReps;3)/2.5)*2.5; &quot;0.0&quot;);  &quot; x &quot;; TEXT(VLOOKUP([.$C163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63]=2;CONCATENATE(TEXT(ROUND(VLOOKUP([.$B163];Dated1RM; [.H$2]+1)*VLOOKUP([.$C163];PercentageAndReps;3)/2.5)*2.5; &quot;0.0&quot;);  &quot; x &quot;; TEXT(VLOOKUP([.$C163];PercentageAndReps;4); &quot;0&quot;));&quot;&quot;)">
            <text:p/>
          </table:table-cell>
          <table:table-cell table:style-name="ce29" table:formula="of:=IF(OR([.$E163]=1;[.$E163]=2);CONCATENATE(TEXT(ROUND(VLOOKUP([.$B163];Dated1RM; [.I$2]+1)*VLOOKUP([.$C163];PercentageAndReps;3)/2.5)*2.5; &quot;0.0&quot;);  &quot; x &quot;; TEXT(VLOOKUP([.$C163];PercentageAndReps;4); &quot;0&quot;));&quot;&quot;)" office:value-type="string" office:string-value="82.5 x 2" calcext:value-type="string">
            <text:p>82.5 x 2</text:p>
          </table:table-cell>
          <table:table-cell table:style-name="ce29" table:formula="of:=IF(OR([.$E163]=2;[.$E163]=3);CONCATENATE(TEXT(ROUND(VLOOKUP([.$B163];Dated1RM; [.J$2]+1)*VLOOKUP([.$C163];PercentageAndReps;3)/2.5)*2.5; &quot;0.0&quot;);  &quot; x &quot;; TEXT(VLOOKUP([.$C163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3]=4; [.E163]=3); [.B163]+1; [.B163])" office:value-type="float" office:value="14" calcext:value-type="float">
            <text:p>14</text:p>
          </table:table-cell>
          <table:table-cell table:formula="of:=IF([.E163]=3; IF([.C163] = 4; 1; [.C163]+1); [.C163])" office:value-type="float" office:value="2" calcext:value-type="float">
            <text:p>2</text:p>
          </table:table-cell>
          <table:table-cell table:style-name="ce14"/>
          <table:table-cell table:style-name="ce19" table:formula="of:=IF([.E163]=3; 1; [.E163]+1)" office:value-type="float" office:value="2" calcext:value-type="float">
            <text:p>2</text:p>
          </table:table-cell>
          <table:table-cell table:style-name="ce24" table:formula="of:=IF(OR([.$E164]=1;[.$E164]=3);CONCATENATE(TEXT(ROUND(VLOOKUP([.$B164];Dated1RM; [.F$2]+1)*VLOOKUP([.$C164];PercentageAndReps;3)/2.5)*2.5; &quot;0.0&quot;);  &quot; x &quot;; TEXT(VLOOKUP([.$C164];PercentageAndReps;4); &quot;0&quot;));&quot;&quot;)">
            <text:p/>
          </table:table-cell>
          <table:table-cell table:style-name="ce29" table:formula="of:=IF(OR([.$E164]=1;[.$E164]=3);CONCATENATE(TEXT(ROUND(VLOOKUP([.$B164];Dated1RM; [.G$2]+1)*VLOOKUP([.$C164];PercentageAndReps;3)/2.5)*2.5; &quot;0.0&quot;);  &quot; x &quot;; TEXT(VLOOKUP([.$C164];PercentageAndReps;4); &quot;0&quot;));&quot;&quot;)">
            <text:p/>
          </table:table-cell>
          <table:table-cell table:style-name="ce29" table:formula="of:=IF([.$E164]=2;CONCATENATE(TEXT(ROUND(VLOOKUP([.$B164];Dated1RM; [.H$2]+1)*VLOOKUP([.$C164];PercentageAndReps;3)/2.5)*2.5; &quot;0.0&quot;);  &quot; x &quot;; TEXT(VLOOKUP([.$C164];PercentageAndReps;4); &quot;0&quot;));&quot;&quot;)" office:value-type="string" office:string-value="192.5 x 2" calcext:value-type="string">
            <text:p>192.5 x 2</text:p>
          </table:table-cell>
          <table:table-cell table:style-name="ce29" table:formula="of:=IF(OR([.$E164]=1;[.$E164]=2);CONCATENATE(TEXT(ROUND(VLOOKUP([.$B164];Dated1RM; [.I$2]+1)*VLOOKUP([.$C164];PercentageAndReps;3)/2.5)*2.5; &quot;0.0&quot;);  &quot; x &quot;; TEXT(VLOOKUP([.$C164];PercentageAndReps;4); &quot;0&quot;));&quot;&quot;)" office:value-type="string" office:string-value="82.5 x 2" calcext:value-type="string">
            <text:p>82.5 x 2</text:p>
          </table:table-cell>
          <table:table-cell table:style-name="ce29" table:formula="of:=IF(OR([.$E164]=2;[.$E164]=3);CONCATENATE(TEXT(ROUND(VLOOKUP([.$B164];Dated1RM; [.J$2]+1)*VLOOKUP([.$C164];PercentageAndReps;3)/2.5)*2.5; &quot;0.0&quot;);  &quot; x &quot;; TEXT(VLOOKUP([.$C164];PercentageAndReps;4); &quot;0&quot;));&quot;&quot;)" office:value-type="string" office:string-value="65.0 x 2" calcext:value-type="string">
            <text:p>65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4]=4; [.E164]=3); [.B164]+1; [.B164])" office:value-type="float" office:value="14" calcext:value-type="float">
            <text:p>14</text:p>
          </table:table-cell>
          <table:table-cell table:formula="of:=IF([.E164]=3; IF([.C164] = 4; 1; [.C164]+1); [.C164])" office:value-type="float" office:value="2" calcext:value-type="float">
            <text:p>2</text:p>
          </table:table-cell>
          <table:table-cell table:style-name="ce14"/>
          <table:table-cell table:style-name="ce19" table:formula="of:=IF([.E164]=3; 1; [.E164]+1)" office:value-type="float" office:value="3" calcext:value-type="float">
            <text:p>3</text:p>
          </table:table-cell>
          <table:table-cell table:style-name="ce24" table:formula="of:=IF(OR([.$E165]=1;[.$E165]=3);CONCATENATE(TEXT(ROUND(VLOOKUP([.$B165];Dated1RM; [.F$2]+1)*VLOOKUP([.$C165];PercentageAndReps;3)/2.5)*2.5; &quot;0.0&quot;);  &quot; x &quot;; TEXT(VLOOKUP([.$C165];PercentageAndReps;4); &quot;0&quot;));&quot;&quot;)" office:value-type="string" office:string-value="152.5 x 2" calcext:value-type="string">
            <text:p>152.5 x 2</text:p>
          </table:table-cell>
          <table:table-cell table:style-name="ce29" table:formula="of:=IF(OR([.$E165]=1;[.$E165]=3);CONCATENATE(TEXT(ROUND(VLOOKUP([.$B165];Dated1RM; [.G$2]+1)*VLOOKUP([.$C165];PercentageAndReps;3)/2.5)*2.5; &quot;0.0&quot;);  &quot; x &quot;; TEXT(VLOOKUP([.$C165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65]=2;CONCATENATE(TEXT(ROUND(VLOOKUP([.$B165];Dated1RM; [.H$2]+1)*VLOOKUP([.$C165];PercentageAndReps;3)/2.5)*2.5; &quot;0.0&quot;);  &quot; x &quot;; TEXT(VLOOKUP([.$C165];PercentageAndReps;4); &quot;0&quot;));&quot;&quot;)">
            <text:p/>
          </table:table-cell>
          <table:table-cell table:style-name="ce29" table:formula="of:=IF(OR([.$E165]=1;[.$E165]=2);CONCATENATE(TEXT(ROUND(VLOOKUP([.$B165];Dated1RM; [.I$2]+1)*VLOOKUP([.$C165];PercentageAndReps;3)/2.5)*2.5; &quot;0.0&quot;);  &quot; x &quot;; TEXT(VLOOKUP([.$C165];PercentageAndReps;4); &quot;0&quot;));&quot;&quot;)">
            <text:p/>
          </table:table-cell>
          <table:table-cell table:style-name="ce29" table:formula="of:=IF(OR([.$E165]=2;[.$E165]=3);CONCATENATE(TEXT(ROUND(VLOOKUP([.$B165];Dated1RM; [.J$2]+1)*VLOOKUP([.$C165];PercentageAndReps;3)/2.5)*2.5; &quot;0.0&quot;);  &quot; x &quot;; TEXT(VLOOKUP([.$C165];PercentageAndReps;4); &quot;0&quot;));&quot;&quot;)" office:value-type="string" office:string-value="65.0 x 2" calcext:value-type="string">
            <text:p>65.0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5]=4; [.E165]=3); [.B165]+1; [.B165])" office:value-type="float" office:value="14" calcext:value-type="float">
            <text:p>14</text:p>
          </table:table-cell>
          <table:table-cell table:formula="of:=IF([.E165]=3; IF([.C165] = 4; 1; [.C165]+1); [.C165])" office:value-type="float" office:value="3" calcext:value-type="float">
            <text:p>3</text:p>
          </table:table-cell>
          <table:table-cell table:style-name="ce14" table:formula="of:=[.D163]+7" office:value-type="date" office:date-value="2016-07-16" calcext:value-type="date">
            <text:p>16 Jul 16</text:p>
          </table:table-cell>
          <table:table-cell table:style-name="ce19" table:formula="of:=IF([.E165]=3; 1; [.E165]+1)" office:value-type="float" office:value="1" calcext:value-type="float">
            <text:p>1</text:p>
          </table:table-cell>
          <table:table-cell table:style-name="ce24" table:formula="of:=IF(OR([.$E166]=1;[.$E166]=3);CONCATENATE(TEXT(ROUND(VLOOKUP([.$B166];Dated1RM; [.F$2]+1)*VLOOKUP([.$C166];PercentageAndReps;3)/2.5)*2.5; &quot;0.0&quot;);  &quot; x &quot;; TEXT(VLOOKUP([.$C166];PercentageAndReps;4); &quot;0&quot;));&quot;&quot;)" office:value-type="string" office:string-value="110.0 x 5" calcext:value-type="string">
            <text:p>110.0 x 5</text:p>
          </table:table-cell>
          <table:table-cell table:style-name="ce29" table:formula="of:=IF(OR([.$E166]=1;[.$E166]=3);CONCATENATE(TEXT(ROUND(VLOOKUP([.$B166];Dated1RM; [.G$2]+1)*VLOOKUP([.$C166];PercentageAndReps;3)/2.5)*2.5; &quot;0.0&quot;);  &quot; x &quot;; TEXT(VLOOKUP([.$C166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66]=2;CONCATENATE(TEXT(ROUND(VLOOKUP([.$B166];Dated1RM; [.H$2]+1)*VLOOKUP([.$C166];PercentageAndReps;3)/2.5)*2.5; &quot;0.0&quot;);  &quot; x &quot;; TEXT(VLOOKUP([.$C166];PercentageAndReps;4); &quot;0&quot;));&quot;&quot;)">
            <text:p/>
          </table:table-cell>
          <table:table-cell table:style-name="ce29" table:formula="of:=IF(OR([.$E166]=1;[.$E166]=2);CONCATENATE(TEXT(ROUND(VLOOKUP([.$B166];Dated1RM; [.I$2]+1)*VLOOKUP([.$C166];PercentageAndReps;3)/2.5)*2.5; &quot;0.0&quot;);  &quot; x &quot;; TEXT(VLOOKUP([.$C166];PercentageAndReps;4); &quot;0&quot;));&quot;&quot;)" office:value-type="string" office:string-value="60.0 x 5" calcext:value-type="string">
            <text:p>60.0 x 5</text:p>
          </table:table-cell>
          <table:table-cell table:style-name="ce29" table:formula="of:=IF(OR([.$E166]=2;[.$E166]=3);CONCATENATE(TEXT(ROUND(VLOOKUP([.$B166];Dated1RM; [.J$2]+1)*VLOOKUP([.$C166];PercentageAndReps;3)/2.5)*2.5; &quot;0.0&quot;);  &quot; x &quot;; TEXT(VLOOKUP([.$C166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6]=4; [.E166]=3); [.B166]+1; [.B166])" office:value-type="float" office:value="14" calcext:value-type="float">
            <text:p>14</text:p>
          </table:table-cell>
          <table:table-cell table:formula="of:=IF([.E166]=3; IF([.C166] = 4; 1; [.C166]+1); [.C166])" office:value-type="float" office:value="3" calcext:value-type="float">
            <text:p>3</text:p>
          </table:table-cell>
          <table:table-cell table:style-name="ce14"/>
          <table:table-cell table:style-name="ce19" table:formula="of:=IF([.E166]=3; 1; [.E166]+1)" office:value-type="float" office:value="2" calcext:value-type="float">
            <text:p>2</text:p>
          </table:table-cell>
          <table:table-cell table:style-name="ce24" table:formula="of:=IF(OR([.$E167]=1;[.$E167]=3);CONCATENATE(TEXT(ROUND(VLOOKUP([.$B167];Dated1RM; [.F$2]+1)*VLOOKUP([.$C167];PercentageAndReps;3)/2.5)*2.5; &quot;0.0&quot;);  &quot; x &quot;; TEXT(VLOOKUP([.$C167];PercentageAndReps;4); &quot;0&quot;));&quot;&quot;)">
            <text:p/>
          </table:table-cell>
          <table:table-cell table:style-name="ce29" table:formula="of:=IF(OR([.$E167]=1;[.$E167]=3);CONCATENATE(TEXT(ROUND(VLOOKUP([.$B167];Dated1RM; [.G$2]+1)*VLOOKUP([.$C167];PercentageAndReps;3)/2.5)*2.5; &quot;0.0&quot;);  &quot; x &quot;; TEXT(VLOOKUP([.$C167];PercentageAndReps;4); &quot;0&quot;));&quot;&quot;)">
            <text:p/>
          </table:table-cell>
          <table:table-cell table:style-name="ce29" table:formula="of:=IF([.$E167]=2;CONCATENATE(TEXT(ROUND(VLOOKUP([.$B167];Dated1RM; [.H$2]+1)*VLOOKUP([.$C167];PercentageAndReps;3)/2.5)*2.5; &quot;0.0&quot;);  &quot; x &quot;; TEXT(VLOOKUP([.$C167];PercentageAndReps;4); &quot;0&quot;));&quot;&quot;)" office:value-type="string" office:string-value="140.0 x 5" calcext:value-type="string">
            <text:p>140.0 x 5</text:p>
          </table:table-cell>
          <table:table-cell table:style-name="ce29" table:formula="of:=IF(OR([.$E167]=1;[.$E167]=2);CONCATENATE(TEXT(ROUND(VLOOKUP([.$B167];Dated1RM; [.I$2]+1)*VLOOKUP([.$C167];PercentageAndReps;3)/2.5)*2.5; &quot;0.0&quot;);  &quot; x &quot;; TEXT(VLOOKUP([.$C167];PercentageAndReps;4); &quot;0&quot;));&quot;&quot;)" office:value-type="string" office:string-value="60.0 x 5" calcext:value-type="string">
            <text:p>60.0 x 5</text:p>
          </table:table-cell>
          <table:table-cell table:style-name="ce29" table:formula="of:=IF(OR([.$E167]=2;[.$E167]=3);CONCATENATE(TEXT(ROUND(VLOOKUP([.$B167];Dated1RM; [.J$2]+1)*VLOOKUP([.$C167];PercentageAndReps;3)/2.5)*2.5; &quot;0.0&quot;);  &quot; x &quot;; TEXT(VLOOKUP([.$C167];PercentageAndReps;4); &quot;0&quot;));&quot;&quot;)" office:value-type="string" office:string-value="47.5 x 5" calcext:value-type="string">
            <text:p>47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7]=4; [.E167]=3); [.B167]+1; [.B167])" office:value-type="float" office:value="14" calcext:value-type="float">
            <text:p>14</text:p>
          </table:table-cell>
          <table:table-cell table:formula="of:=IF([.E167]=3; IF([.C167] = 4; 1; [.C167]+1); [.C167])" office:value-type="float" office:value="3" calcext:value-type="float">
            <text:p>3</text:p>
          </table:table-cell>
          <table:table-cell table:style-name="ce14"/>
          <table:table-cell table:style-name="ce19" table:formula="of:=IF([.E167]=3; 1; [.E167]+1)" office:value-type="float" office:value="3" calcext:value-type="float">
            <text:p>3</text:p>
          </table:table-cell>
          <table:table-cell table:style-name="ce24" table:formula="of:=IF(OR([.$E168]=1;[.$E168]=3);CONCATENATE(TEXT(ROUND(VLOOKUP([.$B168];Dated1RM; [.F$2]+1)*VLOOKUP([.$C168];PercentageAndReps;3)/2.5)*2.5; &quot;0.0&quot;);  &quot; x &quot;; TEXT(VLOOKUP([.$C168];PercentageAndReps;4); &quot;0&quot;));&quot;&quot;)" office:value-type="string" office:string-value="110.0 x 5" calcext:value-type="string">
            <text:p>110.0 x 5</text:p>
          </table:table-cell>
          <table:table-cell table:style-name="ce29" table:formula="of:=IF(OR([.$E168]=1;[.$E168]=3);CONCATENATE(TEXT(ROUND(VLOOKUP([.$B168];Dated1RM; [.G$2]+1)*VLOOKUP([.$C168];PercentageAndReps;3)/2.5)*2.5; &quot;0.0&quot;);  &quot; x &quot;; TEXT(VLOOKUP([.$C168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68]=2;CONCATENATE(TEXT(ROUND(VLOOKUP([.$B168];Dated1RM; [.H$2]+1)*VLOOKUP([.$C168];PercentageAndReps;3)/2.5)*2.5; &quot;0.0&quot;);  &quot; x &quot;; TEXT(VLOOKUP([.$C168];PercentageAndReps;4); &quot;0&quot;));&quot;&quot;)">
            <text:p/>
          </table:table-cell>
          <table:table-cell table:style-name="ce29" table:formula="of:=IF(OR([.$E168]=1;[.$E168]=2);CONCATENATE(TEXT(ROUND(VLOOKUP([.$B168];Dated1RM; [.I$2]+1)*VLOOKUP([.$C168];PercentageAndReps;3)/2.5)*2.5; &quot;0.0&quot;);  &quot; x &quot;; TEXT(VLOOKUP([.$C168];PercentageAndReps;4); &quot;0&quot;));&quot;&quot;)">
            <text:p/>
          </table:table-cell>
          <table:table-cell table:style-name="ce29" table:formula="of:=IF(OR([.$E168]=2;[.$E168]=3);CONCATENATE(TEXT(ROUND(VLOOKUP([.$B168];Dated1RM; [.J$2]+1)*VLOOKUP([.$C168];PercentageAndReps;3)/2.5)*2.5; &quot;0.0&quot;);  &quot; x &quot;; TEXT(VLOOKUP([.$C168];PercentageAndReps;4); &quot;0&quot;));&quot;&quot;)" office:value-type="string" office:string-value="47.5 x 5" calcext:value-type="string">
            <text:p>47.5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8]=4; [.E168]=3); [.B168]+1; [.B168])" office:value-type="float" office:value="14" calcext:value-type="float">
            <text:p>14</text:p>
          </table:table-cell>
          <table:table-cell table:formula="of:=IF([.E168]=3; IF([.C168] = 4; 1; [.C168]+1); [.C168])" office:value-type="float" office:value="4" calcext:value-type="float">
            <text:p>4</text:p>
          </table:table-cell>
          <table:table-cell table:style-name="ce14" table:formula="of:=[.D166]+7" office:value-type="date" office:date-value="2016-07-23" calcext:value-type="date">
            <text:p>23 Jul 16</text:p>
          </table:table-cell>
          <table:table-cell table:style-name="ce19" table:formula="of:=IF([.E168]=3; 1; [.E168]+1)" office:value-type="float" office:value="1" calcext:value-type="float">
            <text:p>1</text:p>
          </table:table-cell>
          <table:table-cell table:style-name="ce24" table:formula="of:=IF(OR([.$E169]=1;[.$E169]=3);CONCATENATE(TEXT(ROUND(VLOOKUP([.$B169];Dated1RM; [.F$2]+1)*VLOOKUP([.$C169];PercentageAndReps;3)/2.5)*2.5; &quot;0.0&quot;);  &quot; x &quot;; TEXT(VLOOKUP([.$C169];PercentageAndReps;4); &quot;0&quot;));&quot;&quot;)" office:value-type="string" office:string-value="152.5 x 2" calcext:value-type="string">
            <text:p>152.5 x 2</text:p>
          </table:table-cell>
          <table:table-cell table:style-name="ce29" table:formula="of:=IF(OR([.$E169]=1;[.$E169]=3);CONCATENATE(TEXT(ROUND(VLOOKUP([.$B169];Dated1RM; [.G$2]+1)*VLOOKUP([.$C169];PercentageAndReps;3)/2.5)*2.5; &quot;0.0&quot;);  &quot; x &quot;; TEXT(VLOOKUP([.$C169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69]=2;CONCATENATE(TEXT(ROUND(VLOOKUP([.$B169];Dated1RM; [.H$2]+1)*VLOOKUP([.$C169];PercentageAndReps;3)/2.5)*2.5; &quot;0.0&quot;);  &quot; x &quot;; TEXT(VLOOKUP([.$C169];PercentageAndReps;4); &quot;0&quot;));&quot;&quot;)">
            <text:p/>
          </table:table-cell>
          <table:table-cell table:style-name="ce29" table:formula="of:=IF(OR([.$E169]=1;[.$E169]=2);CONCATENATE(TEXT(ROUND(VLOOKUP([.$B169];Dated1RM; [.I$2]+1)*VLOOKUP([.$C169];PercentageAndReps;3)/2.5)*2.5; &quot;0.0&quot;);  &quot; x &quot;; TEXT(VLOOKUP([.$C169];PercentageAndReps;4); &quot;0&quot;));&quot;&quot;)" office:value-type="string" office:string-value="82.5 x 2" calcext:value-type="string">
            <text:p>82.5 x 2</text:p>
          </table:table-cell>
          <table:table-cell table:style-name="ce29" table:formula="of:=IF(OR([.$E169]=2;[.$E169]=3);CONCATENATE(TEXT(ROUND(VLOOKUP([.$B169];Dated1RM; [.J$2]+1)*VLOOKUP([.$C169];PercentageAndReps;3)/2.5)*2.5; &quot;0.0&quot;);  &quot; x &quot;; TEXT(VLOOKUP([.$C169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69]=4; [.E169]=3); [.B169]+1; [.B169])" office:value-type="float" office:value="14" calcext:value-type="float">
            <text:p>14</text:p>
          </table:table-cell>
          <table:table-cell table:formula="of:=IF([.E169]=3; IF([.C169] = 4; 1; [.C169]+1); [.C169])" office:value-type="float" office:value="4" calcext:value-type="float">
            <text:p>4</text:p>
          </table:table-cell>
          <table:table-cell table:style-name="ce14"/>
          <table:table-cell table:style-name="ce19" table:formula="of:=IF([.E169]=3; 1; [.E169]+1)" office:value-type="float" office:value="2" calcext:value-type="float">
            <text:p>2</text:p>
          </table:table-cell>
          <table:table-cell table:style-name="ce24" table:formula="of:=IF(OR([.$E170]=1;[.$E170]=3);CONCATENATE(TEXT(ROUND(VLOOKUP([.$B170];Dated1RM; [.F$2]+1)*VLOOKUP([.$C170];PercentageAndReps;3)/2.5)*2.5; &quot;0.0&quot;);  &quot; x &quot;; TEXT(VLOOKUP([.$C170];PercentageAndReps;4); &quot;0&quot;));&quot;&quot;)">
            <text:p/>
          </table:table-cell>
          <table:table-cell table:style-name="ce29" table:formula="of:=IF(OR([.$E170]=1;[.$E170]=3);CONCATENATE(TEXT(ROUND(VLOOKUP([.$B170];Dated1RM; [.G$2]+1)*VLOOKUP([.$C170];PercentageAndReps;3)/2.5)*2.5; &quot;0.0&quot;);  &quot; x &quot;; TEXT(VLOOKUP([.$C170];PercentageAndReps;4); &quot;0&quot;));&quot;&quot;)">
            <text:p/>
          </table:table-cell>
          <table:table-cell table:style-name="ce29" table:formula="of:=IF([.$E170]=2;CONCATENATE(TEXT(ROUND(VLOOKUP([.$B170];Dated1RM; [.H$2]+1)*VLOOKUP([.$C170];PercentageAndReps;3)/2.5)*2.5; &quot;0.0&quot;);  &quot; x &quot;; TEXT(VLOOKUP([.$C170];PercentageAndReps;4); &quot;0&quot;));&quot;&quot;)" office:value-type="string" office:string-value="192.5 x 2" calcext:value-type="string">
            <text:p>192.5 x 2</text:p>
          </table:table-cell>
          <table:table-cell table:style-name="ce29" table:formula="of:=IF(OR([.$E170]=1;[.$E170]=2);CONCATENATE(TEXT(ROUND(VLOOKUP([.$B170];Dated1RM; [.I$2]+1)*VLOOKUP([.$C170];PercentageAndReps;3)/2.5)*2.5; &quot;0.0&quot;);  &quot; x &quot;; TEXT(VLOOKUP([.$C170];PercentageAndReps;4); &quot;0&quot;));&quot;&quot;)" office:value-type="string" office:string-value="82.5 x 2" calcext:value-type="string">
            <text:p>82.5 x 2</text:p>
          </table:table-cell>
          <table:table-cell table:style-name="ce29" table:formula="of:=IF(OR([.$E170]=2;[.$E170]=3);CONCATENATE(TEXT(ROUND(VLOOKUP([.$B170];Dated1RM; [.J$2]+1)*VLOOKUP([.$C170];PercentageAndReps;3)/2.5)*2.5; &quot;0.0&quot;);  &quot; x &quot;; TEXT(VLOOKUP([.$C170];PercentageAndReps;4); &quot;0&quot;));&quot;&quot;)" office:value-type="string" office:string-value="65.0 x 2" calcext:value-type="string">
            <text:p>65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0]=4; [.E170]=3); [.B170]+1; [.B170])" office:value-type="float" office:value="14" calcext:value-type="float">
            <text:p>14</text:p>
          </table:table-cell>
          <table:table-cell table:formula="of:=IF([.E170]=3; IF([.C170] = 4; 1; [.C170]+1); [.C170])" office:value-type="float" office:value="4" calcext:value-type="float">
            <text:p>4</text:p>
          </table:table-cell>
          <table:table-cell table:style-name="ce15"/>
          <table:table-cell table:style-name="ce20" table:formula="of:=IF([.E170]=3; 1; [.E170]+1)" office:value-type="float" office:value="3" calcext:value-type="float">
            <text:p>3</text:p>
          </table:table-cell>
          <table:table-cell table:style-name="ce25" table:formula="of:=IF(OR([.$E171]=1;[.$E171]=3);CONCATENATE(TEXT(ROUND(VLOOKUP([.$B171];Dated1RM; [.F$2]+1)*VLOOKUP([.$C171];PercentageAndReps;3)/2.5)*2.5; &quot;0.0&quot;);  &quot; x &quot;; TEXT(VLOOKUP([.$C171];PercentageAndReps;4); &quot;0&quot;));&quot;&quot;)" office:value-type="string" office:string-value="152.5 x 2" calcext:value-type="string">
            <text:p>152.5 x 2</text:p>
          </table:table-cell>
          <table:table-cell table:style-name="ce30" table:formula="of:=IF(OR([.$E171]=1;[.$E171]=3);CONCATENATE(TEXT(ROUND(VLOOKUP([.$B171];Dated1RM; [.G$2]+1)*VLOOKUP([.$C171];PercentageAndReps;3)/2.5)*2.5; &quot;0.0&quot;);  &quot; x &quot;; TEXT(VLOOKUP([.$C171];PercentageAndReps;4); &quot;0&quot;));&quot;&quot;)" office:value-type="string" office:string-value="112.5 x 2" calcext:value-type="string">
            <text:p>112.5 x 2</text:p>
          </table:table-cell>
          <table:table-cell table:style-name="ce30" table:formula="of:=IF([.$E171]=2;CONCATENATE(TEXT(ROUND(VLOOKUP([.$B171];Dated1RM; [.H$2]+1)*VLOOKUP([.$C171];PercentageAndReps;3)/2.5)*2.5; &quot;0.0&quot;);  &quot; x &quot;; TEXT(VLOOKUP([.$C171];PercentageAndReps;4); &quot;0&quot;));&quot;&quot;)">
            <text:p/>
          </table:table-cell>
          <table:table-cell table:style-name="ce30" table:formula="of:=IF(OR([.$E171]=1;[.$E171]=2);CONCATENATE(TEXT(ROUND(VLOOKUP([.$B171];Dated1RM; [.I$2]+1)*VLOOKUP([.$C171];PercentageAndReps;3)/2.5)*2.5; &quot;0.0&quot;);  &quot; x &quot;; TEXT(VLOOKUP([.$C171];PercentageAndReps;4); &quot;0&quot;));&quot;&quot;)">
            <text:p/>
          </table:table-cell>
          <table:table-cell table:style-name="ce30" table:formula="of:=IF(OR([.$E171]=2;[.$E171]=3);CONCATENATE(TEXT(ROUND(VLOOKUP([.$B171];Dated1RM; [.J$2]+1)*VLOOKUP([.$C171];PercentageAndReps;3)/2.5)*2.5; &quot;0.0&quot;);  &quot; x &quot;; TEXT(VLOOKUP([.$C171];PercentageAndReps;4); &quot;0&quot;));&quot;&quot;)" office:value-type="string" office:string-value="65.0 x 2" calcext:value-type="string">
            <text:p>65.0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1]=4; [.E171]=3); [.B171]+1; [.B171])" office:value-type="float" office:value="15" calcext:value-type="float">
            <text:p>15</text:p>
          </table:table-cell>
          <table:table-cell table:formula="of:=IF([.E171]=3; IF([.C171] = 4; 1; [.C171]+1); [.C171])" office:value-type="float" office:value="1" calcext:value-type="float">
            <text:p>1</text:p>
          </table:table-cell>
          <table:table-cell table:style-name="ce12" table:formula="of:=[.D169]+7" office:value-type="date" office:date-value="2016-07-30" calcext:value-type="date">
            <text:p>30 Jul 16</text:p>
          </table:table-cell>
          <table:table-cell table:style-name="ce17" table:formula="of:=IF([.E171]=3; 1; [.E171]+1)" office:value-type="float" office:value="1" calcext:value-type="float">
            <text:p>1</text:p>
          </table:table-cell>
          <table:table-cell table:style-name="ce22" table:formula="of:=IF(OR([.$E172]=1;[.$E172]=3);CONCATENATE(TEXT(ROUND(VLOOKUP([.$B172];Dated1RM; [.F$2]+1)*VLOOKUP([.$C172];PercentageAndReps;3)/2.5)*2.5; &quot;0.0&quot;);  &quot; x &quot;; TEXT(VLOOKUP([.$C172];PercentageAndReps;4); &quot;0&quot;));&quot;&quot;)" office:value-type="string" office:string-value="132.5 x 5" calcext:value-type="string">
            <text:p>132.5 x 5</text:p>
          </table:table-cell>
          <table:table-cell table:style-name="ce27" table:formula="of:=IF(OR([.$E172]=1;[.$E172]=3);CONCATENATE(TEXT(ROUND(VLOOKUP([.$B172];Dated1RM; [.G$2]+1)*VLOOKUP([.$C172];PercentageAndReps;3)/2.5)*2.5; &quot;0.0&quot;);  &quot; x &quot;; TEXT(VLOOKUP([.$C172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72]=2;CONCATENATE(TEXT(ROUND(VLOOKUP([.$B172];Dated1RM; [.H$2]+1)*VLOOKUP([.$C172];PercentageAndReps;3)/2.5)*2.5; &quot;0.0&quot;);  &quot; x &quot;; TEXT(VLOOKUP([.$C172];PercentageAndReps;4); &quot;0&quot;));&quot;&quot;)">
            <text:p/>
          </table:table-cell>
          <table:table-cell table:style-name="ce27" table:formula="of:=IF(OR([.$E172]=1;[.$E172]=2);CONCATENATE(TEXT(ROUND(VLOOKUP([.$B172];Dated1RM; [.I$2]+1)*VLOOKUP([.$C172];PercentageAndReps;3)/2.5)*2.5; &quot;0.0&quot;);  &quot; x &quot;; TEXT(VLOOKUP([.$C172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OR([.$E172]=2;[.$E172]=3);CONCATENATE(TEXT(ROUND(VLOOKUP([.$B172];Dated1RM; [.J$2]+1)*VLOOKUP([.$C172];PercentageAndReps;3)/2.5)*2.5; &quot;0.0&quot;);  &quot; x &quot;; TEXT(VLOOKUP([.$C172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2]=4; [.E172]=3); [.B172]+1; [.B172])" office:value-type="float" office:value="15" calcext:value-type="float">
            <text:p>15</text:p>
          </table:table-cell>
          <table:table-cell table:formula="of:=IF([.E172]=3; IF([.C172] = 4; 1; [.C172]+1); [.C172])" office:value-type="float" office:value="1" calcext:value-type="float">
            <text:p>1</text:p>
          </table:table-cell>
          <table:table-cell table:style-name="ce12"/>
          <table:table-cell table:style-name="ce17" table:formula="of:=IF([.E172]=3; 1; [.E172]+1)" office:value-type="float" office:value="2" calcext:value-type="float">
            <text:p>2</text:p>
          </table:table-cell>
          <table:table-cell table:style-name="ce22" table:formula="of:=IF(OR([.$E173]=1;[.$E173]=3);CONCATENATE(TEXT(ROUND(VLOOKUP([.$B173];Dated1RM; [.F$2]+1)*VLOOKUP([.$C173];PercentageAndReps;3)/2.5)*2.5; &quot;0.0&quot;);  &quot; x &quot;; TEXT(VLOOKUP([.$C173];PercentageAndReps;4); &quot;0&quot;));&quot;&quot;)">
            <text:p/>
          </table:table-cell>
          <table:table-cell table:style-name="ce27" table:formula="of:=IF(OR([.$E173]=1;[.$E173]=3);CONCATENATE(TEXT(ROUND(VLOOKUP([.$B173];Dated1RM; [.G$2]+1)*VLOOKUP([.$C173];PercentageAndReps;3)/2.5)*2.5; &quot;0.0&quot;);  &quot; x &quot;; TEXT(VLOOKUP([.$C173];PercentageAndReps;4); &quot;0&quot;));&quot;&quot;)">
            <text:p/>
          </table:table-cell>
          <table:table-cell table:style-name="ce27" table:formula="of:=IF([.$E173]=2;CONCATENATE(TEXT(ROUND(VLOOKUP([.$B173];Dated1RM; [.H$2]+1)*VLOOKUP([.$C173];PercentageAndReps;3)/2.5)*2.5; &quot;0.0&quot;);  &quot; x &quot;; TEXT(VLOOKUP([.$C173];PercentageAndReps;4); &quot;0&quot;));&quot;&quot;)" office:value-type="string" office:string-value="150.0 x 5" calcext:value-type="string">
            <text:p>150.0 x 5</text:p>
          </table:table-cell>
          <table:table-cell table:style-name="ce27" table:formula="of:=IF(OR([.$E173]=1;[.$E173]=2);CONCATENATE(TEXT(ROUND(VLOOKUP([.$B173];Dated1RM; [.I$2]+1)*VLOOKUP([.$C173];PercentageAndReps;3)/2.5)*2.5; &quot;0.0&quot;);  &quot; x &quot;; TEXT(VLOOKUP([.$C173];PercentageAndReps;4); &quot;0&quot;));&quot;&quot;)" office:value-type="string" office:string-value="72.5 x 5" calcext:value-type="string">
            <text:p>72.5 x 5</text:p>
          </table:table-cell>
          <table:table-cell table:style-name="ce27" table:formula="of:=IF(OR([.$E173]=2;[.$E173]=3);CONCATENATE(TEXT(ROUND(VLOOKUP([.$B173];Dated1RM; [.J$2]+1)*VLOOKUP([.$C173];PercentageAndReps;3)/2.5)*2.5; &quot;0.0&quot;);  &quot; x &quot;; TEXT(VLOOKUP([.$C173];PercentageAndReps;4); &quot;0&quot;));&quot;&quot;)" office:value-type="string" office:string-value="57.5 x 5" calcext:value-type="string">
            <text:p>57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3]=4; [.E173]=3); [.B173]+1; [.B173])" office:value-type="float" office:value="15" calcext:value-type="float">
            <text:p>15</text:p>
          </table:table-cell>
          <table:table-cell table:formula="of:=IF([.E173]=3; IF([.C173] = 4; 1; [.C173]+1); [.C173])" office:value-type="float" office:value="1" calcext:value-type="float">
            <text:p>1</text:p>
          </table:table-cell>
          <table:table-cell table:style-name="ce12"/>
          <table:table-cell table:style-name="ce17" table:formula="of:=IF([.E173]=3; 1; [.E173]+1)" office:value-type="float" office:value="3" calcext:value-type="float">
            <text:p>3</text:p>
          </table:table-cell>
          <table:table-cell table:style-name="ce22" table:formula="of:=IF(OR([.$E174]=1;[.$E174]=3);CONCATENATE(TEXT(ROUND(VLOOKUP([.$B174];Dated1RM; [.F$2]+1)*VLOOKUP([.$C174];PercentageAndReps;3)/2.5)*2.5; &quot;0.0&quot;);  &quot; x &quot;; TEXT(VLOOKUP([.$C174];PercentageAndReps;4); &quot;0&quot;));&quot;&quot;)" office:value-type="string" office:string-value="132.5 x 5" calcext:value-type="string">
            <text:p>132.5 x 5</text:p>
          </table:table-cell>
          <table:table-cell table:style-name="ce27" table:formula="of:=IF(OR([.$E174]=1;[.$E174]=3);CONCATENATE(TEXT(ROUND(VLOOKUP([.$B174];Dated1RM; [.G$2]+1)*VLOOKUP([.$C174];PercentageAndReps;3)/2.5)*2.5; &quot;0.0&quot;);  &quot; x &quot;; TEXT(VLOOKUP([.$C174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74]=2;CONCATENATE(TEXT(ROUND(VLOOKUP([.$B174];Dated1RM; [.H$2]+1)*VLOOKUP([.$C174];PercentageAndReps;3)/2.5)*2.5; &quot;0.0&quot;);  &quot; x &quot;; TEXT(VLOOKUP([.$C174];PercentageAndReps;4); &quot;0&quot;));&quot;&quot;)">
            <text:p/>
          </table:table-cell>
          <table:table-cell table:style-name="ce27" table:formula="of:=IF(OR([.$E174]=1;[.$E174]=2);CONCATENATE(TEXT(ROUND(VLOOKUP([.$B174];Dated1RM; [.I$2]+1)*VLOOKUP([.$C174];PercentageAndReps;3)/2.5)*2.5; &quot;0.0&quot;);  &quot; x &quot;; TEXT(VLOOKUP([.$C174];PercentageAndReps;4); &quot;0&quot;));&quot;&quot;)">
            <text:p/>
          </table:table-cell>
          <table:table-cell table:style-name="ce27" table:formula="of:=IF(OR([.$E174]=2;[.$E174]=3);CONCATENATE(TEXT(ROUND(VLOOKUP([.$B174];Dated1RM; [.J$2]+1)*VLOOKUP([.$C174];PercentageAndReps;3)/2.5)*2.5; &quot;0.0&quot;);  &quot; x &quot;; TEXT(VLOOKUP([.$C174];PercentageAndReps;4); &quot;0&quot;));&quot;&quot;)" office:value-type="string" office:string-value="57.5 x 5" calcext:value-type="string">
            <text:p>57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4]=4; [.E174]=3); [.B174]+1; [.B174])" office:value-type="float" office:value="15" calcext:value-type="float">
            <text:p>15</text:p>
          </table:table-cell>
          <table:table-cell table:formula="of:=IF([.E174]=3; IF([.C174] = 4; 1; [.C174]+1); [.C174])" office:value-type="float" office:value="2" calcext:value-type="float">
            <text:p>2</text:p>
          </table:table-cell>
          <table:table-cell table:style-name="ce12" table:formula="of:=[.D172]+7" office:value-type="date" office:date-value="2016-08-06" calcext:value-type="date">
            <text:p>6 Aug 16</text:p>
          </table:table-cell>
          <table:table-cell table:style-name="ce17" table:formula="of:=IF([.E174]=3; 1; [.E174]+1)" office:value-type="float" office:value="1" calcext:value-type="float">
            <text:p>1</text:p>
          </table:table-cell>
          <table:table-cell table:style-name="ce22" table:formula="of:=IF(OR([.$E175]=1;[.$E175]=3);CONCATENATE(TEXT(ROUND(VLOOKUP([.$B175];Dated1RM; [.F$2]+1)*VLOOKUP([.$C175];PercentageAndReps;3)/2.5)*2.5; &quot;0.0&quot;);  &quot; x &quot;; TEXT(VLOOKUP([.$C175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175]=1;[.$E175]=3);CONCATENATE(TEXT(ROUND(VLOOKUP([.$B175];Dated1RM; [.G$2]+1)*VLOOKUP([.$C175];PercentageAndReps;3)/2.5)*2.5; &quot;0.0&quot;);  &quot; x &quot;; TEXT(VLOOKUP([.$C175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75]=2;CONCATENATE(TEXT(ROUND(VLOOKUP([.$B175];Dated1RM; [.H$2]+1)*VLOOKUP([.$C175];PercentageAndReps;3)/2.5)*2.5; &quot;0.0&quot;);  &quot; x &quot;; TEXT(VLOOKUP([.$C175];PercentageAndReps;4); &quot;0&quot;));&quot;&quot;)">
            <text:p/>
          </table:table-cell>
          <table:table-cell table:style-name="ce27" table:formula="of:=IF(OR([.$E175]=1;[.$E175]=2);CONCATENATE(TEXT(ROUND(VLOOKUP([.$B175];Dated1RM; [.I$2]+1)*VLOOKUP([.$C175];PercentageAndReps;3)/2.5)*2.5; &quot;0.0&quot;);  &quot; x &quot;; TEXT(VLOOKUP([.$C175];PercentageAndReps;4); &quot;0&quot;));&quot;&quot;)" office:value-type="string" office:string-value="85.0 x 2" calcext:value-type="string">
            <text:p>85.0 x 2</text:p>
          </table:table-cell>
          <table:table-cell table:style-name="ce27" table:formula="of:=IF(OR([.$E175]=2;[.$E175]=3);CONCATENATE(TEXT(ROUND(VLOOKUP([.$B175];Dated1RM; [.J$2]+1)*VLOOKUP([.$C175];PercentageAndReps;3)/2.5)*2.5; &quot;0.0&quot;);  &quot; x &quot;; TEXT(VLOOKUP([.$C175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5]=4; [.E175]=3); [.B175]+1; [.B175])" office:value-type="float" office:value="15" calcext:value-type="float">
            <text:p>15</text:p>
          </table:table-cell>
          <table:table-cell table:formula="of:=IF([.E175]=3; IF([.C175] = 4; 1; [.C175]+1); [.C175])" office:value-type="float" office:value="2" calcext:value-type="float">
            <text:p>2</text:p>
          </table:table-cell>
          <table:table-cell table:style-name="ce12"/>
          <table:table-cell table:style-name="ce17" table:formula="of:=IF([.E175]=3; 1; [.E175]+1)" office:value-type="float" office:value="2" calcext:value-type="float">
            <text:p>2</text:p>
          </table:table-cell>
          <table:table-cell table:style-name="ce22" table:formula="of:=IF(OR([.$E176]=1;[.$E176]=3);CONCATENATE(TEXT(ROUND(VLOOKUP([.$B176];Dated1RM; [.F$2]+1)*VLOOKUP([.$C176];PercentageAndReps;3)/2.5)*2.5; &quot;0.0&quot;);  &quot; x &quot;; TEXT(VLOOKUP([.$C176];PercentageAndReps;4); &quot;0&quot;));&quot;&quot;)">
            <text:p/>
          </table:table-cell>
          <table:table-cell table:style-name="ce27" table:formula="of:=IF(OR([.$E176]=1;[.$E176]=3);CONCATENATE(TEXT(ROUND(VLOOKUP([.$B176];Dated1RM; [.G$2]+1)*VLOOKUP([.$C176];PercentageAndReps;3)/2.5)*2.5; &quot;0.0&quot;);  &quot; x &quot;; TEXT(VLOOKUP([.$C176];PercentageAndReps;4); &quot;0&quot;));&quot;&quot;)">
            <text:p/>
          </table:table-cell>
          <table:table-cell table:style-name="ce27" table:formula="of:=IF([.$E176]=2;CONCATENATE(TEXT(ROUND(VLOOKUP([.$B176];Dated1RM; [.H$2]+1)*VLOOKUP([.$C176];PercentageAndReps;3)/2.5)*2.5; &quot;0.0&quot;);  &quot; x &quot;; TEXT(VLOOKUP([.$C176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176]=1;[.$E176]=2);CONCATENATE(TEXT(ROUND(VLOOKUP([.$B176];Dated1RM; [.I$2]+1)*VLOOKUP([.$C176];PercentageAndReps;3)/2.5)*2.5; &quot;0.0&quot;);  &quot; x &quot;; TEXT(VLOOKUP([.$C176];PercentageAndReps;4); &quot;0&quot;));&quot;&quot;)" office:value-type="string" office:string-value="85.0 x 2" calcext:value-type="string">
            <text:p>85.0 x 2</text:p>
          </table:table-cell>
          <table:table-cell table:style-name="ce27" table:formula="of:=IF(OR([.$E176]=2;[.$E176]=3);CONCATENATE(TEXT(ROUND(VLOOKUP([.$B176];Dated1RM; [.J$2]+1)*VLOOKUP([.$C176];PercentageAndReps;3)/2.5)*2.5; &quot;0.0&quot;);  &quot; x &quot;; TEXT(VLOOKUP([.$C176];PercentageAndReps;4); &quot;0&quot;));&quot;&quot;)" office:value-type="string" office:string-value="67.5 x 2" calcext:value-type="string">
            <text:p>67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6]=4; [.E176]=3); [.B176]+1; [.B176])" office:value-type="float" office:value="15" calcext:value-type="float">
            <text:p>15</text:p>
          </table:table-cell>
          <table:table-cell table:formula="of:=IF([.E176]=3; IF([.C176] = 4; 1; [.C176]+1); [.C176])" office:value-type="float" office:value="2" calcext:value-type="float">
            <text:p>2</text:p>
          </table:table-cell>
          <table:table-cell table:style-name="ce12"/>
          <table:table-cell table:style-name="ce17" table:formula="of:=IF([.E176]=3; 1; [.E176]+1)" office:value-type="float" office:value="3" calcext:value-type="float">
            <text:p>3</text:p>
          </table:table-cell>
          <table:table-cell table:style-name="ce22" table:formula="of:=IF(OR([.$E177]=1;[.$E177]=3);CONCATENATE(TEXT(ROUND(VLOOKUP([.$B177];Dated1RM; [.F$2]+1)*VLOOKUP([.$C177];PercentageAndReps;3)/2.5)*2.5; &quot;0.0&quot;);  &quot; x &quot;; TEXT(VLOOKUP([.$C177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177]=1;[.$E177]=3);CONCATENATE(TEXT(ROUND(VLOOKUP([.$B177];Dated1RM; [.G$2]+1)*VLOOKUP([.$C177];PercentageAndReps;3)/2.5)*2.5; &quot;0.0&quot;);  &quot; x &quot;; TEXT(VLOOKUP([.$C177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77]=2;CONCATENATE(TEXT(ROUND(VLOOKUP([.$B177];Dated1RM; [.H$2]+1)*VLOOKUP([.$C177];PercentageAndReps;3)/2.5)*2.5; &quot;0.0&quot;);  &quot; x &quot;; TEXT(VLOOKUP([.$C177];PercentageAndReps;4); &quot;0&quot;));&quot;&quot;)">
            <text:p/>
          </table:table-cell>
          <table:table-cell table:style-name="ce27" table:formula="of:=IF(OR([.$E177]=1;[.$E177]=2);CONCATENATE(TEXT(ROUND(VLOOKUP([.$B177];Dated1RM; [.I$2]+1)*VLOOKUP([.$C177];PercentageAndReps;3)/2.5)*2.5; &quot;0.0&quot;);  &quot; x &quot;; TEXT(VLOOKUP([.$C177];PercentageAndReps;4); &quot;0&quot;));&quot;&quot;)">
            <text:p/>
          </table:table-cell>
          <table:table-cell table:style-name="ce27" table:formula="of:=IF(OR([.$E177]=2;[.$E177]=3);CONCATENATE(TEXT(ROUND(VLOOKUP([.$B177];Dated1RM; [.J$2]+1)*VLOOKUP([.$C177];PercentageAndReps;3)/2.5)*2.5; &quot;0.0&quot;);  &quot; x &quot;; TEXT(VLOOKUP([.$C177];PercentageAndReps;4); &quot;0&quot;));&quot;&quot;)" office:value-type="string" office:string-value="67.5 x 2" calcext:value-type="string">
            <text:p>67.5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7]=4; [.E177]=3); [.B177]+1; [.B177])" office:value-type="float" office:value="15" calcext:value-type="float">
            <text:p>15</text:p>
          </table:table-cell>
          <table:table-cell table:formula="of:=IF([.E177]=3; IF([.C177] = 4; 1; [.C177]+1); [.C177])" office:value-type="float" office:value="3" calcext:value-type="float">
            <text:p>3</text:p>
          </table:table-cell>
          <table:table-cell table:style-name="ce12" table:formula="of:=[.D175]+7" office:value-type="date" office:date-value="2016-08-13" calcext:value-type="date">
            <text:p>13 Aug 16</text:p>
          </table:table-cell>
          <table:table-cell table:style-name="ce17" table:formula="of:=IF([.E177]=3; 1; [.E177]+1)" office:value-type="float" office:value="1" calcext:value-type="float">
            <text:p>1</text:p>
          </table:table-cell>
          <table:table-cell table:style-name="ce22" table:formula="of:=IF(OR([.$E178]=1;[.$E178]=3);CONCATENATE(TEXT(ROUND(VLOOKUP([.$B178];Dated1RM; [.F$2]+1)*VLOOKUP([.$C178];PercentageAndReps;3)/2.5)*2.5; &quot;0.0&quot;);  &quot; x &quot;; TEXT(VLOOKUP([.$C178];PercentageAndReps;4); &quot;0&quot;));&quot;&quot;)" office:value-type="string" office:string-value="115.0 x 5" calcext:value-type="string">
            <text:p>115.0 x 5</text:p>
          </table:table-cell>
          <table:table-cell table:style-name="ce27" table:formula="of:=IF(OR([.$E178]=1;[.$E178]=3);CONCATENATE(TEXT(ROUND(VLOOKUP([.$B178];Dated1RM; [.G$2]+1)*VLOOKUP([.$C178];PercentageAndReps;3)/2.5)*2.5; &quot;0.0&quot;);  &quot; x &quot;; TEXT(VLOOKUP([.$C178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78]=2;CONCATENATE(TEXT(ROUND(VLOOKUP([.$B178];Dated1RM; [.H$2]+1)*VLOOKUP([.$C178];PercentageAndReps;3)/2.5)*2.5; &quot;0.0&quot;);  &quot; x &quot;; TEXT(VLOOKUP([.$C178];PercentageAndReps;4); &quot;0&quot;));&quot;&quot;)">
            <text:p/>
          </table:table-cell>
          <table:table-cell table:style-name="ce27" table:formula="of:=IF(OR([.$E178]=1;[.$E178]=2);CONCATENATE(TEXT(ROUND(VLOOKUP([.$B178];Dated1RM; [.I$2]+1)*VLOOKUP([.$C178];PercentageAndReps;3)/2.5)*2.5; &quot;0.0&quot;);  &quot; x &quot;; TEXT(VLOOKUP([.$C178];PercentageAndReps;4); &quot;0&quot;));&quot;&quot;)" office:value-type="string" office:string-value="62.5 x 5" calcext:value-type="string">
            <text:p>62.5 x 5</text:p>
          </table:table-cell>
          <table:table-cell table:style-name="ce27" table:formula="of:=IF(OR([.$E178]=2;[.$E178]=3);CONCATENATE(TEXT(ROUND(VLOOKUP([.$B178];Dated1RM; [.J$2]+1)*VLOOKUP([.$C178];PercentageAndReps;3)/2.5)*2.5; &quot;0.0&quot;);  &quot; x &quot;; TEXT(VLOOKUP([.$C178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8]=4; [.E178]=3); [.B178]+1; [.B178])" office:value-type="float" office:value="15" calcext:value-type="float">
            <text:p>15</text:p>
          </table:table-cell>
          <table:table-cell table:formula="of:=IF([.E178]=3; IF([.C178] = 4; 1; [.C178]+1); [.C178])" office:value-type="float" office:value="3" calcext:value-type="float">
            <text:p>3</text:p>
          </table:table-cell>
          <table:table-cell table:style-name="ce12"/>
          <table:table-cell table:style-name="ce17" table:formula="of:=IF([.E178]=3; 1; [.E178]+1)" office:value-type="float" office:value="2" calcext:value-type="float">
            <text:p>2</text:p>
          </table:table-cell>
          <table:table-cell table:style-name="ce22" table:formula="of:=IF(OR([.$E179]=1;[.$E179]=3);CONCATENATE(TEXT(ROUND(VLOOKUP([.$B179];Dated1RM; [.F$2]+1)*VLOOKUP([.$C179];PercentageAndReps;3)/2.5)*2.5; &quot;0.0&quot;);  &quot; x &quot;; TEXT(VLOOKUP([.$C179];PercentageAndReps;4); &quot;0&quot;));&quot;&quot;)">
            <text:p/>
          </table:table-cell>
          <table:table-cell table:style-name="ce27" table:formula="of:=IF(OR([.$E179]=1;[.$E179]=3);CONCATENATE(TEXT(ROUND(VLOOKUP([.$B179];Dated1RM; [.G$2]+1)*VLOOKUP([.$C179];PercentageAndReps;3)/2.5)*2.5; &quot;0.0&quot;);  &quot; x &quot;; TEXT(VLOOKUP([.$C179];PercentageAndReps;4); &quot;0&quot;));&quot;&quot;)">
            <text:p/>
          </table:table-cell>
          <table:table-cell table:style-name="ce27" table:formula="of:=IF([.$E179]=2;CONCATENATE(TEXT(ROUND(VLOOKUP([.$B179];Dated1RM; [.H$2]+1)*VLOOKUP([.$C179];PercentageAndReps;3)/2.5)*2.5; &quot;0.0&quot;);  &quot; x &quot;; TEXT(VLOOKUP([.$C179];PercentageAndReps;4); &quot;0&quot;));&quot;&quot;)" office:value-type="string" office:string-value="130.0 x 5" calcext:value-type="string">
            <text:p>130.0 x 5</text:p>
          </table:table-cell>
          <table:table-cell table:style-name="ce27" table:formula="of:=IF(OR([.$E179]=1;[.$E179]=2);CONCATENATE(TEXT(ROUND(VLOOKUP([.$B179];Dated1RM; [.I$2]+1)*VLOOKUP([.$C179];PercentageAndReps;3)/2.5)*2.5; &quot;0.0&quot;);  &quot; x &quot;; TEXT(VLOOKUP([.$C179];PercentageAndReps;4); &quot;0&quot;));&quot;&quot;)" office:value-type="string" office:string-value="62.5 x 5" calcext:value-type="string">
            <text:p>62.5 x 5</text:p>
          </table:table-cell>
          <table:table-cell table:style-name="ce27" table:formula="of:=IF(OR([.$E179]=2;[.$E179]=3);CONCATENATE(TEXT(ROUND(VLOOKUP([.$B179];Dated1RM; [.J$2]+1)*VLOOKUP([.$C179];PercentageAndReps;3)/2.5)*2.5; &quot;0.0&quot;);  &quot; x &quot;; TEXT(VLOOKUP([.$C179];PercentageAndReps;4); &quot;0&quot;));&quot;&quot;)" office:value-type="string" office:string-value="50.0 x 5" calcext:value-type="string">
            <text:p>50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79]=4; [.E179]=3); [.B179]+1; [.B179])" office:value-type="float" office:value="15" calcext:value-type="float">
            <text:p>15</text:p>
          </table:table-cell>
          <table:table-cell table:formula="of:=IF([.E179]=3; IF([.C179] = 4; 1; [.C179]+1); [.C179])" office:value-type="float" office:value="3" calcext:value-type="float">
            <text:p>3</text:p>
          </table:table-cell>
          <table:table-cell table:style-name="ce12"/>
          <table:table-cell table:style-name="ce17" table:formula="of:=IF([.E179]=3; 1; [.E179]+1)" office:value-type="float" office:value="3" calcext:value-type="float">
            <text:p>3</text:p>
          </table:table-cell>
          <table:table-cell table:style-name="ce22" table:formula="of:=IF(OR([.$E180]=1;[.$E180]=3);CONCATENATE(TEXT(ROUND(VLOOKUP([.$B180];Dated1RM; [.F$2]+1)*VLOOKUP([.$C180];PercentageAndReps;3)/2.5)*2.5; &quot;0.0&quot;);  &quot; x &quot;; TEXT(VLOOKUP([.$C180];PercentageAndReps;4); &quot;0&quot;));&quot;&quot;)" office:value-type="string" office:string-value="115.0 x 5" calcext:value-type="string">
            <text:p>115.0 x 5</text:p>
          </table:table-cell>
          <table:table-cell table:style-name="ce27" table:formula="of:=IF(OR([.$E180]=1;[.$E180]=3);CONCATENATE(TEXT(ROUND(VLOOKUP([.$B180];Dated1RM; [.G$2]+1)*VLOOKUP([.$C180];PercentageAndReps;3)/2.5)*2.5; &quot;0.0&quot;);  &quot; x &quot;; TEXT(VLOOKUP([.$C180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180]=2;CONCATENATE(TEXT(ROUND(VLOOKUP([.$B180];Dated1RM; [.H$2]+1)*VLOOKUP([.$C180];PercentageAndReps;3)/2.5)*2.5; &quot;0.0&quot;);  &quot; x &quot;; TEXT(VLOOKUP([.$C180];PercentageAndReps;4); &quot;0&quot;));&quot;&quot;)">
            <text:p/>
          </table:table-cell>
          <table:table-cell table:style-name="ce27" table:formula="of:=IF(OR([.$E180]=1;[.$E180]=2);CONCATENATE(TEXT(ROUND(VLOOKUP([.$B180];Dated1RM; [.I$2]+1)*VLOOKUP([.$C180];PercentageAndReps;3)/2.5)*2.5; &quot;0.0&quot;);  &quot; x &quot;; TEXT(VLOOKUP([.$C180];PercentageAndReps;4); &quot;0&quot;));&quot;&quot;)">
            <text:p/>
          </table:table-cell>
          <table:table-cell table:style-name="ce27" table:formula="of:=IF(OR([.$E180]=2;[.$E180]=3);CONCATENATE(TEXT(ROUND(VLOOKUP([.$B180];Dated1RM; [.J$2]+1)*VLOOKUP([.$C180];PercentageAndReps;3)/2.5)*2.5; &quot;0.0&quot;);  &quot; x &quot;; TEXT(VLOOKUP([.$C180];PercentageAndReps;4); &quot;0&quot;));&quot;&quot;)" office:value-type="string" office:string-value="50.0 x 5" calcext:value-type="string">
            <text:p>50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0]=4; [.E180]=3); [.B180]+1; [.B180])" office:value-type="float" office:value="15" calcext:value-type="float">
            <text:p>15</text:p>
          </table:table-cell>
          <table:table-cell table:formula="of:=IF([.E180]=3; IF([.C180] = 4; 1; [.C180]+1); [.C180])" office:value-type="float" office:value="4" calcext:value-type="float">
            <text:p>4</text:p>
          </table:table-cell>
          <table:table-cell table:style-name="ce12" table:formula="of:=[.D178]+7" office:value-type="date" office:date-value="2016-08-20" calcext:value-type="date">
            <text:p>20 Aug 16</text:p>
          </table:table-cell>
          <table:table-cell table:style-name="ce17" table:formula="of:=IF([.E180]=3; 1; [.E180]+1)" office:value-type="float" office:value="1" calcext:value-type="float">
            <text:p>1</text:p>
          </table:table-cell>
          <table:table-cell table:style-name="ce22" table:formula="of:=IF(OR([.$E181]=1;[.$E181]=3);CONCATENATE(TEXT(ROUND(VLOOKUP([.$B181];Dated1RM; [.F$2]+1)*VLOOKUP([.$C181];PercentageAndReps;3)/2.5)*2.5; &quot;0.0&quot;);  &quot; x &quot;; TEXT(VLOOKUP([.$C181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181]=1;[.$E181]=3);CONCATENATE(TEXT(ROUND(VLOOKUP([.$B181];Dated1RM; [.G$2]+1)*VLOOKUP([.$C181];PercentageAndReps;3)/2.5)*2.5; &quot;0.0&quot;);  &quot; x &quot;; TEXT(VLOOKUP([.$C181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81]=2;CONCATENATE(TEXT(ROUND(VLOOKUP([.$B181];Dated1RM; [.H$2]+1)*VLOOKUP([.$C181];PercentageAndReps;3)/2.5)*2.5; &quot;0.0&quot;);  &quot; x &quot;; TEXT(VLOOKUP([.$C181];PercentageAndReps;4); &quot;0&quot;));&quot;&quot;)">
            <text:p/>
          </table:table-cell>
          <table:table-cell table:style-name="ce27" table:formula="of:=IF(OR([.$E181]=1;[.$E181]=2);CONCATENATE(TEXT(ROUND(VLOOKUP([.$B181];Dated1RM; [.I$2]+1)*VLOOKUP([.$C181];PercentageAndReps;3)/2.5)*2.5; &quot;0.0&quot;);  &quot; x &quot;; TEXT(VLOOKUP([.$C181];PercentageAndReps;4); &quot;0&quot;));&quot;&quot;)" office:value-type="string" office:string-value="85.0 x 2" calcext:value-type="string">
            <text:p>85.0 x 2</text:p>
          </table:table-cell>
          <table:table-cell table:style-name="ce27" table:formula="of:=IF(OR([.$E181]=2;[.$E181]=3);CONCATENATE(TEXT(ROUND(VLOOKUP([.$B181];Dated1RM; [.J$2]+1)*VLOOKUP([.$C181];PercentageAndReps;3)/2.5)*2.5; &quot;0.0&quot;);  &quot; x &quot;; TEXT(VLOOKUP([.$C181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1]=4; [.E181]=3); [.B181]+1; [.B181])" office:value-type="float" office:value="15" calcext:value-type="float">
            <text:p>15</text:p>
          </table:table-cell>
          <table:table-cell table:formula="of:=IF([.E181]=3; IF([.C181] = 4; 1; [.C181]+1); [.C181])" office:value-type="float" office:value="4" calcext:value-type="float">
            <text:p>4</text:p>
          </table:table-cell>
          <table:table-cell table:style-name="ce12"/>
          <table:table-cell table:style-name="ce17" table:formula="of:=IF([.E181]=3; 1; [.E181]+1)" office:value-type="float" office:value="2" calcext:value-type="float">
            <text:p>2</text:p>
          </table:table-cell>
          <table:table-cell table:style-name="ce22" table:formula="of:=IF(OR([.$E182]=1;[.$E182]=3);CONCATENATE(TEXT(ROUND(VLOOKUP([.$B182];Dated1RM; [.F$2]+1)*VLOOKUP([.$C182];PercentageAndReps;3)/2.5)*2.5; &quot;0.0&quot;);  &quot; x &quot;; TEXT(VLOOKUP([.$C182];PercentageAndReps;4); &quot;0&quot;));&quot;&quot;)">
            <text:p/>
          </table:table-cell>
          <table:table-cell table:style-name="ce27" table:formula="of:=IF(OR([.$E182]=1;[.$E182]=3);CONCATENATE(TEXT(ROUND(VLOOKUP([.$B182];Dated1RM; [.G$2]+1)*VLOOKUP([.$C182];PercentageAndReps;3)/2.5)*2.5; &quot;0.0&quot;);  &quot; x &quot;; TEXT(VLOOKUP([.$C182];PercentageAndReps;4); &quot;0&quot;));&quot;&quot;)">
            <text:p/>
          </table:table-cell>
          <table:table-cell table:style-name="ce27" table:formula="of:=IF([.$E182]=2;CONCATENATE(TEXT(ROUND(VLOOKUP([.$B182];Dated1RM; [.H$2]+1)*VLOOKUP([.$C182];PercentageAndReps;3)/2.5)*2.5; &quot;0.0&quot;);  &quot; x &quot;; TEXT(VLOOKUP([.$C182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182]=1;[.$E182]=2);CONCATENATE(TEXT(ROUND(VLOOKUP([.$B182];Dated1RM; [.I$2]+1)*VLOOKUP([.$C182];PercentageAndReps;3)/2.5)*2.5; &quot;0.0&quot;);  &quot; x &quot;; TEXT(VLOOKUP([.$C182];PercentageAndReps;4); &quot;0&quot;));&quot;&quot;)" office:value-type="string" office:string-value="85.0 x 2" calcext:value-type="string">
            <text:p>85.0 x 2</text:p>
          </table:table-cell>
          <table:table-cell table:style-name="ce27" table:formula="of:=IF(OR([.$E182]=2;[.$E182]=3);CONCATENATE(TEXT(ROUND(VLOOKUP([.$B182];Dated1RM; [.J$2]+1)*VLOOKUP([.$C182];PercentageAndReps;3)/2.5)*2.5; &quot;0.0&quot;);  &quot; x &quot;; TEXT(VLOOKUP([.$C182];PercentageAndReps;4); &quot;0&quot;));&quot;&quot;)" office:value-type="string" office:string-value="67.5 x 2" calcext:value-type="string">
            <text:p>67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2]=4; [.E182]=3); [.B182]+1; [.B182])" office:value-type="float" office:value="15" calcext:value-type="float">
            <text:p>15</text:p>
          </table:table-cell>
          <table:table-cell table:formula="of:=IF([.E182]=3; IF([.C182] = 4; 1; [.C182]+1); [.C182])" office:value-type="float" office:value="4" calcext:value-type="float">
            <text:p>4</text:p>
          </table:table-cell>
          <table:table-cell table:style-name="ce13"/>
          <table:table-cell table:style-name="ce18" table:formula="of:=IF([.E182]=3; 1; [.E182]+1)" office:value-type="float" office:value="3" calcext:value-type="float">
            <text:p>3</text:p>
          </table:table-cell>
          <table:table-cell table:style-name="ce23" table:formula="of:=IF(OR([.$E183]=1;[.$E183]=3);CONCATENATE(TEXT(ROUND(VLOOKUP([.$B183];Dated1RM; [.F$2]+1)*VLOOKUP([.$C183];PercentageAndReps;3)/2.5)*2.5; &quot;0.0&quot;);  &quot; x &quot;; TEXT(VLOOKUP([.$C183];PercentageAndReps;4); &quot;0&quot;));&quot;&quot;)" office:value-type="string" office:string-value="157.5 x 2" calcext:value-type="string">
            <text:p>157.5 x 2</text:p>
          </table:table-cell>
          <table:table-cell table:style-name="ce28" table:formula="of:=IF(OR([.$E183]=1;[.$E183]=3);CONCATENATE(TEXT(ROUND(VLOOKUP([.$B183];Dated1RM; [.G$2]+1)*VLOOKUP([.$C183];PercentageAndReps;3)/2.5)*2.5; &quot;0.0&quot;);  &quot; x &quot;; TEXT(VLOOKUP([.$C183];PercentageAndReps;4); &quot;0&quot;));&quot;&quot;)" office:value-type="string" office:string-value="112.5 x 2" calcext:value-type="string">
            <text:p>112.5 x 2</text:p>
          </table:table-cell>
          <table:table-cell table:style-name="ce28" table:formula="of:=IF([.$E183]=2;CONCATENATE(TEXT(ROUND(VLOOKUP([.$B183];Dated1RM; [.H$2]+1)*VLOOKUP([.$C183];PercentageAndReps;3)/2.5)*2.5; &quot;0.0&quot;);  &quot; x &quot;; TEXT(VLOOKUP([.$C183];PercentageAndReps;4); &quot;0&quot;));&quot;&quot;)">
            <text:p/>
          </table:table-cell>
          <table:table-cell table:style-name="ce28" table:formula="of:=IF(OR([.$E183]=1;[.$E183]=2);CONCATENATE(TEXT(ROUND(VLOOKUP([.$B183];Dated1RM; [.I$2]+1)*VLOOKUP([.$C183];PercentageAndReps;3)/2.5)*2.5; &quot;0.0&quot;);  &quot; x &quot;; TEXT(VLOOKUP([.$C183];PercentageAndReps;4); &quot;0&quot;));&quot;&quot;)">
            <text:p/>
          </table:table-cell>
          <table:table-cell table:style-name="ce28" table:formula="of:=IF(OR([.$E183]=2;[.$E183]=3);CONCATENATE(TEXT(ROUND(VLOOKUP([.$B183];Dated1RM; [.J$2]+1)*VLOOKUP([.$C183];PercentageAndReps;3)/2.5)*2.5; &quot;0.0&quot;);  &quot; x &quot;; TEXT(VLOOKUP([.$C183];PercentageAndReps;4); &quot;0&quot;));&quot;&quot;)" office:value-type="string" office:string-value="67.5 x 2" calcext:value-type="string">
            <text:p>67.5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3]=4; [.E183]=3); [.B183]+1; [.B183])" office:value-type="float" office:value="16" calcext:value-type="float">
            <text:p>16</text:p>
          </table:table-cell>
          <table:table-cell table:formula="of:=IF([.E183]=3; IF([.C183] = 4; 1; [.C183]+1); [.C183])" office:value-type="float" office:value="1" calcext:value-type="float">
            <text:p>1</text:p>
          </table:table-cell>
          <table:table-cell table:style-name="ce14" table:formula="of:=[.D181]+7" office:value-type="date" office:date-value="2016-08-27" calcext:value-type="date">
            <text:p>27 Aug 16</text:p>
          </table:table-cell>
          <table:table-cell table:style-name="ce19" table:formula="of:=IF([.E183]=3; 1; [.E183]+1)" office:value-type="float" office:value="1" calcext:value-type="float">
            <text:p>1</text:p>
          </table:table-cell>
          <table:table-cell table:style-name="ce24" table:formula="of:=IF(OR([.$E184]=1;[.$E184]=3);CONCATENATE(TEXT(ROUND(VLOOKUP([.$B184];Dated1RM; [.F$2]+1)*VLOOKUP([.$C184];PercentageAndReps;3)/2.5)*2.5; &quot;0.0&quot;);  &quot; x &quot;; TEXT(VLOOKUP([.$C184];PercentageAndReps;4); &quot;0&quot;));&quot;&quot;)" office:value-type="string" office:string-value="132.5 x 5" calcext:value-type="string">
            <text:p>132.5 x 5</text:p>
          </table:table-cell>
          <table:table-cell table:style-name="ce29" table:formula="of:=IF(OR([.$E184]=1;[.$E184]=3);CONCATENATE(TEXT(ROUND(VLOOKUP([.$B184];Dated1RM; [.G$2]+1)*VLOOKUP([.$C184];PercentageAndReps;3)/2.5)*2.5; &quot;0.0&quot;);  &quot; x &quot;; TEXT(VLOOKUP([.$C184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84]=2;CONCATENATE(TEXT(ROUND(VLOOKUP([.$B184];Dated1RM; [.H$2]+1)*VLOOKUP([.$C184];PercentageAndReps;3)/2.5)*2.5; &quot;0.0&quot;);  &quot; x &quot;; TEXT(VLOOKUP([.$C184];PercentageAndReps;4); &quot;0&quot;));&quot;&quot;)">
            <text:p/>
          </table:table-cell>
          <table:table-cell table:style-name="ce29" table:formula="of:=IF(OR([.$E184]=1;[.$E184]=2);CONCATENATE(TEXT(ROUND(VLOOKUP([.$B184];Dated1RM; [.I$2]+1)*VLOOKUP([.$C184];PercentageAndReps;3)/2.5)*2.5; &quot;0.0&quot;);  &quot; x &quot;; TEXT(VLOOKUP([.$C184];PercentageAndReps;4); &quot;0&quot;));&quot;&quot;)" office:value-type="string" office:string-value="72.5 x 5" calcext:value-type="string">
            <text:p>72.5 x 5</text:p>
          </table:table-cell>
          <table:table-cell table:style-name="ce29" table:formula="of:=IF(OR([.$E184]=2;[.$E184]=3);CONCATENATE(TEXT(ROUND(VLOOKUP([.$B184];Dated1RM; [.J$2]+1)*VLOOKUP([.$C184];PercentageAndReps;3)/2.5)*2.5; &quot;0.0&quot;);  &quot; x &quot;; TEXT(VLOOKUP([.$C184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4]=4; [.E184]=3); [.B184]+1; [.B184])" office:value-type="float" office:value="16" calcext:value-type="float">
            <text:p>16</text:p>
          </table:table-cell>
          <table:table-cell table:formula="of:=IF([.E184]=3; IF([.C184] = 4; 1; [.C184]+1); [.C184])" office:value-type="float" office:value="1" calcext:value-type="float">
            <text:p>1</text:p>
          </table:table-cell>
          <table:table-cell table:style-name="ce14"/>
          <table:table-cell table:style-name="ce19" table:formula="of:=IF([.E184]=3; 1; [.E184]+1)" office:value-type="float" office:value="2" calcext:value-type="float">
            <text:p>2</text:p>
          </table:table-cell>
          <table:table-cell table:style-name="ce24" table:formula="of:=IF(OR([.$E185]=1;[.$E185]=3);CONCATENATE(TEXT(ROUND(VLOOKUP([.$B185];Dated1RM; [.F$2]+1)*VLOOKUP([.$C185];PercentageAndReps;3)/2.5)*2.5; &quot;0.0&quot;);  &quot; x &quot;; TEXT(VLOOKUP([.$C185];PercentageAndReps;4); &quot;0&quot;));&quot;&quot;)">
            <text:p/>
          </table:table-cell>
          <table:table-cell table:style-name="ce29" table:formula="of:=IF(OR([.$E185]=1;[.$E185]=3);CONCATENATE(TEXT(ROUND(VLOOKUP([.$B185];Dated1RM; [.G$2]+1)*VLOOKUP([.$C185];PercentageAndReps;3)/2.5)*2.5; &quot;0.0&quot;);  &quot; x &quot;; TEXT(VLOOKUP([.$C185];PercentageAndReps;4); &quot;0&quot;));&quot;&quot;)">
            <text:p/>
          </table:table-cell>
          <table:table-cell table:style-name="ce29" table:formula="of:=IF([.$E185]=2;CONCATENATE(TEXT(ROUND(VLOOKUP([.$B185];Dated1RM; [.H$2]+1)*VLOOKUP([.$C185];PercentageAndReps;3)/2.5)*2.5; &quot;0.0&quot;);  &quot; x &quot;; TEXT(VLOOKUP([.$C185];PercentageAndReps;4); &quot;0&quot;));&quot;&quot;)" office:value-type="string" office:string-value="150.0 x 5" calcext:value-type="string">
            <text:p>150.0 x 5</text:p>
          </table:table-cell>
          <table:table-cell table:style-name="ce29" table:formula="of:=IF(OR([.$E185]=1;[.$E185]=2);CONCATENATE(TEXT(ROUND(VLOOKUP([.$B185];Dated1RM; [.I$2]+1)*VLOOKUP([.$C185];PercentageAndReps;3)/2.5)*2.5; &quot;0.0&quot;);  &quot; x &quot;; TEXT(VLOOKUP([.$C185];PercentageAndReps;4); &quot;0&quot;));&quot;&quot;)" office:value-type="string" office:string-value="72.5 x 5" calcext:value-type="string">
            <text:p>72.5 x 5</text:p>
          </table:table-cell>
          <table:table-cell table:style-name="ce29" table:formula="of:=IF(OR([.$E185]=2;[.$E185]=3);CONCATENATE(TEXT(ROUND(VLOOKUP([.$B185];Dated1RM; [.J$2]+1)*VLOOKUP([.$C185];PercentageAndReps;3)/2.5)*2.5; &quot;0.0&quot;);  &quot; x &quot;; TEXT(VLOOKUP([.$C185];PercentageAndReps;4); &quot;0&quot;));&quot;&quot;)" office:value-type="string" office:string-value="57.5 x 5" calcext:value-type="string">
            <text:p>57.5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5]=4; [.E185]=3); [.B185]+1; [.B185])" office:value-type="float" office:value="16" calcext:value-type="float">
            <text:p>16</text:p>
          </table:table-cell>
          <table:table-cell table:formula="of:=IF([.E185]=3; IF([.C185] = 4; 1; [.C185]+1); [.C185])" office:value-type="float" office:value="1" calcext:value-type="float">
            <text:p>1</text:p>
          </table:table-cell>
          <table:table-cell table:style-name="ce14"/>
          <table:table-cell table:style-name="ce19" table:formula="of:=IF([.E185]=3; 1; [.E185]+1)" office:value-type="float" office:value="3" calcext:value-type="float">
            <text:p>3</text:p>
          </table:table-cell>
          <table:table-cell table:style-name="ce24" table:formula="of:=IF(OR([.$E186]=1;[.$E186]=3);CONCATENATE(TEXT(ROUND(VLOOKUP([.$B186];Dated1RM; [.F$2]+1)*VLOOKUP([.$C186];PercentageAndReps;3)/2.5)*2.5; &quot;0.0&quot;);  &quot; x &quot;; TEXT(VLOOKUP([.$C186];PercentageAndReps;4); &quot;0&quot;));&quot;&quot;)" office:value-type="string" office:string-value="132.5 x 5" calcext:value-type="string">
            <text:p>132.5 x 5</text:p>
          </table:table-cell>
          <table:table-cell table:style-name="ce29" table:formula="of:=IF(OR([.$E186]=1;[.$E186]=3);CONCATENATE(TEXT(ROUND(VLOOKUP([.$B186];Dated1RM; [.G$2]+1)*VLOOKUP([.$C186];PercentageAndReps;3)/2.5)*2.5; &quot;0.0&quot;);  &quot; x &quot;; TEXT(VLOOKUP([.$C186];PercentageAndReps;4); &quot;0&quot;));&quot;&quot;)" office:value-type="string" office:string-value="95.0 x 5" calcext:value-type="string">
            <text:p>95.0 x 5</text:p>
          </table:table-cell>
          <table:table-cell table:style-name="ce29" table:formula="of:=IF([.$E186]=2;CONCATENATE(TEXT(ROUND(VLOOKUP([.$B186];Dated1RM; [.H$2]+1)*VLOOKUP([.$C186];PercentageAndReps;3)/2.5)*2.5; &quot;0.0&quot;);  &quot; x &quot;; TEXT(VLOOKUP([.$C186];PercentageAndReps;4); &quot;0&quot;));&quot;&quot;)">
            <text:p/>
          </table:table-cell>
          <table:table-cell table:style-name="ce29" table:formula="of:=IF(OR([.$E186]=1;[.$E186]=2);CONCATENATE(TEXT(ROUND(VLOOKUP([.$B186];Dated1RM; [.I$2]+1)*VLOOKUP([.$C186];PercentageAndReps;3)/2.5)*2.5; &quot;0.0&quot;);  &quot; x &quot;; TEXT(VLOOKUP([.$C186];PercentageAndReps;4); &quot;0&quot;));&quot;&quot;)">
            <text:p/>
          </table:table-cell>
          <table:table-cell table:style-name="ce29" table:formula="of:=IF(OR([.$E186]=2;[.$E186]=3);CONCATENATE(TEXT(ROUND(VLOOKUP([.$B186];Dated1RM; [.J$2]+1)*VLOOKUP([.$C186];PercentageAndReps;3)/2.5)*2.5; &quot;0.0&quot;);  &quot; x &quot;; TEXT(VLOOKUP([.$C186];PercentageAndReps;4); &quot;0&quot;));&quot;&quot;)" office:value-type="string" office:string-value="57.5 x 5" calcext:value-type="string">
            <text:p>57.5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6]=4; [.E186]=3); [.B186]+1; [.B186])" office:value-type="float" office:value="16" calcext:value-type="float">
            <text:p>16</text:p>
          </table:table-cell>
          <table:table-cell table:formula="of:=IF([.E186]=3; IF([.C186] = 4; 1; [.C186]+1); [.C186])" office:value-type="float" office:value="2" calcext:value-type="float">
            <text:p>2</text:p>
          </table:table-cell>
          <table:table-cell table:style-name="ce14" table:formula="of:=[.D184]+7" office:value-type="date" office:date-value="2016-09-03" calcext:value-type="date">
            <text:p>3 Sep 16</text:p>
          </table:table-cell>
          <table:table-cell table:style-name="ce19" table:formula="of:=IF([.E186]=3; 1; [.E186]+1)" office:value-type="float" office:value="1" calcext:value-type="float">
            <text:p>1</text:p>
          </table:table-cell>
          <table:table-cell table:style-name="ce24" table:formula="of:=IF(OR([.$E187]=1;[.$E187]=3);CONCATENATE(TEXT(ROUND(VLOOKUP([.$B187];Dated1RM; [.F$2]+1)*VLOOKUP([.$C187];PercentageAndReps;3)/2.5)*2.5; &quot;0.0&quot;);  &quot; x &quot;; TEXT(VLOOKUP([.$C187];PercentageAndReps;4); &quot;0&quot;));&quot;&quot;)" office:value-type="string" office:string-value="157.5 x 2" calcext:value-type="string">
            <text:p>157.5 x 2</text:p>
          </table:table-cell>
          <table:table-cell table:style-name="ce29" table:formula="of:=IF(OR([.$E187]=1;[.$E187]=3);CONCATENATE(TEXT(ROUND(VLOOKUP([.$B187];Dated1RM; [.G$2]+1)*VLOOKUP([.$C187];PercentageAndReps;3)/2.5)*2.5; &quot;0.0&quot;);  &quot; x &quot;; TEXT(VLOOKUP([.$C187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87]=2;CONCATENATE(TEXT(ROUND(VLOOKUP([.$B187];Dated1RM; [.H$2]+1)*VLOOKUP([.$C187];PercentageAndReps;3)/2.5)*2.5; &quot;0.0&quot;);  &quot; x &quot;; TEXT(VLOOKUP([.$C187];PercentageAndReps;4); &quot;0&quot;));&quot;&quot;)">
            <text:p/>
          </table:table-cell>
          <table:table-cell table:style-name="ce29" table:formula="of:=IF(OR([.$E187]=1;[.$E187]=2);CONCATENATE(TEXT(ROUND(VLOOKUP([.$B187];Dated1RM; [.I$2]+1)*VLOOKUP([.$C187];PercentageAndReps;3)/2.5)*2.5; &quot;0.0&quot;);  &quot; x &quot;; TEXT(VLOOKUP([.$C187];PercentageAndReps;4); &quot;0&quot;));&quot;&quot;)" office:value-type="string" office:string-value="87.5 x 2" calcext:value-type="string">
            <text:p>87.5 x 2</text:p>
          </table:table-cell>
          <table:table-cell table:style-name="ce29" table:formula="of:=IF(OR([.$E187]=2;[.$E187]=3);CONCATENATE(TEXT(ROUND(VLOOKUP([.$B187];Dated1RM; [.J$2]+1)*VLOOKUP([.$C187];PercentageAndReps;3)/2.5)*2.5; &quot;0.0&quot;);  &quot; x &quot;; TEXT(VLOOKUP([.$C187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7]=4; [.E187]=3); [.B187]+1; [.B187])" office:value-type="float" office:value="16" calcext:value-type="float">
            <text:p>16</text:p>
          </table:table-cell>
          <table:table-cell table:formula="of:=IF([.E187]=3; IF([.C187] = 4; 1; [.C187]+1); [.C187])" office:value-type="float" office:value="2" calcext:value-type="float">
            <text:p>2</text:p>
          </table:table-cell>
          <table:table-cell table:style-name="ce14"/>
          <table:table-cell table:style-name="ce19" table:formula="of:=IF([.E187]=3; 1; [.E187]+1)" office:value-type="float" office:value="2" calcext:value-type="float">
            <text:p>2</text:p>
          </table:table-cell>
          <table:table-cell table:style-name="ce24" table:formula="of:=IF(OR([.$E188]=1;[.$E188]=3);CONCATENATE(TEXT(ROUND(VLOOKUP([.$B188];Dated1RM; [.F$2]+1)*VLOOKUP([.$C188];PercentageAndReps;3)/2.5)*2.5; &quot;0.0&quot;);  &quot; x &quot;; TEXT(VLOOKUP([.$C188];PercentageAndReps;4); &quot;0&quot;));&quot;&quot;)">
            <text:p/>
          </table:table-cell>
          <table:table-cell table:style-name="ce29" table:formula="of:=IF(OR([.$E188]=1;[.$E188]=3);CONCATENATE(TEXT(ROUND(VLOOKUP([.$B188];Dated1RM; [.G$2]+1)*VLOOKUP([.$C188];PercentageAndReps;3)/2.5)*2.5; &quot;0.0&quot;);  &quot; x &quot;; TEXT(VLOOKUP([.$C188];PercentageAndReps;4); &quot;0&quot;));&quot;&quot;)">
            <text:p/>
          </table:table-cell>
          <table:table-cell table:style-name="ce29" table:formula="of:=IF([.$E188]=2;CONCATENATE(TEXT(ROUND(VLOOKUP([.$B188];Dated1RM; [.H$2]+1)*VLOOKUP([.$C188];PercentageAndReps;3)/2.5)*2.5; &quot;0.0&quot;);  &quot; x &quot;; TEXT(VLOOKUP([.$C188];PercentageAndReps;4); &quot;0&quot;));&quot;&quot;)" office:value-type="string" office:string-value="180.0 x 2" calcext:value-type="string">
            <text:p>180.0 x 2</text:p>
          </table:table-cell>
          <table:table-cell table:style-name="ce29" table:formula="of:=IF(OR([.$E188]=1;[.$E188]=2);CONCATENATE(TEXT(ROUND(VLOOKUP([.$B188];Dated1RM; [.I$2]+1)*VLOOKUP([.$C188];PercentageAndReps;3)/2.5)*2.5; &quot;0.0&quot;);  &quot; x &quot;; TEXT(VLOOKUP([.$C188];PercentageAndReps;4); &quot;0&quot;));&quot;&quot;)" office:value-type="string" office:string-value="87.5 x 2" calcext:value-type="string">
            <text:p>87.5 x 2</text:p>
          </table:table-cell>
          <table:table-cell table:style-name="ce29" table:formula="of:=IF(OR([.$E188]=2;[.$E188]=3);CONCATENATE(TEXT(ROUND(VLOOKUP([.$B188];Dated1RM; [.J$2]+1)*VLOOKUP([.$C188];PercentageAndReps;3)/2.5)*2.5; &quot;0.0&quot;);  &quot; x &quot;; TEXT(VLOOKUP([.$C188];PercentageAndReps;4); &quot;0&quot;));&quot;&quot;)" office:value-type="string" office:string-value="70.0 x 2" calcext:value-type="string">
            <text:p>70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8]=4; [.E188]=3); [.B188]+1; [.B188])" office:value-type="float" office:value="16" calcext:value-type="float">
            <text:p>16</text:p>
          </table:table-cell>
          <table:table-cell table:formula="of:=IF([.E188]=3; IF([.C188] = 4; 1; [.C188]+1); [.C188])" office:value-type="float" office:value="2" calcext:value-type="float">
            <text:p>2</text:p>
          </table:table-cell>
          <table:table-cell table:style-name="ce14"/>
          <table:table-cell table:style-name="ce19" table:formula="of:=IF([.E188]=3; 1; [.E188]+1)" office:value-type="float" office:value="3" calcext:value-type="float">
            <text:p>3</text:p>
          </table:table-cell>
          <table:table-cell table:style-name="ce24" table:formula="of:=IF(OR([.$E189]=1;[.$E189]=3);CONCATENATE(TEXT(ROUND(VLOOKUP([.$B189];Dated1RM; [.F$2]+1)*VLOOKUP([.$C189];PercentageAndReps;3)/2.5)*2.5; &quot;0.0&quot;);  &quot; x &quot;; TEXT(VLOOKUP([.$C189];PercentageAndReps;4); &quot;0&quot;));&quot;&quot;)" office:value-type="string" office:string-value="157.5 x 2" calcext:value-type="string">
            <text:p>157.5 x 2</text:p>
          </table:table-cell>
          <table:table-cell table:style-name="ce29" table:formula="of:=IF(OR([.$E189]=1;[.$E189]=3);CONCATENATE(TEXT(ROUND(VLOOKUP([.$B189];Dated1RM; [.G$2]+1)*VLOOKUP([.$C189];PercentageAndReps;3)/2.5)*2.5; &quot;0.0&quot;);  &quot; x &quot;; TEXT(VLOOKUP([.$C189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89]=2;CONCATENATE(TEXT(ROUND(VLOOKUP([.$B189];Dated1RM; [.H$2]+1)*VLOOKUP([.$C189];PercentageAndReps;3)/2.5)*2.5; &quot;0.0&quot;);  &quot; x &quot;; TEXT(VLOOKUP([.$C189];PercentageAndReps;4); &quot;0&quot;));&quot;&quot;)">
            <text:p/>
          </table:table-cell>
          <table:table-cell table:style-name="ce29" table:formula="of:=IF(OR([.$E189]=1;[.$E189]=2);CONCATENATE(TEXT(ROUND(VLOOKUP([.$B189];Dated1RM; [.I$2]+1)*VLOOKUP([.$C189];PercentageAndReps;3)/2.5)*2.5; &quot;0.0&quot;);  &quot; x &quot;; TEXT(VLOOKUP([.$C189];PercentageAndReps;4); &quot;0&quot;));&quot;&quot;)">
            <text:p/>
          </table:table-cell>
          <table:table-cell table:style-name="ce29" table:formula="of:=IF(OR([.$E189]=2;[.$E189]=3);CONCATENATE(TEXT(ROUND(VLOOKUP([.$B189];Dated1RM; [.J$2]+1)*VLOOKUP([.$C189];PercentageAndReps;3)/2.5)*2.5; &quot;0.0&quot;);  &quot; x &quot;; TEXT(VLOOKUP([.$C189];PercentageAndReps;4); &quot;0&quot;));&quot;&quot;)" office:value-type="string" office:string-value="70.0 x 2" calcext:value-type="string">
            <text:p>70.0 x 2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89]=4; [.E189]=3); [.B189]+1; [.B189])" office:value-type="float" office:value="16" calcext:value-type="float">
            <text:p>16</text:p>
          </table:table-cell>
          <table:table-cell table:formula="of:=IF([.E189]=3; IF([.C189] = 4; 1; [.C189]+1); [.C189])" office:value-type="float" office:value="3" calcext:value-type="float">
            <text:p>3</text:p>
          </table:table-cell>
          <table:table-cell table:style-name="ce14" table:formula="of:=[.D187]+7" office:value-type="date" office:date-value="2016-09-10" calcext:value-type="date">
            <text:p>10 Sep 16</text:p>
          </table:table-cell>
          <table:table-cell table:style-name="ce19" table:formula="of:=IF([.E189]=3; 1; [.E189]+1)" office:value-type="float" office:value="1" calcext:value-type="float">
            <text:p>1</text:p>
          </table:table-cell>
          <table:table-cell table:style-name="ce24" table:formula="of:=IF(OR([.$E190]=1;[.$E190]=3);CONCATENATE(TEXT(ROUND(VLOOKUP([.$B190];Dated1RM; [.F$2]+1)*VLOOKUP([.$C190];PercentageAndReps;3)/2.5)*2.5; &quot;0.0&quot;);  &quot; x &quot;; TEXT(VLOOKUP([.$C190];PercentageAndReps;4); &quot;0&quot;));&quot;&quot;)" office:value-type="string" office:string-value="115.0 x 5" calcext:value-type="string">
            <text:p>115.0 x 5</text:p>
          </table:table-cell>
          <table:table-cell table:style-name="ce29" table:formula="of:=IF(OR([.$E190]=1;[.$E190]=3);CONCATENATE(TEXT(ROUND(VLOOKUP([.$B190];Dated1RM; [.G$2]+1)*VLOOKUP([.$C190];PercentageAndReps;3)/2.5)*2.5; &quot;0.0&quot;);  &quot; x &quot;; TEXT(VLOOKUP([.$C190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90]=2;CONCATENATE(TEXT(ROUND(VLOOKUP([.$B190];Dated1RM; [.H$2]+1)*VLOOKUP([.$C190];PercentageAndReps;3)/2.5)*2.5; &quot;0.0&quot;);  &quot; x &quot;; TEXT(VLOOKUP([.$C190];PercentageAndReps;4); &quot;0&quot;));&quot;&quot;)">
            <text:p/>
          </table:table-cell>
          <table:table-cell table:style-name="ce29" table:formula="of:=IF(OR([.$E190]=1;[.$E190]=2);CONCATENATE(TEXT(ROUND(VLOOKUP([.$B190];Dated1RM; [.I$2]+1)*VLOOKUP([.$C190];PercentageAndReps;3)/2.5)*2.5; &quot;0.0&quot;);  &quot; x &quot;; TEXT(VLOOKUP([.$C190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OR([.$E190]=2;[.$E190]=3);CONCATENATE(TEXT(ROUND(VLOOKUP([.$B190];Dated1RM; [.J$2]+1)*VLOOKUP([.$C190];PercentageAndReps;3)/2.5)*2.5; &quot;0.0&quot;);  &quot; x &quot;; TEXT(VLOOKUP([.$C190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0]=4; [.E190]=3); [.B190]+1; [.B190])" office:value-type="float" office:value="16" calcext:value-type="float">
            <text:p>16</text:p>
          </table:table-cell>
          <table:table-cell table:formula="of:=IF([.E190]=3; IF([.C190] = 4; 1; [.C190]+1); [.C190])" office:value-type="float" office:value="3" calcext:value-type="float">
            <text:p>3</text:p>
          </table:table-cell>
          <table:table-cell table:style-name="ce14"/>
          <table:table-cell table:style-name="ce19" table:formula="of:=IF([.E190]=3; 1; [.E190]+1)" office:value-type="float" office:value="2" calcext:value-type="float">
            <text:p>2</text:p>
          </table:table-cell>
          <table:table-cell table:style-name="ce24" table:formula="of:=IF(OR([.$E191]=1;[.$E191]=3);CONCATENATE(TEXT(ROUND(VLOOKUP([.$B191];Dated1RM; [.F$2]+1)*VLOOKUP([.$C191];PercentageAndReps;3)/2.5)*2.5; &quot;0.0&quot;);  &quot; x &quot;; TEXT(VLOOKUP([.$C191];PercentageAndReps;4); &quot;0&quot;));&quot;&quot;)">
            <text:p/>
          </table:table-cell>
          <table:table-cell table:style-name="ce29" table:formula="of:=IF(OR([.$E191]=1;[.$E191]=3);CONCATENATE(TEXT(ROUND(VLOOKUP([.$B191];Dated1RM; [.G$2]+1)*VLOOKUP([.$C191];PercentageAndReps;3)/2.5)*2.5; &quot;0.0&quot;);  &quot; x &quot;; TEXT(VLOOKUP([.$C191];PercentageAndReps;4); &quot;0&quot;));&quot;&quot;)">
            <text:p/>
          </table:table-cell>
          <table:table-cell table:style-name="ce29" table:formula="of:=IF([.$E191]=2;CONCATENATE(TEXT(ROUND(VLOOKUP([.$B191];Dated1RM; [.H$2]+1)*VLOOKUP([.$C191];PercentageAndReps;3)/2.5)*2.5; &quot;0.0&quot;);  &quot; x &quot;; TEXT(VLOOKUP([.$C191];PercentageAndReps;4); &quot;0&quot;));&quot;&quot;)" office:value-type="string" office:string-value="130.0 x 5" calcext:value-type="string">
            <text:p>130.0 x 5</text:p>
          </table:table-cell>
          <table:table-cell table:style-name="ce29" table:formula="of:=IF(OR([.$E191]=1;[.$E191]=2);CONCATENATE(TEXT(ROUND(VLOOKUP([.$B191];Dated1RM; [.I$2]+1)*VLOOKUP([.$C191];PercentageAndReps;3)/2.5)*2.5; &quot;0.0&quot;);  &quot; x &quot;; TEXT(VLOOKUP([.$C191];PercentageAndReps;4); &quot;0&quot;));&quot;&quot;)" office:value-type="string" office:string-value="62.5 x 5" calcext:value-type="string">
            <text:p>62.5 x 5</text:p>
          </table:table-cell>
          <table:table-cell table:style-name="ce29" table:formula="of:=IF(OR([.$E191]=2;[.$E191]=3);CONCATENATE(TEXT(ROUND(VLOOKUP([.$B191];Dated1RM; [.J$2]+1)*VLOOKUP([.$C191];PercentageAndReps;3)/2.5)*2.5; &quot;0.0&quot;);  &quot; x &quot;; TEXT(VLOOKUP([.$C191];PercentageAndReps;4); &quot;0&quot;));&quot;&quot;)" office:value-type="string" office:string-value="50.0 x 5" calcext:value-type="string">
            <text:p>50.0 x 5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1]=4; [.E191]=3); [.B191]+1; [.B191])" office:value-type="float" office:value="16" calcext:value-type="float">
            <text:p>16</text:p>
          </table:table-cell>
          <table:table-cell table:formula="of:=IF([.E191]=3; IF([.C191] = 4; 1; [.C191]+1); [.C191])" office:value-type="float" office:value="3" calcext:value-type="float">
            <text:p>3</text:p>
          </table:table-cell>
          <table:table-cell table:style-name="ce14"/>
          <table:table-cell table:style-name="ce19" table:formula="of:=IF([.E191]=3; 1; [.E191]+1)" office:value-type="float" office:value="3" calcext:value-type="float">
            <text:p>3</text:p>
          </table:table-cell>
          <table:table-cell table:style-name="ce24" table:formula="of:=IF(OR([.$E192]=1;[.$E192]=3);CONCATENATE(TEXT(ROUND(VLOOKUP([.$B192];Dated1RM; [.F$2]+1)*VLOOKUP([.$C192];PercentageAndReps;3)/2.5)*2.5; &quot;0.0&quot;);  &quot; x &quot;; TEXT(VLOOKUP([.$C192];PercentageAndReps;4); &quot;0&quot;));&quot;&quot;)" office:value-type="string" office:string-value="115.0 x 5" calcext:value-type="string">
            <text:p>115.0 x 5</text:p>
          </table:table-cell>
          <table:table-cell table:style-name="ce29" table:formula="of:=IF(OR([.$E192]=1;[.$E192]=3);CONCATENATE(TEXT(ROUND(VLOOKUP([.$B192];Dated1RM; [.G$2]+1)*VLOOKUP([.$C192];PercentageAndReps;3)/2.5)*2.5; &quot;0.0&quot;);  &quot; x &quot;; TEXT(VLOOKUP([.$C192];PercentageAndReps;4); &quot;0&quot;));&quot;&quot;)" office:value-type="string" office:string-value="82.5 x 5" calcext:value-type="string">
            <text:p>82.5 x 5</text:p>
          </table:table-cell>
          <table:table-cell table:style-name="ce29" table:formula="of:=IF([.$E192]=2;CONCATENATE(TEXT(ROUND(VLOOKUP([.$B192];Dated1RM; [.H$2]+1)*VLOOKUP([.$C192];PercentageAndReps;3)/2.5)*2.5; &quot;0.0&quot;);  &quot; x &quot;; TEXT(VLOOKUP([.$C192];PercentageAndReps;4); &quot;0&quot;));&quot;&quot;)">
            <text:p/>
          </table:table-cell>
          <table:table-cell table:style-name="ce29" table:formula="of:=IF(OR([.$E192]=1;[.$E192]=2);CONCATENATE(TEXT(ROUND(VLOOKUP([.$B192];Dated1RM; [.I$2]+1)*VLOOKUP([.$C192];PercentageAndReps;3)/2.5)*2.5; &quot;0.0&quot;);  &quot; x &quot;; TEXT(VLOOKUP([.$C192];PercentageAndReps;4); &quot;0&quot;));&quot;&quot;)">
            <text:p/>
          </table:table-cell>
          <table:table-cell table:style-name="ce29" table:formula="of:=IF(OR([.$E192]=2;[.$E192]=3);CONCATENATE(TEXT(ROUND(VLOOKUP([.$B192];Dated1RM; [.J$2]+1)*VLOOKUP([.$C192];PercentageAndReps;3)/2.5)*2.5; &quot;0.0&quot;);  &quot; x &quot;; TEXT(VLOOKUP([.$C192];PercentageAndReps;4); &quot;0&quot;));&quot;&quot;)" office:value-type="string" office:string-value="50.0 x 5" calcext:value-type="string">
            <text:p>50.0 x 5</text:p>
          </table:table-cell>
          <table:table-cell table:style-name="ce36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2]=4; [.E192]=3); [.B192]+1; [.B192])" office:value-type="float" office:value="16" calcext:value-type="float">
            <text:p>16</text:p>
          </table:table-cell>
          <table:table-cell table:formula="of:=IF([.E192]=3; IF([.C192] = 4; 1; [.C192]+1); [.C192])" office:value-type="float" office:value="4" calcext:value-type="float">
            <text:p>4</text:p>
          </table:table-cell>
          <table:table-cell table:style-name="ce14" table:formula="of:=[.D190]+7" office:value-type="date" office:date-value="2016-09-17" calcext:value-type="date">
            <text:p>17 Sep 16</text:p>
          </table:table-cell>
          <table:table-cell table:style-name="ce19" table:formula="of:=IF([.E192]=3; 1; [.E192]+1)" office:value-type="float" office:value="1" calcext:value-type="float">
            <text:p>1</text:p>
          </table:table-cell>
          <table:table-cell table:style-name="ce24" table:formula="of:=IF(OR([.$E193]=1;[.$E193]=3);CONCATENATE(TEXT(ROUND(VLOOKUP([.$B193];Dated1RM; [.F$2]+1)*VLOOKUP([.$C193];PercentageAndReps;3)/2.5)*2.5; &quot;0.0&quot;);  &quot; x &quot;; TEXT(VLOOKUP([.$C193];PercentageAndReps;4); &quot;0&quot;));&quot;&quot;)" office:value-type="string" office:string-value="157.5 x 2" calcext:value-type="string">
            <text:p>157.5 x 2</text:p>
          </table:table-cell>
          <table:table-cell table:style-name="ce29" table:formula="of:=IF(OR([.$E193]=1;[.$E193]=3);CONCATENATE(TEXT(ROUND(VLOOKUP([.$B193];Dated1RM; [.G$2]+1)*VLOOKUP([.$C193];PercentageAndReps;3)/2.5)*2.5; &quot;0.0&quot;);  &quot; x &quot;; TEXT(VLOOKUP([.$C193];PercentageAndReps;4); &quot;0&quot;));&quot;&quot;)" office:value-type="string" office:string-value="112.5 x 2" calcext:value-type="string">
            <text:p>112.5 x 2</text:p>
          </table:table-cell>
          <table:table-cell table:style-name="ce29" table:formula="of:=IF([.$E193]=2;CONCATENATE(TEXT(ROUND(VLOOKUP([.$B193];Dated1RM; [.H$2]+1)*VLOOKUP([.$C193];PercentageAndReps;3)/2.5)*2.5; &quot;0.0&quot;);  &quot; x &quot;; TEXT(VLOOKUP([.$C193];PercentageAndReps;4); &quot;0&quot;));&quot;&quot;)">
            <text:p/>
          </table:table-cell>
          <table:table-cell table:style-name="ce29" table:formula="of:=IF(OR([.$E193]=1;[.$E193]=2);CONCATENATE(TEXT(ROUND(VLOOKUP([.$B193];Dated1RM; [.I$2]+1)*VLOOKUP([.$C193];PercentageAndReps;3)/2.5)*2.5; &quot;0.0&quot;);  &quot; x &quot;; TEXT(VLOOKUP([.$C193];PercentageAndReps;4); &quot;0&quot;));&quot;&quot;)" office:value-type="string" office:string-value="87.5 x 2" calcext:value-type="string">
            <text:p>87.5 x 2</text:p>
          </table:table-cell>
          <table:table-cell table:style-name="ce29" table:formula="of:=IF(OR([.$E193]=2;[.$E193]=3);CONCATENATE(TEXT(ROUND(VLOOKUP([.$B193];Dated1RM; [.J$2]+1)*VLOOKUP([.$C193];PercentageAndReps;3)/2.5)*2.5; &quot;0.0&quot;);  &quot; x &quot;; TEXT(VLOOKUP([.$C193];PercentageAndReps;4); &quot;0&quot;));&quot;&quot;)">
            <text:p/>
          </table:table-cell>
          <table:table-cell table:style-name="ce36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3]=4; [.E193]=3); [.B193]+1; [.B193])" office:value-type="float" office:value="16" calcext:value-type="float">
            <text:p>16</text:p>
          </table:table-cell>
          <table:table-cell table:formula="of:=IF([.E193]=3; IF([.C193] = 4; 1; [.C193]+1); [.C193])" office:value-type="float" office:value="4" calcext:value-type="float">
            <text:p>4</text:p>
          </table:table-cell>
          <table:table-cell table:style-name="ce14"/>
          <table:table-cell table:style-name="ce19" table:formula="of:=IF([.E193]=3; 1; [.E193]+1)" office:value-type="float" office:value="2" calcext:value-type="float">
            <text:p>2</text:p>
          </table:table-cell>
          <table:table-cell table:style-name="ce24" table:formula="of:=IF(OR([.$E194]=1;[.$E194]=3);CONCATENATE(TEXT(ROUND(VLOOKUP([.$B194];Dated1RM; [.F$2]+1)*VLOOKUP([.$C194];PercentageAndReps;3)/2.5)*2.5; &quot;0.0&quot;);  &quot; x &quot;; TEXT(VLOOKUP([.$C194];PercentageAndReps;4); &quot;0&quot;));&quot;&quot;)">
            <text:p/>
          </table:table-cell>
          <table:table-cell table:style-name="ce29" table:formula="of:=IF(OR([.$E194]=1;[.$E194]=3);CONCATENATE(TEXT(ROUND(VLOOKUP([.$B194];Dated1RM; [.G$2]+1)*VLOOKUP([.$C194];PercentageAndReps;3)/2.5)*2.5; &quot;0.0&quot;);  &quot; x &quot;; TEXT(VLOOKUP([.$C194];PercentageAndReps;4); &quot;0&quot;));&quot;&quot;)">
            <text:p/>
          </table:table-cell>
          <table:table-cell table:style-name="ce29" table:formula="of:=IF([.$E194]=2;CONCATENATE(TEXT(ROUND(VLOOKUP([.$B194];Dated1RM; [.H$2]+1)*VLOOKUP([.$C194];PercentageAndReps;3)/2.5)*2.5; &quot;0.0&quot;);  &quot; x &quot;; TEXT(VLOOKUP([.$C194];PercentageAndReps;4); &quot;0&quot;));&quot;&quot;)" office:value-type="string" office:string-value="180.0 x 2" calcext:value-type="string">
            <text:p>180.0 x 2</text:p>
          </table:table-cell>
          <table:table-cell table:style-name="ce29" table:formula="of:=IF(OR([.$E194]=1;[.$E194]=2);CONCATENATE(TEXT(ROUND(VLOOKUP([.$B194];Dated1RM; [.I$2]+1)*VLOOKUP([.$C194];PercentageAndReps;3)/2.5)*2.5; &quot;0.0&quot;);  &quot; x &quot;; TEXT(VLOOKUP([.$C194];PercentageAndReps;4); &quot;0&quot;));&quot;&quot;)" office:value-type="string" office:string-value="87.5 x 2" calcext:value-type="string">
            <text:p>87.5 x 2</text:p>
          </table:table-cell>
          <table:table-cell table:style-name="ce29" table:formula="of:=IF(OR([.$E194]=2;[.$E194]=3);CONCATENATE(TEXT(ROUND(VLOOKUP([.$B194];Dated1RM; [.J$2]+1)*VLOOKUP([.$C194];PercentageAndReps;3)/2.5)*2.5; &quot;0.0&quot;);  &quot; x &quot;; TEXT(VLOOKUP([.$C194];PercentageAndReps;4); &quot;0&quot;));&quot;&quot;)" office:value-type="string" office:string-value="70.0 x 2" calcext:value-type="string">
            <text:p>70.0 x 2</text:p>
          </table:table-cell>
          <table:table-cell table:style-name="ce36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4]=4; [.E194]=3); [.B194]+1; [.B194])" office:value-type="float" office:value="16" calcext:value-type="float">
            <text:p>16</text:p>
          </table:table-cell>
          <table:table-cell table:formula="of:=IF([.E194]=3; IF([.C194] = 4; 1; [.C194]+1); [.C194])" office:value-type="float" office:value="4" calcext:value-type="float">
            <text:p>4</text:p>
          </table:table-cell>
          <table:table-cell table:style-name="ce15"/>
          <table:table-cell table:style-name="ce20" table:formula="of:=IF([.E194]=3; 1; [.E194]+1)" office:value-type="float" office:value="3" calcext:value-type="float">
            <text:p>3</text:p>
          </table:table-cell>
          <table:table-cell table:style-name="ce25" table:formula="of:=IF(OR([.$E195]=1;[.$E195]=3);CONCATENATE(TEXT(ROUND(VLOOKUP([.$B195];Dated1RM; [.F$2]+1)*VLOOKUP([.$C195];PercentageAndReps;3)/2.5)*2.5; &quot;0.0&quot;);  &quot; x &quot;; TEXT(VLOOKUP([.$C195];PercentageAndReps;4); &quot;0&quot;));&quot;&quot;)" office:value-type="string" office:string-value="157.5 x 2" calcext:value-type="string">
            <text:p>157.5 x 2</text:p>
          </table:table-cell>
          <table:table-cell table:style-name="ce30" table:formula="of:=IF(OR([.$E195]=1;[.$E195]=3);CONCATENATE(TEXT(ROUND(VLOOKUP([.$B195];Dated1RM; [.G$2]+1)*VLOOKUP([.$C195];PercentageAndReps;3)/2.5)*2.5; &quot;0.0&quot;);  &quot; x &quot;; TEXT(VLOOKUP([.$C195];PercentageAndReps;4); &quot;0&quot;));&quot;&quot;)" office:value-type="string" office:string-value="112.5 x 2" calcext:value-type="string">
            <text:p>112.5 x 2</text:p>
          </table:table-cell>
          <table:table-cell table:style-name="ce30" table:formula="of:=IF([.$E195]=2;CONCATENATE(TEXT(ROUND(VLOOKUP([.$B195];Dated1RM; [.H$2]+1)*VLOOKUP([.$C195];PercentageAndReps;3)/2.5)*2.5; &quot;0.0&quot;);  &quot; x &quot;; TEXT(VLOOKUP([.$C195];PercentageAndReps;4); &quot;0&quot;));&quot;&quot;)">
            <text:p/>
          </table:table-cell>
          <table:table-cell table:style-name="ce30" table:formula="of:=IF(OR([.$E195]=1;[.$E195]=2);CONCATENATE(TEXT(ROUND(VLOOKUP([.$B195];Dated1RM; [.I$2]+1)*VLOOKUP([.$C195];PercentageAndReps;3)/2.5)*2.5; &quot;0.0&quot;);  &quot; x &quot;; TEXT(VLOOKUP([.$C195];PercentageAndReps;4); &quot;0&quot;));&quot;&quot;)">
            <text:p/>
          </table:table-cell>
          <table:table-cell table:style-name="ce30" table:formula="of:=IF(OR([.$E195]=2;[.$E195]=3);CONCATENATE(TEXT(ROUND(VLOOKUP([.$B195];Dated1RM; [.J$2]+1)*VLOOKUP([.$C195];PercentageAndReps;3)/2.5)*2.5; &quot;0.0&quot;);  &quot; x &quot;; TEXT(VLOOKUP([.$C195];PercentageAndReps;4); &quot;0&quot;));&quot;&quot;)" office:value-type="string" office:string-value="70.0 x 2" calcext:value-type="string">
            <text:p>70.0 x 2</text:p>
          </table:table-cell>
          <table:table-cell table:style-name="ce37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5]=4; [.E195]=3); [.B195]+1; [.B195])" office:value-type="float" office:value="17" calcext:value-type="float">
            <text:p>17</text:p>
          </table:table-cell>
          <table:table-cell table:formula="of:=IF([.E195]=3; IF([.C195] = 4; 1; [.C195]+1); [.C195])" office:value-type="float" office:value="1" calcext:value-type="float">
            <text:p>1</text:p>
          </table:table-cell>
          <table:table-cell table:style-name="ce12" table:formula="of:=[.D193]+7" office:value-type="date" office:date-value="2016-09-24" calcext:value-type="date">
            <text:p>24 Sep 16</text:p>
          </table:table-cell>
          <table:table-cell table:style-name="ce17" table:formula="of:=IF([.E195]=3; 1; [.E195]+1)" office:value-type="float" office:value="1" calcext:value-type="float">
            <text:p>1</text:p>
          </table:table-cell>
          <table:table-cell table:style-name="ce22" table:formula="of:=IF(OR([.$E196]=1;[.$E196]=3);CONCATENATE(TEXT(ROUND(VLOOKUP([.$B196];Dated1RM; [.F$2]+1)*VLOOKUP([.$C196];PercentageAndReps;3)/2.5)*2.5; &quot;0.0&quot;);  &quot; x &quot;; TEXT(VLOOKUP([.$C196];PercentageAndReps;4); &quot;0&quot;));&quot;&quot;)" office:value-type="string" office:string-value="132.5 x 5" calcext:value-type="string">
            <text:p>132.5 x 5</text:p>
          </table:table-cell>
          <table:table-cell table:style-name="ce27" table:formula="of:=IF(OR([.$E196]=1;[.$E196]=3);CONCATENATE(TEXT(ROUND(VLOOKUP([.$B196];Dated1RM; [.G$2]+1)*VLOOKUP([.$C196];PercentageAndReps;3)/2.5)*2.5; &quot;0.0&quot;);  &quot; x &quot;; TEXT(VLOOKUP([.$C196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96]=2;CONCATENATE(TEXT(ROUND(VLOOKUP([.$B196];Dated1RM; [.H$2]+1)*VLOOKUP([.$C196];PercentageAndReps;3)/2.5)*2.5; &quot;0.0&quot;);  &quot; x &quot;; TEXT(VLOOKUP([.$C196];PercentageAndReps;4); &quot;0&quot;));&quot;&quot;)">
            <text:p/>
          </table:table-cell>
          <table:table-cell table:style-name="ce27" table:formula="of:=IF(OR([.$E196]=1;[.$E196]=2);CONCATENATE(TEXT(ROUND(VLOOKUP([.$B196];Dated1RM; [.I$2]+1)*VLOOKUP([.$C196];PercentageAndReps;3)/2.5)*2.5; &quot;0.0&quot;);  &quot; x &quot;; TEXT(VLOOKUP([.$C196];PercentageAndReps;4); &quot;0&quot;));&quot;&quot;)" office:value-type="string" office:string-value="75.0 x 5" calcext:value-type="string">
            <text:p>75.0 x 5</text:p>
          </table:table-cell>
          <table:table-cell table:style-name="ce27" table:formula="of:=IF(OR([.$E196]=2;[.$E196]=3);CONCATENATE(TEXT(ROUND(VLOOKUP([.$B196];Dated1RM; [.J$2]+1)*VLOOKUP([.$C196];PercentageAndReps;3)/2.5)*2.5; &quot;0.0&quot;);  &quot; x &quot;; TEXT(VLOOKUP([.$C196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6]=4; [.E196]=3); [.B196]+1; [.B196])" office:value-type="float" office:value="17" calcext:value-type="float">
            <text:p>17</text:p>
          </table:table-cell>
          <table:table-cell table:formula="of:=IF([.E196]=3; IF([.C196] = 4; 1; [.C196]+1); [.C196])" office:value-type="float" office:value="1" calcext:value-type="float">
            <text:p>1</text:p>
          </table:table-cell>
          <table:table-cell table:style-name="ce12"/>
          <table:table-cell table:style-name="ce17" table:formula="of:=IF([.E196]=3; 1; [.E196]+1)" office:value-type="float" office:value="2" calcext:value-type="float">
            <text:p>2</text:p>
          </table:table-cell>
          <table:table-cell table:style-name="ce22" table:formula="of:=IF(OR([.$E197]=1;[.$E197]=3);CONCATENATE(TEXT(ROUND(VLOOKUP([.$B197];Dated1RM; [.F$2]+1)*VLOOKUP([.$C197];PercentageAndReps;3)/2.5)*2.5; &quot;0.0&quot;);  &quot; x &quot;; TEXT(VLOOKUP([.$C197];PercentageAndReps;4); &quot;0&quot;));&quot;&quot;)">
            <text:p/>
          </table:table-cell>
          <table:table-cell table:style-name="ce27" table:formula="of:=IF(OR([.$E197]=1;[.$E197]=3);CONCATENATE(TEXT(ROUND(VLOOKUP([.$B197];Dated1RM; [.G$2]+1)*VLOOKUP([.$C197];PercentageAndReps;3)/2.5)*2.5; &quot;0.0&quot;);  &quot; x &quot;; TEXT(VLOOKUP([.$C197];PercentageAndReps;4); &quot;0&quot;));&quot;&quot;)">
            <text:p/>
          </table:table-cell>
          <table:table-cell table:style-name="ce27" table:formula="of:=IF([.$E197]=2;CONCATENATE(TEXT(ROUND(VLOOKUP([.$B197];Dated1RM; [.H$2]+1)*VLOOKUP([.$C197];PercentageAndReps;3)/2.5)*2.5; &quot;0.0&quot;);  &quot; x &quot;; TEXT(VLOOKUP([.$C197];PercentageAndReps;4); &quot;0&quot;));&quot;&quot;)" office:value-type="string" office:string-value="150.0 x 5" calcext:value-type="string">
            <text:p>150.0 x 5</text:p>
          </table:table-cell>
          <table:table-cell table:style-name="ce27" table:formula="of:=IF(OR([.$E197]=1;[.$E197]=2);CONCATENATE(TEXT(ROUND(VLOOKUP([.$B197];Dated1RM; [.I$2]+1)*VLOOKUP([.$C197];PercentageAndReps;3)/2.5)*2.5; &quot;0.0&quot;);  &quot; x &quot;; TEXT(VLOOKUP([.$C197];PercentageAndReps;4); &quot;0&quot;));&quot;&quot;)" office:value-type="string" office:string-value="75.0 x 5" calcext:value-type="string">
            <text:p>75.0 x 5</text:p>
          </table:table-cell>
          <table:table-cell table:style-name="ce27" table:formula="of:=IF(OR([.$E197]=2;[.$E197]=3);CONCATENATE(TEXT(ROUND(VLOOKUP([.$B197];Dated1RM; [.J$2]+1)*VLOOKUP([.$C197];PercentageAndReps;3)/2.5)*2.5; &quot;0.0&quot;);  &quot; x &quot;; TEXT(VLOOKUP([.$C197];PercentageAndReps;4); &quot;0&quot;));&quot;&quot;)" office:value-type="string" office:string-value="60.0 x 5" calcext:value-type="string">
            <text:p>60.0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7]=4; [.E197]=3); [.B197]+1; [.B197])" office:value-type="float" office:value="17" calcext:value-type="float">
            <text:p>17</text:p>
          </table:table-cell>
          <table:table-cell table:formula="of:=IF([.E197]=3; IF([.C197] = 4; 1; [.C197]+1); [.C197])" office:value-type="float" office:value="1" calcext:value-type="float">
            <text:p>1</text:p>
          </table:table-cell>
          <table:table-cell table:style-name="ce12"/>
          <table:table-cell table:style-name="ce17" table:formula="of:=IF([.E197]=3; 1; [.E197]+1)" office:value-type="float" office:value="3" calcext:value-type="float">
            <text:p>3</text:p>
          </table:table-cell>
          <table:table-cell table:style-name="ce22" table:formula="of:=IF(OR([.$E198]=1;[.$E198]=3);CONCATENATE(TEXT(ROUND(VLOOKUP([.$B198];Dated1RM; [.F$2]+1)*VLOOKUP([.$C198];PercentageAndReps;3)/2.5)*2.5; &quot;0.0&quot;);  &quot; x &quot;; TEXT(VLOOKUP([.$C198];PercentageAndReps;4); &quot;0&quot;));&quot;&quot;)" office:value-type="string" office:string-value="132.5 x 5" calcext:value-type="string">
            <text:p>132.5 x 5</text:p>
          </table:table-cell>
          <table:table-cell table:style-name="ce27" table:formula="of:=IF(OR([.$E198]=1;[.$E198]=3);CONCATENATE(TEXT(ROUND(VLOOKUP([.$B198];Dated1RM; [.G$2]+1)*VLOOKUP([.$C198];PercentageAndReps;3)/2.5)*2.5; &quot;0.0&quot;);  &quot; x &quot;; TEXT(VLOOKUP([.$C198];PercentageAndReps;4); &quot;0&quot;));&quot;&quot;)" office:value-type="string" office:string-value="95.0 x 5" calcext:value-type="string">
            <text:p>95.0 x 5</text:p>
          </table:table-cell>
          <table:table-cell table:style-name="ce27" table:formula="of:=IF([.$E198]=2;CONCATENATE(TEXT(ROUND(VLOOKUP([.$B198];Dated1RM; [.H$2]+1)*VLOOKUP([.$C198];PercentageAndReps;3)/2.5)*2.5; &quot;0.0&quot;);  &quot; x &quot;; TEXT(VLOOKUP([.$C198];PercentageAndReps;4); &quot;0&quot;));&quot;&quot;)">
            <text:p/>
          </table:table-cell>
          <table:table-cell table:style-name="ce27" table:formula="of:=IF(OR([.$E198]=1;[.$E198]=2);CONCATENATE(TEXT(ROUND(VLOOKUP([.$B198];Dated1RM; [.I$2]+1)*VLOOKUP([.$C198];PercentageAndReps;3)/2.5)*2.5; &quot;0.0&quot;);  &quot; x &quot;; TEXT(VLOOKUP([.$C198];PercentageAndReps;4); &quot;0&quot;));&quot;&quot;)">
            <text:p/>
          </table:table-cell>
          <table:table-cell table:style-name="ce27" table:formula="of:=IF(OR([.$E198]=2;[.$E198]=3);CONCATENATE(TEXT(ROUND(VLOOKUP([.$B198];Dated1RM; [.J$2]+1)*VLOOKUP([.$C198];PercentageAndReps;3)/2.5)*2.5; &quot;0.0&quot;);  &quot; x &quot;; TEXT(VLOOKUP([.$C198];PercentageAndReps;4); &quot;0&quot;));&quot;&quot;)" office:value-type="string" office:string-value="60.0 x 5" calcext:value-type="string">
            <text:p>60.0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8]=4; [.E198]=3); [.B198]+1; [.B198])" office:value-type="float" office:value="17" calcext:value-type="float">
            <text:p>17</text:p>
          </table:table-cell>
          <table:table-cell table:formula="of:=IF([.E198]=3; IF([.C198] = 4; 1; [.C198]+1); [.C198])" office:value-type="float" office:value="2" calcext:value-type="float">
            <text:p>2</text:p>
          </table:table-cell>
          <table:table-cell table:style-name="ce12" table:formula="of:=[.D196]+7" office:value-type="date" office:date-value="2016-10-01" calcext:value-type="date">
            <text:p>1 Oct 16</text:p>
          </table:table-cell>
          <table:table-cell table:style-name="ce17" table:formula="of:=IF([.E198]=3; 1; [.E198]+1)" office:value-type="float" office:value="1" calcext:value-type="float">
            <text:p>1</text:p>
          </table:table-cell>
          <table:table-cell table:style-name="ce22" table:formula="of:=IF(OR([.$E199]=1;[.$E199]=3);CONCATENATE(TEXT(ROUND(VLOOKUP([.$B199];Dated1RM; [.F$2]+1)*VLOOKUP([.$C199];PercentageAndReps;3)/2.5)*2.5; &quot;0.0&quot;);  &quot; x &quot;; TEXT(VLOOKUP([.$C199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199]=1;[.$E199]=3);CONCATENATE(TEXT(ROUND(VLOOKUP([.$B199];Dated1RM; [.G$2]+1)*VLOOKUP([.$C199];PercentageAndReps;3)/2.5)*2.5; &quot;0.0&quot;);  &quot; x &quot;; TEXT(VLOOKUP([.$C199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199]=2;CONCATENATE(TEXT(ROUND(VLOOKUP([.$B199];Dated1RM; [.H$2]+1)*VLOOKUP([.$C199];PercentageAndReps;3)/2.5)*2.5; &quot;0.0&quot;);  &quot; x &quot;; TEXT(VLOOKUP([.$C199];PercentageAndReps;4); &quot;0&quot;));&quot;&quot;)">
            <text:p/>
          </table:table-cell>
          <table:table-cell table:style-name="ce27" table:formula="of:=IF(OR([.$E199]=1;[.$E199]=2);CONCATENATE(TEXT(ROUND(VLOOKUP([.$B199];Dated1RM; [.I$2]+1)*VLOOKUP([.$C199];PercentageAndReps;3)/2.5)*2.5; &quot;0.0&quot;);  &quot; x &quot;; TEXT(VLOOKUP([.$C199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OR([.$E199]=2;[.$E199]=3);CONCATENATE(TEXT(ROUND(VLOOKUP([.$B199];Dated1RM; [.J$2]+1)*VLOOKUP([.$C199];PercentageAndReps;3)/2.5)*2.5; &quot;0.0&quot;);  &quot; x &quot;; TEXT(VLOOKUP([.$C199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199]=4; [.E199]=3); [.B199]+1; [.B199])" office:value-type="float" office:value="17" calcext:value-type="float">
            <text:p>17</text:p>
          </table:table-cell>
          <table:table-cell table:formula="of:=IF([.E199]=3; IF([.C199] = 4; 1; [.C199]+1); [.C199])" office:value-type="float" office:value="2" calcext:value-type="float">
            <text:p>2</text:p>
          </table:table-cell>
          <table:table-cell table:style-name="ce12"/>
          <table:table-cell table:style-name="ce17" table:formula="of:=IF([.E199]=3; 1; [.E199]+1)" office:value-type="float" office:value="2" calcext:value-type="float">
            <text:p>2</text:p>
          </table:table-cell>
          <table:table-cell table:style-name="ce22" table:formula="of:=IF(OR([.$E200]=1;[.$E200]=3);CONCATENATE(TEXT(ROUND(VLOOKUP([.$B200];Dated1RM; [.F$2]+1)*VLOOKUP([.$C200];PercentageAndReps;3)/2.5)*2.5; &quot;0.0&quot;);  &quot; x &quot;; TEXT(VLOOKUP([.$C200];PercentageAndReps;4); &quot;0&quot;));&quot;&quot;)">
            <text:p/>
          </table:table-cell>
          <table:table-cell table:style-name="ce27" table:formula="of:=IF(OR([.$E200]=1;[.$E200]=3);CONCATENATE(TEXT(ROUND(VLOOKUP([.$B200];Dated1RM; [.G$2]+1)*VLOOKUP([.$C200];PercentageAndReps;3)/2.5)*2.5; &quot;0.0&quot;);  &quot; x &quot;; TEXT(VLOOKUP([.$C200];PercentageAndReps;4); &quot;0&quot;));&quot;&quot;)">
            <text:p/>
          </table:table-cell>
          <table:table-cell table:style-name="ce27" table:formula="of:=IF([.$E200]=2;CONCATENATE(TEXT(ROUND(VLOOKUP([.$B200];Dated1RM; [.H$2]+1)*VLOOKUP([.$C200];PercentageAndReps;3)/2.5)*2.5; &quot;0.0&quot;);  &quot; x &quot;; TEXT(VLOOKUP([.$C200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200]=1;[.$E200]=2);CONCATENATE(TEXT(ROUND(VLOOKUP([.$B200];Dated1RM; [.I$2]+1)*VLOOKUP([.$C200];PercentageAndReps;3)/2.5)*2.5; &quot;0.0&quot;);  &quot; x &quot;; TEXT(VLOOKUP([.$C200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OR([.$E200]=2;[.$E200]=3);CONCATENATE(TEXT(ROUND(VLOOKUP([.$B200];Dated1RM; [.J$2]+1)*VLOOKUP([.$C200];PercentageAndReps;3)/2.5)*2.5; &quot;0.0&quot;);  &quot; x &quot;; TEXT(VLOOKUP([.$C200];PercentageAndReps;4); &quot;0&quot;));&quot;&quot;)" office:value-type="string" office:string-value="72.5 x 2" calcext:value-type="string">
            <text:p>72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0]=4; [.E200]=3); [.B200]+1; [.B200])" office:value-type="float" office:value="17" calcext:value-type="float">
            <text:p>17</text:p>
          </table:table-cell>
          <table:table-cell table:formula="of:=IF([.E200]=3; IF([.C200] = 4; 1; [.C200]+1); [.C200])" office:value-type="float" office:value="2" calcext:value-type="float">
            <text:p>2</text:p>
          </table:table-cell>
          <table:table-cell table:style-name="ce12"/>
          <table:table-cell table:style-name="ce17" table:formula="of:=IF([.E200]=3; 1; [.E200]+1)" office:value-type="float" office:value="3" calcext:value-type="float">
            <text:p>3</text:p>
          </table:table-cell>
          <table:table-cell table:style-name="ce22" table:formula="of:=IF(OR([.$E201]=1;[.$E201]=3);CONCATENATE(TEXT(ROUND(VLOOKUP([.$B201];Dated1RM; [.F$2]+1)*VLOOKUP([.$C201];PercentageAndReps;3)/2.5)*2.5; &quot;0.0&quot;);  &quot; x &quot;; TEXT(VLOOKUP([.$C201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201]=1;[.$E201]=3);CONCATENATE(TEXT(ROUND(VLOOKUP([.$B201];Dated1RM; [.G$2]+1)*VLOOKUP([.$C201];PercentageAndReps;3)/2.5)*2.5; &quot;0.0&quot;);  &quot; x &quot;; TEXT(VLOOKUP([.$C201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201]=2;CONCATENATE(TEXT(ROUND(VLOOKUP([.$B201];Dated1RM; [.H$2]+1)*VLOOKUP([.$C201];PercentageAndReps;3)/2.5)*2.5; &quot;0.0&quot;);  &quot; x &quot;; TEXT(VLOOKUP([.$C201];PercentageAndReps;4); &quot;0&quot;));&quot;&quot;)">
            <text:p/>
          </table:table-cell>
          <table:table-cell table:style-name="ce27" table:formula="of:=IF(OR([.$E201]=1;[.$E201]=2);CONCATENATE(TEXT(ROUND(VLOOKUP([.$B201];Dated1RM; [.I$2]+1)*VLOOKUP([.$C201];PercentageAndReps;3)/2.5)*2.5; &quot;0.0&quot;);  &quot; x &quot;; TEXT(VLOOKUP([.$C201];PercentageAndReps;4); &quot;0&quot;));&quot;&quot;)">
            <text:p/>
          </table:table-cell>
          <table:table-cell table:style-name="ce27" table:formula="of:=IF(OR([.$E201]=2;[.$E201]=3);CONCATENATE(TEXT(ROUND(VLOOKUP([.$B201];Dated1RM; [.J$2]+1)*VLOOKUP([.$C201];PercentageAndReps;3)/2.5)*2.5; &quot;0.0&quot;);  &quot; x &quot;; TEXT(VLOOKUP([.$C201];PercentageAndReps;4); &quot;0&quot;));&quot;&quot;)" office:value-type="string" office:string-value="72.5 x 2" calcext:value-type="string">
            <text:p>72.5 x 2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1]=4; [.E201]=3); [.B201]+1; [.B201])" office:value-type="float" office:value="17" calcext:value-type="float">
            <text:p>17</text:p>
          </table:table-cell>
          <table:table-cell table:formula="of:=IF([.E201]=3; IF([.C201] = 4; 1; [.C201]+1); [.C201])" office:value-type="float" office:value="3" calcext:value-type="float">
            <text:p>3</text:p>
          </table:table-cell>
          <table:table-cell table:style-name="ce12" table:formula="of:=[.D199]+7" office:value-type="date" office:date-value="2016-10-08" calcext:value-type="date">
            <text:p>8 Oct 16</text:p>
          </table:table-cell>
          <table:table-cell table:style-name="ce17" table:formula="of:=IF([.E201]=3; 1; [.E201]+1)" office:value-type="float" office:value="1" calcext:value-type="float">
            <text:p>1</text:p>
          </table:table-cell>
          <table:table-cell table:style-name="ce22" table:formula="of:=IF(OR([.$E202]=1;[.$E202]=3);CONCATENATE(TEXT(ROUND(VLOOKUP([.$B202];Dated1RM; [.F$2]+1)*VLOOKUP([.$C202];PercentageAndReps;3)/2.5)*2.5; &quot;0.0&quot;);  &quot; x &quot;; TEXT(VLOOKUP([.$C202];PercentageAndReps;4); &quot;0&quot;));&quot;&quot;)" office:value-type="string" office:string-value="115.0 x 5" calcext:value-type="string">
            <text:p>115.0 x 5</text:p>
          </table:table-cell>
          <table:table-cell table:style-name="ce27" table:formula="of:=IF(OR([.$E202]=1;[.$E202]=3);CONCATENATE(TEXT(ROUND(VLOOKUP([.$B202];Dated1RM; [.G$2]+1)*VLOOKUP([.$C202];PercentageAndReps;3)/2.5)*2.5; &quot;0.0&quot;);  &quot; x &quot;; TEXT(VLOOKUP([.$C202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202]=2;CONCATENATE(TEXT(ROUND(VLOOKUP([.$B202];Dated1RM; [.H$2]+1)*VLOOKUP([.$C202];PercentageAndReps;3)/2.5)*2.5; &quot;0.0&quot;);  &quot; x &quot;; TEXT(VLOOKUP([.$C202];PercentageAndReps;4); &quot;0&quot;));&quot;&quot;)">
            <text:p/>
          </table:table-cell>
          <table:table-cell table:style-name="ce27" table:formula="of:=IF(OR([.$E202]=1;[.$E202]=2);CONCATENATE(TEXT(ROUND(VLOOKUP([.$B202];Dated1RM; [.I$2]+1)*VLOOKUP([.$C202];PercentageAndReps;3)/2.5)*2.5; &quot;0.0&quot;);  &quot; x &quot;; TEXT(VLOOKUP([.$C202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OR([.$E202]=2;[.$E202]=3);CONCATENATE(TEXT(ROUND(VLOOKUP([.$B202];Dated1RM; [.J$2]+1)*VLOOKUP([.$C202];PercentageAndReps;3)/2.5)*2.5; &quot;0.0&quot;);  &quot; x &quot;; TEXT(VLOOKUP([.$C202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2]=4; [.E202]=3); [.B202]+1; [.B202])" office:value-type="float" office:value="17" calcext:value-type="float">
            <text:p>17</text:p>
          </table:table-cell>
          <table:table-cell table:formula="of:=IF([.E202]=3; IF([.C202] = 4; 1; [.C202]+1); [.C202])" office:value-type="float" office:value="3" calcext:value-type="float">
            <text:p>3</text:p>
          </table:table-cell>
          <table:table-cell table:style-name="ce12"/>
          <table:table-cell table:style-name="ce17" table:formula="of:=IF([.E202]=3; 1; [.E202]+1)" office:value-type="float" office:value="2" calcext:value-type="float">
            <text:p>2</text:p>
          </table:table-cell>
          <table:table-cell table:style-name="ce22" table:formula="of:=IF(OR([.$E203]=1;[.$E203]=3);CONCATENATE(TEXT(ROUND(VLOOKUP([.$B203];Dated1RM; [.F$2]+1)*VLOOKUP([.$C203];PercentageAndReps;3)/2.5)*2.5; &quot;0.0&quot;);  &quot; x &quot;; TEXT(VLOOKUP([.$C203];PercentageAndReps;4); &quot;0&quot;));&quot;&quot;)">
            <text:p/>
          </table:table-cell>
          <table:table-cell table:style-name="ce27" table:formula="of:=IF(OR([.$E203]=1;[.$E203]=3);CONCATENATE(TEXT(ROUND(VLOOKUP([.$B203];Dated1RM; [.G$2]+1)*VLOOKUP([.$C203];PercentageAndReps;3)/2.5)*2.5; &quot;0.0&quot;);  &quot; x &quot;; TEXT(VLOOKUP([.$C203];PercentageAndReps;4); &quot;0&quot;));&quot;&quot;)">
            <text:p/>
          </table:table-cell>
          <table:table-cell table:style-name="ce27" table:formula="of:=IF([.$E203]=2;CONCATENATE(TEXT(ROUND(VLOOKUP([.$B203];Dated1RM; [.H$2]+1)*VLOOKUP([.$C203];PercentageAndReps;3)/2.5)*2.5; &quot;0.0&quot;);  &quot; x &quot;; TEXT(VLOOKUP([.$C203];PercentageAndReps;4); &quot;0&quot;));&quot;&quot;)" office:value-type="string" office:string-value="130.0 x 5" calcext:value-type="string">
            <text:p>130.0 x 5</text:p>
          </table:table-cell>
          <table:table-cell table:style-name="ce27" table:formula="of:=IF(OR([.$E203]=1;[.$E203]=2);CONCATENATE(TEXT(ROUND(VLOOKUP([.$B203];Dated1RM; [.I$2]+1)*VLOOKUP([.$C203];PercentageAndReps;3)/2.5)*2.5; &quot;0.0&quot;);  &quot; x &quot;; TEXT(VLOOKUP([.$C203];PercentageAndReps;4); &quot;0&quot;));&quot;&quot;)" office:value-type="string" office:string-value="65.0 x 5" calcext:value-type="string">
            <text:p>65.0 x 5</text:p>
          </table:table-cell>
          <table:table-cell table:style-name="ce27" table:formula="of:=IF(OR([.$E203]=2;[.$E203]=3);CONCATENATE(TEXT(ROUND(VLOOKUP([.$B203];Dated1RM; [.J$2]+1)*VLOOKUP([.$C203];PercentageAndReps;3)/2.5)*2.5; &quot;0.0&quot;);  &quot; x &quot;; TEXT(VLOOKUP([.$C203];PercentageAndReps;4); &quot;0&quot;));&quot;&quot;)" office:value-type="string" office:string-value="52.5 x 5" calcext:value-type="string">
            <text:p>52.5 x 5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3]=4; [.E203]=3); [.B203]+1; [.B203])" office:value-type="float" office:value="17" calcext:value-type="float">
            <text:p>17</text:p>
          </table:table-cell>
          <table:table-cell table:formula="of:=IF([.E203]=3; IF([.C203] = 4; 1; [.C203]+1); [.C203])" office:value-type="float" office:value="3" calcext:value-type="float">
            <text:p>3</text:p>
          </table:table-cell>
          <table:table-cell table:style-name="ce12"/>
          <table:table-cell table:style-name="ce17" table:formula="of:=IF([.E203]=3; 1; [.E203]+1)" office:value-type="float" office:value="3" calcext:value-type="float">
            <text:p>3</text:p>
          </table:table-cell>
          <table:table-cell table:style-name="ce22" table:formula="of:=IF(OR([.$E204]=1;[.$E204]=3);CONCATENATE(TEXT(ROUND(VLOOKUP([.$B204];Dated1RM; [.F$2]+1)*VLOOKUP([.$C204];PercentageAndReps;3)/2.5)*2.5; &quot;0.0&quot;);  &quot; x &quot;; TEXT(VLOOKUP([.$C204];PercentageAndReps;4); &quot;0&quot;));&quot;&quot;)" office:value-type="string" office:string-value="115.0 x 5" calcext:value-type="string">
            <text:p>115.0 x 5</text:p>
          </table:table-cell>
          <table:table-cell table:style-name="ce27" table:formula="of:=IF(OR([.$E204]=1;[.$E204]=3);CONCATENATE(TEXT(ROUND(VLOOKUP([.$B204];Dated1RM; [.G$2]+1)*VLOOKUP([.$C204];PercentageAndReps;3)/2.5)*2.5; &quot;0.0&quot;);  &quot; x &quot;; TEXT(VLOOKUP([.$C204];PercentageAndReps;4); &quot;0&quot;));&quot;&quot;)" office:value-type="string" office:string-value="82.5 x 5" calcext:value-type="string">
            <text:p>82.5 x 5</text:p>
          </table:table-cell>
          <table:table-cell table:style-name="ce27" table:formula="of:=IF([.$E204]=2;CONCATENATE(TEXT(ROUND(VLOOKUP([.$B204];Dated1RM; [.H$2]+1)*VLOOKUP([.$C204];PercentageAndReps;3)/2.5)*2.5; &quot;0.0&quot;);  &quot; x &quot;; TEXT(VLOOKUP([.$C204];PercentageAndReps;4); &quot;0&quot;));&quot;&quot;)">
            <text:p/>
          </table:table-cell>
          <table:table-cell table:style-name="ce27" table:formula="of:=IF(OR([.$E204]=1;[.$E204]=2);CONCATENATE(TEXT(ROUND(VLOOKUP([.$B204];Dated1RM; [.I$2]+1)*VLOOKUP([.$C204];PercentageAndReps;3)/2.5)*2.5; &quot;0.0&quot;);  &quot; x &quot;; TEXT(VLOOKUP([.$C204];PercentageAndReps;4); &quot;0&quot;));&quot;&quot;)">
            <text:p/>
          </table:table-cell>
          <table:table-cell table:style-name="ce27" table:formula="of:=IF(OR([.$E204]=2;[.$E204]=3);CONCATENATE(TEXT(ROUND(VLOOKUP([.$B204];Dated1RM; [.J$2]+1)*VLOOKUP([.$C204];PercentageAndReps;3)/2.5)*2.5; &quot;0.0&quot;);  &quot; x &quot;; TEXT(VLOOKUP([.$C204];PercentageAndReps;4); &quot;0&quot;));&quot;&quot;)" office:value-type="string" office:string-value="52.5 x 5" calcext:value-type="string">
            <text:p>52.5 x 5</text:p>
          </table:table-cell>
          <table:table-cell table:style-name="ce34" office:value-type="string" calcext:value-type="string">
            <text:p>K, S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4]=4; [.E204]=3); [.B204]+1; [.B204])" office:value-type="float" office:value="17" calcext:value-type="float">
            <text:p>17</text:p>
          </table:table-cell>
          <table:table-cell table:formula="of:=IF([.E204]=3; IF([.C204] = 4; 1; [.C204]+1); [.C204])" office:value-type="float" office:value="4" calcext:value-type="float">
            <text:p>4</text:p>
          </table:table-cell>
          <table:table-cell table:style-name="ce12" table:formula="of:=[.D202]+7" office:value-type="date" office:date-value="2016-10-15" calcext:value-type="date">
            <text:p>15 Oct 16</text:p>
          </table:table-cell>
          <table:table-cell table:style-name="ce17" table:formula="of:=IF([.E204]=3; 1; [.E204]+1)" office:value-type="float" office:value="1" calcext:value-type="float">
            <text:p>1</text:p>
          </table:table-cell>
          <table:table-cell table:style-name="ce22" table:formula="of:=IF(OR([.$E205]=1;[.$E205]=3);CONCATENATE(TEXT(ROUND(VLOOKUP([.$B205];Dated1RM; [.F$2]+1)*VLOOKUP([.$C205];PercentageAndReps;3)/2.5)*2.5; &quot;0.0&quot;);  &quot; x &quot;; TEXT(VLOOKUP([.$C205];PercentageAndReps;4); &quot;0&quot;));&quot;&quot;)" office:value-type="string" office:string-value="157.5 x 2" calcext:value-type="string">
            <text:p>157.5 x 2</text:p>
          </table:table-cell>
          <table:table-cell table:style-name="ce27" table:formula="of:=IF(OR([.$E205]=1;[.$E205]=3);CONCATENATE(TEXT(ROUND(VLOOKUP([.$B205];Dated1RM; [.G$2]+1)*VLOOKUP([.$C205];PercentageAndReps;3)/2.5)*2.5; &quot;0.0&quot;);  &quot; x &quot;; TEXT(VLOOKUP([.$C205];PercentageAndReps;4); &quot;0&quot;));&quot;&quot;)" office:value-type="string" office:string-value="112.5 x 2" calcext:value-type="string">
            <text:p>112.5 x 2</text:p>
          </table:table-cell>
          <table:table-cell table:style-name="ce27" table:formula="of:=IF([.$E205]=2;CONCATENATE(TEXT(ROUND(VLOOKUP([.$B205];Dated1RM; [.H$2]+1)*VLOOKUP([.$C205];PercentageAndReps;3)/2.5)*2.5; &quot;0.0&quot;);  &quot; x &quot;; TEXT(VLOOKUP([.$C205];PercentageAndReps;4); &quot;0&quot;));&quot;&quot;)">
            <text:p/>
          </table:table-cell>
          <table:table-cell table:style-name="ce27" table:formula="of:=IF(OR([.$E205]=1;[.$E205]=2);CONCATENATE(TEXT(ROUND(VLOOKUP([.$B205];Dated1RM; [.I$2]+1)*VLOOKUP([.$C205];PercentageAndReps;3)/2.5)*2.5; &quot;0.0&quot;);  &quot; x &quot;; TEXT(VLOOKUP([.$C205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OR([.$E205]=2;[.$E205]=3);CONCATENATE(TEXT(ROUND(VLOOKUP([.$B205];Dated1RM; [.J$2]+1)*VLOOKUP([.$C205];PercentageAndReps;3)/2.5)*2.5; &quot;0.0&quot;);  &quot; x &quot;; TEXT(VLOOKUP([.$C205];PercentageAndReps;4); &quot;0&quot;));&quot;&quot;)">
            <text:p/>
          </table:table-cell>
          <table:table-cell table:style-name="ce34" office:value-type="string" calcext:value-type="string">
            <text:p>S, G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IF(AND([.C205]=4; [.E205]=3); [.B205]+1; [.B205])" office:value-type="float" office:value="17" calcext:value-type="float">
            <text:p>17</text:p>
          </table:table-cell>
          <table:table-cell table:formula="of:=IF([.E205]=3; IF([.C205] = 4; 1; [.C205]+1); [.C205])" office:value-type="float" office:value="4" calcext:value-type="float">
            <text:p>4</text:p>
          </table:table-cell>
          <table:table-cell table:style-name="ce12"/>
          <table:table-cell table:style-name="ce17" table:formula="of:=IF([.E205]=3; 1; [.E205]+1)" office:value-type="float" office:value="2" calcext:value-type="float">
            <text:p>2</text:p>
          </table:table-cell>
          <table:table-cell table:style-name="ce22" table:formula="of:=IF(OR([.$E206]=1;[.$E206]=3);CONCATENATE(TEXT(ROUND(VLOOKUP([.$B206];Dated1RM; [.F$2]+1)*VLOOKUP([.$C206];PercentageAndReps;3)/2.5)*2.5; &quot;0.0&quot;);  &quot; x &quot;; TEXT(VLOOKUP([.$C206];PercentageAndReps;4); &quot;0&quot;));&quot;&quot;)">
            <text:p/>
          </table:table-cell>
          <table:table-cell table:style-name="ce27" table:formula="of:=IF(OR([.$E206]=1;[.$E206]=3);CONCATENATE(TEXT(ROUND(VLOOKUP([.$B206];Dated1RM; [.G$2]+1)*VLOOKUP([.$C206];PercentageAndReps;3)/2.5)*2.5; &quot;0.0&quot;);  &quot; x &quot;; TEXT(VLOOKUP([.$C206];PercentageAndReps;4); &quot;0&quot;));&quot;&quot;)">
            <text:p/>
          </table:table-cell>
          <table:table-cell table:style-name="ce27" table:formula="of:=IF([.$E206]=2;CONCATENATE(TEXT(ROUND(VLOOKUP([.$B206];Dated1RM; [.H$2]+1)*VLOOKUP([.$C206];PercentageAndReps;3)/2.5)*2.5; &quot;0.0&quot;);  &quot; x &quot;; TEXT(VLOOKUP([.$C206];PercentageAndReps;4); &quot;0&quot;));&quot;&quot;)" office:value-type="string" office:string-value="180.0 x 2" calcext:value-type="string">
            <text:p>180.0 x 2</text:p>
          </table:table-cell>
          <table:table-cell table:style-name="ce27" table:formula="of:=IF(OR([.$E206]=1;[.$E206]=2);CONCATENATE(TEXT(ROUND(VLOOKUP([.$B206];Dated1RM; [.I$2]+1)*VLOOKUP([.$C206];PercentageAndReps;3)/2.5)*2.5; &quot;0.0&quot;);  &quot; x &quot;; TEXT(VLOOKUP([.$C206];PercentageAndReps;4); &quot;0&quot;));&quot;&quot;)" office:value-type="string" office:string-value="90.0 x 2" calcext:value-type="string">
            <text:p>90.0 x 2</text:p>
          </table:table-cell>
          <table:table-cell table:style-name="ce27" table:formula="of:=IF(OR([.$E206]=2;[.$E206]=3);CONCATENATE(TEXT(ROUND(VLOOKUP([.$B206];Dated1RM; [.J$2]+1)*VLOOKUP([.$C206];PercentageAndReps;3)/2.5)*2.5; &quot;0.0&quot;);  &quot; x &quot;; TEXT(VLOOKUP([.$C206];PercentageAndReps;4); &quot;0&quot;));&quot;&quot;)" office:value-type="string" office:string-value="72.5 x 2" calcext:value-type="string">
            <text:p>72.5 x 2</text:p>
          </table:table-cell>
          <table:table-cell table:style-name="ce34" office:value-type="string" calcext:value-type="string">
            <text:p>K, G</text:p>
          </table:table-cell>
          <table:table-cell table:number-columns-repeated="1013"/>
        </table:table-row>
        <table:table-row table:style-name="ro1">
          <table:table-cell/>
          <table:table-cell table:style-name="ce5" table:formula="of:=IF(AND([.C206]=4; [.E206]=3); [.B206]+1; [.B206])" office:value-type="float" office:value="17" calcext:value-type="float">
            <text:p>17</text:p>
          </table:table-cell>
          <table:table-cell table:style-name="ce8" table:formula="of:=IF([.E206]=3; IF([.C206] = 4; 1; [.C206]+1); [.C206])" office:value-type="float" office:value="4" calcext:value-type="float">
            <text:p>4</text:p>
          </table:table-cell>
          <table:table-cell table:style-name="ce13"/>
          <table:table-cell table:style-name="ce18" table:formula="of:=IF([.E206]=3; 1; [.E206]+1)" office:value-type="float" office:value="3" calcext:value-type="float">
            <text:p>3</text:p>
          </table:table-cell>
          <table:table-cell table:style-name="ce23" table:formula="of:=IF(OR([.$E207]=1;[.$E207]=3);CONCATENATE(TEXT(ROUND(VLOOKUP([.$B207];Dated1RM; [.F$2]+1)*VLOOKUP([.$C207];PercentageAndReps;3)/2.5)*2.5; &quot;0.0&quot;);  &quot; x &quot;; TEXT(VLOOKUP([.$C207];PercentageAndReps;4); &quot;0&quot;));&quot;&quot;)" office:value-type="string" office:string-value="157.5 x 2" calcext:value-type="string">
            <text:p>157.5 x 2</text:p>
          </table:table-cell>
          <table:table-cell table:style-name="ce28" table:formula="of:=IF(OR([.$E207]=1;[.$E207]=3);CONCATENATE(TEXT(ROUND(VLOOKUP([.$B207];Dated1RM; [.G$2]+1)*VLOOKUP([.$C207];PercentageAndReps;3)/2.5)*2.5; &quot;0.0&quot;);  &quot; x &quot;; TEXT(VLOOKUP([.$C207];PercentageAndReps;4); &quot;0&quot;));&quot;&quot;)" office:value-type="string" office:string-value="112.5 x 2" calcext:value-type="string">
            <text:p>112.5 x 2</text:p>
          </table:table-cell>
          <table:table-cell table:style-name="ce28" table:formula="of:=IF([.$E207]=2;CONCATENATE(TEXT(ROUND(VLOOKUP([.$B207];Dated1RM; [.H$2]+1)*VLOOKUP([.$C207];PercentageAndReps;3)/2.5)*2.5; &quot;0.0&quot;);  &quot; x &quot;; TEXT(VLOOKUP([.$C207];PercentageAndReps;4); &quot;0&quot;));&quot;&quot;)">
            <text:p/>
          </table:table-cell>
          <table:table-cell table:style-name="ce28" table:formula="of:=IF(OR([.$E207]=1;[.$E207]=2);CONCATENATE(TEXT(ROUND(VLOOKUP([.$B207];Dated1RM; [.I$2]+1)*VLOOKUP([.$C207];PercentageAndReps;3)/2.5)*2.5; &quot;0.0&quot;);  &quot; x &quot;; TEXT(VLOOKUP([.$C207];PercentageAndReps;4); &quot;0&quot;));&quot;&quot;)">
            <text:p/>
          </table:table-cell>
          <table:table-cell table:style-name="ce28" table:formula="of:=IF(OR([.$E207]=2;[.$E207]=3);CONCATENATE(TEXT(ROUND(VLOOKUP([.$B207];Dated1RM; [.J$2]+1)*VLOOKUP([.$C207];PercentageAndReps;3)/2.5)*2.5; &quot;0.0&quot;);  &quot; x &quot;; TEXT(VLOOKUP([.$C207];PercentageAndReps;4); &quot;0&quot;));&quot;&quot;)" office:value-type="string" office:string-value="72.5 x 2" calcext:value-type="string">
            <text:p>72.5 x 2</text:p>
          </table:table-cell>
          <table:table-cell table:style-name="ce35" office:value-type="string" calcext:value-type="string">
            <text:p>K, S</text:p>
          </table:table-cell>
          <table:table-cell table:number-columns-repeated="1013"/>
        </table:table-row>
        <table:table-row table:style-name="ro1" table:number-rows-repeated="28">
          <table:table-cell table:number-columns-repeated="1024"/>
        </table:table-row>
        <table:table-row table:style-name="ro1" table:number-rows-repeated="12">
          <table:table-cell table:number-columns-repeated="6"/>
          <table:table-cell table:style-name="ce31" table:number-columns-repeated="5"/>
          <table:table-cell table:number-columns-repeated="1013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ated1RM" table:base-cell-address="$Sheet1.$G$28" table:cell-range-address="$Sheet1.$N$19:.$S$35"/>
        <table:named-range table:name="PercentageAndReps" table:base-cell-address="$Sheet1.$K$36" table:cell-range-address="$Sheet1.$M$13:.$P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month number:textual="true"/>
      <number:text> </number:text>
      <number:year/>
    </number:date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8:13:22.811134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07-10T12:30:47.072924891</meta:creation-date>
    <dc:date>2015-07-15T13:32:08.160682806</dc:date>
    <dc:creator>alex </dc:creator>
    <meta:editing-duration>P2DT7H28M59S</meta:editing-duration>
    <meta:editing-cycles>25</meta:editing-cycles>
    <meta:generator>LibreOffice/4.2.8.2$Linux_X86_64 LibreOffice_project/420m0$Build-2</meta:generator>
    <meta:document-statistic meta:table-count="1" meta:cell-count="2087" meta:object-count="0"/>
  </office:meta>
</office:document-meta>
</file>